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0"/>
          <table:table-cell>
            <draw:frame table:end-cell-address="Sheet1.AB23" table:end-x="1.87cm" table:end-y="0.053cm" draw:z-index="0" draw:style-name="gr1" svg:width="17.652cm" svg:height="10.132cm" svg:x="0.025cm" svg:y="0.475cm">
              <draw:object draw:notify-on-update-of-ranges="Sheet1.F4:Sheet1.F4 Sheet1.F5:Sheet1.F21 Sheet1.E5:Sheet1.E21 Sheet1.G4:Sheet1.G4 Sheet1.G5:Sheet1.G21 Sheet1.E5:Sheet1.E21 Sheet1.H4:Sheet1.H4 Sheet1.H5:Sheet1.H21 Sheet1.E5:Sheet1.E21 Sheet1.I4:Sheet1.I4 Sheet1.I5:Sheet1.I21 Sheet1.E5:Sheet1.E21 Sheet1.J4:Sheet1.J4 Sheet1.J5:Sheet1.J21 Sheet1.E5:Sheet1.E21 Sheet1.K4:Sheet1.K4 Sheet1.K5:Sheet1.K21 Sheet1.E5:Sheet1.E21 Sheet1.L4:Sheet1.L4 Sheet1.L5:Sheet1.L21 Sheet1.E5:Sheet1.E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>
            <text:p>error percentag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78">
            <text:p>31.78</text:p>
          </table:table-cell>
          <table:table-cell office:value-type="float" office:value="30.2">
            <text:p>30.2</text:p>
          </table:table-cell>
          <table:table-cell office:value-type="float" office:value="30.91">
            <text:p>30.91</text:p>
          </table:table-cell>
          <table:table-cell office:value-type="float" office:value="32.64">
            <text:p>32.64</text:p>
          </table:table-cell>
          <table:table-cell office:value-type="float" office:value="30.14">
            <text:p>30.14</text:p>
          </table:table-cell>
          <table:table-cell office:value-type="float" office:value="32.73">
            <text:p>32.73</text:p>
          </table:table-cell>
          <table:table-cell office:value-type="float" office:value="31.5">
            <text:p>31.5</text:p>
          </table:table-cell>
          <table:table-cell/>
          <table:table-cell table:formula="oooc:=ABS(([.F6]-[.E6])*100/[.E6])" office:value-type="float" office:value="0.888888888888892">
            <text:p>0.89</text:p>
          </table:table-cell>
          <table:table-cell table:formula="oooc:=ABS(([.G6]-[.E6])*100/[.E6])" office:value-type="float" office:value="4.12698412698413">
            <text:p>4.13</text:p>
          </table:table-cell>
          <table:table-cell table:formula="oooc:=ABS(([.H6]-[.E6])*100/[.E6])" office:value-type="float" office:value="1.87301587301587">
            <text:p>1.87</text:p>
          </table:table-cell>
          <table:table-cell table:formula="oooc:=ABS(([.I6]-[.E6])*100/[.E6])" office:value-type="float" office:value="3.61904761904762">
            <text:p>3.62</text:p>
          </table:table-cell>
          <table:table-cell table:formula="oooc:=ABS(([.J6]-[.E6])*100/[.E6])" office:value-type="float" office:value="4.31746031746032">
            <text:p>4.32</text:p>
          </table:table-cell>
          <table:table-cell table:formula="oooc:=ABS(([.K6]-[.E6])*100/[.E6])" office:value-type="float" office:value="3.90476190476189">
            <text:p>3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1">
            <text:p>38.11</text:p>
          </table:table-cell>
          <table:table-cell office:value-type="float" office:value="39.83">
            <text:p>39.83</text:p>
          </table:table-cell>
          <table:table-cell office:value-type="float" office:value="37.36">
            <text:p>37.36</text:p>
          </table:table-cell>
          <table:table-cell office:value-type="float" office:value="39.3">
            <text:p>39.3</text:p>
          </table:table-cell>
          <table:table-cell office:value-type="float" office:value="37.94">
            <text:p>37.94</text:p>
          </table:table-cell>
          <table:table-cell office:value-type="float" office:value="39.37">
            <text:p>39.37</text:p>
          </table:table-cell>
          <table:table-cell office:value-type="float" office:value="36.9">
            <text:p>36.9</text:p>
          </table:table-cell>
          <table:table-cell/>
          <table:table-cell table:formula="oooc:=ABS(([.F7]-[.E7])*100/[.E7])" office:value-type="float" office:value="3.27913279132792">
            <text:p>3.28</text:p>
          </table:table-cell>
          <table:table-cell table:formula="oooc:=ABS(([.G7]-[.E7])*100/[.E7])" office:value-type="float" office:value="7.94037940379404">
            <text:p>7.94</text:p>
          </table:table-cell>
          <table:table-cell table:formula="oooc:=ABS(([.H7]-[.E7])*100/[.E7])" office:value-type="float" office:value="1.24661246612466">
            <text:p>1.25</text:p>
          </table:table-cell>
          <table:table-cell table:formula="oooc:=ABS(([.I7]-[.E7])*100/[.E7])" office:value-type="float" office:value="6.5040650406504">
            <text:p>6.5</text:p>
          </table:table-cell>
          <table:table-cell table:formula="oooc:=ABS(([.J7]-[.E7])*100/[.E7])" office:value-type="float" office:value="2.81842818428184">
            <text:p>2.82</text:p>
          </table:table-cell>
          <table:table-cell table:formula="oooc:=ABS(([.K7]-[.E7])*100/[.E7])" office:value-type="float" office:value="6.69376693766937">
            <text:p>6.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6">
            <text:p>44.56</text:p>
          </table:table-cell>
          <table:table-cell office:value-type="float" office:value="46.5">
            <text:p>46.5</text:p>
          </table:table-cell>
          <table:table-cell office:value-type="float" office:value="47.65">
            <text:p>47.65</text:p>
          </table:table-cell>
          <table:table-cell office:value-type="float" office:value="37.88">
            <text:p>37.88</text:p>
          </table:table-cell>
          <table:table-cell office:value-type="float" office:value="47.73">
            <text:p>47.73</text:p>
          </table:table-cell>
          <table:table-cell office:value-type="float" office:value="45.87">
            <text:p>45.87</text:p>
          </table:table-cell>
          <table:table-cell office:value-type="float" office:value="36.3">
            <text:p>36.3</text:p>
          </table:table-cell>
          <table:table-cell/>
          <table:table-cell table:formula="oooc:=ABS(([.F8]-[.E8])*100/[.E8])" office:value-type="float" office:value="22.7548209366391">
            <text:p>22.75</text:p>
          </table:table-cell>
          <table:table-cell table:formula="oooc:=ABS(([.G8]-[.E8])*100/[.E8])" office:value-type="float" office:value="28.099173553719">
            <text:p>28.1</text:p>
          </table:table-cell>
          <table:table-cell table:formula="oooc:=ABS(([.H8]-[.E8])*100/[.E8])" office:value-type="float" office:value="31.267217630854">
            <text:p>31.27</text:p>
          </table:table-cell>
          <table:table-cell table:formula="oooc:=ABS(([.I8]-[.E8])*100/[.E8])" office:value-type="float" office:value="4.35261707988982">
            <text:p>4.35</text:p>
          </table:table-cell>
          <table:table-cell table:formula="oooc:=ABS(([.J8]-[.E8])*100/[.E8])" office:value-type="float" office:value="31.4876033057851">
            <text:p>31.49</text:p>
          </table:table-cell>
          <table:table-cell table:formula="oooc:=ABS(([.K8]-[.E8])*100/[.E8])" office:value-type="float" office:value="26.3636363636364">
            <text:p>26.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1">
            <text:p>67.21</text:p>
          </table:table-cell>
          <table:table-cell office:value-type="float" office:value="70.62">
            <text:p>70.62</text:p>
          </table:table-cell>
          <table:table-cell office:value-type="float" office:value="68.32">
            <text:p>68.32</text:p>
          </table:table-cell>
          <table:table-cell office:value-type="float" office:value="69.46">
            <text:p>69.46</text:p>
          </table:table-cell>
          <table:table-cell office:value-type="float" office:value="68.62">
            <text:p>68.62</text:p>
          </table:table-cell>
          <table:table-cell office:value-type="float" office:value="68.35">
            <text:p>68.35</text:p>
          </table:table-cell>
          <table:table-cell office:value-type="float" office:value="67.6">
            <text:p>67.6</text:p>
          </table:table-cell>
          <table:table-cell/>
          <table:table-cell table:formula="oooc:=ABS(([.F9]-[.E9])*100/[.E9])" office:value-type="float" office:value="0.576923076923078">
            <text:p>0.58</text:p>
          </table:table-cell>
          <table:table-cell table:formula="oooc:=ABS(([.G9]-[.E9])*100/[.E9])" office:value-type="float" office:value="4.46745562130179">
            <text:p>4.47</text:p>
          </table:table-cell>
          <table:table-cell table:formula="oooc:=ABS(([.H9]-[.E9])*100/[.E9])" office:value-type="float" office:value="1.06508875739645">
            <text:p>1.07</text:p>
          </table:table-cell>
          <table:table-cell table:formula="oooc:=ABS(([.I9]-[.E9])*100/[.E9])" office:value-type="float" office:value="2.75147928994083">
            <text:p>2.75</text:p>
          </table:table-cell>
          <table:table-cell table:formula="oooc:=ABS(([.J9]-[.E9])*100/[.E9])" office:value-type="float" office:value="1.50887573964499">
            <text:p>1.51</text:p>
          </table:table-cell>
          <table:table-cell table:formula="oooc:=ABS(([.K9]-[.E9])*100/[.E9])" office:value-type="float" office:value="1.1094674556213">
            <text:p>1.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">
            <text:p>47.4</text:p>
          </table:table-cell>
          <table:table-cell office:value-type="float" office:value="46.29">
            <text:p>46.29</text:p>
          </table:table-cell>
          <table:table-cell office:value-type="float" office:value="47.01">
            <text:p>47.01</text:p>
          </table:table-cell>
          <table:table-cell office:value-type="float" office:value="48.25">
            <text:p>48.25</text:p>
          </table:table-cell>
          <table:table-cell office:value-type="float" office:value="47.73">
            <text:p>47.73</text:p>
          </table:table-cell>
          <table:table-cell office:value-type="float" office:value="47.53">
            <text:p>47.53</text:p>
          </table:table-cell>
          <table:table-cell office:value-type="float" office:value="47.3">
            <text:p>47.3</text:p>
          </table:table-cell>
          <table:table-cell/>
          <table:table-cell table:formula="oooc:=ABS(([.F10]-[.E10])*100/[.E10])" office:value-type="float" office:value="0.211416490486261">
            <text:p>0.21</text:p>
          </table:table-cell>
          <table:table-cell table:formula="oooc:=ABS(([.G10]-[.E10])*100/[.E10])" office:value-type="float" office:value="2.1353065539112">
            <text:p>2.14</text:p>
          </table:table-cell>
          <table:table-cell table:formula="oooc:=ABS(([.H10]-[.E10])*100/[.E10])" office:value-type="float" office:value="0.613107822410146">
            <text:p>0.61</text:p>
          </table:table-cell>
          <table:table-cell table:formula="oooc:=ABS(([.I10]-[.E10])*100/[.E10])" office:value-type="float" office:value="2.00845665961946">
            <text:p>2.01</text:p>
          </table:table-cell>
          <table:table-cell table:formula="oooc:=ABS(([.J10]-[.E10])*100/[.E10])" office:value-type="float" office:value="0.909090909090908">
            <text:p>0.91</text:p>
          </table:table-cell>
          <table:table-cell table:formula="oooc:=ABS(([.K10]-[.E10])*100/[.E10])" office:value-type="float" office:value="0.486257928118402">
            <text:p>0.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">
            <text:p>63.6</text:p>
          </table:table-cell>
          <table:table-cell office:value-type="float" office:value="66.16">
            <text:p>66.16</text:p>
          </table:table-cell>
          <table:table-cell office:value-type="float" office:value="64.74">
            <text:p>64.74</text:p>
          </table:table-cell>
          <table:table-cell office:value-type="float" office:value="64.94">
            <text:p>64.94</text:p>
          </table:table-cell>
          <table:table-cell office:value-type="float" office:value="64.15">
            <text:p>64.15</text:p>
          </table:table-cell>
          <table:table-cell office:value-type="float" office:value="64.48">
            <text:p>64.48</text:p>
          </table:table-cell>
          <table:table-cell office:value-type="float" office:value="63.5">
            <text:p>63.5</text:p>
          </table:table-cell>
          <table:table-cell/>
          <table:table-cell table:formula="oooc:=ABS(([.F11]-[.E11])*100/[.E11])" office:value-type="float" office:value="0.157480314960632">
            <text:p>0.16</text:p>
          </table:table-cell>
          <table:table-cell table:formula="oooc:=ABS(([.G11]-[.E11])*100/[.E11])" office:value-type="float" office:value="4.18897637795275">
            <text:p>4.19</text:p>
          </table:table-cell>
          <table:table-cell table:formula="oooc:=ABS(([.H11]-[.E11])*100/[.E11])" office:value-type="float" office:value="1.9527559055118">
            <text:p>1.95</text:p>
          </table:table-cell>
          <table:table-cell table:formula="oooc:=ABS(([.I11]-[.E11])*100/[.E11])" office:value-type="float" office:value="2.26771653543307">
            <text:p>2.27</text:p>
          </table:table-cell>
          <table:table-cell table:formula="oooc:=ABS(([.J11]-[.E11])*100/[.E11])" office:value-type="float" office:value="1.0236220472441">
            <text:p>1.02</text:p>
          </table:table-cell>
          <table:table-cell table:formula="oooc:=ABS(([.K11]-[.E11])*100/[.E11])" office:value-type="float" office:value="1.54330708661418">
            <text:p>1.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4">
            <text:p>43.04</text:p>
          </table:table-cell>
          <table:table-cell office:value-type="float" office:value="47.3">
            <text:p>47.3</text:p>
          </table:table-cell>
          <table:table-cell office:value-type="float" office:value="42.4">
            <text:p>42.4</text:p>
          </table:table-cell>
          <table:table-cell office:value-type="float" office:value="44.4">
            <text:p>44.4</text:p>
          </table:table-cell>
          <table:table-cell office:value-type="float" office:value="43.99">
            <text:p>43.99</text:p>
          </table:table-cell>
          <table:table-cell office:value-type="float" office:value="44.46">
            <text:p>44.46</text:p>
          </table:table-cell>
          <table:table-cell office:value-type="float" office:value="44.2">
            <text:p>44.2</text:p>
          </table:table-cell>
          <table:table-cell/>
          <table:table-cell table:formula="oooc:=ABS(([.F12]-[.E12])*100/[.E12])" office:value-type="float" office:value="2.62443438914028">
            <text:p>2.62</text:p>
          </table:table-cell>
          <table:table-cell table:formula="oooc:=ABS(([.G12]-[.E12])*100/[.E12])" office:value-type="float" office:value="7.01357466063347">
            <text:p>7.01</text:p>
          </table:table-cell>
          <table:table-cell table:formula="oooc:=ABS(([.H12]-[.E12])*100/[.E12])" office:value-type="float" office:value="4.07239819004526">
            <text:p>4.07</text:p>
          </table:table-cell>
          <table:table-cell table:formula="oooc:=ABS(([.I12]-[.E12])*100/[.E12])" office:value-type="float" office:value="0.452488687782796">
            <text:p>0.45</text:p>
          </table:table-cell>
          <table:table-cell table:formula="oooc:=ABS(([.J12]-[.E12])*100/[.E12])" office:value-type="float" office:value="0.475113122171948">
            <text:p>0.48</text:p>
          </table:table-cell>
          <table:table-cell table:formula="oooc:=ABS(([.K12]-[.E12])*100/[.E12])" office:value-type="float" office:value="0.588235294117642">
            <text:p>0.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17">
            <text:p>30.17</text:p>
          </table:table-cell>
          <table:table-cell office:value-type="float" office:value="5.72">
            <text:p>5.72</text:p>
          </table:table-cell>
          <table:table-cell office:value-type="float" office:value="29.75">
            <text:p>29.75</text:p>
          </table:table-cell>
          <table:table-cell office:value-type="float" office:value="31.88">
            <text:p>31.88</text:p>
          </table:table-cell>
          <table:table-cell office:value-type="float" office:value="25.34">
            <text:p>25.34</text:p>
          </table:table-cell>
          <table:table-cell office:value-type="float" office:value="30.37">
            <text:p>30.37</text:p>
          </table:table-cell>
          <table:table-cell office:value-type="float" office:value="33.2">
            <text:p>33.2</text:p>
          </table:table-cell>
          <table:table-cell/>
          <table:table-cell table:formula="oooc:=ABS(([.F13]-[.E13])*100/[.E13])" office:value-type="float" office:value="9.12650602409639">
            <text:p>9.13</text:p>
          </table:table-cell>
          <table:table-cell table:formula="oooc:=ABS(([.G13]-[.E13])*100/[.E13])" office:value-type="float" office:value="82.7710843373494">
            <text:p>82.77</text:p>
          </table:table-cell>
          <table:table-cell table:formula="oooc:=ABS(([.H13]-[.E13])*100/[.E13])" office:value-type="float" office:value="10.3915662650602">
            <text:p>10.39</text:p>
          </table:table-cell>
          <table:table-cell table:formula="oooc:=ABS(([.I13]-[.E13])*100/[.E13])" office:value-type="float" office:value="3.97590361445784">
            <text:p>3.98</text:p>
          </table:table-cell>
          <table:table-cell table:formula="oooc:=ABS(([.J13]-[.E13])*100/[.E13])" office:value-type="float" office:value="23.6746987951807">
            <text:p>23.67</text:p>
          </table:table-cell>
          <table:table-cell table:formula="oooc:=ABS(([.K13]-[.E13])*100/[.E13])" office:value-type="float" office:value="8.52409638554217">
            <text:p>8.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4">
            <text:p>33.14</text:p>
          </table:table-cell>
          <table:table-cell office:value-type="float" office:value="35.43">
            <text:p>35.43</text:p>
          </table:table-cell>
          <table:table-cell office:value-type="float" office:value="31.88">
            <text:p>31.88</text:p>
          </table:table-cell>
          <table:table-cell office:value-type="float" office:value="30.18">
            <text:p>30.18</text:p>
          </table:table-cell>
          <table:table-cell office:value-type="float" office:value="33.56">
            <text:p>33.56</text:p>
          </table:table-cell>
          <table:table-cell office:value-type="float" office:value="34.92">
            <text:p>34.92</text:p>
          </table:table-cell>
          <table:table-cell office:value-type="float" office:value="31.2">
            <text:p>31.2</text:p>
          </table:table-cell>
          <table:table-cell/>
          <table:table-cell table:formula="oooc:=ABS(([.F14]-[.E14])*100/[.E14])" office:value-type="float" office:value="6.21794871794872">
            <text:p>6.22</text:p>
          </table:table-cell>
          <table:table-cell table:formula="oooc:=ABS(([.G14]-[.E14])*100/[.E14])" office:value-type="float" office:value="13.5576923076923">
            <text:p>13.56</text:p>
          </table:table-cell>
          <table:table-cell table:formula="oooc:=ABS(([.H14]-[.E14])*100/[.E14])" office:value-type="float" office:value="2.17948717948718">
            <text:p>2.18</text:p>
          </table:table-cell>
          <table:table-cell table:formula="oooc:=ABS(([.I14]-[.E14])*100/[.E14])" office:value-type="float" office:value="3.26923076923077">
            <text:p>3.27</text:p>
          </table:table-cell>
          <table:table-cell table:formula="oooc:=ABS(([.J14]-[.E14])*100/[.E14])" office:value-type="float" office:value="7.56410256410257">
            <text:p>7.56</text:p>
          </table:table-cell>
          <table:table-cell table:formula="oooc:=ABS(([.K14]-[.E14])*100/[.E14])" office:value-type="float" office:value="11.9230769230769">
            <text:p>11.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7">
            <text:p>59.67</text:p>
          </table:table-cell>
          <table:table-cell office:value-type="float" office:value="64.39">
            <text:p>64.39</text:p>
          </table:table-cell>
          <table:table-cell office:value-type="float" office:value="62.24">
            <text:p>62.24</text:p>
          </table:table-cell>
          <table:table-cell office:value-type="float" office:value="58.02">
            <text:p>58.02</text:p>
          </table:table-cell>
          <table:table-cell office:value-type="float" office:value="64.8">
            <text:p>64.8</text:p>
          </table:table-cell>
          <table:table-cell office:value-type="float" office:value="59.39">
            <text:p>59.39</text:p>
          </table:table-cell>
          <table:table-cell office:value-type="float" office:value="58.8">
            <text:p>58.8</text:p>
          </table:table-cell>
          <table:table-cell/>
          <table:table-cell table:formula="oooc:=ABS(([.F15]-[.E15])*100/[.E15])" office:value-type="float" office:value="1.4795918367347">
            <text:p>1.48</text:p>
          </table:table-cell>
          <table:table-cell table:formula="oooc:=ABS(([.G15]-[.E15])*100/[.E15])" office:value-type="float" office:value="9.50680272108844">
            <text:p>9.51</text:p>
          </table:table-cell>
          <table:table-cell table:formula="oooc:=ABS(([.H15]-[.E15])*100/[.E15])" office:value-type="float" office:value="5.85034013605443">
            <text:p>5.85</text:p>
          </table:table-cell>
          <table:table-cell table:formula="oooc:=ABS(([.I15]-[.E15])*100/[.E15])" office:value-type="float" office:value="1.32653061224489">
            <text:p>1.33</text:p>
          </table:table-cell>
          <table:table-cell table:formula="oooc:=ABS(([.J15]-[.E15])*100/[.E15])" office:value-type="float" office:value="10.2040816326531">
            <text:p>10.2</text:p>
          </table:table-cell>
          <table:table-cell table:formula="oooc:=ABS(([.K15]-[.E15])*100/[.E15])" office:value-type="float" office:value="1.00340136054422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28">
            <text:p>40.28</text:p>
          </table:table-cell>
          <table:table-cell office:value-type="float" office:value="41.01">
            <text:p>41.01</text:p>
          </table:table-cell>
          <table:table-cell office:value-type="float" office:value="41.21">
            <text:p>41.21</text:p>
          </table:table-cell>
          <table:table-cell office:value-type="float" office:value="39.92">
            <text:p>39.92</text:p>
          </table:table-cell>
          <table:table-cell office:value-type="float" office:value="40.95">
            <text:p>40.95</text:p>
          </table:table-cell>
          <table:table-cell office:value-type="float" office:value="41.18">
            <text:p>41.18</text:p>
          </table:table-cell>
          <table:table-cell office:value-type="float" office:value="41.4">
            <text:p>41.4</text:p>
          </table:table-cell>
          <table:table-cell/>
          <table:table-cell table:formula="oooc:=ABS(([.F16]-[.E16])*100/[.E16])" office:value-type="float" office:value="2.70531400966183">
            <text:p>2.71</text:p>
          </table:table-cell>
          <table:table-cell table:formula="oooc:=ABS(([.G16]-[.E16])*100/[.E16])" office:value-type="float" office:value="0.942028985507248">
            <text:p>0.94</text:p>
          </table:table-cell>
          <table:table-cell table:formula="oooc:=ABS(([.H16]-[.E16])*100/[.E16])" office:value-type="float" office:value="0.458937198067627">
            <text:p>0.46</text:p>
          </table:table-cell>
          <table:table-cell table:formula="oooc:=ABS(([.I16]-[.E16])*100/[.E16])" office:value-type="float" office:value="3.57487922705313">
            <text:p>3.57</text:p>
          </table:table-cell>
          <table:table-cell table:formula="oooc:=ABS(([.J16]-[.E16])*100/[.E16])" office:value-type="float" office:value="1.08695652173912">
            <text:p>1.09</text:p>
          </table:table-cell>
          <table:table-cell table:formula="oooc:=ABS(([.K16]-[.E16])*100/[.E16])" office:value-type="float" office:value="0.531400966183572">
            <text:p>0.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24">
            <text:p>48.24</text:p>
          </table:table-cell>
          <table:table-cell office:value-type="float" office:value="42.2">
            <text:p>42.2</text:p>
          </table:table-cell>
          <table:table-cell office:value-type="float" office:value="48.01">
            <text:p>48.01</text:p>
          </table:table-cell>
          <table:table-cell office:value-type="float" office:value="49.39">
            <text:p>49.39</text:p>
          </table:table-cell>
          <table:table-cell office:value-type="float" office:value="46.25">
            <text:p>46.25</text:p>
          </table:table-cell>
          <table:table-cell office:value-type="float" office:value="49.16">
            <text:p>49.16</text:p>
          </table:table-cell>
          <table:table-cell office:value-type="float" office:value="33.2">
            <text:p>33.2</text:p>
          </table:table-cell>
          <table:table-cell/>
          <table:table-cell table:formula="oooc:=ABS(([.F17]-[.E17])*100/[.E17])" office:value-type="float" office:value="45.3012048192771">
            <text:p>45.3</text:p>
          </table:table-cell>
          <table:table-cell table:formula="oooc:=ABS(([.G17]-[.E17])*100/[.E17])" office:value-type="float" office:value="27.1084337349398">
            <text:p>27.11</text:p>
          </table:table-cell>
          <table:table-cell table:formula="oooc:=ABS(([.H17]-[.E17])*100/[.E17])" office:value-type="float" office:value="44.6084337349397">
            <text:p>44.61</text:p>
          </table:table-cell>
          <table:table-cell table:formula="oooc:=ABS(([.I17]-[.E17])*100/[.E17])" office:value-type="float" office:value="48.7650602409638">
            <text:p>48.77</text:p>
          </table:table-cell>
          <table:table-cell table:formula="oooc:=ABS(([.J17]-[.E17])*100/[.E17])" office:value-type="float" office:value="39.3072289156626">
            <text:p>39.31</text:p>
          </table:table-cell>
          <table:table-cell table:formula="oooc:=ABS(([.K17]-[.E17])*100/[.E17])" office:value-type="float" office:value="48.0722891566265">
            <text:p>48.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1">
            <text:p>41.91</text:p>
          </table:table-cell>
          <table:table-cell office:value-type="float" office:value="36.33">
            <text:p>36.33</text:p>
          </table:table-cell>
          <table:table-cell office:value-type="float" office:value="41.67">
            <text:p>41.67</text:p>
          </table:table-cell>
          <table:table-cell office:value-type="float" office:value="45.23">
            <text:p>45.23</text:p>
          </table:table-cell>
          <table:table-cell office:value-type="float" office:value="38.25">
            <text:p>38.25</text:p>
          </table:table-cell>
          <table:table-cell office:value-type="float" office:value="48.15">
            <text:p>48.15</text:p>
          </table:table-cell>
          <table:table-cell office:value-type="float" office:value="44.9">
            <text:p>44.9</text:p>
          </table:table-cell>
          <table:table-cell/>
          <table:table-cell table:formula="oooc:=ABS(([.F18]-[.E18])*100/[.E18])" office:value-type="float" office:value="6.65924276169266">
            <text:p>6.66</text:p>
          </table:table-cell>
          <table:table-cell table:formula="oooc:=ABS(([.G18]-[.E18])*100/[.E18])" office:value-type="float" office:value="19.086859688196">
            <text:p>19.09</text:p>
          </table:table-cell>
          <table:table-cell table:formula="oooc:=ABS(([.H18]-[.E18])*100/[.E18])" office:value-type="float" office:value="7.19376391982182">
            <text:p>7.19</text:p>
          </table:table-cell>
          <table:table-cell table:formula="oooc:=ABS(([.I18]-[.E18])*100/[.E18])" office:value-type="float" office:value="0.734966592427613">
            <text:p>0.73</text:p>
          </table:table-cell>
          <table:table-cell table:formula="oooc:=ABS(([.J18]-[.E18])*100/[.E18])" office:value-type="float" office:value="14.8106904231626">
            <text:p>14.81</text:p>
          </table:table-cell>
          <table:table-cell table:formula="oooc:=ABS(([.K18]-[.E18])*100/[.E18])" office:value-type="float" office:value="7.23830734966592">
            <text:p>7.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4">
            <text:p>45.94</text:p>
          </table:table-cell>
          <table:table-cell office:value-type="float" office:value="45.24">
            <text:p>45.24</text:p>
          </table:table-cell>
          <table:table-cell office:value-type="float" office:value="45.52">
            <text:p>45.52</text:p>
          </table:table-cell>
          <table:table-cell office:value-type="float" office:value="46.65">
            <text:p>46.65</text:p>
          </table:table-cell>
          <table:table-cell office:value-type="float" office:value="47.3">
            <text:p>47.3</text:p>
          </table:table-cell>
          <table:table-cell office:value-type="float" office:value="47.09">
            <text:p>47.09</text:p>
          </table:table-cell>
          <table:table-cell office:value-type="float" office:value="45.2">
            <text:p>45.2</text:p>
          </table:table-cell>
          <table:table-cell/>
          <table:table-cell table:formula="oooc:=ABS(([.F19]-[.E19])*100/[.E19])" office:value-type="float" office:value="1.63716814159291">
            <text:p>1.64</text:p>
          </table:table-cell>
          <table:table-cell table:formula="oooc:=ABS(([.G19]-[.E19])*100/[.E19])" office:value-type="float" office:value="0.088495575221237">
            <text:p>0.09</text:p>
          </table:table-cell>
          <table:table-cell table:formula="oooc:=ABS(([.H19]-[.E19])*100/[.E19])" office:value-type="float" office:value="0.707964601769912">
            <text:p>0.71</text:p>
          </table:table-cell>
          <table:table-cell table:formula="oooc:=ABS(([.I19]-[.E19])*100/[.E19])" office:value-type="float" office:value="3.2079646017699">
            <text:p>3.21</text:p>
          </table:table-cell>
          <table:table-cell table:formula="oooc:=ABS(([.J19]-[.E19])*100/[.E19])" office:value-type="float" office:value="4.64601769911503">
            <text:p>4.65</text:p>
          </table:table-cell>
          <table:table-cell table:formula="oooc:=ABS(([.K19]-[.E19])*100/[.E19])" office:value-type="float" office:value="4.18141592920354">
            <text:p>4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38">
            <text:p>64.38</text:p>
          </table:table-cell>
          <table:table-cell office:value-type="float" office:value="60.29">
            <text:p>60.29</text:p>
          </table:table-cell>
          <table:table-cell office:value-type="float" office:value="64.27">
            <text:p>64.27</text:p>
          </table:table-cell>
          <table:table-cell office:value-type="float" office:value="66.2">
            <text:p>66.2</text:p>
          </table:table-cell>
          <table:table-cell office:value-type="float" office:value="65.73">
            <text:p>65.73</text:p>
          </table:table-cell>
          <table:table-cell office:value-type="float" office:value="62.77">
            <text:p>62.77</text:p>
          </table:table-cell>
          <table:table-cell office:value-type="float" office:value="65.7">
            <text:p>65.7</text:p>
          </table:table-cell>
          <table:table-cell/>
          <table:table-cell table:formula="oooc:=ABS(([.F20]-[.E20])*100/[.E20])" office:value-type="float" office:value="2.00913242009134">
            <text:p>2.01</text:p>
          </table:table-cell>
          <table:table-cell table:formula="oooc:=ABS(([.G20]-[.E20])*100/[.E20])" office:value-type="float" office:value="8.23439878234399">
            <text:p>8.23</text:p>
          </table:table-cell>
          <table:table-cell table:formula="oooc:=ABS(([.H20]-[.E20])*100/[.E20])" office:value-type="float" office:value="2.17656012176561">
            <text:p>2.18</text:p>
          </table:table-cell>
          <table:table-cell table:formula="oooc:=ABS(([.I20]-[.E20])*100/[.E20])" office:value-type="float" office:value="0.76103500761035">
            <text:p>0.76</text:p>
          </table:table-cell>
          <table:table-cell table:formula="oooc:=ABS(([.J20]-[.E20])*100/[.E20])" office:value-type="float" office:value="0.0456621004566227">
            <text:p>0.05</text:p>
          </table:table-cell>
          <table:table-cell table:formula="oooc:=ABS(([.K20]-[.E20])*100/[.E20])" office:value-type="float" office:value="4.45966514459665">
            <text:p>4.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77">
            <text:p>65.77</text:p>
          </table:table-cell>
          <table:table-cell office:value-type="float" office:value="73.06">
            <text:p>73.06</text:p>
          </table:table-cell>
          <table:table-cell office:value-type="float" office:value="65.69">
            <text:p>65.69</text:p>
          </table:table-cell>
          <table:table-cell office:value-type="float" office:value="67.11">
            <text:p>67.11</text:p>
          </table:table-cell>
          <table:table-cell office:value-type="float" office:value="69.03">
            <text:p>69.03</text:p>
          </table:table-cell>
          <table:table-cell office:value-type="float" office:value="66.68">
            <text:p>66.68</text:p>
          </table:table-cell>
          <table:table-cell office:value-type="float" office:value="65.2">
            <text:p>65.2</text:p>
          </table:table-cell>
          <table:table-cell/>
          <table:table-cell table:formula="oooc:=ABS(([.F21]-[.E21])*100/[.E21])" office:value-type="float" office:value="0.874233128834345">
            <text:p>0.87</text:p>
          </table:table-cell>
          <table:table-cell table:formula="oooc:=ABS(([.G21]-[.E21])*100/[.E21])" office:value-type="float" office:value="12.0552147239264">
            <text:p>12.06</text:p>
          </table:table-cell>
          <table:table-cell table:formula="oooc:=ABS(([.H21]-[.E21])*100/[.E21])" office:value-type="float" office:value="0.75153374233128">
            <text:p>0.75</text:p>
          </table:table-cell>
          <table:table-cell table:formula="oooc:=ABS(([.I21]-[.E21])*100/[.E21])" office:value-type="float" office:value="2.92944785276073">
            <text:p>2.93</text:p>
          </table:table-cell>
          <table:table-cell table:formula="oooc:=ABS(([.J21]-[.E21])*100/[.E21])" office:value-type="float" office:value="5.87423312883435">
            <text:p>5.87</text:p>
          </table:table-cell>
          <table:table-cell table:formula="oooc:=ABS(([.K21]-[.E21])*100/[.E21])" office:value-type="float" office:value="2.26993865030675">
            <text:p>2.27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6:.N21])" office:value-type="float" office:value="6.65646492176851">
            <text:p>6.66</text:p>
          </table:table-cell>
          <table:table-cell table:formula="oooc:=AVERAGE([.O6:.O21])" office:value-type="float" office:value="14.4576788221601">
            <text:p>14.46</text:p>
          </table:table-cell>
          <table:table-cell table:formula="oooc:=AVERAGE([.P6:.P21])" office:value-type="float" office:value="7.275548971541">
            <text:p>7.28</text:p>
          </table:table-cell>
          <table:table-cell table:formula="oooc:=AVERAGE([.Q6:.Q21])" office:value-type="float" office:value="5.65630558943019">
            <text:p>5.66</text:p>
          </table:table-cell>
          <table:table-cell table:formula="oooc:=AVERAGE([.R6:.R21])" office:value-type="float" office:value="9.35961658791162">
            <text:p>9.36</text:p>
          </table:table-cell>
          <table:table-cell table:formula="oooc:=AVERAGE([.S6:.S21])" office:value-type="float" office:value="8.05581405226784">
            <text:p>8.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4.26">
            <text:p>54.26</text:p>
          </table:table-cell>
          <table:table-cell office:value-type="float" office:value="50.76">
            <text:p>50.76</text:p>
          </table:table-cell>
          <table:table-cell office:value-type="float" office:value="54.07">
            <text:p>54.07</text:p>
          </table:table-cell>
          <table:table-cell office:value-type="float" office:value="56.54">
            <text:p>56.54</text:p>
          </table:table-cell>
          <table:table-cell office:value-type="float" office:value="52.83">
            <text:p>52.83</text:p>
          </table:table-cell>
          <table:table-cell office:value-type="float" office:value="57.85">
            <text:p>57.85</text:p>
          </table:table-cell>
          <table:table-cell office:value-type="float" office:value="54.4">
            <text:p>54.4</text:p>
          </table:table-cell>
          <table:table-cell/>
          <table:table-cell table:formula="oooc:=ABS(([.F25]-[.E25])*100/[.E25])" office:value-type="float" office:value="0.257352941176472">
            <text:p>0.26</text:p>
          </table:table-cell>
          <table:table-cell table:formula="oooc:=ABS(([.G25]-[.E25])*100/[.E25])" office:value-type="float" office:value="6.69117647058824">
            <text:p>6.69</text:p>
          </table:table-cell>
          <table:table-cell table:formula="oooc:=ABS(([.H25]-[.E25])*100/[.E25])" office:value-type="float" office:value="0.60661764705882">
            <text:p>0.61</text:p>
          </table:table-cell>
          <table:table-cell table:formula="oooc:=ABS(([.I25]-[.E25])*100/[.E25])" office:value-type="float" office:value="3.93382352941177">
            <text:p>3.93</text:p>
          </table:table-cell>
          <table:table-cell table:formula="oooc:=ABS(([.J25]-[.E25])*100/[.E25])" office:value-type="float" office:value="2.88602941176471">
            <text:p>2.89</text:p>
          </table:table-cell>
          <table:table-cell table:formula="oooc:=ABS(([.K25]-[.E25])*100/[.E25])" office:value-type="float" office:value="6.34191176470589">
            <text:p>6.34</text:p>
          </table:table-cell>
          <table:table-cell>
            <draw:frame table:end-cell-address="Sheet1.AB45" table:end-x="1.603cm" table:end-y="0.155cm" draw:z-index="1" draw:style-name="gr1" svg:width="17.431cm" svg:height="10.131cm" svg:x="2.237cm" svg:y="0.075cm">
              <draw:object draw:notify-on-update-of-ranges="Sheet1.F23:Sheet1.F23 Sheet1.F24:Sheet1.F60 Sheet1.E24:Sheet1.E60 Sheet1.G23:Sheet1.G23 Sheet1.G24:Sheet1.G60 Sheet1.E24:Sheet1.E60 Sheet1.H23:Sheet1.H23 Sheet1.H24:Sheet1.H60 Sheet1.E24:Sheet1.E60 Sheet1.I23:Sheet1.I23 Sheet1.I24:Sheet1.I60 Sheet1.E24:Sheet1.E60 Sheet1.J23:Sheet1.J23 Sheet1.J24:Sheet1.J60 Sheet1.E24:Sheet1.E60 Sheet1.K23:Sheet1.K23 Sheet1.K24:Sheet1.K60 Sheet1.E24:Sheet1.E60 Sheet1.L23:Sheet1.L23 Sheet1.L24:Sheet1.L60 Sheet1.E24:Sheet1.E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4.42">
            <text:p>64.42</text:p>
          </table:table-cell>
          <table:table-cell office:value-type="float" office:value="72.26">
            <text:p>72.26</text:p>
          </table:table-cell>
          <table:table-cell office:value-type="float" office:value="66.32">
            <text:p>66.32</text:p>
          </table:table-cell>
          <table:table-cell office:value-type="float" office:value="64.4">
            <text:p>64.4</text:p>
          </table:table-cell>
          <table:table-cell office:value-type="float" office:value="67.87">
            <text:p>67.87</text:p>
          </table:table-cell>
          <table:table-cell office:value-type="float" office:value="63.72">
            <text:p>63.72</text:p>
          </table:table-cell>
          <table:table-cell office:value-type="float" office:value="65.3">
            <text:p>65.3</text:p>
          </table:table-cell>
          <table:table-cell/>
          <table:table-cell table:formula="oooc:=ABS(([.F26]-[.E26])*100/[.E26])" office:value-type="float" office:value="1.34762633996937">
            <text:p>1.35</text:p>
          </table:table-cell>
          <table:table-cell table:formula="oooc:=ABS(([.G26]-[.E26])*100/[.E26])" office:value-type="float" office:value="10.6584992343032">
            <text:p>10.66</text:p>
          </table:table-cell>
          <table:table-cell table:formula="oooc:=ABS(([.H26]-[.E26])*100/[.E26])" office:value-type="float" office:value="1.56202143950995">
            <text:p>1.56</text:p>
          </table:table-cell>
          <table:table-cell table:formula="oooc:=ABS(([.I26]-[.E26])*100/[.E26])" office:value-type="float" office:value="1.3782542113323">
            <text:p>1.38</text:p>
          </table:table-cell>
          <table:table-cell table:formula="oooc:=ABS(([.J26]-[.E26])*100/[.E26])" office:value-type="float" office:value="3.93568147013784">
            <text:p>3.94</text:p>
          </table:table-cell>
          <table:table-cell table:formula="oooc:=ABS(([.K26]-[.E26])*100/[.E26])" office:value-type="float" office:value="2.41960183767228">
            <text:p>2.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22.35">
            <text:p>22.35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0.8">
            <text:p>20.8</text:p>
          </table:table-cell>
          <table:table-cell office:value-type="float" office:value="22.8">
            <text:p>22.8</text:p>
          </table:table-cell>
          <table:table-cell/>
          <table:table-cell table:formula="oooc:=ABS(([.F27]-[.E27])*100/[.E27])" office:value-type="float" office:value="0.921052631578951">
            <text:p>0.92</text:p>
          </table:table-cell>
          <table:table-cell table:formula="oooc:=ABS(([.G27]-[.E27])*100/[.E27])" office:value-type="float" office:value="80.6578947368421">
            <text:p>80.66</text:p>
          </table:table-cell>
          <table:table-cell table:formula="oooc:=ABS(([.H27]-[.E27])*100/[.E27])" office:value-type="float" office:value="1.97368421052631">
            <text:p>1.97</text:p>
          </table:table-cell>
          <table:table-cell table:formula="oooc:=ABS(([.I27]-[.E27])*100/[.E27])" office:value-type="float" office:value="24.3859649122807">
            <text:p>24.39</text:p>
          </table:table-cell>
          <table:table-cell table:formula="oooc:=ABS(([.J27]-[.E27])*100/[.E27])" office:value-type="float" office:value="11.2280701754386">
            <text:p>11.23</text:p>
          </table:table-cell>
          <table:table-cell table:formula="oooc:=ABS(([.K27]-[.E27])*100/[.E27])" office:value-type="float" office:value="8.7719298245614">
            <text:p>8.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6.36">
            <text:p>46.36</text:p>
          </table:table-cell>
          <table:table-cell office:value-type="float" office:value="43.33">
            <text:p>43.33</text:p>
          </table:table-cell>
          <table:table-cell office:value-type="float" office:value="46.04">
            <text:p>46.04</text:p>
          </table:table-cell>
          <table:table-cell office:value-type="float" office:value="45.98">
            <text:p>45.98</text:p>
          </table:table-cell>
          <table:table-cell office:value-type="float" office:value="46.31">
            <text:p>46.31</text:p>
          </table:table-cell>
          <table:table-cell office:value-type="float" office:value="46.07">
            <text:p>46.07</text:p>
          </table:table-cell>
          <table:table-cell office:value-type="float" office:value="44.6">
            <text:p>44.6</text:p>
          </table:table-cell>
          <table:table-cell/>
          <table:table-cell table:formula="oooc:=ABS(([.F28]-[.E28])*100/[.E28])" office:value-type="float" office:value="3.94618834080717">
            <text:p>3.95</text:p>
          </table:table-cell>
          <table:table-cell table:formula="oooc:=ABS(([.G28]-[.E28])*100/[.E28])" office:value-type="float" office:value="2.847533632287">
            <text:p>2.85</text:p>
          </table:table-cell>
          <table:table-cell table:formula="oooc:=ABS(([.H28]-[.E28])*100/[.E28])" office:value-type="float" office:value="3.2286995515695">
            <text:p>3.23</text:p>
          </table:table-cell>
          <table:table-cell table:formula="oooc:=ABS(([.I28]-[.E28])*100/[.E28])" office:value-type="float" office:value="3.09417040358743">
            <text:p>3.09</text:p>
          </table:table-cell>
          <table:table-cell table:formula="oooc:=ABS(([.J28]-[.E28])*100/[.E28])" office:value-type="float" office:value="3.83408071748879">
            <text:p>3.83</text:p>
          </table:table-cell>
          <table:table-cell table:formula="oooc:=ABS(([.K28]-[.E28])*100/[.E28])" office:value-type="float" office:value="3.29596412556054">
            <text:p>3.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3.11">
            <text:p>43.11</text:p>
          </table:table-cell>
          <table:table-cell office:value-type="float" office:value="37.04">
            <text:p>37.04</text:p>
          </table:table-cell>
          <table:table-cell office:value-type="float" office:value="42.94">
            <text:p>42.94</text:p>
          </table:table-cell>
          <table:table-cell office:value-type="float" office:value="44.04">
            <text:p>44.04</text:p>
          </table:table-cell>
          <table:table-cell office:value-type="float" office:value="43.11">
            <text:p>43.11</text:p>
          </table:table-cell>
          <table:table-cell office:value-type="float" office:value="44.55">
            <text:p>44.55</text:p>
          </table:table-cell>
          <table:table-cell office:value-type="float" office:value="47.6">
            <text:p>47.6</text:p>
          </table:table-cell>
          <table:table-cell/>
          <table:table-cell table:formula="oooc:=ABS(([.F29]-[.E29])*100/[.E29])" office:value-type="float" office:value="9.4327731092437">
            <text:p>9.43</text:p>
          </table:table-cell>
          <table:table-cell table:formula="oooc:=ABS(([.G29]-[.E29])*100/[.E29])" office:value-type="float" office:value="22.1848739495798">
            <text:p>22.18</text:p>
          </table:table-cell>
          <table:table-cell table:formula="oooc:=ABS(([.H29]-[.E29])*100/[.E29])" office:value-type="float" office:value="9.78991596638656">
            <text:p>9.79</text:p>
          </table:table-cell>
          <table:table-cell table:formula="oooc:=ABS(([.I29]-[.E29])*100/[.E29])" office:value-type="float" office:value="7.47899159663866">
            <text:p>7.48</text:p>
          </table:table-cell>
          <table:table-cell table:formula="oooc:=ABS(([.J29]-[.E29])*100/[.E29])" office:value-type="float" office:value="9.4327731092437">
            <text:p>9.43</text:p>
          </table:table-cell>
          <table:table-cell table:formula="oooc:=ABS(([.K29]-[.E29])*100/[.E29])" office:value-type="float" office:value="6.40756302521009">
            <text:p>6.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34.58">
            <text:p>34.58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1.31">
            <text:p>31.31</text:p>
          </table:table-cell>
          <table:table-cell office:value-type="float" office:value="33.4">
            <text:p>33.4</text:p>
          </table:table-cell>
          <table:table-cell/>
          <table:table-cell table:formula="oooc:=ABS(([.F30]-[.E30])*100/[.E30])" office:value-type="float" office:value="6.19760479041916">
            <text:p>6.2</text:p>
          </table:table-cell>
          <table:table-cell table:formula="oooc:=ABS(([.G30]-[.E30])*100/[.E30])" office:value-type="float" office:value="45.7185628742515">
            <text:p>45.72</text:p>
          </table:table-cell>
          <table:table-cell table:formula="oooc:=ABS(([.H30]-[.E30])*100/[.E30])" office:value-type="float" office:value="3.53293413173653">
            <text:p>3.53</text:p>
          </table:table-cell>
          <table:table-cell table:formula="oooc:=ABS(([.I30]-[.E30])*100/[.E30])" office:value-type="float" office:value="26.7664670658683">
            <text:p>26.77</text:p>
          </table:table-cell>
          <table:table-cell table:formula="oooc:=ABS(([.J30]-[.E30])*100/[.E30])" office:value-type="float" office:value="3.92215568862274">
            <text:p>3.92</text:p>
          </table:table-cell>
          <table:table-cell table:formula="oooc:=ABS(([.K30]-[.E30])*100/[.E30])" office:value-type="float" office:value="6.25748502994012">
            <text:p>6.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3.66">
            <text:p>43.66</text:p>
          </table:table-cell>
          <table:table-cell office:value-type="float" office:value="43.62">
            <text:p>43.62</text:p>
          </table:table-cell>
          <table:table-cell office:value-type="float" office:value="45.03">
            <text:p>45.03</text:p>
          </table:table-cell>
          <table:table-cell office:value-type="float" office:value="43.59">
            <text:p>43.59</text:p>
          </table:table-cell>
          <table:table-cell office:value-type="float" office:value="46.8">
            <text:p>46.8</text:p>
          </table:table-cell>
          <table:table-cell office:value-type="float" office:value="44.67">
            <text:p>44.67</text:p>
          </table:table-cell>
          <table:table-cell office:value-type="float" office:value="44.1">
            <text:p>44.1</text:p>
          </table:table-cell>
          <table:table-cell/>
          <table:table-cell table:formula="oooc:=ABS(([.F31]-[.E31])*100/[.E31])" office:value-type="float" office:value="0.997732426303866">
            <text:p>1</text:p>
          </table:table-cell>
          <table:table-cell table:formula="oooc:=ABS(([.G31]-[.E31])*100/[.E31])" office:value-type="float" office:value="1.08843537414967">
            <text:p>1.09</text:p>
          </table:table-cell>
          <table:table-cell table:formula="oooc:=ABS(([.H31]-[.E31])*100/[.E31])" office:value-type="float" office:value="2.10884353741497">
            <text:p>2.11</text:p>
          </table:table-cell>
          <table:table-cell table:formula="oooc:=ABS(([.I31]-[.E31])*100/[.E31])" office:value-type="float" office:value="1.15646258503401">
            <text:p>1.16</text:p>
          </table:table-cell>
          <table:table-cell table:formula="oooc:=ABS(([.J31]-[.E31])*100/[.E31])" office:value-type="float" office:value="6.12244897959183">
            <text:p>6.12</text:p>
          </table:table-cell>
          <table:table-cell table:formula="oooc:=ABS(([.K31]-[.E31])*100/[.E31])" office:value-type="float" office:value="1.29251700680272">
            <text:p>1.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22.35">
            <text:p>22.35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0.8">
            <text:p>20.8</text:p>
          </table:table-cell>
          <table:table-cell office:value-type="float" office:value="20.9">
            <text:p>20.9</text:p>
          </table:table-cell>
          <table:table-cell/>
          <table:table-cell table:formula="oooc:=ABS(([.F32]-[.E32])*100/[.E32])" office:value-type="float" office:value="8.08612440191388">
            <text:p>8.09</text:p>
          </table:table-cell>
          <table:table-cell table:formula="oooc:=ABS(([.G32]-[.E32])*100/[.E32])" office:value-type="float" office:value="78.8995215311005">
            <text:p>78.9</text:p>
          </table:table-cell>
          <table:table-cell table:formula="oooc:=ABS(([.H32]-[.E32])*100/[.E32])" office:value-type="float" office:value="6.93779904306222">
            <text:p>6.94</text:p>
          </table:table-cell>
          <table:table-cell table:formula="oooc:=ABS(([.I32]-[.E32])*100/[.E32])" office:value-type="float" office:value="17.511961722488">
            <text:p>17.51</text:p>
          </table:table-cell>
          <table:table-cell table:formula="oooc:=ABS(([.J32]-[.E32])*100/[.E32])" office:value-type="float" office:value="3.15789473684211">
            <text:p>3.16</text:p>
          </table:table-cell>
          <table:table-cell table:formula="oooc:=ABS(([.K32]-[.E32])*100/[.E32])" office:value-type="float" office:value="0.478468899521521">
            <text:p>0.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3.92">
            <text:p>33.92</text:p>
          </table:table-cell>
          <table:table-cell office:value-type="float" office:value="22.14">
            <text:p>22.14</text:p>
          </table:table-cell>
          <table:table-cell office:value-type="float" office:value="35.72">
            <text:p>35.72</text:p>
          </table:table-cell>
          <table:table-cell office:value-type="float" office:value="32.57">
            <text:p>32.57</text:p>
          </table:table-cell>
          <table:table-cell office:value-type="float" office:value="29.72">
            <text:p>29.72</text:p>
          </table:table-cell>
          <table:table-cell office:value-type="float" office:value="33.82">
            <text:p>33.82</text:p>
          </table:table-cell>
          <table:table-cell office:value-type="float" office:value="34.3">
            <text:p>34.3</text:p>
          </table:table-cell>
          <table:table-cell/>
          <table:table-cell table:formula="oooc:=ABS(([.F33]-[.E33])*100/[.E33])" office:value-type="float" office:value="1.1078717201166">
            <text:p>1.11</text:p>
          </table:table-cell>
          <table:table-cell table:formula="oooc:=ABS(([.G33]-[.E33])*100/[.E33])" office:value-type="float" office:value="35.4518950437318">
            <text:p>35.45</text:p>
          </table:table-cell>
          <table:table-cell table:formula="oooc:=ABS(([.H33]-[.E33])*100/[.E33])" office:value-type="float" office:value="4.1399416909621">
            <text:p>4.14</text:p>
          </table:table-cell>
          <table:table-cell table:formula="oooc:=ABS(([.I33]-[.E33])*100/[.E33])" office:value-type="float" office:value="5.04373177842565">
            <text:p>5.04</text:p>
          </table:table-cell>
          <table:table-cell table:formula="oooc:=ABS(([.J33]-[.E33])*100/[.E33])" office:value-type="float" office:value="13.3527696793003">
            <text:p>13.35</text:p>
          </table:table-cell>
          <table:table-cell table:formula="oooc:=ABS(([.K33]-[.E33])*100/[.E33])" office:value-type="float" office:value="1.39941690962098">
            <text:p>1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38.44">
            <text:p>38.44</text:p>
          </table:table-cell>
          <table:table-cell office:value-type="float" office:value="30.73">
            <text:p>30.73</text:p>
          </table:table-cell>
          <table:table-cell office:value-type="float" office:value="38.22">
            <text:p>38.22</text:p>
          </table:table-cell>
          <table:table-cell office:value-type="float" office:value="37.95">
            <text:p>37.95</text:p>
          </table:table-cell>
          <table:table-cell office:value-type="float" office:value="32.48">
            <text:p>32.48</text:p>
          </table:table-cell>
          <table:table-cell office:value-type="float" office:value="37.08">
            <text:p>37.08</text:p>
          </table:table-cell>
          <table:table-cell office:value-type="float" office:value="36.5">
            <text:p>36.5</text:p>
          </table:table-cell>
          <table:table-cell/>
          <table:table-cell table:formula="oooc:=ABS(([.F34]-[.E34])*100/[.E34])" office:value-type="float" office:value="5.31506849315068">
            <text:p>5.32</text:p>
          </table:table-cell>
          <table:table-cell table:formula="oooc:=ABS(([.G34]-[.E34])*100/[.E34])" office:value-type="float" office:value="15.8082191780822">
            <text:p>15.81</text:p>
          </table:table-cell>
          <table:table-cell table:formula="oooc:=ABS(([.H34]-[.E34])*100/[.E34])" office:value-type="float" office:value="4.71232876712328">
            <text:p>4.71</text:p>
          </table:table-cell>
          <table:table-cell table:formula="oooc:=ABS(([.I34]-[.E34])*100/[.E34])" office:value-type="float" office:value="3.97260273972604">
            <text:p>3.97</text:p>
          </table:table-cell>
          <table:table-cell table:formula="oooc:=ABS(([.J34]-[.E34])*100/[.E34])" office:value-type="float" office:value="11.013698630137">
            <text:p>11.01</text:p>
          </table:table-cell>
          <table:table-cell table:formula="oooc:=ABS(([.K34]-[.E34])*100/[.E34])" office:value-type="float" office:value="1.58904109589041">
            <text:p>1.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3.37">
            <text:p>63.37</text:p>
          </table:table-cell>
          <table:table-cell office:value-type="float" office:value="70.65">
            <text:p>70.65</text:p>
          </table:table-cell>
          <table:table-cell office:value-type="float" office:value="63.25">
            <text:p>63.25</text:p>
          </table:table-cell>
          <table:table-cell office:value-type="float" office:value="64.73">
            <text:p>64.73</text:p>
          </table:table-cell>
          <table:table-cell office:value-type="float" office:value="65.71">
            <text:p>65.71</text:p>
          </table:table-cell>
          <table:table-cell office:value-type="float" office:value="63.98">
            <text:p>63.98</text:p>
          </table:table-cell>
          <table:table-cell office:value-type="float" office:value="67.9">
            <text:p>67.9</text:p>
          </table:table-cell>
          <table:table-cell/>
          <table:table-cell table:formula="oooc:=ABS(([.F35]-[.E35])*100/[.E35])" office:value-type="float" office:value="6.67157584683359">
            <text:p>6.67</text:p>
          </table:table-cell>
          <table:table-cell table:formula="oooc:=ABS(([.G35]-[.E35])*100/[.E35])" office:value-type="float" office:value="4.0500736377025">
            <text:p>4.05</text:p>
          </table:table-cell>
          <table:table-cell table:formula="oooc:=ABS(([.H35]-[.E35])*100/[.E35])" office:value-type="float" office:value="6.84830633284242">
            <text:p>6.85</text:p>
          </table:table-cell>
          <table:table-cell table:formula="oooc:=ABS(([.I35]-[.E35])*100/[.E35])" office:value-type="float" office:value="4.66863033873343">
            <text:p>4.67</text:p>
          </table:table-cell>
          <table:table-cell table:formula="oooc:=ABS(([.J35]-[.E35])*100/[.E35])" office:value-type="float" office:value="3.22533136966128">
            <text:p>3.23</text:p>
          </table:table-cell>
          <table:table-cell table:formula="oooc:=ABS(([.K35]-[.E35])*100/[.E35])" office:value-type="float" office:value="5.77319587628867">
            <text:p>5.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34.58">
            <text:p>34.58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1.31">
            <text:p>31.31</text:p>
          </table:table-cell>
          <table:table-cell office:value-type="float" office:value="28.1">
            <text:p>28.1</text:p>
          </table:table-cell>
          <table:table-cell/>
          <table:table-cell table:formula="oooc:=ABS(([.F36]-[.E36])*100/[.E36])" office:value-type="float" office:value="11.4946619217082">
            <text:p>11.49</text:p>
          </table:table-cell>
          <table:table-cell table:formula="oooc:=ABS(([.G36]-[.E36])*100/[.E36])" office:value-type="float" office:value="35.4804270462634">
            <text:p>35.48</text:p>
          </table:table-cell>
          <table:table-cell table:formula="oooc:=ABS(([.H36]-[.E36])*100/[.E36])" office:value-type="float" office:value="23.0604982206406">
            <text:p>23.06</text:p>
          </table:table-cell>
          <table:table-cell table:formula="oooc:=ABS(([.I36]-[.E36])*100/[.E36])" office:value-type="float" office:value="12.9537366548043">
            <text:p>12.95</text:p>
          </table:table-cell>
          <table:table-cell table:formula="oooc:=ABS(([.J36]-[.E36])*100/[.E36])" office:value-type="float" office:value="14.1992882562278">
            <text:p>14.2</text:p>
          </table:table-cell>
          <table:table-cell table:formula="oooc:=ABS(([.K36]-[.E36])*100/[.E36])" office:value-type="float" office:value="11.423487544484">
            <text:p>11.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7.25">
            <text:p>57.25</text:p>
          </table:table-cell>
          <table:table-cell office:value-type="float" office:value="57.01">
            <text:p>57.01</text:p>
          </table:table-cell>
          <table:table-cell office:value-type="float" office:value="57.08">
            <text:p>57.08</text:p>
          </table:table-cell>
          <table:table-cell office:value-type="float" office:value="60.13">
            <text:p>60.13</text:p>
          </table:table-cell>
          <table:table-cell office:value-type="float" office:value="59.98">
            <text:p>59.98</text:p>
          </table:table-cell>
          <table:table-cell office:value-type="float" office:value="57.51">
            <text:p>57.51</text:p>
          </table:table-cell>
          <table:table-cell office:value-type="float" office:value="58.3">
            <text:p>58.3</text:p>
          </table:table-cell>
          <table:table-cell/>
          <table:table-cell table:formula="oooc:=ABS(([.F37]-[.E37])*100/[.E37])" office:value-type="float" office:value="1.80102915951972">
            <text:p>1.8</text:p>
          </table:table-cell>
          <table:table-cell table:formula="oooc:=ABS(([.G37]-[.E37])*100/[.E37])" office:value-type="float" office:value="2.21269296740995">
            <text:p>2.21</text:p>
          </table:table-cell>
          <table:table-cell table:formula="oooc:=ABS(([.H37]-[.E37])*100/[.E37])" office:value-type="float" office:value="2.0926243567753">
            <text:p>2.09</text:p>
          </table:table-cell>
          <table:table-cell table:formula="oooc:=ABS(([.I37]-[.E37])*100/[.E37])" office:value-type="float" office:value="3.13893653516296">
            <text:p>3.14</text:p>
          </table:table-cell>
          <table:table-cell table:formula="oooc:=ABS(([.J37]-[.E37])*100/[.E37])" office:value-type="float" office:value="2.88164665523156">
            <text:p>2.88</text:p>
          </table:table-cell>
          <table:table-cell table:formula="oooc:=ABS(([.K37]-[.E37])*100/[.E37])" office:value-type="float" office:value="1.35506003430532">
            <text:p>1.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5.44">
            <text:p>35.44</text:p>
          </table:table-cell>
          <table:table-cell office:value-type="float" office:value="31.9">
            <text:p>31.9</text:p>
          </table:table-cell>
          <table:table-cell office:value-type="float" office:value="35.23">
            <text:p>35.23</text:p>
          </table:table-cell>
          <table:table-cell office:value-type="float" office:value="36.34">
            <text:p>36.34</text:p>
          </table:table-cell>
          <table:table-cell office:value-type="float" office:value="37.07">
            <text:p>37.07</text:p>
          </table:table-cell>
          <table:table-cell office:value-type="float" office:value="36.85">
            <text:p>36.85</text:p>
          </table:table-cell>
          <table:table-cell office:value-type="float" office:value="34.3">
            <text:p>34.3</text:p>
          </table:table-cell>
          <table:table-cell/>
          <table:table-cell table:formula="oooc:=ABS(([.F38]-[.E38])*100/[.E38])" office:value-type="float" office:value="3.32361516034986">
            <text:p>3.32</text:p>
          </table:table-cell>
          <table:table-cell table:formula="oooc:=ABS(([.G38]-[.E38])*100/[.E38])" office:value-type="float" office:value="6.99708454810495">
            <text:p>7</text:p>
          </table:table-cell>
          <table:table-cell table:formula="oooc:=ABS(([.H38]-[.E38])*100/[.E38])" office:value-type="float" office:value="2.71137026239067">
            <text:p>2.71</text:p>
          </table:table-cell>
          <table:table-cell table:formula="oooc:=ABS(([.I38]-[.E38])*100/[.E38])" office:value-type="float" office:value="5.94752186588923">
            <text:p>5.95</text:p>
          </table:table-cell>
          <table:table-cell table:formula="oooc:=ABS(([.J38]-[.E38])*100/[.E38])" office:value-type="float" office:value="8.07580174927115">
            <text:p>8.08</text:p>
          </table:table-cell>
          <table:table-cell table:formula="oooc:=ABS(([.K38]-[.E38])*100/[.E38])" office:value-type="float" office:value="7.43440233236153">
            <text:p>7.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5.43">
            <text:p>35.43</text:p>
          </table:table-cell>
          <table:table-cell office:value-type="float" office:value="25.05">
            <text:p>25.05</text:p>
          </table:table-cell>
          <table:table-cell office:value-type="float" office:value="37.13">
            <text:p>37.13</text:p>
          </table:table-cell>
          <table:table-cell office:value-type="float" office:value="36.5">
            <text:p>36.5</text:p>
          </table:table-cell>
          <table:table-cell office:value-type="float" office:value="36.85">
            <text:p>36.85</text:p>
          </table:table-cell>
          <table:table-cell office:value-type="float" office:value="35.81">
            <text:p>35.81</text:p>
          </table:table-cell>
          <table:table-cell office:value-type="float" office:value="35">
            <text:p>35</text:p>
          </table:table-cell>
          <table:table-cell/>
          <table:table-cell table:formula="oooc:=ABS(([.F39]-[.E39])*100/[.E39])" office:value-type="float" office:value="1.22857142857143">
            <text:p>1.23</text:p>
          </table:table-cell>
          <table:table-cell table:formula="oooc:=ABS(([.G39]-[.E39])*100/[.E39])" office:value-type="float" office:value="28.4285714285714">
            <text:p>28.43</text:p>
          </table:table-cell>
          <table:table-cell table:formula="oooc:=ABS(([.H39]-[.E39])*100/[.E39])" office:value-type="float" office:value="6.08571428571429">
            <text:p>6.09</text:p>
          </table:table-cell>
          <table:table-cell table:formula="oooc:=ABS(([.I39]-[.E39])*100/[.E39])" office:value-type="float" office:value="4.28571428571429">
            <text:p>4.29</text:p>
          </table:table-cell>
          <table:table-cell table:formula="oooc:=ABS(([.J39]-[.E39])*100/[.E39])" office:value-type="float" office:value="5.28571428571429">
            <text:p>5.29</text:p>
          </table:table-cell>
          <table:table-cell table:formula="oooc:=ABS(([.K39]-[.E39])*100/[.E39])" office:value-type="float" office:value="2.31428571428572">
            <text:p>2.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2.99">
            <text:p>42.99</text:p>
          </table:table-cell>
          <table:table-cell office:value-type="float" office:value="25.24">
            <text:p>25.24</text:p>
          </table:table-cell>
          <table:table-cell office:value-type="float" office:value="45.93">
            <text:p>45.93</text:p>
          </table:table-cell>
          <table:table-cell office:value-type="float" office:value="43.85">
            <text:p>43.85</text:p>
          </table:table-cell>
          <table:table-cell office:value-type="float" office:value="42.33">
            <text:p>42.33</text:p>
          </table:table-cell>
          <table:table-cell office:value-type="float" office:value="42.99">
            <text:p>42.99</text:p>
          </table:table-cell>
          <table:table-cell office:value-type="float" office:value="45.1">
            <text:p>45.1</text:p>
          </table:table-cell>
          <table:table-cell/>
          <table:table-cell table:formula="oooc:=ABS(([.F40]-[.E40])*100/[.E40])" office:value-type="float" office:value="4.67849223946785">
            <text:p>4.68</text:p>
          </table:table-cell>
          <table:table-cell table:formula="oooc:=ABS(([.G40]-[.E40])*100/[.E40])" office:value-type="float" office:value="44.0354767184036">
            <text:p>44.04</text:p>
          </table:table-cell>
          <table:table-cell table:formula="oooc:=ABS(([.H40]-[.E40])*100/[.E40])" office:value-type="float" office:value="1.84035476718403">
            <text:p>1.84</text:p>
          </table:table-cell>
          <table:table-cell table:formula="oooc:=ABS(([.I40]-[.E40])*100/[.E40])" office:value-type="float" office:value="2.77161862527716">
            <text:p>2.77</text:p>
          </table:table-cell>
          <table:table-cell table:formula="oooc:=ABS(([.J40]-[.E40])*100/[.E40])" office:value-type="float" office:value="6.1419068736142">
            <text:p>6.14</text:p>
          </table:table-cell>
          <table:table-cell table:formula="oooc:=ABS(([.K40]-[.E40])*100/[.E40])" office:value-type="float" office:value="4.67849223946785">
            <text:p>4.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4.81">
            <text:p>44.81</text:p>
          </table:table-cell>
          <table:table-cell office:value-type="float" office:value="38.99">
            <text:p>38.99</text:p>
          </table:table-cell>
          <table:table-cell office:value-type="float" office:value="44.47">
            <text:p>44.47</text:p>
          </table:table-cell>
          <table:table-cell office:value-type="float" office:value="45.76">
            <text:p>45.76</text:p>
          </table:table-cell>
          <table:table-cell office:value-type="float" office:value="44.09">
            <text:p>44.09</text:p>
          </table:table-cell>
          <table:table-cell office:value-type="float" office:value="46.33">
            <text:p>46.33</text:p>
          </table:table-cell>
          <table:table-cell office:value-type="float" office:value="45.2">
            <text:p>45.2</text:p>
          </table:table-cell>
          <table:table-cell/>
          <table:table-cell table:formula="oooc:=ABS(([.F41]-[.E41])*100/[.E41])" office:value-type="float" office:value="0.862831858407081">
            <text:p>0.86</text:p>
          </table:table-cell>
          <table:table-cell table:formula="oooc:=ABS(([.G41]-[.E41])*100/[.E41])" office:value-type="float" office:value="13.7389380530973">
            <text:p>13.74</text:p>
          </table:table-cell>
          <table:table-cell table:formula="oooc:=ABS(([.H41]-[.E41])*100/[.E41])" office:value-type="float" office:value="1.61504424778762">
            <text:p>1.62</text:p>
          </table:table-cell>
          <table:table-cell table:formula="oooc:=ABS(([.I41]-[.E41])*100/[.E41])" office:value-type="float" office:value="1.23893805309733">
            <text:p>1.24</text:p>
          </table:table-cell>
          <table:table-cell table:formula="oooc:=ABS(([.J41]-[.E41])*100/[.E41])" office:value-type="float" office:value="2.45575221238938">
            <text:p>2.46</text:p>
          </table:table-cell>
          <table:table-cell table:formula="oooc:=ABS(([.K41]-[.E41])*100/[.E41])" office:value-type="float" office:value="2.49999999999999">
            <text:p>2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5.16">
            <text:p>45.16</text:p>
          </table:table-cell>
          <table:table-cell office:value-type="float" office:value="38.95">
            <text:p>38.95</text:p>
          </table:table-cell>
          <table:table-cell office:value-type="float" office:value="44.98">
            <text:p>44.98</text:p>
          </table:table-cell>
          <table:table-cell office:value-type="float" office:value="44.71">
            <text:p>44.71</text:p>
          </table:table-cell>
          <table:table-cell office:value-type="float" office:value="42.56">
            <text:p>42.56</text:p>
          </table:table-cell>
          <table:table-cell office:value-type="float" office:value="44.66">
            <text:p>44.66</text:p>
          </table:table-cell>
          <table:table-cell office:value-type="float" office:value="46.5">
            <text:p>46.5</text:p>
          </table:table-cell>
          <table:table-cell/>
          <table:table-cell table:formula="oooc:=ABS(([.F42]-[.E42])*100/[.E42])" office:value-type="float" office:value="2.88172043010753">
            <text:p>2.88</text:p>
          </table:table-cell>
          <table:table-cell table:formula="oooc:=ABS(([.G42]-[.E42])*100/[.E42])" office:value-type="float" office:value="16.2365591397849">
            <text:p>16.24</text:p>
          </table:table-cell>
          <table:table-cell table:formula="oooc:=ABS(([.H42]-[.E42])*100/[.E42])" office:value-type="float" office:value="3.26881720430108">
            <text:p>3.27</text:p>
          </table:table-cell>
          <table:table-cell table:formula="oooc:=ABS(([.I42]-[.E42])*100/[.E42])" office:value-type="float" office:value="3.8494623655914">
            <text:p>3.85</text:p>
          </table:table-cell>
          <table:table-cell table:formula="oooc:=ABS(([.J42]-[.E42])*100/[.E42])" office:value-type="float" office:value="8.47311827956989">
            <text:p>8.47</text:p>
          </table:table-cell>
          <table:table-cell table:formula="oooc:=ABS(([.K42]-[.E42])*100/[.E42])" office:value-type="float" office:value="3.95698924731184">
            <text:p>3.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2.92">
            <text:p>22.92</text:p>
          </table:table-cell>
          <table:table-cell office:value-type="float" office:value="16.75">
            <text:p>16.75</text:p>
          </table:table-cell>
          <table:table-cell office:value-type="float" office:value="22.62">
            <text:p>22.62</text:p>
          </table:table-cell>
          <table:table-cell office:value-type="float" office:value="26.12">
            <text:p>26.12</text:p>
          </table:table-cell>
          <table:table-cell office:value-type="float" office:value="18.18">
            <text:p>18.18</text:p>
          </table:table-cell>
          <table:table-cell office:value-type="float" office:value="22.36">
            <text:p>22.36</text:p>
          </table:table-cell>
          <table:table-cell office:value-type="float" office:value="27.5">
            <text:p>27.5</text:p>
          </table:table-cell>
          <table:table-cell/>
          <table:table-cell table:formula="oooc:=ABS(([.F43]-[.E43])*100/[.E43])" office:value-type="float" office:value="16.6545454545454">
            <text:p>16.65</text:p>
          </table:table-cell>
          <table:table-cell table:formula="oooc:=ABS(([.G43]-[.E43])*100/[.E43])" office:value-type="float" office:value="39.0909090909091">
            <text:p>39.09</text:p>
          </table:table-cell>
          <table:table-cell table:formula="oooc:=ABS(([.H43]-[.E43])*100/[.E43])" office:value-type="float" office:value="17.7454545454545">
            <text:p>17.75</text:p>
          </table:table-cell>
          <table:table-cell table:formula="oooc:=ABS(([.I43]-[.E43])*100/[.E43])" office:value-type="float" office:value="5.01818181818181">
            <text:p>5.02</text:p>
          </table:table-cell>
          <table:table-cell table:formula="oooc:=ABS(([.J43]-[.E43])*100/[.E43])" office:value-type="float" office:value="33.8909090909091">
            <text:p>33.89</text:p>
          </table:table-cell>
          <table:table-cell table:formula="oooc:=ABS(([.K43]-[.E43])*100/[.E43])" office:value-type="float" office:value="18.6909090909091">
            <text:p>18.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0.09">
            <text:p>30.09</text:p>
          </table:table-cell>
          <table:table-cell office:value-type="float" office:value="24.3">
            <text:p>24.3</text:p>
          </table:table-cell>
          <table:table-cell office:value-type="float" office:value="29.86">
            <text:p>29.86</text:p>
          </table:table-cell>
          <table:table-cell office:value-type="float" office:value="30.56">
            <text:p>30.56</text:p>
          </table:table-cell>
          <table:table-cell office:value-type="float" office:value="27.4">
            <text:p>27.4</text:p>
          </table:table-cell>
          <table:table-cell office:value-type="float" office:value="35.01">
            <text:p>35.01</text:p>
          </table:table-cell>
          <table:table-cell office:value-type="float" office:value="30.8">
            <text:p>30.8</text:p>
          </table:table-cell>
          <table:table-cell/>
          <table:table-cell table:formula="oooc:=ABS(([.F44]-[.E44])*100/[.E44])" office:value-type="float" office:value="2.30519480519481">
            <text:p>2.31</text:p>
          </table:table-cell>
          <table:table-cell table:formula="oooc:=ABS(([.G44]-[.E44])*100/[.E44])" office:value-type="float" office:value="21.1038961038961">
            <text:p>21.1</text:p>
          </table:table-cell>
          <table:table-cell table:formula="oooc:=ABS(([.H44]-[.E44])*100/[.E44])" office:value-type="float" office:value="3.05194805194806">
            <text:p>3.05</text:p>
          </table:table-cell>
          <table:table-cell table:formula="oooc:=ABS(([.I44]-[.E44])*100/[.E44])" office:value-type="float" office:value="0.779220779220786">
            <text:p>0.78</text:p>
          </table:table-cell>
          <table:table-cell table:formula="oooc:=ABS(([.J44]-[.E44])*100/[.E44])" office:value-type="float" office:value="11.038961038961">
            <text:p>11.04</text:p>
          </table:table-cell>
          <table:table-cell table:formula="oooc:=ABS(([.K44]-[.E44])*100/[.E44])" office:value-type="float" office:value="13.6688311688312">
            <text:p>13.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3.49">
            <text:p>43.49</text:p>
          </table:table-cell>
          <table:table-cell office:value-type="float" office:value="45.1">
            <text:p>45.1</text:p>
          </table:table-cell>
          <table:table-cell office:value-type="float" office:value="43.14">
            <text:p>43.14</text:p>
          </table:table-cell>
          <table:table-cell office:value-type="float" office:value="45.64">
            <text:p>45.64</text:p>
          </table:table-cell>
          <table:table-cell office:value-type="float" office:value="42.21">
            <text:p>42.21</text:p>
          </table:table-cell>
          <table:table-cell office:value-type="float" office:value="47.68">
            <text:p>47.68</text:p>
          </table:table-cell>
          <table:table-cell office:value-type="float" office:value="43.8">
            <text:p>43.8</text:p>
          </table:table-cell>
          <table:table-cell/>
          <table:table-cell table:formula="oooc:=ABS(([.F45]-[.E45])*100/[.E45])" office:value-type="float" office:value="0.707762557077615">
            <text:p>0.71</text:p>
          </table:table-cell>
          <table:table-cell table:formula="oooc:=ABS(([.G45]-[.E45])*100/[.E45])" office:value-type="float" office:value="2.96803652968038">
            <text:p>2.97</text:p>
          </table:table-cell>
          <table:table-cell table:formula="oooc:=ABS(([.H45]-[.E45])*100/[.E45])" office:value-type="float" office:value="1.50684931506849">
            <text:p>1.51</text:p>
          </table:table-cell>
          <table:table-cell table:formula="oooc:=ABS(([.I45]-[.E45])*100/[.E45])" office:value-type="float" office:value="4.20091324200914">
            <text:p>4.2</text:p>
          </table:table-cell>
          <table:table-cell table:formula="oooc:=ABS(([.J45]-[.E45])*100/[.E45])" office:value-type="float" office:value="3.63013698630136">
            <text:p>3.63</text:p>
          </table:table-cell>
          <table:table-cell table:formula="oooc:=ABS(([.K45]-[.E45])*100/[.E45])" office:value-type="float" office:value="8.85844748858448">
            <text:p>8.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2.64">
            <text:p>22.64</text:p>
          </table:table-cell>
          <table:table-cell office:value-type="float" office:value="20.8">
            <text:p>20.8</text:p>
          </table:table-cell>
          <table:table-cell office:value-type="float" office:value="22.35">
            <text:p>22.35</text:p>
          </table:table-cell>
          <table:table-cell office:value-type="float" office:value="24.86">
            <text:p>24.86</text:p>
          </table:table-cell>
          <table:table-cell office:value-type="float" office:value="22.97">
            <text:p>22.97</text:p>
          </table:table-cell>
          <table:table-cell office:value-type="float" office:value="22.65">
            <text:p>22.65</text:p>
          </table:table-cell>
          <table:table-cell office:value-type="float" office:value="23.7">
            <text:p>23.7</text:p>
          </table:table-cell>
          <table:table-cell/>
          <table:table-cell table:formula="oooc:=ABS(([.F46]-[.E46])*100/[.E46])" office:value-type="float" office:value="4.47257383966244">
            <text:p>4.47</text:p>
          </table:table-cell>
          <table:table-cell table:formula="oooc:=ABS(([.G46]-[.E46])*100/[.E46])" office:value-type="float" office:value="12.2362869198312">
            <text:p>12.24</text:p>
          </table:table-cell>
          <table:table-cell table:formula="oooc:=ABS(([.H46]-[.E46])*100/[.E46])" office:value-type="float" office:value="5.69620253164556">
            <text:p>5.7</text:p>
          </table:table-cell>
          <table:table-cell table:formula="oooc:=ABS(([.I46]-[.E46])*100/[.E46])" office:value-type="float" office:value="4.89451476793249">
            <text:p>4.89</text:p>
          </table:table-cell>
          <table:table-cell table:formula="oooc:=ABS(([.J46]-[.E46])*100/[.E46])" office:value-type="float" office:value="3.08016877637131">
            <text:p>3.08</text:p>
          </table:table-cell>
          <table:table-cell table:formula="oooc:=ABS(([.K46]-[.E46])*100/[.E46])" office:value-type="float" office:value="4.43037974683545">
            <text:p>4.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0.27">
            <text:p>40.27</text:p>
          </table:table-cell>
          <table:table-cell office:value-type="float" office:value="32.46">
            <text:p>32.46</text:p>
          </table:table-cell>
          <table:table-cell office:value-type="float" office:value="43.39">
            <text:p>43.39</text:p>
          </table:table-cell>
          <table:table-cell office:value-type="float" office:value="40.16">
            <text:p>40.16</text:p>
          </table:table-cell>
          <table:table-cell office:value-type="float" office:value="38.74">
            <text:p>38.74</text:p>
          </table:table-cell>
          <table:table-cell office:value-type="float" office:value="43.17">
            <text:p>43.17</text:p>
          </table:table-cell>
          <table:table-cell office:value-type="float" office:value="36">
            <text:p>36</text:p>
          </table:table-cell>
          <table:table-cell/>
          <table:table-cell table:formula="oooc:=ABS(([.F47]-[.E47])*100/[.E47])" office:value-type="float" office:value="11.8611111111111">
            <text:p>11.86</text:p>
          </table:table-cell>
          <table:table-cell table:formula="oooc:=ABS(([.G47]-[.E47])*100/[.E47])" office:value-type="float" office:value="9.83333333333333">
            <text:p>9.83</text:p>
          </table:table-cell>
          <table:table-cell table:formula="oooc:=ABS(([.H47]-[.E47])*100/[.E47])" office:value-type="float" office:value="20.5277777777778">
            <text:p>20.53</text:p>
          </table:table-cell>
          <table:table-cell table:formula="oooc:=ABS(([.I47]-[.E47])*100/[.E47])" office:value-type="float" office:value="11.5555555555555">
            <text:p>11.56</text:p>
          </table:table-cell>
          <table:table-cell table:formula="oooc:=ABS(([.J47]-[.E47])*100/[.E47])" office:value-type="float" office:value="7.61111111111112">
            <text:p>7.61</text:p>
          </table:table-cell>
          <table:table-cell table:formula="oooc:=ABS(([.K47]-[.E47])*100/[.E47])" office:value-type="float" office:value="19.9166666666667">
            <text:p>19.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2.56">
            <text:p>52.56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6.75">
            <text:p>56.75</text:p>
          </table:table-cell>
          <table:table-cell office:value-type="float" office:value="57.7">
            <text:p>57.7</text:p>
          </table:table-cell>
          <table:table-cell/>
          <table:table-cell table:formula="oooc:=ABS(([.F48]-[.E48])*100/[.E48])" office:value-type="float" office:value="8.50953206239169">
            <text:p>8.51</text:p>
          </table:table-cell>
          <table:table-cell table:formula="oooc:=ABS(([.G48]-[.E48])*100/[.E48])" office:value-type="float" office:value="4.24610051993068">
            <text:p>4.25</text:p>
          </table:table-cell>
          <table:table-cell table:formula="oooc:=ABS(([.H48]-[.E48])*100/[.E48])" office:value-type="float" office:value="8.90814558058925">
            <text:p>8.91</text:p>
          </table:table-cell>
          <table:table-cell table:formula="oooc:=ABS(([.I48]-[.E48])*100/[.E48])" office:value-type="float" office:value="4.12478336221838">
            <text:p>4.12</text:p>
          </table:table-cell>
          <table:table-cell table:formula="oooc:=ABS(([.J48]-[.E48])*100/[.E48])" office:value-type="float" office:value="14.0901213171577">
            <text:p>14.09</text:p>
          </table:table-cell>
          <table:table-cell table:formula="oooc:=ABS(([.K48]-[.E48])*100/[.E48])" office:value-type="float" office:value="1.64644714038129">
            <text:p>1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1.79">
            <text:p>51.79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5.92">
            <text:p>55.92</text:p>
          </table:table-cell>
          <table:table-cell office:value-type="float" office:value="55.2">
            <text:p>55.2</text:p>
          </table:table-cell>
          <table:table-cell/>
          <table:table-cell table:formula="oooc:=ABS(([.F49]-[.E49])*100/[.E49])" office:value-type="float" office:value="5.77898550724638">
            <text:p>5.78</text:p>
          </table:table-cell>
          <table:table-cell table:formula="oooc:=ABS(([.G49]-[.E49])*100/[.E49])" office:value-type="float" office:value="4.71014492753622">
            <text:p>4.71</text:p>
          </table:table-cell>
          <table:table-cell table:formula="oooc:=ABS(([.H49]-[.E49])*100/[.E49])" office:value-type="float" office:value="6.17753623188406">
            <text:p>6.18</text:p>
          </table:table-cell>
          <table:table-cell table:formula="oooc:=ABS(([.I49]-[.E49])*100/[.E49])" office:value-type="float" office:value="0.416666666666674">
            <text:p>0.42</text:p>
          </table:table-cell>
          <table:table-cell table:formula="oooc:=ABS(([.J49]-[.E49])*100/[.E49])" office:value-type="float" office:value="5.28985507246377">
            <text:p>5.29</text:p>
          </table:table-cell>
          <table:table-cell table:formula="oooc:=ABS(([.K49]-[.E49])*100/[.E49])" office:value-type="float" office:value="1.30434782608695">
            <text:p>1.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1.71">
            <text:p>41.71</text:p>
          </table:table-cell>
          <table:table-cell office:value-type="float" office:value="25.47">
            <text:p>25.47</text:p>
          </table:table-cell>
          <table:table-cell office:value-type="float" office:value="44.72">
            <text:p>44.72</text:p>
          </table:table-cell>
          <table:table-cell office:value-type="float" office:value="40.63">
            <text:p>40.63</text:p>
          </table:table-cell>
          <table:table-cell office:value-type="float" office:value="40.4">
            <text:p>40.4</text:p>
          </table:table-cell>
          <table:table-cell office:value-type="float" office:value="41.84">
            <text:p>41.84</text:p>
          </table:table-cell>
          <table:table-cell office:value-type="float" office:value="44.9">
            <text:p>44.9</text:p>
          </table:table-cell>
          <table:table-cell/>
          <table:table-cell table:formula="oooc:=ABS(([.F50]-[.E50])*100/[.E50])" office:value-type="float" office:value="7.10467706013363">
            <text:p>7.1</text:p>
          </table:table-cell>
          <table:table-cell table:formula="oooc:=ABS(([.G50]-[.E50])*100/[.E50])" office:value-type="float" office:value="43.2739420935412">
            <text:p>43.27</text:p>
          </table:table-cell>
          <table:table-cell table:formula="oooc:=ABS(([.H50]-[.E50])*100/[.E50])" office:value-type="float" office:value="0.400890868596881">
            <text:p>0.4</text:p>
          </table:table-cell>
          <table:table-cell table:formula="oooc:=ABS(([.I50]-[.E50])*100/[.E50])" office:value-type="float" office:value="9.51002227171491">
            <text:p>9.51</text:p>
          </table:table-cell>
          <table:table-cell table:formula="oooc:=ABS(([.J50]-[.E50])*100/[.E50])" office:value-type="float" office:value="10.022271714922">
            <text:p>10.02</text:p>
          </table:table-cell>
          <table:table-cell table:formula="oooc:=ABS(([.K50]-[.E50])*100/[.E50])" office:value-type="float" office:value="6.81514476614698">
            <text:p>6.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48.02">
            <text:p>48.02</text:p>
          </table:table-cell>
          <table:table-cell office:value-type="float" office:value="41.08">
            <text:p>41.08</text:p>
          </table:table-cell>
          <table:table-cell office:value-type="float" office:value="47.72">
            <text:p>47.72</text:p>
          </table:table-cell>
          <table:table-cell office:value-type="float" office:value="49.19">
            <text:p>49.19</text:p>
          </table:table-cell>
          <table:table-cell office:value-type="float" office:value="45.2">
            <text:p>45.2</text:p>
          </table:table-cell>
          <table:table-cell office:value-type="float" office:value="47.33">
            <text:p>47.33</text:p>
          </table:table-cell>
          <table:table-cell office:value-type="float" office:value="47.7">
            <text:p>47.7</text:p>
          </table:table-cell>
          <table:table-cell/>
          <table:table-cell table:formula="oooc:=ABS(([.F51]-[.E51])*100/[.E51])" office:value-type="float" office:value="0.670859538784068">
            <text:p>0.67</text:p>
          </table:table-cell>
          <table:table-cell table:formula="oooc:=ABS(([.G51]-[.E51])*100/[.E51])" office:value-type="float" office:value="13.8784067085954">
            <text:p>13.88</text:p>
          </table:table-cell>
          <table:table-cell table:formula="oooc:=ABS(([.H51]-[.E51])*100/[.E51])" office:value-type="float" office:value="0.0419287211739958">
            <text:p>0.04</text:p>
          </table:table-cell>
          <table:table-cell table:formula="oooc:=ABS(([.I51]-[.E51])*100/[.E51])" office:value-type="float" office:value="3.1236897274633">
            <text:p>3.12</text:p>
          </table:table-cell>
          <table:table-cell table:formula="oooc:=ABS(([.J51]-[.E51])*100/[.E51])" office:value-type="float" office:value="5.24109014675052">
            <text:p>5.24</text:p>
          </table:table-cell>
          <table:table-cell table:formula="oooc:=ABS(([.K51]-[.E51])*100/[.E51])" office:value-type="float" office:value="0.775681341719087">
            <text:p>0.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5.17">
            <text:p>55.17</text:p>
          </table:table-cell>
          <table:table-cell office:value-type="float" office:value="51.38">
            <text:p>51.38</text:p>
          </table:table-cell>
          <table:table-cell office:value-type="float" office:value="54.99">
            <text:p>54.99</text:p>
          </table:table-cell>
          <table:table-cell office:value-type="float" office:value="58.94">
            <text:p>58.94</text:p>
          </table:table-cell>
          <table:table-cell office:value-type="float" office:value="53.39">
            <text:p>53.39</text:p>
          </table:table-cell>
          <table:table-cell office:value-type="float" office:value="58">
            <text:p>58</text:p>
          </table:table-cell>
          <table:table-cell office:value-type="float" office:value="55.1">
            <text:p>55.1</text:p>
          </table:table-cell>
          <table:table-cell/>
          <table:table-cell table:formula="oooc:=ABS(([.F52]-[.E52])*100/[.E52])" office:value-type="float" office:value="0.127041742286752">
            <text:p>0.13</text:p>
          </table:table-cell>
          <table:table-cell table:formula="oooc:=ABS(([.G52]-[.E52])*100/[.E52])" office:value-type="float" office:value="6.7513611615245">
            <text:p>6.75</text:p>
          </table:table-cell>
          <table:table-cell table:formula="oooc:=ABS(([.H52]-[.E52])*100/[.E52])" office:value-type="float" office:value="0.199637023593465">
            <text:p>0.2</text:p>
          </table:table-cell>
          <table:table-cell table:formula="oooc:=ABS(([.I52]-[.E52])*100/[.E52])" office:value-type="float" office:value="6.96914700544464">
            <text:p>6.97</text:p>
          </table:table-cell>
          <table:table-cell table:formula="oooc:=ABS(([.J52]-[.E52])*100/[.E52])" office:value-type="float" office:value="3.10344827586207">
            <text:p>3.1</text:p>
          </table:table-cell>
          <table:table-cell table:formula="oooc:=ABS(([.K52]-[.E52])*100/[.E52])" office:value-type="float" office:value="5.26315789473684">
            <text:p>5.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5.63">
            <text:p>55.63</text:p>
          </table:table-cell>
          <table:table-cell office:value-type="float" office:value="61.09">
            <text:p>61.09</text:p>
          </table:table-cell>
          <table:table-cell office:value-type="float" office:value="55.42">
            <text:p>55.42</text:p>
          </table:table-cell>
          <table:table-cell office:value-type="float" office:value="57.19">
            <text:p>57.19</text:p>
          </table:table-cell>
          <table:table-cell office:value-type="float" office:value="57.95">
            <text:p>57.95</text:p>
          </table:table-cell>
          <table:table-cell office:value-type="float" office:value="56.25">
            <text:p>56.25</text:p>
          </table:table-cell>
          <table:table-cell office:value-type="float" office:value="55.7">
            <text:p>55.7</text:p>
          </table:table-cell>
          <table:table-cell/>
          <table:table-cell table:formula="oooc:=ABS(([.F53]-[.E53])*100/[.E53])" office:value-type="float" office:value="0.125673249551167">
            <text:p>0.13</text:p>
          </table:table-cell>
          <table:table-cell table:formula="oooc:=ABS(([.G53]-[.E53])*100/[.E53])" office:value-type="float" office:value="9.67684021543986">
            <text:p>9.68</text:p>
          </table:table-cell>
          <table:table-cell table:formula="oooc:=ABS(([.H53]-[.E53])*100/[.E53])" office:value-type="float" office:value="0.50269299820467">
            <text:p>0.5</text:p>
          </table:table-cell>
          <table:table-cell table:formula="oooc:=ABS(([.I53]-[.E53])*100/[.E53])" office:value-type="float" office:value="2.6750448833034">
            <text:p>2.68</text:p>
          </table:table-cell>
          <table:table-cell table:formula="oooc:=ABS(([.J53]-[.E53])*100/[.E53])" office:value-type="float" office:value="4.0394973070018">
            <text:p>4.04</text:p>
          </table:table-cell>
          <table:table-cell table:formula="oooc:=ABS(([.K53]-[.E53])*100/[.E53])" office:value-type="float" office:value="0.987432675044878">
            <text:p>0.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6.42">
            <text:p>56.42</text:p>
          </table:table-cell>
          <table:table-cell office:value-type="float" office:value="58.58">
            <text:p>58.58</text:p>
          </table:table-cell>
          <table:table-cell office:value-type="float" office:value="56.2">
            <text:p>56.2</text:p>
          </table:table-cell>
          <table:table-cell office:value-type="float" office:value="57.45">
            <text:p>57.45</text:p>
          </table:table-cell>
          <table:table-cell office:value-type="float" office:value="55.3">
            <text:p>55.3</text:p>
          </table:table-cell>
          <table:table-cell office:value-type="float" office:value="57.02">
            <text:p>57.02</text:p>
          </table:table-cell>
          <table:table-cell office:value-type="float" office:value="56.1">
            <text:p>56.1</text:p>
          </table:table-cell>
          <table:table-cell/>
          <table:table-cell table:formula="oooc:=ABS(([.F54]-[.E54])*100/[.E54])" office:value-type="float" office:value="0.570409982174688">
            <text:p>0.57</text:p>
          </table:table-cell>
          <table:table-cell table:formula="oooc:=ABS(([.G54]-[.E54])*100/[.E54])" office:value-type="float" office:value="4.42067736185383">
            <text:p>4.42</text:p>
          </table:table-cell>
          <table:table-cell table:formula="oooc:=ABS(([.H54]-[.E54])*100/[.E54])" office:value-type="float" office:value="0.178253119429593">
            <text:p>0.18</text:p>
          </table:table-cell>
          <table:table-cell table:formula="oooc:=ABS(([.I54]-[.E54])*100/[.E54])" office:value-type="float" office:value="2.40641711229947">
            <text:p>2.41</text:p>
          </table:table-cell>
          <table:table-cell table:formula="oooc:=ABS(([.J54]-[.E54])*100/[.E54])" office:value-type="float" office:value="1.42602495543673">
            <text:p>1.43</text:p>
          </table:table-cell>
          <table:table-cell table:formula="oooc:=ABS(([.K54]-[.E54])*100/[.E54])" office:value-type="float" office:value="1.63992869875223">
            <text:p>1.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2.79">
            <text:p>12.79</text:p>
          </table:table-cell>
          <table:table-cell office:value-type="float" office:value="15.54">
            <text:p>15.54</text:p>
          </table:table-cell>
          <table:table-cell office:value-type="float" office:value="12.48">
            <text:p>12.48</text:p>
          </table:table-cell>
          <table:table-cell office:value-type="float" office:value="12.29">
            <text:p>12.29</text:p>
          </table:table-cell>
          <table:table-cell office:value-type="float" office:value="14.99">
            <text:p>14.99</text:p>
          </table:table-cell>
          <table:table-cell office:value-type="float" office:value="17.66">
            <text:p>17.66</text:p>
          </table:table-cell>
          <table:table-cell office:value-type="float" office:value="16.6">
            <text:p>16.6</text:p>
          </table:table-cell>
          <table:table-cell/>
          <table:table-cell table:formula="oooc:=ABS(([.F55]-[.E55])*100/[.E55])" office:value-type="float" office:value="22.9518072289157">
            <text:p>22.95</text:p>
          </table:table-cell>
          <table:table-cell table:formula="oooc:=ABS(([.G55]-[.E55])*100/[.E55])" office:value-type="float" office:value="6.38554216867471">
            <text:p>6.39</text:p>
          </table:table-cell>
          <table:table-cell table:formula="oooc:=ABS(([.H55]-[.E55])*100/[.E55])" office:value-type="float" office:value="24.8192771084337">
            <text:p>24.82</text:p>
          </table:table-cell>
          <table:table-cell table:formula="oooc:=ABS(([.I55]-[.E55])*100/[.E55])" office:value-type="float" office:value="25.9638554216868">
            <text:p>25.96</text:p>
          </table:table-cell>
          <table:table-cell table:formula="oooc:=ABS(([.J55]-[.E55])*100/[.E55])" office:value-type="float" office:value="9.6987951807229">
            <text:p>9.7</text:p>
          </table:table-cell>
          <table:table-cell table:formula="oooc:=ABS(([.K55]-[.E55])*100/[.E55])" office:value-type="float" office:value="6.38554216867469">
            <text:p>6.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4.66">
            <text:p>44.66</text:p>
          </table:table-cell>
          <table:table-cell office:value-type="float" office:value="41.72">
            <text:p>41.72</text:p>
          </table:table-cell>
          <table:table-cell office:value-type="float" office:value="44.49">
            <text:p>44.49</text:p>
          </table:table-cell>
          <table:table-cell office:value-type="float" office:value="44.25">
            <text:p>44.25</text:p>
          </table:table-cell>
          <table:table-cell office:value-type="float" office:value="45.26">
            <text:p>45.26</text:p>
          </table:table-cell>
          <table:table-cell office:value-type="float" office:value="44.31">
            <text:p>44.31</text:p>
          </table:table-cell>
          <table:table-cell office:value-type="float" office:value="47.4">
            <text:p>47.4</text:p>
          </table:table-cell>
          <table:table-cell/>
          <table:table-cell table:formula="oooc:=ABS(([.F56]-[.E56])*100/[.E56])" office:value-type="float" office:value="5.78059071729958">
            <text:p>5.78</text:p>
          </table:table-cell>
          <table:table-cell table:formula="oooc:=ABS(([.G56]-[.E56])*100/[.E56])" office:value-type="float" office:value="11.9831223628692">
            <text:p>11.98</text:p>
          </table:table-cell>
          <table:table-cell table:formula="oooc:=ABS(([.H56]-[.E56])*100/[.E56])" office:value-type="float" office:value="6.13924050632911">
            <text:p>6.14</text:p>
          </table:table-cell>
          <table:table-cell table:formula="oooc:=ABS(([.I56]-[.E56])*100/[.E56])" office:value-type="float" office:value="6.64556962025316">
            <text:p>6.65</text:p>
          </table:table-cell>
          <table:table-cell table:formula="oooc:=ABS(([.J56]-[.E56])*100/[.E56])" office:value-type="float" office:value="4.51476793248945">
            <text:p>4.51</text:p>
          </table:table-cell>
          <table:table-cell table:formula="oooc:=ABS(([.K56]-[.E56])*100/[.E56])" office:value-type="float" office:value="6.51898734177214">
            <text:p>6.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2.56">
            <text:p>52.56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6.75">
            <text:p>56.75</text:p>
          </table:table-cell>
          <table:table-cell office:value-type="float" office:value="53.9">
            <text:p>53.9</text:p>
          </table:table-cell>
          <table:table-cell/>
          <table:table-cell table:formula="oooc:=ABS(([.F57]-[.E57])*100/[.E57])" office:value-type="float" office:value="2.05936920222634">
            <text:p>2.06</text:p>
          </table:table-cell>
          <table:table-cell table:formula="oooc:=ABS(([.G57]-[.E57])*100/[.E57])" office:value-type="float" office:value="2.50463821892394">
            <text:p>2.5</text:p>
          </table:table-cell>
          <table:table-cell table:formula="oooc:=ABS(([.H57]-[.E57])*100/[.E57])" office:value-type="float" office:value="2.48608534322819">
            <text:p>2.49</text:p>
          </table:table-cell>
          <table:table-cell table:formula="oooc:=ABS(([.I57]-[.E57])*100/[.E57])" office:value-type="float" office:value="2.63450834879407">
            <text:p>2.63</text:p>
          </table:table-cell>
          <table:table-cell table:formula="oooc:=ABS(([.J57]-[.E57])*100/[.E57])" office:value-type="float" office:value="8.03339517625232">
            <text:p>8.03</text:p>
          </table:table-cell>
          <table:table-cell table:formula="oooc:=ABS(([.K57]-[.E57])*100/[.E57])" office:value-type="float" office:value="5.28756957328386">
            <text:p>5.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1.79">
            <text:p>51.79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5.92">
            <text:p>55.92</text:p>
          </table:table-cell>
          <table:table-cell office:value-type="float" office:value="59.6">
            <text:p>59.6</text:p>
          </table:table-cell>
          <table:table-cell/>
          <table:table-cell table:formula="oooc:=ABS(([.F58]-[.E58])*100/[.E58])" office:value-type="float" office:value="12.7348993288591">
            <text:p>12.73</text:p>
          </table:table-cell>
          <table:table-cell table:formula="oooc:=ABS(([.G58]-[.E58])*100/[.E58])" office:value-type="float" office:value="3.02013422818793">
            <text:p>3.02</text:p>
          </table:table-cell>
          <table:table-cell table:formula="oooc:=ABS(([.H58]-[.E58])*100/[.E58])" office:value-type="float" office:value="13.1040268456376">
            <text:p>13.1</text:p>
          </table:table-cell>
          <table:table-cell table:formula="oooc:=ABS(([.I58]-[.E58])*100/[.E58])" office:value-type="float" office:value="7.76845637583893">
            <text:p>7.77</text:p>
          </table:table-cell>
          <table:table-cell table:formula="oooc:=ABS(([.J58]-[.E58])*100/[.E58])" office:value-type="float" office:value="12.2818791946309">
            <text:p>12.28</text:p>
          </table:table-cell>
          <table:table-cell table:formula="oooc:=ABS(([.K58]-[.E58])*100/[.E58])" office:value-type="float" office:value="6.1744966442953">
            <text:p>6.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5.82">
            <text:p>55.82</text:p>
          </table:table-cell>
          <table:table-cell office:value-type="float" office:value="51.7">
            <text:p>51.7</text:p>
          </table:table-cell>
          <table:table-cell office:value-type="float" office:value="55.66">
            <text:p>55.66</text:p>
          </table:table-cell>
          <table:table-cell office:value-type="float" office:value="54.39">
            <text:p>54.39</text:p>
          </table:table-cell>
          <table:table-cell office:value-type="float" office:value="56.28">
            <text:p>56.28</text:p>
          </table:table-cell>
          <table:table-cell office:value-type="float" office:value="54.51">
            <text:p>54.51</text:p>
          </table:table-cell>
          <table:table-cell office:value-type="float" office:value="58.1">
            <text:p>58.1</text:p>
          </table:table-cell>
          <table:table-cell/>
          <table:table-cell table:formula="oooc:=ABS(([.F59]-[.E59])*100/[.E59])" office:value-type="float" office:value="3.92426850258176">
            <text:p>3.92</text:p>
          </table:table-cell>
          <table:table-cell table:formula="oooc:=ABS(([.G59]-[.E59])*100/[.E59])" office:value-type="float" office:value="11.0154905335628">
            <text:p>11.02</text:p>
          </table:table-cell>
          <table:table-cell table:formula="oooc:=ABS(([.H59]-[.E59])*100/[.E59])" office:value-type="float" office:value="4.19965576592083">
            <text:p>4.2</text:p>
          </table:table-cell>
          <table:table-cell table:formula="oooc:=ABS(([.I59]-[.E59])*100/[.E59])" office:value-type="float" office:value="6.3855421686747">
            <text:p>6.39</text:p>
          </table:table-cell>
          <table:table-cell table:formula="oooc:=ABS(([.J59]-[.E59])*100/[.E59])" office:value-type="float" office:value="3.13253012048193">
            <text:p>3.13</text:p>
          </table:table-cell>
          <table:table-cell table:formula="oooc:=ABS(([.K59]-[.E59])*100/[.E59])" office:value-type="float" office:value="6.1790017211704">
            <text:p>6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4.48">
            <text:p>34.48</text:p>
          </table:table-cell>
          <table:table-cell office:value-type="float" office:value="13.75">
            <text:p>13.75</text:p>
          </table:table-cell>
          <table:table-cell office:value-type="float" office:value="34.26">
            <text:p>34.26</text:p>
          </table:table-cell>
          <table:table-cell office:value-type="float" office:value="36.88">
            <text:p>36.88</text:p>
          </table:table-cell>
          <table:table-cell office:value-type="float" office:value="32.51">
            <text:p>32.51</text:p>
          </table:table-cell>
          <table:table-cell office:value-type="float" office:value="35.55">
            <text:p>35.55</text:p>
          </table:table-cell>
          <table:table-cell office:value-type="float" office:value="36.1">
            <text:p>36.1</text:p>
          </table:table-cell>
          <table:table-cell/>
          <table:table-cell table:formula="oooc:=ABS(([.F60]-[.E60])*100/[.E60])" office:value-type="float" office:value="4.48753462603879">
            <text:p>4.49</text:p>
          </table:table-cell>
          <table:table-cell table:formula="oooc:=ABS(([.G60]-[.E60])*100/[.E60])" office:value-type="float" office:value="61.9113573407202">
            <text:p>61.91</text:p>
          </table:table-cell>
          <table:table-cell table:formula="oooc:=ABS(([.H60]-[.E60])*100/[.E60])" office:value-type="float" office:value="5.09695290858727">
            <text:p>5.1</text:p>
          </table:table-cell>
          <table:table-cell table:formula="oooc:=ABS(([.I60]-[.E60])*100/[.E60])" office:value-type="float" office:value="2.1606648199446">
            <text:p>2.16</text:p>
          </table:table-cell>
          <table:table-cell table:formula="oooc:=ABS(([.J60]-[.E60])*100/[.E60])" office:value-type="float" office:value="9.94459833795015">
            <text:p>9.94</text:p>
          </table:table-cell>
          <table:table-cell table:formula="oooc:=ABS(([.K60]-[.E60])*100/[.E60])" office:value-type="float" office:value="1.5235457063712">
            <text:p>1.5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25:.N60])" office:value-type="float" office:value="5.03829804877017">
            <text:p>5.04</text:p>
          </table:table-cell>
          <table:table-cell table:formula="oooc:=AVERAGE([.O25:.O60])" office:value-type="float" office:value="20.0054626495351">
            <text:p>20.01</text:p>
          </table:table-cell>
          <table:table-cell table:formula="oooc:=AVERAGE([.P25:.P60])" office:value-type="float" office:value="5.74716863629137">
            <text:p>5.75</text:p>
          </table:table-cell>
          <table:table-cell table:formula="oooc:=AVERAGE([.Q25:.Q60])" office:value-type="float" office:value="6.68915953378516">
            <text:p>6.69</text:p>
          </table:table-cell>
          <table:table-cell table:formula="oooc:=AVERAGE([.R25:.R60])" office:value-type="float" office:value="7.49149233377843">
            <text:p>7.49</text:p>
          </table:table-cell>
          <table:table-cell table:formula="oooc:=AVERAGE([.S25:.S60])" office:value-type="float" office:value="5.38212028245149">
            <text:p>5.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5"/>
          <table:table-cell>
            <draw:frame table:end-cell-address="Sheet1.AA80" table:end-x="1.866cm" table:end-y="0.204cm" draw:z-index="2" draw:style-name="gr1" svg:width="15.394cm" svg:height="8.729cm" svg:x="0.021cm" svg:y="0.019cm">
              <draw:object draw:notify-on-update-of-ranges="Sheet1.F62:Sheet1.F62 Sheet1.F63:Sheet1.F79 Sheet1.E63:Sheet1.E79 Sheet1.G62:Sheet1.G62 Sheet1.G63:Sheet1.G79 Sheet1.E63:Sheet1.E79 Sheet1.H62:Sheet1.H62 Sheet1.H63:Sheet1.H79 Sheet1.E63:Sheet1.E7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0.97">
            <text:p>40.97</text:p>
          </table:table-cell>
          <table:table-cell office:value-type="float" office:value="40.57">
            <text:p>40.57</text:p>
          </table:table-cell>
          <table:table-cell office:value-type="float" office:value="40.6">
            <text:p>40.6</text:p>
          </table:table-cell>
          <table:table-cell table:number-columns-repeated="5"/>
          <table:table-cell table:formula="oooc:=ABS(([.F64]-[.E64])*100/[.E64])" office:value-type="float" office:value="0.911330049261077">
            <text:p>0.91</text:p>
          </table:table-cell>
          <table:table-cell table:formula="oooc:=ABS(([.G64]-[.E64])*100/[.E64])" office:value-type="float" office:value="0.0738916256157663">
            <text:p>0.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89">
            <text:p>21.89</text:p>
          </table:table-cell>
          <table:table-cell office:value-type="float" office:value="24.32">
            <text:p>24.32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ooc:=ABS(([.F65]-[.E65])*100/[.E65])" office:value-type="float" office:value="10.6530612244898">
            <text:p>10.65</text:p>
          </table:table-cell>
          <table:table-cell table:formula="oooc:=ABS(([.G65]-[.E65])*100/[.E65])" office:value-type="float" office:value="0.734693877551019">
            <text:p>0.7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1">
            <text:p>35.91</text:p>
          </table:table-cell>
          <table:table-cell office:value-type="float" office:value="36.68">
            <text:p>36.68</text:p>
          </table:table-cell>
          <table:table-cell office:value-type="float" office:value="37.5">
            <text:p>37.5</text:p>
          </table:table-cell>
          <table:table-cell table:number-columns-repeated="5"/>
          <table:table-cell table:formula="oooc:=ABS(([.F66]-[.E66])*100/[.E66])" office:value-type="float" office:value="4.24000000000001">
            <text:p>4.24</text:p>
          </table:table-cell>
          <table:table-cell table:formula="oooc:=ABS(([.G66]-[.E66])*100/[.E66])" office:value-type="float" office:value="2.18666666666667">
            <text:p>2.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1">
            <text:p>35.91</text:p>
          </table:table-cell>
          <table:table-cell office:value-type="float" office:value="28.91">
            <text:p>28.9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ooc:=ABS(([.F67]-[.E67])*100/[.E67])" office:value-type="float" office:value="22.1428571428571">
            <text:p>22.14</text:p>
          </table:table-cell>
          <table:table-cell table:formula="oooc:=ABS(([.G67]-[.E67])*100/[.E67])" office:value-type="float" office:value="1.66666666666666">
            <text:p>1.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3">
            <text:p>45.23</text:p>
          </table:table-cell>
          <table:table-cell office:value-type="float" office:value="48.15">
            <text:p>48.15</text:p>
          </table:table-cell>
          <table:table-cell office:value-type="float" office:value="50.9">
            <text:p>50.9</text:p>
          </table:table-cell>
          <table:table-cell table:number-columns-repeated="5"/>
          <table:table-cell table:formula="oooc:=ABS(([.F68]-[.E68])*100/[.E68])" office:value-type="float" office:value="11.139489194499">
            <text:p>11.14</text:p>
          </table:table-cell>
          <table:table-cell table:formula="oooc:=ABS(([.G68]-[.E68])*100/[.E68])" office:value-type="float" office:value="5.40275049115914">
            <text:p>5.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65">
            <text:p>55.65</text:p>
          </table:table-cell>
          <table:table-cell office:value-type="float" office:value="58.83">
            <text:p>58.83</text:p>
          </table:table-cell>
          <table:table-cell office:value-type="float" office:value="59.6">
            <text:p>59.6</text:p>
          </table:table-cell>
          <table:table-cell table:number-columns-repeated="5"/>
          <table:table-cell table:formula="oooc:=ABS(([.F69]-[.E69])*100/[.E69])" office:value-type="float" office:value="6.62751677852349">
            <text:p>6.63</text:p>
          </table:table-cell>
          <table:table-cell table:formula="oooc:=ABS(([.G69]-[.E69])*100/[.E69])" office:value-type="float" office:value="1.29194630872484">
            <text:p>1.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2">
            <text:p>33.92</text:p>
          </table:table-cell>
          <table:table-cell office:value-type="float" office:value="33.97">
            <text:p>33.97</text:p>
          </table:table-cell>
          <table:table-cell office:value-type="float" office:value="33.8">
            <text:p>33.8</text:p>
          </table:table-cell>
          <table:table-cell table:number-columns-repeated="5"/>
          <table:table-cell table:formula="oooc:=ABS(([.F70]-[.E70])*100/[.E70])" office:value-type="float" office:value="0.35502958579883">
            <text:p>0.36</text:p>
          </table:table-cell>
          <table:table-cell table:formula="oooc:=ABS(([.G70]-[.E70])*100/[.E70])" office:value-type="float" office:value="0.502958579881662">
            <text:p>0.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79">
            <text:p>35.79</text:p>
          </table:table-cell>
          <table:table-cell office:value-type="float" office:value="37.29">
            <text:p>37.29</text:p>
          </table:table-cell>
          <table:table-cell office:value-type="float" office:value="37.2">
            <text:p>37.2</text:p>
          </table:table-cell>
          <table:table-cell table:number-columns-repeated="5"/>
          <table:table-cell table:formula="oooc:=ABS(([.F71]-[.E71])*100/[.E71])" office:value-type="float" office:value="3.79032258064517">
            <text:p>3.79</text:p>
          </table:table-cell>
          <table:table-cell table:formula="oooc:=ABS(([.G71]-[.E71])*100/[.E71])" office:value-type="float" office:value="0.241935483870958">
            <text:p>0.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">
            <text:p>57.9</text:p>
          </table:table-cell>
          <table:table-cell office:value-type="float" office:value="58.16">
            <text:p>58.16</text:p>
          </table:table-cell>
          <table:table-cell office:value-type="float" office:value="56.3">
            <text:p>56.3</text:p>
          </table:table-cell>
          <table:table-cell table:number-columns-repeated="5"/>
          <table:table-cell table:formula="oooc:=ABS(([.F72]-[.E72])*100/[.E72])" office:value-type="float" office:value="2.84191829484903">
            <text:p>2.84</text:p>
          </table:table-cell>
          <table:table-cell table:formula="oooc:=ABS(([.G72]-[.E72])*100/[.E72])" office:value-type="float" office:value="3.30373001776199">
            <text:p>3.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">
            <text:p>64.9</text:p>
          </table:table-cell>
          <table:table-cell office:value-type="float" office:value="65.86">
            <text:p>65.86</text:p>
          </table:table-cell>
          <table:table-cell office:value-type="float" office:value="66.5">
            <text:p>66.5</text:p>
          </table:table-cell>
          <table:table-cell table:number-columns-repeated="5"/>
          <table:table-cell table:formula="oooc:=ABS(([.F73]-[.E73])*100/[.E73])" office:value-type="float" office:value="2.40601503759398">
            <text:p>2.41</text:p>
          </table:table-cell>
          <table:table-cell table:formula="oooc:=ABS(([.G73]-[.E73])*100/[.E73])" office:value-type="float" office:value="0.962406015037595">
            <text:p>0.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7.99">
            <text:p>57.99</text:p>
          </table:table-cell>
          <table:table-cell office:value-type="float" office:value="58.38">
            <text:p>58.38</text:p>
          </table:table-cell>
          <table:table-cell office:value-type="float" office:value="59.1">
            <text:p>59.1</text:p>
          </table:table-cell>
          <table:table-cell table:number-columns-repeated="5"/>
          <table:table-cell table:formula="oooc:=ABS(([.F74]-[.E74])*100/[.E74])" office:value-type="float" office:value="1.87817258883249">
            <text:p>1.88</text:p>
          </table:table-cell>
          <table:table-cell table:formula="oooc:=ABS(([.G74]-[.E74])*100/[.E74])" office:value-type="float" office:value="1.21827411167513">
            <text:p>1.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">
            <text:p>53.4</text:p>
          </table:table-cell>
          <table:table-cell office:value-type="float" office:value="54.94">
            <text:p>54.94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ooc:=ABS(([.F75]-[.E75])*100/[.E75])" office:value-type="float" office:value="4.98220640569396">
            <text:p>4.98</text:p>
          </table:table-cell>
          <table:table-cell table:formula="oooc:=ABS(([.G75]-[.E75])*100/[.E75])" office:value-type="float" office:value="2.24199288256229">
            <text:p>2.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08">
            <text:p>64.08</text:p>
          </table:table-cell>
          <table:table-cell office:value-type="float" office:value="66.66">
            <text:p>66.66</text:p>
          </table:table-cell>
          <table:table-cell office:value-type="float" office:value="67.1">
            <text:p>67.1</text:p>
          </table:table-cell>
          <table:table-cell table:number-columns-repeated="5"/>
          <table:table-cell table:formula="oooc:=ABS(([.F76]-[.E76])*100/[.E76])" office:value-type="float" office:value="4.50074515648286">
            <text:p>4.5</text:p>
          </table:table-cell>
          <table:table-cell table:formula="oooc:=ABS(([.G76]-[.E76])*100/[.E76])" office:value-type="float" office:value="0.655737704918029">
            <text:p>0.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79">
            <text:p>35.79</text:p>
          </table:table-cell>
          <table:table-cell office:value-type="float" office:value="29.83">
            <text:p>29.83</text:p>
          </table:table-cell>
          <table:table-cell office:value-type="float" office:value="30.2">
            <text:p>30.2</text:p>
          </table:table-cell>
          <table:table-cell table:number-columns-repeated="5"/>
          <table:table-cell table:formula="oooc:=ABS(([.F77]-[.E77])*100/[.E77])" office:value-type="float" office:value="18.5099337748344">
            <text:p>18.51</text:p>
          </table:table-cell>
          <table:table-cell table:formula="oooc:=ABS(([.G77]-[.E77])*100/[.E77])" office:value-type="float" office:value="1.22516556291391">
            <text:p>1.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58">
            <text:p>62.58</text:p>
          </table:table-cell>
          <table:table-cell office:value-type="float" office:value="64.73">
            <text:p>64.73</text:p>
          </table:table-cell>
          <table:table-cell office:value-type="float" office:value="64.9">
            <text:p>64.9</text:p>
          </table:table-cell>
          <table:table-cell table:number-columns-repeated="5"/>
          <table:table-cell table:formula="oooc:=ABS(([.F78]-[.E78])*100/[.E78])" office:value-type="float" office:value="3.57473035439138">
            <text:p>3.57</text:p>
          </table:table-cell>
          <table:table-cell table:formula="oooc:=ABS(([.G78]-[.E78])*100/[.E78])" office:value-type="float" office:value="0.261941448382129">
            <text:p>0.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17">
            <text:p>49.17</text:p>
          </table:table-cell>
          <table:table-cell office:value-type="float" office:value="48.96">
            <text:p>48.96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F79]-[.E79])*100/[.E79])" office:value-type="float" office:value="7.59299781181619">
            <text:p>7.59</text:p>
          </table:table-cell>
          <table:table-cell table:formula="oooc:=ABS(([.G79]-[.E79])*100/[.E79])" office:value-type="float" office:value="7.13347921225382">
            <text:p>7.1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64:.N79])" office:value-type="float" office:value="6.63414537378555">
            <text:p>6.63</text:p>
          </table:table-cell>
          <table:table-cell table:formula="oooc:=AVERAGE([.O64:.O79])" office:value-type="float" office:value="1.8190147909776">
            <text:p>1.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3.54">
            <text:p>43.54</text:p>
          </table:table-cell>
          <table:table-cell office:value-type="float" office:value="39.86">
            <text:p>39.86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ooc:=ABS(([.F83]-[.E83])*100/[.E83])" office:value-type="float" office:value="3.24444444444445">
            <text:p>3.24</text:p>
          </table:table-cell>
          <table:table-cell table:formula="oooc:=ABS(([.G83]-[.E83])*100/[.E83])" office:value-type="float" office:value="11.4222222222222">
            <text:p>11.42</text:p>
          </table:table-cell>
          <table:table-cell table:number-columns-repeated="5"/>
          <table:table-cell>
            <draw:frame table:end-cell-address="Sheet1.AC107" table:end-x="0.011cm" table:end-y="0.316cm" draw:z-index="3" draw:style-name="gr1" svg:width="18.065cm" svg:height="12.274cm" svg:x="0.011cm" svg:y="0.104cm">
              <draw:object draw:notify-on-update-of-ranges="Sheet1.F81:Sheet1.F81 Sheet1.F82:Sheet1.F118 Sheet1.E82:Sheet1.E118 Sheet1.G81:Sheet1.G81 Sheet1.G82:Sheet1.G118 Sheet1.E82:Sheet1.E118 Sheet1.H81:Sheet1.H81 Sheet1.H82:Sheet1.H118 Sheet1.E82:Sheet1.E1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4.18">
            <text:p>44.18</text:p>
          </table:table-cell>
          <table:table-cell office:value-type="float" office:value="46.54">
            <text:p>46.54</text:p>
          </table:table-cell>
          <table:table-cell office:value-type="float" office:value="46.4">
            <text:p>46.4</text:p>
          </table:table-cell>
          <table:table-cell table:number-columns-repeated="5"/>
          <table:table-cell table:formula="oooc:=ABS(([.F84]-[.E84])*100/[.E84])" office:value-type="float" office:value="4.78448275862069">
            <text:p>4.78</text:p>
          </table:table-cell>
          <table:table-cell table:formula="oooc:=ABS(([.G84]-[.E84])*100/[.E84])" office:value-type="float" office:value="0.301724137931036">
            <text:p>0.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48.27">
            <text:p>48.27</text:p>
          </table:table-cell>
          <table:table-cell office:value-type="float" office:value="48.22">
            <text:p>48.22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F85]-[.E85])*100/[.E85])" office:value-type="float" office:value="5.62363238512035">
            <text:p>5.62</text:p>
          </table:table-cell>
          <table:table-cell table:formula="oooc:=ABS(([.G85]-[.E85])*100/[.E85])" office:value-type="float" office:value="5.51422319474835">
            <text:p>5.5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ooc:=ABS(([.F86]-[.E86])*100/[.E86])" office:value-type="float" office:value="1.43552311435522">
            <text:p>1.44</text:p>
          </table:table-cell>
          <table:table-cell table:formula="oooc:=ABS(([.G86]-[.E86])*100/[.E86])" office:value-type="float" office:value="0.413625304136257">
            <text:p>0.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F87]-[.E87])*100/[.E87])" office:value-type="float" office:value="8.77461706783371">
            <text:p>8.77</text:p>
          </table:table-cell>
          <table:table-cell table:formula="oooc:=ABS(([.G87]-[.E87])*100/[.E87])" office:value-type="float" office:value="10.437636761488">
            <text:p>10.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3.32">
            <text:p>53.32</text:p>
          </table:table-cell>
          <table:table-cell office:value-type="float" office:value="51.77">
            <text:p>51.77</text:p>
          </table:table-cell>
          <table:table-cell office:value-type="float" office:value="53.9">
            <text:p>53.9</text:p>
          </table:table-cell>
          <table:table-cell table:number-columns-repeated="5"/>
          <table:table-cell table:formula="oooc:=ABS(([.F88]-[.E88])*100/[.E88])" office:value-type="float" office:value="1.0760667903525">
            <text:p>1.08</text:p>
          </table:table-cell>
          <table:table-cell table:formula="oooc:=ABS(([.G88]-[.E88])*100/[.E88])" office:value-type="float" office:value="3.95176252319109">
            <text:p>3.95</text:p>
          </table:table-cell>
          <table:table-cell table:number-columns-repeated="13"/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3.83">
            <text:p>43.83</text:p>
          </table:table-cell>
          <table:table-cell office:value-type="float" office:value="42.91">
            <text:p>42.91</text:p>
          </table:table-cell>
          <table:table-cell office:value-type="float" office:value="41.7">
            <text:p>41.7</text:p>
          </table:table-cell>
          <table:table-cell table:number-columns-repeated="5"/>
          <table:table-cell table:formula="oooc:=ABS(([.F89]-[.E89])*100/[.E89])" office:value-type="float" office:value="5.10791366906474">
            <text:p>5.11</text:p>
          </table:table-cell>
          <table:table-cell table:formula="oooc:=ABS(([.G89]-[.E89])*100/[.E89])" office:value-type="float" office:value="2.90167865707433">
            <text:p>2.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0.87">
            <text:p>30.87</text:p>
          </table:table-cell>
          <table:table-cell office:value-type="float" office:value="29.08">
            <text:p>29.08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ooc:=ABS(([.F90]-[.E90])*100/[.E90])" office:value-type="float" office:value="16.0526315789474">
            <text:p>16.05</text:p>
          </table:table-cell>
          <table:table-cell table:formula="oooc:=ABS(([.G90]-[.E90])*100/[.E90])" office:value-type="float" office:value="9.32330827067668">
            <text:p>9.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9.65">
            <text:p>39.65</text:p>
          </table:table-cell>
          <table:table-cell office:value-type="float" office:value="42.35">
            <text:p>42.35</text:p>
          </table:table-cell>
          <table:table-cell office:value-type="float" office:value="42.8">
            <text:p>42.8</text:p>
          </table:table-cell>
          <table:table-cell table:number-columns-repeated="5"/>
          <table:table-cell table:formula="oooc:=ABS(([.F91]-[.E91])*100/[.E91])" office:value-type="float" office:value="7.35981308411215">
            <text:p>7.36</text:p>
          </table:table-cell>
          <table:table-cell table:formula="oooc:=ABS(([.G91]-[.E91])*100/[.E91])" office:value-type="float" office:value="1.05140186915887">
            <text:p>1.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1.4">
            <text:p>41.4</text:p>
          </table:table-cell>
          <table:table-cell table:number-columns-repeated="5"/>
          <table:table-cell table:formula="oooc:=ABS(([.F92]-[.E92])*100/[.E92])" office:value-type="float" office:value="5.31400966183576">
            <text:p>5.31</text:p>
          </table:table-cell>
          <table:table-cell table:formula="oooc:=ABS(([.G92]-[.E92])*100/[.E92])" office:value-type="float" office:value="5.36231884057971">
            <text:p>5.3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3.94">
            <text:p>53.94</text:p>
          </table:table-cell>
          <table:table-cell office:value-type="float" office:value="57.5">
            <text:p>57.5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ooc:=ABS(([.F93]-[.E93])*100/[.E93])" office:value-type="float" office:value="4.02135231316727">
            <text:p>4.02</text:p>
          </table:table-cell>
          <table:table-cell table:formula="oooc:=ABS(([.G93]-[.E93])*100/[.E93])" office:value-type="float" office:value="2.31316725978647">
            <text:p>2.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3.17">
            <text:p>53.17</text:p>
          </table:table-cell>
          <table:table-cell office:value-type="float" office:value="51.58">
            <text:p>51.58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ooc:=ABS(([.F94]-[.E94])*100/[.E94])" office:value-type="float" office:value="2.25">
            <text:p>2.25</text:p>
          </table:table-cell>
          <table:table-cell table:formula="oooc:=ABS(([.G94]-[.E94])*100/[.E94])" office:value-type="float" office:value="0.807692307692311">
            <text:p>0.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2.73">
            <text:p>42.73</text:p>
          </table:table-cell>
          <table:table-cell office:value-type="float" office:value="44.14">
            <text:p>44.14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ooc:=ABS(([.F95]-[.E95])*100/[.E95])" office:value-type="float" office:value="2.88636363636364">
            <text:p>2.89</text:p>
          </table:table-cell>
          <table:table-cell table:formula="oooc:=ABS(([.G95]-[.E95])*100/[.E95])" office:value-type="float" office:value="0.318181818181819">
            <text:p>0.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4.17">
            <text:p>44.17</text:p>
          </table:table-cell>
          <table:table-cell office:value-type="float" office:value="45.06">
            <text:p>45.06</text:p>
          </table:table-cell>
          <table:table-cell office:value-type="float" office:value="46.2">
            <text:p>46.2</text:p>
          </table:table-cell>
          <table:table-cell table:number-columns-repeated="5"/>
          <table:table-cell table:formula="oooc:=ABS(([.F96]-[.E96])*100/[.E96])" office:value-type="float" office:value="4.3939393939394">
            <text:p>4.39</text:p>
          </table:table-cell>
          <table:table-cell table:formula="oooc:=ABS(([.G96]-[.E96])*100/[.E96])" office:value-type="float" office:value="2.46753246753247">
            <text:p>2.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ooc:=ABS(([.F97]-[.E97])*100/[.E97])" office:value-type="float" office:value="0.278422273781913">
            <text:p>0.28</text:p>
          </table:table-cell>
          <table:table-cell table:formula="oooc:=ABS(([.G97]-[.E97])*100/[.E97])" office:value-type="float" office:value="7.9814385150812">
            <text:p>7.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6.6">
            <text:p>16.6</text:p>
          </table:table-cell>
          <table:table-cell office:value-type="float" office:value="18.7">
            <text:p>18.7</text:p>
          </table:table-cell>
          <table:table-cell office:value-type="float" office:value="19.3">
            <text:p>19.3</text:p>
          </table:table-cell>
          <table:table-cell table:number-columns-repeated="5"/>
          <table:table-cell table:formula="oooc:=ABS(([.F98]-[.E98])*100/[.E98])" office:value-type="float" office:value="13.9896373056995">
            <text:p>13.99</text:p>
          </table:table-cell>
          <table:table-cell table:formula="oooc:=ABS(([.G98]-[.E98])*100/[.E98])" office:value-type="float" office:value="3.10880829015545">
            <text:p>3.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2.89">
            <text:p>42.89</text:p>
          </table:table-cell>
          <table:table-cell office:value-type="float" office:value="48.06">
            <text:p>48.06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ooc:=ABS(([.F99]-[.E99])*100/[.E99])" office:value-type="float" office:value="14.22">
            <text:p>14.22</text:p>
          </table:table-cell>
          <table:table-cell table:formula="oooc:=ABS(([.G99]-[.E99])*100/[.E99])" office:value-type="float" office:value="3.88">
            <text:p>3.8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5.06">
            <text:p>55.06</text:p>
          </table:table-cell>
          <table:table-cell office:value-type="float" office:value="55.9">
            <text:p>55.9</text:p>
          </table:table-cell>
          <table:table-cell office:value-type="float" office:value="57.2">
            <text:p>57.2</text:p>
          </table:table-cell>
          <table:table-cell table:number-columns-repeated="5"/>
          <table:table-cell table:formula="oooc:=ABS(([.F100]-[.E100])*100/[.E100])" office:value-type="float" office:value="3.74125874125874">
            <text:p>3.74</text:p>
          </table:table-cell>
          <table:table-cell table:formula="oooc:=ABS(([.G100]-[.E100])*100/[.E100])" office:value-type="float" office:value="2.27272727272728">
            <text:p>2.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6.27">
            <text:p>66.27</text:p>
          </table:table-cell>
          <table:table-cell office:value-type="float" office:value="66.56">
            <text:p>66.56</text:p>
          </table:table-cell>
          <table:table-cell office:value-type="float" office:value="67.2">
            <text:p>67.2</text:p>
          </table:table-cell>
          <table:table-cell table:number-columns-repeated="5"/>
          <table:table-cell table:formula="oooc:=ABS(([.F101]-[.E101])*100/[.E101])" office:value-type="float" office:value="1.38392857142858">
            <text:p>1.38</text:p>
          </table:table-cell>
          <table:table-cell table:formula="oooc:=ABS(([.G101]-[.E101])*100/[.E101])" office:value-type="float" office:value="0.952380952380953">
            <text:p>0.9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59.8">
            <text:p>59.8</text:p>
          </table:table-cell>
          <table:table-cell table:number-columns-repeated="5"/>
          <table:table-cell table:formula="oooc:=ABS(([.F102]-[.E102])*100/[.E102])" office:value-type="float" office:value="1.22073578595318">
            <text:p>1.22</text:p>
          </table:table-cell>
          <table:table-cell table:formula="oooc:=ABS(([.G102]-[.E102])*100/[.E102])" office:value-type="float" office:value="3.9799331103679">
            <text:p>3.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0.53">
            <text:p>40.53</text:p>
          </table:table-cell>
          <table:table-cell office:value-type="float" office:value="40.33">
            <text:p>40.33</text:p>
          </table:table-cell>
          <table:table-cell office:value-type="float" office:value="42">
            <text:p>42</text:p>
          </table:table-cell>
          <table:table-cell table:number-columns-repeated="5"/>
          <table:table-cell table:formula="oooc:=ABS(([.F103]-[.E103])*100/[.E103])" office:value-type="float" office:value="3.5">
            <text:p>3.5</text:p>
          </table:table-cell>
          <table:table-cell table:formula="oooc:=ABS(([.G103]-[.E103])*100/[.E103])" office:value-type="float" office:value="3.97619047619048">
            <text:p>3.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6.85">
            <text:p>36.85</text:p>
          </table:table-cell>
          <table:table-cell office:value-type="float" office:value="39.35">
            <text:p>39.35</text:p>
          </table:table-cell>
          <table:table-cell office:value-type="float" office:value="39.1">
            <text:p>39.1</text:p>
          </table:table-cell>
          <table:table-cell table:number-columns-repeated="5"/>
          <table:table-cell table:formula="oooc:=ABS(([.F104]-[.E104])*100/[.E104])" office:value-type="float" office:value="5.75447570332481">
            <text:p>5.75</text:p>
          </table:table-cell>
          <table:table-cell table:formula="oooc:=ABS(([.G104]-[.E104])*100/[.E104])" office:value-type="float" office:value="0.639386189258312">
            <text:p>0.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6.45">
            <text:p>56.45</text:p>
          </table:table-cell>
          <table:table-cell office:value-type="float" office:value="55.89">
            <text:p>55.89</text:p>
          </table:table-cell>
          <table:table-cell office:value-type="float" office:value="55.3">
            <text:p>55.3</text:p>
          </table:table-cell>
          <table:table-cell table:number-columns-repeated="5"/>
          <table:table-cell table:formula="oooc:=ABS(([.F105]-[.E105])*100/[.E105])" office:value-type="float" office:value="2.07956600361665">
            <text:p>2.08</text:p>
          </table:table-cell>
          <table:table-cell table:formula="oooc:=ABS(([.G105]-[.E105])*100/[.E105])" office:value-type="float" office:value="1.06690777576854">
            <text:p>1.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1.99">
            <text:p>41.99</text:p>
          </table:table-cell>
          <table:table-cell office:value-type="float" office:value="41.62">
            <text:p>41.62</text:p>
          </table:table-cell>
          <table:table-cell office:value-type="float" office:value="54.9">
            <text:p>54.9</text:p>
          </table:table-cell>
          <table:table-cell table:number-columns-repeated="5"/>
          <table:table-cell table:formula="oooc:=ABS(([.F106]-[.E106])*100/[.E106])" office:value-type="float" office:value="23.5154826958106">
            <text:p>23.52</text:p>
          </table:table-cell>
          <table:table-cell table:formula="oooc:=ABS(([.G106]-[.E106])*100/[.E106])" office:value-type="float" office:value="24.1894353369763">
            <text:p>24.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5.3">
            <text:p>45.3</text:p>
          </table:table-cell>
          <table:table-cell table:number-columns-repeated="5"/>
          <table:table-cell table:formula="oooc:=ABS(([.F107]-[.E107])*100/[.E107])" office:value-type="float" office:value="5.12141280353201">
            <text:p>5.12</text:p>
          </table:table-cell>
          <table:table-cell table:formula="oooc:=ABS(([.G107]-[.E107])*100/[.E107])" office:value-type="float" office:value="2.73730684326711">
            <text:p>2.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47.31">
            <text:p>47.31</text:p>
          </table:table-cell>
          <table:table-cell office:value-type="float" office:value="49.72">
            <text:p>49.72</text:p>
          </table:table-cell>
          <table:table-cell office:value-type="float" office:value="49.3">
            <text:p>49.3</text:p>
          </table:table-cell>
          <table:table-cell table:number-columns-repeated="5"/>
          <table:table-cell table:formula="oooc:=ABS(([.F108]-[.E108])*100/[.E108])" office:value-type="float" office:value="4.0365111561866">
            <text:p>4.04</text:p>
          </table:table-cell>
          <table:table-cell table:formula="oooc:=ABS(([.G108]-[.E108])*100/[.E108])" office:value-type="float" office:value="0.85192697768763">
            <text:p>0.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7.16">
            <text:p>47.16</text:p>
          </table:table-cell>
          <table:table-cell office:value-type="float" office:value="48.91">
            <text:p>48.91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ooc:=ABS(([.F109]-[.E109])*100/[.E109])" office:value-type="float" office:value="3.16221765913759">
            <text:p>3.16</text:p>
          </table:table-cell>
          <table:table-cell table:formula="oooc:=ABS(([.G109]-[.E109])*100/[.E109])" office:value-type="float" office:value="0.431211498973293">
            <text:p>0.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1.41">
            <text:p>51.41</text:p>
          </table:table-cell>
          <table:table-cell office:value-type="float" office:value="52.25">
            <text:p>52.25</text:p>
          </table:table-cell>
          <table:table-cell office:value-type="float" office:value="52.3">
            <text:p>52.3</text:p>
          </table:table-cell>
          <table:table-cell table:number-columns-repeated="5"/>
          <table:table-cell table:formula="oooc:=ABS(([.F110]-[.E110])*100/[.E110])" office:value-type="float" office:value="1.70172084130019">
            <text:p>1.7</text:p>
          </table:table-cell>
          <table:table-cell table:formula="oooc:=ABS(([.G110]-[.E110])*100/[.E110])" office:value-type="float" office:value="0.0956022944550615">
            <text:p>0.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57.39">
            <text:p>57.39</text:p>
          </table:table-cell>
          <table:table-cell office:value-type="float" office:value="58.43">
            <text:p>58.43</text:p>
          </table:table-cell>
          <table:table-cell office:value-type="float" office:value="57.8">
            <text:p>57.8</text:p>
          </table:table-cell>
          <table:table-cell table:number-columns-repeated="5"/>
          <table:table-cell table:formula="oooc:=ABS(([.F111]-[.E111])*100/[.E111])" office:value-type="float" office:value="0.709342560553627">
            <text:p>0.71</text:p>
          </table:table-cell>
          <table:table-cell table:formula="oooc:=ABS(([.G111]-[.E111])*100/[.E111])" office:value-type="float" office:value="1.08996539792388">
            <text:p>1.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3.58">
            <text:p>63.58</text:p>
          </table:table-cell>
          <table:table-cell office:value-type="float" office:value="63.06">
            <text:p>63.06</text:p>
          </table:table-cell>
          <table:table-cell office:value-type="float" office:value="62.1">
            <text:p>62.1</text:p>
          </table:table-cell>
          <table:table-cell table:number-columns-repeated="5"/>
          <table:table-cell table:formula="oooc:=ABS(([.F112]-[.E112])*100/[.E112])" office:value-type="float" office:value="2.38325281803542">
            <text:p>2.38</text:p>
          </table:table-cell>
          <table:table-cell table:formula="oooc:=ABS(([.G112]-[.E112])*100/[.E112])" office:value-type="float" office:value="1.54589371980676">
            <text:p>1.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3.2">
            <text:p>23.2</text:p>
          </table:table-cell>
          <table:table-cell office:value-type="float" office:value="25.19">
            <text:p>25.19</text:p>
          </table:table-cell>
          <table:table-cell office:value-type="float" office:value="27.2">
            <text:p>27.2</text:p>
          </table:table-cell>
          <table:table-cell table:number-columns-repeated="5"/>
          <table:table-cell table:formula="oooc:=ABS(([.F113]-[.E113])*100/[.E113])" office:value-type="float" office:value="14.7058823529412">
            <text:p>14.71</text:p>
          </table:table-cell>
          <table:table-cell table:formula="oooc:=ABS(([.G113]-[.E113])*100/[.E113])" office:value-type="float" office:value="7.38970588235293">
            <text:p>7.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UGCGCAU</text:p>
          </table:table-cell>
          <table:table-cell table:number-columns-repeated="2" office:value-type="float" office:value="60.3">
            <text:p>60.3</text:p>
          </table:table-cell>
          <table:table-cell office:value-type="float" office:value="58.65">
            <text:p>58.65</text:p>
          </table:table-cell>
          <table:table-cell office:value-type="float" office:value="60.3">
            <text:p>60.3</text:p>
          </table:table-cell>
          <table:table-cell table:number-columns-repeated="5"/>
          <table:table-cell table:formula="oooc:=ABS(([.F114]-[.E114])*100/[.E114])" office:value-type="float" office:value="0">
            <text:p>0</text:p>
          </table:table-cell>
          <table:table-cell table:formula="oooc:=ABS(([.G114]-[.E114])*100/[.E114])" office:value-type="float" office:value="2.7363184079602">
            <text:p>2.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63.2">
            <text:p>63.2</text:p>
          </table:table-cell>
          <table:table-cell table:number-columns-repeated="5"/>
          <table:table-cell table:formula="oooc:=ABS(([.F115]-[.E115])*100/[.E115])" office:value-type="float" office:value="4.2246835443038">
            <text:p>4.22</text:p>
          </table:table-cell>
          <table:table-cell table:formula="oooc:=ABS(([.G115]-[.E115])*100/[.E115])" office:value-type="float" office:value="1.61392405063292">
            <text:p>1.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0.3">
            <text:p>40.3</text:p>
          </table:table-cell>
          <table:table-cell table:number-columns-repeated="5"/>
          <table:table-cell table:formula="oooc:=ABS(([.F116]-[.E116])*100/[.E116])" office:value-type="float" office:value="3.44913151364764">
            <text:p>3.45</text:p>
          </table:table-cell>
          <table:table-cell table:formula="oooc:=ABS(([.G116]-[.E116])*100/[.E116])" office:value-type="float" office:value="1.56327543424318">
            <text:p>1.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ooc:=ABS(([.F117]-[.E117])*100/[.E117])" office:value-type="float" office:value="3.32594235033259">
            <text:p>3.33</text:p>
          </table:table-cell>
          <table:table-cell table:formula="oooc:=ABS(([.G117]-[.E117])*100/[.E117])" office:value-type="float" office:value="3.28159645232817">
            <text:p>3.2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5.55">
            <text:p>35.55</text:p>
          </table:table-cell>
          <table:table-cell office:value-type="float" office:value="39.57">
            <text:p>39.57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ooc:=ABS(([.F118]-[.E118])*100/[.E118])" office:value-type="float" office:value="7.18015665796345">
            <text:p>7.18</text:p>
          </table:table-cell>
          <table:table-cell table:formula="oooc:=ABS(([.G118]-[.E118])*100/[.E118])" office:value-type="float" office:value="3.3159268929504">
            <text:p>3.3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83:.N118])" office:value-type="float" office:value="5.33357086769348">
            <text:p>5.33</text:p>
          </table:table-cell>
          <table:table-cell table:formula="oooc:=AVERAGE([.O83:.O118])" office:value-type="float" office:value="3.75795381683021">
            <text:p>3.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95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string">
            <text:p><text:s/>sug95 </text:p>
          </table:table-cell>
          <table:table-cell table:number-columns-repeated="5"/>
          <table:table-cell>
            <draw:frame table:end-cell-address="Sheet1.AA141" table:end-x="1.866cm" table:end-y="0.022cm" draw:z-index="4" draw:style-name="gr1" svg:width="15.431cm" svg:height="9.662cm" svg:x="2.242cm" svg:y="0.412cm">
              <draw:object draw:notify-on-update-of-ranges="Sheet1.F120:Sheet1.F120 Sheet1.F121:Sheet1.F185 Sheet1.E121:Sheet1.E185 Sheet1.G120:Sheet1.G120 Sheet1.G121:Sheet1.G185 Sheet1.E121:Sheet1.E18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86">
            <text:p>47.86</text:p>
          </table:table-cell>
          <table:table-cell office:value-type="float" office:value="48.3">
            <text:p>48.3</text:p>
          </table:table-cell>
          <table:table-cell table:number-columns-repeated="6"/>
          <table:table-cell table:formula="oooc:=ABS(([.F122]-[.E122])*100/[.E122])" office:value-type="float" office:value="0.910973084886124">
            <text:p>0.9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1">
            <text:p>40.71</text:p>
          </table:table-cell>
          <table:table-cell office:value-type="float" office:value="43.4">
            <text:p>43.4</text:p>
          </table:table-cell>
          <table:table-cell table:number-columns-repeated="6"/>
          <table:table-cell table:formula="oooc:=ABS(([.F123]-[.E123])*100/[.E123])" office:value-type="float" office:value="6.19815668202765">
            <text:p>6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1">
            <text:p>34.11</text:p>
          </table:table-cell>
          <table:table-cell office:value-type="float" office:value="36.2">
            <text:p>36.2</text:p>
          </table:table-cell>
          <table:table-cell table:number-columns-repeated="6"/>
          <table:table-cell table:formula="oooc:=ABS(([.F124]-[.E124])*100/[.E124])" office:value-type="float" office:value="5.77348066298343">
            <text:p>5.7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37">
            <text:p>45.37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ooc:=ABS(([.F125]-[.E125])*100/[.E125])" office:value-type="float" office:value="5.0836820083682">
            <text:p>5.0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5">
            <text:p>47.35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ooc:=ABS(([.F126]-[.E126])*100/[.E126])" office:value-type="float" office:value="0.941422594142251">
            <text:p>0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48">
            <text:p>57.48</text:p>
          </table:table-cell>
          <table:table-cell office:value-type="float" office:value="57.4">
            <text:p>57.4</text:p>
          </table:table-cell>
          <table:table-cell table:number-columns-repeated="6"/>
          <table:table-cell table:formula="oooc:=ABS(([.F127]-[.E127])*100/[.E127])" office:value-type="float" office:value="0.139372822299649">
            <text:p>0.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78">
            <text:p>38.78</text:p>
          </table:table-cell>
          <table:table-cell office:value-type="float" office:value="38.4">
            <text:p>38.4</text:p>
          </table:table-cell>
          <table:table-cell table:number-columns-repeated="6"/>
          <table:table-cell table:formula="oooc:=ABS(([.F128]-[.E128])*100/[.E128])" office:value-type="float" office:value="0.98958333333334">
            <text:p>0.9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68">
            <text:p>36.68</text:p>
          </table:table-cell>
          <table:table-cell office:value-type="float" office:value="40.2">
            <text:p>40.2</text:p>
          </table:table-cell>
          <table:table-cell table:number-columns-repeated="6"/>
          <table:table-cell table:formula="oooc:=ABS(([.F129]-[.E129])*100/[.E129])" office:value-type="float" office:value="8.75621890547264">
            <text:p>8.7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">
            <text:p>27.7</text:p>
          </table:table-cell>
          <table:table-cell office:value-type="float" office:value="29.6">
            <text:p>29.6</text:p>
          </table:table-cell>
          <table:table-cell table:number-columns-repeated="6"/>
          <table:table-cell table:formula="oooc:=ABS(([.F130]-[.E130])*100/[.E130])" office:value-type="float" office:value="6.41891891891893">
            <text:p>6.4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0.99">
            <text:p>40.9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ooc:=ABS(([.F131]-[.E131])*100/[.E131])" office:value-type="float" office:value="3.77215189873418">
            <text:p>3.7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14">
            <text:p>34.14</text:p>
          </table:table-cell>
          <table:table-cell office:value-type="float" office:value="35.3">
            <text:p>35.3</text:p>
          </table:table-cell>
          <table:table-cell table:number-columns-repeated="6"/>
          <table:table-cell table:formula="oooc:=ABS(([.F132]-[.E132])*100/[.E132])" office:value-type="float" office:value="3.28611898016996">
            <text:p>3.2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4">
            <text:p>22.44</text:p>
          </table:table-cell>
          <table:table-cell office:value-type="float" office:value="22.1">
            <text:p>22.1</text:p>
          </table:table-cell>
          <table:table-cell table:number-columns-repeated="6"/>
          <table:table-cell table:formula="oooc:=ABS(([.F133]-[.E133])*100/[.E133])" office:value-type="float" office:value="1.53846153846154">
            <text:p>1.5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88">
            <text:p>26.88</text:p>
          </table:table-cell>
          <table:table-cell office:value-type="float" office:value="25.9">
            <text:p>25.9</text:p>
          </table:table-cell>
          <table:table-cell table:number-columns-repeated="6"/>
          <table:table-cell table:formula="oooc:=ABS(([.F134]-[.E134])*100/[.E134])" office:value-type="float" office:value="3.78378378378379">
            <text:p>3.7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2">
            <text:p>38.42</text:p>
          </table:table-cell>
          <table:table-cell office:value-type="float" office:value="38.6">
            <text:p>38.6</text:p>
          </table:table-cell>
          <table:table-cell table:number-columns-repeated="6"/>
          <table:table-cell table:formula="oooc:=ABS(([.F135]-[.E135])*100/[.E135])" office:value-type="float" office:value="0.466321243523315">
            <text:p>0.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75">
            <text:p>23.75</text:p>
          </table:table-cell>
          <table:table-cell office:value-type="float" office:value="24.5">
            <text:p>24.5</text:p>
          </table:table-cell>
          <table:table-cell table:number-columns-repeated="6"/>
          <table:table-cell table:formula="oooc:=ABS(([.F136]-[.E136])*100/[.E136])" office:value-type="float" office:value="3.06122448979592">
            <text:p>3.0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5">
            <text:p>40.05</text:p>
          </table:table-cell>
          <table:table-cell office:value-type="float" office:value="45.1">
            <text:p>45.1</text:p>
          </table:table-cell>
          <table:table-cell table:number-columns-repeated="6"/>
          <table:table-cell table:formula="oooc:=ABS(([.F137]-[.E137])*100/[.E137])" office:value-type="float" office:value="11.1973392461197">
            <text:p>11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">
            <text:p>35.9</text:p>
          </table:table-cell>
          <table:table-cell office:value-type="float" office:value="40">
            <text:p>40</text:p>
          </table:table-cell>
          <table:table-cell table:number-columns-repeated="6"/>
          <table:table-cell table:formula="oooc:=ABS(([.F138]-[.E138])*100/[.E138])" office:value-type="float" office:value="10.25">
            <text:p>10.2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47">
            <text:p>48.47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ooc:=ABS(([.F139]-[.E139])*100/[.E139])" office:value-type="float" office:value="0.879345603271983">
            <text:p>0.8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47">
            <text:p>46.4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ooc:=ABS(([.F140]-[.E140])*100/[.E140])" office:value-type="float" office:value="3.38877338877339">
            <text:p>3.3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1">
            <text:p>34.11</text:p>
          </table:table-cell>
          <table:table-cell office:value-type="float" office:value="38.9">
            <text:p>38.9</text:p>
          </table:table-cell>
          <table:table-cell table:number-columns-repeated="6"/>
          <table:table-cell table:formula="oooc:=ABS(([.F141]-[.E141])*100/[.E141])" office:value-type="float" office:value="12.3136246786632">
            <text:p>12.3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2">
            <text:p>43.22</text:p>
          </table:table-cell>
          <table:table-cell office:value-type="float" office:value="45.9">
            <text:p>45.9</text:p>
          </table:table-cell>
          <table:table-cell table:number-columns-repeated="6"/>
          <table:table-cell table:formula="oooc:=ABS(([.F142]-[.E142])*100/[.E142])" office:value-type="float" office:value="5.83877995642702">
            <text:p>5.8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1">
            <text:p>14.31</text:p>
          </table:table-cell>
          <table:table-cell office:value-type="float" office:value="14.1">
            <text:p>14.1</text:p>
          </table:table-cell>
          <table:table-cell table:number-columns-repeated="6"/>
          <table:table-cell table:formula="oooc:=ABS(([.F143]-[.E143])*100/[.E143])" office:value-type="float" office:value="1.48936170212767">
            <text:p>1.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3">
            <text:p>51.23</text:p>
          </table:table-cell>
          <table:table-cell office:value-type="float" office:value="49.8">
            <text:p>49.8</text:p>
          </table:table-cell>
          <table:table-cell table:number-columns-repeated="6"/>
          <table:table-cell table:formula="oooc:=ABS(([.F144]-[.E144])*100/[.E144])" office:value-type="float" office:value="2.8714859437751">
            <text:p>2.8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1.96">
            <text:p>51.96</text:p>
          </table:table-cell>
          <table:table-cell office:value-type="float" office:value="50.5">
            <text:p>50.5</text:p>
          </table:table-cell>
          <table:table-cell table:number-columns-repeated="6"/>
          <table:table-cell table:formula="oooc:=ABS(([.F145]-[.E145])*100/[.E145])" office:value-type="float" office:value="2.89108910891089">
            <text:p>2.8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85">
            <text:p>51.85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ooc:=ABS(([.F146]-[.E146])*100/[.E146])" office:value-type="float" office:value="6.46817248459959">
            <text:p>6.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75">
            <text:p>40.75</text:p>
          </table:table-cell>
          <table:table-cell office:value-type="float" office:value="44.8">
            <text:p>44.8</text:p>
          </table:table-cell>
          <table:table-cell table:number-columns-repeated="6"/>
          <table:table-cell table:formula="oooc:=ABS(([.F147]-[.E147])*100/[.E147])" office:value-type="float" office:value="9.04017857142857">
            <text:p>9.0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2">
            <text:p>45.52</text:p>
          </table:table-cell>
          <table:table-cell office:value-type="float" office:value="48.6">
            <text:p>48.6</text:p>
          </table:table-cell>
          <table:table-cell table:number-columns-repeated="6"/>
          <table:table-cell table:formula="oooc:=ABS(([.F148]-[.E148])*100/[.E148])" office:value-type="float" office:value="6.33744855967078">
            <text:p>6.3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8.98">
            <text:p>38.98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ooc:=ABS(([.F149]-[.E149])*100/[.E149])" office:value-type="float" office:value="2.79301745635911">
            <text:p>2.7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0.99">
            <text:p>40.99</text:p>
          </table:table-cell>
          <table:table-cell office:value-type="float" office:value="41.5">
            <text:p>41.5</text:p>
          </table:table-cell>
          <table:table-cell table:number-columns-repeated="6"/>
          <table:table-cell table:formula="oooc:=ABS(([.F150]-[.E150])*100/[.E150])" office:value-type="float" office:value="1.2289156626506">
            <text:p>1.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4">
            <text:p>47.64</text:p>
          </table:table-cell>
          <table:table-cell office:value-type="float" office:value="48.4">
            <text:p>48.4</text:p>
          </table:table-cell>
          <table:table-cell table:number-columns-repeated="6"/>
          <table:table-cell table:formula="oooc:=ABS(([.F151]-[.E151])*100/[.E151])" office:value-type="float" office:value="1.57024793388429">
            <text:p>1.5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5">
            <text:p>50.35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F152]-[.E152])*100/[.E152])" office:value-type="float" office:value="2.04280155642023">
            <text:p>2.0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">
            <text:p>39.6</text:p>
          </table:table-cell>
          <table:table-cell office:value-type="float" office:value="39.2">
            <text:p>39.2</text:p>
          </table:table-cell>
          <table:table-cell table:number-columns-repeated="6"/>
          <table:table-cell table:formula="oooc:=ABS(([.F153]-[.E153])*100/[.E153])" office:value-type="float" office:value="1.0204081632653">
            <text:p>1.0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">
            <text:p>35.9</text:p>
          </table:table-cell>
          <table:table-cell office:value-type="float" office:value="34.8">
            <text:p>34.8</text:p>
          </table:table-cell>
          <table:table-cell table:number-columns-repeated="6"/>
          <table:table-cell table:formula="oooc:=ABS(([.F154]-[.E154])*100/[.E154])" office:value-type="float" office:value="3.16091954022989">
            <text:p>3.1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1">
            <text:p>40.71</text:p>
          </table:table-cell>
          <table:table-cell office:value-type="float" office:value="37.9">
            <text:p>37.9</text:p>
          </table:table-cell>
          <table:table-cell table:number-columns-repeated="6"/>
          <table:table-cell table:formula="oooc:=ABS(([.F155]-[.E155])*100/[.E155])" office:value-type="float" office:value="7.41424802110819">
            <text:p>7.4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3">
            <text:p>50.03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ooc:=ABS(([.F156]-[.E156])*100/[.E156])" office:value-type="float" office:value="0.338645418326697">
            <text:p>0.3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1.96">
            <text:p>51.96</text:p>
          </table:table-cell>
          <table:table-cell office:value-type="float" office:value="51">
            <text:p>51</text:p>
          </table:table-cell>
          <table:table-cell table:number-columns-repeated="6"/>
          <table:table-cell table:formula="oooc:=ABS(([.F157]-[.E157])*100/[.E157])" office:value-type="float" office:value="1.88235294117647">
            <text:p>1.8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3">
            <text:p>38.23</text:p>
          </table:table-cell>
          <table:table-cell office:value-type="float" office:value="40.9">
            <text:p>40.9</text:p>
          </table:table-cell>
          <table:table-cell table:number-columns-repeated="6"/>
          <table:table-cell table:formula="oooc:=ABS(([.F158]-[.E158])*100/[.E158])" office:value-type="float" office:value="6.52811735941321">
            <text:p>6.5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2">
            <text:p>35.22</text:p>
          </table:table-cell>
          <table:table-cell office:value-type="float" office:value="34.5">
            <text:p>34.5</text:p>
          </table:table-cell>
          <table:table-cell table:number-columns-repeated="6"/>
          <table:table-cell table:formula="oooc:=ABS(([.F159]-[.E159])*100/[.E159])" office:value-type="float" office:value="2.08695652173913">
            <text:p>2.0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56">
            <text:p>27.56</text:p>
          </table:table-cell>
          <table:table-cell office:value-type="float" office:value="29.4">
            <text:p>29.4</text:p>
          </table:table-cell>
          <table:table-cell table:number-columns-repeated="6"/>
          <table:table-cell table:formula="oooc:=ABS(([.F160]-[.E160])*100/[.E160])" office:value-type="float" office:value="6.25850340136054">
            <text:p>6.2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2">
            <text:p>29.82</text:p>
          </table:table-cell>
          <table:table-cell office:value-type="float" office:value="26.6">
            <text:p>26.6</text:p>
          </table:table-cell>
          <table:table-cell table:number-columns-repeated="6"/>
          <table:table-cell table:formula="oooc:=ABS(([.F161]-[.E161])*100/[.E161])" office:value-type="float" office:value="12.1052631578947">
            <text:p>12.1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06">
            <text:p>49.06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F162]-[.E162])*100/[.E162])" office:value-type="float" office:value="4.55252918287937">
            <text:p>4.5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3">
            <text:p>34.73</text:p>
          </table:table-cell>
          <table:table-cell office:value-type="float" office:value="36.5">
            <text:p>36.5</text:p>
          </table:table-cell>
          <table:table-cell table:number-columns-repeated="6"/>
          <table:table-cell table:formula="oooc:=ABS(([.F163]-[.E163])*100/[.E163])" office:value-type="float" office:value="4.84931506849316">
            <text:p>4.8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4">
            <text:p>36.24</text:p>
          </table:table-cell>
          <table:table-cell office:value-type="float" office:value="41.3">
            <text:p>41.3</text:p>
          </table:table-cell>
          <table:table-cell table:number-columns-repeated="6"/>
          <table:table-cell table:formula="oooc:=ABS(([.F164]-[.E164])*100/[.E164])" office:value-type="float" office:value="12.2518159806295">
            <text:p>12.2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2">
            <text:p>40.92</text:p>
          </table:table-cell>
          <table:table-cell office:value-type="float" office:value="44">
            <text:p>44</text:p>
          </table:table-cell>
          <table:table-cell table:number-columns-repeated="6"/>
          <table:table-cell table:formula="oooc:=ABS(([.F165]-[.E165])*100/[.E165])" office:value-type="float" office:value="7">
            <text:p>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88">
            <text:p>48.88</text:p>
          </table:table-cell>
          <table:table-cell office:value-type="float" office:value="47.7">
            <text:p>47.7</text:p>
          </table:table-cell>
          <table:table-cell table:number-columns-repeated="6"/>
          <table:table-cell table:formula="oooc:=ABS(([.F166]-[.E166])*100/[.E166])" office:value-type="float" office:value="2.47379454926625">
            <text:p>2.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">
            <text:p>42.3</text:p>
          </table:table-cell>
          <table:table-cell office:value-type="float" office:value="41.1">
            <text:p>41.1</text:p>
          </table:table-cell>
          <table:table-cell table:number-columns-repeated="6"/>
          <table:table-cell table:formula="oooc:=ABS(([.F167]-[.E167])*100/[.E167])" office:value-type="float" office:value="2.91970802919707">
            <text:p>2.9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">
            <text:p>26.6</text:p>
          </table:table-cell>
          <table:table-cell office:value-type="float" office:value="26.1">
            <text:p>26.1</text:p>
          </table:table-cell>
          <table:table-cell table:number-columns-repeated="6"/>
          <table:table-cell table:formula="oooc:=ABS(([.F168]-[.E168])*100/[.E168])" office:value-type="float" office:value="1.91570881226054">
            <text:p>1.9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table:number-columns-repeated="6"/>
          <table:table-cell table:formula="oooc:=ABS(([.F169]-[.E169])*100/[.E169])" office:value-type="float" office:value="4.29864253393666">
            <text:p>4.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">
            <text:p>44.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ooc:=ABS(([.F170]-[.E170])*100/[.E170])" office:value-type="float" office:value="7.06860706860707">
            <text:p>7.0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">
            <text:p>42.3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ooc:=ABS(([.F171]-[.E171])*100/[.E171])" office:value-type="float" office:value="1.85614849187936">
            <text:p>1.8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3">
            <text:p>50.03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ooc:=ABS(([.F172]-[.E172])*100/[.E172])" office:value-type="float" office:value="3.60308285163776">
            <text:p>3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1">
            <text:p>46.61</text:p>
          </table:table-cell>
          <table:table-cell office:value-type="float" office:value="45.6">
            <text:p>45.6</text:p>
          </table:table-cell>
          <table:table-cell table:number-columns-repeated="6"/>
          <table:table-cell table:formula="oooc:=ABS(([.F173]-[.E173])*100/[.E173])" office:value-type="float" office:value="2.21491228070175">
            <text:p>2.2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">
            <text:p>37.7</text:p>
          </table:table-cell>
          <table:table-cell office:value-type="float" office:value="43.9">
            <text:p>43.9</text:p>
          </table:table-cell>
          <table:table-cell table:number-columns-repeated="6"/>
          <table:table-cell table:formula="oooc:=ABS(([.F174]-[.E174])*100/[.E174])" office:value-type="float" office:value="14.123006833713">
            <text:p>14.1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">
            <text:p>35.9</text:p>
          </table:table-cell>
          <table:table-cell office:value-type="float" office:value="36.1">
            <text:p>36.1</text:p>
          </table:table-cell>
          <table:table-cell table:number-columns-repeated="6"/>
          <table:table-cell table:formula="oooc:=ABS(([.F175]-[.E175])*100/[.E175])" office:value-type="float" office:value="0.554016620498623">
            <text:p>0.5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3">
            <text:p>40.63</text:p>
          </table:table-cell>
          <table:table-cell office:value-type="float" office:value="42.7">
            <text:p>42.7</text:p>
          </table:table-cell>
          <table:table-cell table:number-columns-repeated="6"/>
          <table:table-cell table:formula="oooc:=ABS(([.F176]-[.E176])*100/[.E176])" office:value-type="float" office:value="4.84777517564403">
            <text:p>4.8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69">
            <text:p>38.6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ooc:=ABS(([.F177]-[.E177])*100/[.E177])" office:value-type="float" office:value="2.05063291139241">
            <text:p>2.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97">
            <text:p>40.97</text:p>
          </table:table-cell>
          <table:table-cell office:value-type="float" office:value="39.9">
            <text:p>39.9</text:p>
          </table:table-cell>
          <table:table-cell table:number-columns-repeated="6"/>
          <table:table-cell table:formula="oooc:=ABS(([.F178]-[.E178])*100/[.E178])" office:value-type="float" office:value="2.68170426065163">
            <text:p>2.6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">
            <text:p>27.4</text:p>
          </table:table-cell>
          <table:table-cell office:value-type="float" office:value="26.2">
            <text:p>26.2</text:p>
          </table:table-cell>
          <table:table-cell table:number-columns-repeated="6"/>
          <table:table-cell table:formula="oooc:=ABS(([.F179]-[.E179])*100/[.E179])" office:value-type="float" office:value="4.58015267175572">
            <text:p>4.5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76">
            <text:p>28.76</text:p>
          </table:table-cell>
          <table:table-cell office:value-type="float" office:value="28">
            <text:p>28</text:p>
          </table:table-cell>
          <table:table-cell table:number-columns-repeated="6"/>
          <table:table-cell table:formula="oooc:=ABS(([.F180]-[.E180])*100/[.E180])" office:value-type="float" office:value="2.71428571428572">
            <text:p>2.7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2">
            <text:p>37.12</text:p>
          </table:table-cell>
          <table:table-cell office:value-type="float" office:value="38.3">
            <text:p>38.3</text:p>
          </table:table-cell>
          <table:table-cell table:number-columns-repeated="6"/>
          <table:table-cell table:formula="oooc:=ABS(([.F181]-[.E181])*100/[.E181])" office:value-type="float" office:value="3.08093994778068">
            <text:p>3.0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4">
            <text:p>41.34</text:p>
          </table:table-cell>
          <table:table-cell office:value-type="float" office:value="45.4">
            <text:p>45.4</text:p>
          </table:table-cell>
          <table:table-cell table:number-columns-repeated="6"/>
          <table:table-cell table:formula="oooc:=ABS(([.F182]-[.E182])*100/[.E182])" office:value-type="float" office:value="8.94273127753303">
            <text:p>8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">
            <text:p>27.1</text:p>
          </table:table-cell>
          <table:table-cell office:value-type="float" office:value="30.8">
            <text:p>30.8</text:p>
          </table:table-cell>
          <table:table-cell table:number-columns-repeated="6"/>
          <table:table-cell table:formula="oooc:=ABS(([.F183]-[.E183])*100/[.E183])" office:value-type="float" office:value="12.012987012987">
            <text:p>12.0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56">
            <text:p>45.56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ooc:=ABS(([.F184]-[.E184])*100/[.E184])" office:value-type="float" office:value="6.83026584867075">
            <text:p>6.8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07">
            <text:p>15.07</text:p>
          </table:table-cell>
          <table:table-cell office:value-type="float" office:value="16.9">
            <text:p>16.9</text:p>
          </table:table-cell>
          <table:table-cell table:number-columns-repeated="6"/>
          <table:table-cell table:formula="oooc:=ABS(([.F185]-[.E185])*100/[.E185])" office:value-type="float" office:value="10.8284023668639">
            <text:p>10.83</text:p>
          </table:table-cell>
          <table:table-cell table:number-columns-repeated="6"/>
          <table:table-cell>
            <draw:frame table:end-cell-address="Sheet1.AA206" table:end-x="2.057cm" table:end-y="0.161cm" draw:z-index="5" draw:style-name="gr1" svg:width="15.597cm" svg:height="10.243cm" svg:x="0.009cm" svg:y="0.472cm">
              <draw:object draw:notify-on-update-of-ranges="Sheet1.F187:Sheet1.F187 Sheet1.F188:Sheet1.F217 Sheet1.E188:Sheet1.E217 Sheet1.G187:Sheet1.G187 Sheet1.G188:Sheet1.G217 Sheet1.E188:Sheet1.E2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122:.N185])" office:value-type="float" office:value="4.69948488774628">
            <text:p>4.7</text:p>
          </table:table-cell>
          <table:table-cell table:number-columns-repeated="15"/>
        </table:table-row>
        <table:table-row table:style-name="ro1">
          <table:table-cell office:value-type="string">
            <text:p><text:s/></text:p>
          </table:table-cell>
          <table:table-cell table:number-columns-repeated="2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>
            <text:p>CGAGCAAG</text:p>
          </table:table-cell>
          <table:table-cell office:value-type="float" office:value="52.4">
            <text:p>52.4</text:p>
          </table:table-cell>
          <table:table-cell office:value-type="float" office:value="55.26">
            <text:p>55.26</text:p>
          </table:table-cell>
          <table:table-cell office:value-type="float" office:value="52.4">
            <text:p>52.4</text:p>
          </table:table-cell>
          <table:table-cell table:number-columns-repeated="6"/>
          <table:table-cell table:formula="oooc:=ABS(([.F189]-[.E189])*100/[.E189])" office:value-type="float" office:value="5.45801526717557">
            <text:p>5.4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AGCCA</text:p>
          </table:table-cell>
          <table:table-cell office:value-type="float" office:value="49.9">
            <text:p>49.9</text:p>
          </table:table-cell>
          <table:table-cell office:value-type="float" office:value="55.66">
            <text:p>55.66</text:p>
          </table:table-cell>
          <table:table-cell office:value-type="float" office:value="49.9">
            <text:p>49.9</text:p>
          </table:table-cell>
          <table:table-cell table:number-columns-repeated="6"/>
          <table:table-cell table:formula="oooc:=ABS(([.F190]-[.E190])*100/[.E190])" office:value-type="float" office:value="11.5430861723447">
            <text:p>11.5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GCA</text:p>
          </table:table-cell>
          <table:table-cell office:value-type="float" office:value="51.9">
            <text:p>51.9</text:p>
          </table:table-cell>
          <table:table-cell office:value-type="float" office:value="55.49">
            <text:p>55.49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ooc:=ABS(([.F191]-[.E191])*100/[.E191])" office:value-type="float" office:value="6.91714836223507">
            <text:p>6.9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UGUAAGU</text:p>
          </table:table-cell>
          <table:table-cell office:value-type="float" office:value="45.7">
            <text:p>45.7</text:p>
          </table:table-cell>
          <table:table-cell office:value-type="float" office:value="48.77">
            <text:p>48.77</text:p>
          </table:table-cell>
          <table:table-cell office:value-type="float" office:value="45.7">
            <text:p>45.7</text:p>
          </table:table-cell>
          <table:table-cell table:number-columns-repeated="6"/>
          <table:table-cell table:formula="oooc:=ABS(([.F192]-[.E192])*100/[.E192])" office:value-type="float" office:value="6.71772428884026">
            <text:p>6.7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AACCA</text:p>
          </table:table-cell>
          <table:table-cell office:value-type="float" office:value="34.9">
            <text:p>34.9</text:p>
          </table:table-cell>
          <table:table-cell office:value-type="float" office:value="36.35">
            <text:p>36.35</text:p>
          </table:table-cell>
          <table:table-cell office:value-type="float" office:value="34.9">
            <text:p>34.9</text:p>
          </table:table-cell>
          <table:table-cell table:number-columns-repeated="6"/>
          <table:table-cell table:formula="oooc:=ABS(([.F193]-[.E193])*100/[.E193])" office:value-type="float" office:value="4.15472779369628">
            <text:p>4.1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CCCA</text:p>
          </table:table-cell>
          <table:table-cell office:value-type="float" office:value="60.2">
            <text:p>60.2</text:p>
          </table:table-cell>
          <table:table-cell office:value-type="float" office:value="64.73">
            <text:p>64.73</text:p>
          </table:table-cell>
          <table:table-cell office:value-type="float" office:value="60.2">
            <text:p>60.2</text:p>
          </table:table-cell>
          <table:table-cell table:number-columns-repeated="6"/>
          <table:table-cell table:formula="oooc:=ABS(([.F194]-[.E194])*100/[.E194])" office:value-type="float" office:value="7.5249169435216">
            <text:p>7.5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UACCA</text:p>
          </table:table-cell>
          <table:table-cell office:value-type="float" office:value="39">
            <text:p>39</text:p>
          </table:table-cell>
          <table:table-cell office:value-type="float" office:value="39.86">
            <text:p>39.86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ooc:=ABS(([.F195]-[.E195])*100/[.E195])" office:value-type="float" office:value="2.2051282051282">
            <text:p>2.2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UACUU</text:p>
          </table:table-cell>
          <table:table-cell office:value-type="float" office:value="32.6">
            <text:p>32.6</text:p>
          </table:table-cell>
          <table:table-cell office:value-type="float" office:value="32.61">
            <text:p>32.61</text:p>
          </table:table-cell>
          <table:table-cell office:value-type="float" office:value="32.6">
            <text:p>32.6</text:p>
          </table:table-cell>
          <table:table-cell table:number-columns-repeated="6"/>
          <table:table-cell table:formula="oooc:=ABS(([.F196]-[.E196])*100/[.E196])" office:value-type="float" office:value="0.0306748466257608">
            <text:p>0.0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CAAGAUUG</text:p>
          </table:table-cell>
          <table:table-cell office:value-type="float" office:value="48.7">
            <text:p>48.7</text:p>
          </table:table-cell>
          <table:table-cell office:value-type="float" office:value="49.79">
            <text:p>49.79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ooc:=ABS(([.F197]-[.E197])*100/[.E197])" office:value-type="float" office:value="2.23819301848049">
            <text:p>2.2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UACCA</text:p>
          </table:table-cell>
          <table:table-cell office:value-type="float" office:value="29.5">
            <text:p>29.5</text:p>
          </table:table-cell>
          <table:table-cell office:value-type="float" office:value="29.06">
            <text:p>29.06</text:p>
          </table:table-cell>
          <table:table-cell office:value-type="float" office:value="29.5">
            <text:p>29.5</text:p>
          </table:table-cell>
          <table:table-cell table:number-columns-repeated="6"/>
          <table:table-cell table:formula="oooc:=ABS(([.F198]-[.E198])*100/[.E198])" office:value-type="float" office:value="1.49152542372882">
            <text:p>1.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GCCA</text:p>
          </table:table-cell>
          <table:table-cell office:value-type="float" office:value="61.1">
            <text:p>61.1</text:p>
          </table:table-cell>
          <table:table-cell office:value-type="float" office:value="64.73">
            <text:p>64.73</text:p>
          </table:table-cell>
          <table:table-cell office:value-type="float" office:value="61.1">
            <text:p>61.1</text:p>
          </table:table-cell>
          <table:table-cell table:number-columns-repeated="6"/>
          <table:table-cell table:formula="oooc:=ABS(([.F199]-[.E199])*100/[.E199])" office:value-type="float" office:value="5.94108019639935">
            <text:p>5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UGGG</text:p>
          </table:table-cell>
          <table:table-cell office:value-type="float" office:value="43.1">
            <text:p>43.1</text:p>
          </table:table-cell>
          <table:table-cell office:value-type="float" office:value="39.61">
            <text:p>39.61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ooc:=ABS(([.F200]-[.E200])*100/[.E200])" office:value-type="float" office:value="8.09744779582367">
            <text:p>8.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UACAU</text:p>
          </table:table-cell>
          <table:table-cell office:value-type="float" office:value="29.7">
            <text:p>29.7</text:p>
          </table:table-cell>
          <table:table-cell office:value-type="float" office:value="29.85">
            <text:p>29.85</text:p>
          </table:table-cell>
          <table:table-cell office:value-type="float" office:value="29.7">
            <text:p>29.7</text:p>
          </table:table-cell>
          <table:table-cell table:number-columns-repeated="6"/>
          <table:table-cell table:formula="oooc:=ABS(([.F201]-[.E201])*100/[.E201])" office:value-type="float" office:value="0.505050505050512">
            <text:p>0.5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ACCA</text:p>
          </table:table-cell>
          <table:table-cell office:value-type="float" office:value="50.2">
            <text:p>50.2</text:p>
          </table:table-cell>
          <table:table-cell office:value-type="float" office:value="51.47">
            <text:p>51.47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ooc:=ABS(([.F202]-[.E202])*100/[.E202])" office:value-type="float" office:value="2.52988047808764">
            <text:p>2.5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ACCCA</text:p>
          </table:table-cell>
          <table:table-cell office:value-type="float" office:value="49.5">
            <text:p>49.5</text:p>
          </table:table-cell>
          <table:table-cell office:value-type="float" office:value="51.47">
            <text:p>51.47</text:p>
          </table:table-cell>
          <table:table-cell office:value-type="float" office:value="49.5">
            <text:p>49.5</text:p>
          </table:table-cell>
          <table:table-cell table:number-columns-repeated="6"/>
          <table:table-cell table:formula="oooc:=ABS(([.F203]-[.E203])*100/[.E203])" office:value-type="float" office:value="3.97979797979798">
            <text:p>3.9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AGAUUCG</text:p>
          </table:table-cell>
          <table:table-cell office:value-type="float" office:value="47.9">
            <text:p>47.9</text:p>
          </table:table-cell>
          <table:table-cell office:value-type="float" office:value="48.77">
            <text:p>48.77</text:p>
          </table:table-cell>
          <table:table-cell office:value-type="float" office:value="47.9">
            <text:p>47.9</text:p>
          </table:table-cell>
          <table:table-cell table:number-columns-repeated="6"/>
          <table:table-cell table:formula="oooc:=ABS(([.F204]-[.E204])*100/[.E204])" office:value-type="float" office:value="1.81628392484343">
            <text:p>1.8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UAAGG</text:p>
          </table:table-cell>
          <table:table-cell office:value-type="float" office:value="44.7">
            <text:p>44.7</text:p>
          </table:table-cell>
          <table:table-cell office:value-type="float" office:value="48.25">
            <text:p>48.25</text:p>
          </table:table-cell>
          <table:table-cell office:value-type="float" office:value="44.7">
            <text:p>44.7</text:p>
          </table:table-cell>
          <table:table-cell table:number-columns-repeated="6"/>
          <table:table-cell table:formula="oooc:=ABS(([.F205]-[.E205])*100/[.E205])" office:value-type="float" office:value="7.94183445190156">
            <text:p>7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ACA</text:p>
          </table:table-cell>
          <table:table-cell office:value-type="float" office:value="40.3">
            <text:p>40.3</text:p>
          </table:table-cell>
          <table:table-cell office:value-type="float" office:value="39.65">
            <text:p>39.65</text:p>
          </table:table-cell>
          <table:table-cell office:value-type="float" office:value="40.3">
            <text:p>40.3</text:p>
          </table:table-cell>
          <table:table-cell table:number-columns-repeated="6"/>
          <table:table-cell table:formula="oooc:=ABS(([.F206]-[.E206])*100/[.E206])" office:value-type="float" office:value="1.61290322580645">
            <text:p>1.6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GCCA</text:p>
          </table:table-cell>
          <table:table-cell office:value-type="float" office:value="61.3">
            <text:p>61.3</text:p>
          </table:table-cell>
          <table:table-cell office:value-type="float" office:value="64.55">
            <text:p>64.55</text:p>
          </table:table-cell>
          <table:table-cell office:value-type="float" office:value="61.3">
            <text:p>61.3</text:p>
          </table:table-cell>
          <table:table-cell table:number-columns-repeated="6"/>
          <table:table-cell table:formula="oooc:=ABS(([.F207]-[.E207])*100/[.E207])" office:value-type="float" office:value="5.30179445350734">
            <text:p>5.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UCA</text:p>
          </table:table-cell>
          <table:table-cell office:value-type="float" office:value="40.1">
            <text:p>40.1</text:p>
          </table:table-cell>
          <table:table-cell office:value-type="float" office:value="39.69">
            <text:p>39.69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ooc:=ABS(([.F208]-[.E208])*100/[.E208])" office:value-type="float" office:value="1.02244389027432">
            <text:p>1.0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UUGAAG</text:p>
          </table:table-cell>
          <table:table-cell office:value-type="float" office:value="44.4">
            <text:p>44.4</text:p>
          </table:table-cell>
          <table:table-cell office:value-type="float" office:value="46.02">
            <text:p>46.02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ooc:=ABS(([.F209]-[.E209])*100/[.E209])" office:value-type="float" office:value="3.64864864864866">
            <text:p>3.6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ACCA</text:p>
          </table:table-cell>
          <table:table-cell office:value-type="float" office:value="48.2">
            <text:p>48.2</text:p>
          </table:table-cell>
          <table:table-cell office:value-type="float" office:value="49.4">
            <text:p>49.4</text:p>
          </table:table-cell>
          <table:table-cell office:value-type="float" office:value="48.2">
            <text:p>48.2</text:p>
          </table:table-cell>
          <table:table-cell table:number-columns-repeated="6"/>
          <table:table-cell table:formula="oooc:=ABS(([.F210]-[.E210])*100/[.E210])" office:value-type="float" office:value="2.48962655601659">
            <text:p>2.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AAUGUAG</text:p>
          </table:table-cell>
          <table:table-cell office:value-type="float" office:value="50.6">
            <text:p>50.6</text:p>
          </table:table-cell>
          <table:table-cell office:value-type="float" office:value="51.73">
            <text:p>51.73</text:p>
          </table:table-cell>
          <table:table-cell office:value-type="float" office:value="50.6">
            <text:p>50.6</text:p>
          </table:table-cell>
          <table:table-cell table:number-columns-repeated="6"/>
          <table:table-cell table:formula="oooc:=ABS(([.F211]-[.E211])*100/[.E211])" office:value-type="float" office:value="2.23320158102766">
            <text:p>2.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AAAGAUG</text:p>
          </table:table-cell>
          <table:table-cell office:value-type="float" office:value="46.6">
            <text:p>46.6</text:p>
          </table:table-cell>
          <table:table-cell office:value-type="float" office:value="46.75">
            <text:p>46.75</text:p>
          </table:table-cell>
          <table:table-cell office:value-type="float" office:value="46.6">
            <text:p>46.6</text:p>
          </table:table-cell>
          <table:table-cell table:number-columns-repeated="6"/>
          <table:table-cell table:formula="oooc:=ABS(([.F212]-[.E212])*100/[.E212])" office:value-type="float" office:value="0.321888412017164">
            <text:p>0.3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AAGUAAG</text:p>
          </table:table-cell>
          <table:table-cell office:value-type="float" office:value="44.4">
            <text:p>44.4</text:p>
          </table:table-cell>
          <table:table-cell office:value-type="float" office:value="44.34">
            <text:p>44.34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ooc:=ABS(([.F213]-[.E213])*100/[.E213])" office:value-type="float" office:value="0.135135135135124">
            <text:p>0.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UUACCA</text:p>
          </table:table-cell>
          <table:table-cell office:value-type="float" office:value="39">
            <text:p>39</text:p>
          </table:table-cell>
          <table:table-cell office:value-type="float" office:value="40.07">
            <text:p>40.07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ooc:=ABS(([.F214]-[.E214])*100/[.E214])" office:value-type="float" office:value="2.74358974358974">
            <text:p>2.7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GUGAAG</text:p>
          </table:table-cell>
          <table:table-cell office:value-type="float" office:value="48.5">
            <text:p>48.5</text:p>
          </table:table-cell>
          <table:table-cell office:value-type="float" office:value="48.08">
            <text:p>48.08</text:p>
          </table:table-cell>
          <table:table-cell office:value-type="float" office:value="48.5">
            <text:p>48.5</text:p>
          </table:table-cell>
          <table:table-cell table:number-columns-repeated="6"/>
          <table:table-cell table:formula="oooc:=ABS(([.F215]-[.E215])*100/[.E215])" office:value-type="float" office:value="0.865979381443302">
            <text:p>0.8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GCAUG</text:p>
          </table:table-cell>
          <table:table-cell office:value-type="float" office:value="51.4">
            <text:p>51.4</text:p>
          </table:table-cell>
          <table:table-cell office:value-type="float" office:value="55.31">
            <text:p>55.31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F216]-[.E216])*100/[.E216])" office:value-type="float" office:value="7.60700389105059">
            <text:p>7.6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UACCA</text:p>
          </table:table-cell>
          <table:table-cell office:value-type="float" office:value="28.2">
            <text:p>28.2</text:p>
          </table:table-cell>
          <table:table-cell office:value-type="float" office:value="29.52">
            <text:p>29.52</text:p>
          </table:table-cell>
          <table:table-cell office:value-type="float" office:value="28.2">
            <text:p>28.2</text:p>
          </table:table-cell>
          <table:table-cell table:number-columns-repeated="6"/>
          <table:table-cell table:formula="oooc:=ABS(([.F217]-[.E217])*100/[.E217])" office:value-type="float" office:value="4.68085106382979">
            <text:p>4.68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189:.N217])" office:value-type="float" office:value="3.85364074606992">
            <text:p>3.85</text:p>
          </table:table-cell>
          <table:table-cell table:number-columns-repeated="15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error persentage</text:p>
          </table:table-cell>
          <table:table-cell table:number-columns-repeated="4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5"/>
          <table:table-cell>
            <draw:frame table:end-cell-address="Sheet2.S21" table:end-x="2.01cm" table:end-y="0.477cm" draw:z-index="0" draw:style-name="gr1" svg:width="13.328cm" svg:height="9.125cm" svg:x="2.231cm" svg:y="0.398cm">
              <draw:object draw:notify-on-update-of-ranges="Sheet2.C3:Sheet2.C3 Sheet2.C4:Sheet2.C20 Sheet2.B4:Sheet2.B20 Sheet2.D3:Sheet2.D3 Sheet2.D4:Sheet2.D20 Sheet2.B4:Sheet2.B20 Sheet2.E3:Sheet2.E3 Sheet2.E4:Sheet2.E20 Sheet2.B4:Sheet2.B20 Sheet2.F3:Sheet2.F3 Sheet2.F4:Sheet2.F20 Sheet2.B4:Sheet2.B20 Sheet2.G3:Sheet2.G3 Sheet2.G4:Sheet2.G20 Sheet2.B4:Sheet2.B2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21.41">
            <text:p>21.41</text:p>
          </table:table-cell>
          <table:table-cell office:value-type="float" office:value="30.2">
            <text:p>30.2</text:p>
          </table:table-cell>
          <table:table-cell office:value-type="float" office:value="31.5">
            <text:p>31.5</text:p>
          </table:table-cell>
          <table:table-cell/>
          <table:table-cell table:formula="oooc:=ABS(([.C5]-[.B5])*100/[.B5])" office:value-type="float" office:value="1.07936507936508">
            <text:p>1.08</text:p>
          </table:table-cell>
          <table:table-cell table:formula="oooc:=ABS(([.D5]-[.B5])*100/[.B5])" office:value-type="float" office:value="105.365079365079">
            <text:p>105.37</text:p>
          </table:table-cell>
          <table:table-cell table:formula="oooc:=ABS(([.E5]-[.B5])*100/[.B5])" office:value-type="float" office:value="32.031746031746">
            <text:p>32.03</text:p>
          </table:table-cell>
          <table:table-cell table:formula="oooc:=ABS(([.F5]-[.B5])*100/[.B5])" office:value-type="float" office:value="4.12698412698413">
            <text:p>4.13</text:p>
          </table:table-cell>
          <table:table-cell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29.3">
            <text:p>29.3</text:p>
          </table:table-cell>
          <table:table-cell office:value-type="float" office:value="37.98">
            <text:p>37.98</text:p>
          </table:table-cell>
          <table:table-cell office:value-type="float" office:value="36.9">
            <text:p>36.9</text:p>
          </table:table-cell>
          <table:table-cell/>
          <table:table-cell table:formula="oooc:=ABS(([.C6]-[.B6])*100/[.B6])" office:value-type="float" office:value="3.41463414634146">
            <text:p>3.41</text:p>
          </table:table-cell>
          <table:table-cell table:formula="oooc:=ABS(([.D6]-[.B6])*100/[.B6])" office:value-type="float" office:value="90.9214092140922">
            <text:p>90.92</text:p>
          </table:table-cell>
          <table:table-cell table:formula="oooc:=ABS(([.E6]-[.B6])*100/[.B6])" office:value-type="float" office:value="20.5962059620596">
            <text:p>20.6</text:p>
          </table:table-cell>
          <table:table-cell table:formula="oooc:=ABS(([.F6]-[.B6])*100/[.B6])" office:value-type="float" office:value="2.92682926829268">
            <text:p>2.93</text:p>
          </table:table-cell>
          <table:table-cell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52.15">
            <text:p>52.15</text:p>
          </table:table-cell>
          <table:table-cell office:value-type="float" office:value="47.77">
            <text:p>47.77</text:p>
          </table:table-cell>
          <table:table-cell office:value-type="float" office:value="36.3">
            <text:p>36.3</text:p>
          </table:table-cell>
          <table:table-cell/>
          <table:table-cell table:formula="oooc:=ABS(([.C7]-[.B7])*100/[.B7])" office:value-type="float" office:value="22.8374655647383">
            <text:p>22.84</text:p>
          </table:table-cell>
          <table:table-cell table:formula="oooc:=ABS(([.D7]-[.B7])*100/[.B7])" office:value-type="float" office:value="96.0606060606061">
            <text:p>96.06</text:p>
          </table:table-cell>
          <table:table-cell table:formula="oooc:=ABS(([.E7]-[.B7])*100/[.B7])" office:value-type="float" office:value="43.66391184573">
            <text:p>43.66</text:p>
          </table:table-cell>
          <table:table-cell table:formula="oooc:=ABS(([.F7]-[.B7])*100/[.B7])" office:value-type="float" office:value="31.5977961432507">
            <text:p>31.6</text:p>
          </table:table-cell>
          <table:table-cell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0.76">
            <text:p>60.76</text:p>
          </table:table-cell>
          <table:table-cell office:value-type="float" office:value="68.66">
            <text:p>68.66</text:p>
          </table:table-cell>
          <table:table-cell office:value-type="float" office:value="67.6">
            <text:p>67.6</text:p>
          </table:table-cell>
          <table:table-cell/>
          <table:table-cell table:formula="oooc:=ABS(([.C8]-[.B8])*100/[.B8])" office:value-type="float" office:value="0.517751479289932">
            <text:p>0.52</text:p>
          </table:table-cell>
          <table:table-cell table:formula="oooc:=ABS(([.D8]-[.B8])*100/[.B8])" office:value-type="float" office:value="41.4644970414201">
            <text:p>41.46</text:p>
          </table:table-cell>
          <table:table-cell table:formula="oooc:=ABS(([.E8]-[.B8])*100/[.B8])" office:value-type="float" office:value="10.1183431952663">
            <text:p>10.12</text:p>
          </table:table-cell>
          <table:table-cell table:formula="oooc:=ABS(([.F8]-[.B8])*100/[.B8])" office:value-type="float" office:value="1.56804733727811">
            <text:p>1.57</text:p>
          </table:table-cell>
          <table:table-cell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38.92">
            <text:p>38.92</text:p>
          </table:table-cell>
          <table:table-cell office:value-type="float" office:value="47.77">
            <text:p>47.77</text:p>
          </table:table-cell>
          <table:table-cell office:value-type="float" office:value="47.3">
            <text:p>47.3</text:p>
          </table:table-cell>
          <table:table-cell/>
          <table:table-cell table:formula="oooc:=ABS(([.C9]-[.B9])*100/[.B9])" office:value-type="float" office:value="0.295983086680762">
            <text:p>0.3</text:p>
          </table:table-cell>
          <table:table-cell table:formula="oooc:=ABS(([.D9]-[.B9])*100/[.B9])" office:value-type="float" office:value="61.6490486257928">
            <text:p>61.65</text:p>
          </table:table-cell>
          <table:table-cell table:formula="oooc:=ABS(([.E9]-[.B9])*100/[.B9])" office:value-type="float" office:value="17.7167019027484">
            <text:p>17.72</text:p>
          </table:table-cell>
          <table:table-cell table:formula="oooc:=ABS(([.F9]-[.B9])*100/[.B9])" office:value-type="float" office:value="0.993657505285425">
            <text:p>0.99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56.24">
            <text:p>56.24</text:p>
          </table:table-cell>
          <table:table-cell office:value-type="float" office:value="64.18">
            <text:p>64.18</text:p>
          </table:table-cell>
          <table:table-cell office:value-type="float" office:value="63.5">
            <text:p>63.5</text:p>
          </table:table-cell>
          <table:table-cell/>
          <table:table-cell table:formula="oooc:=ABS(([.C10]-[.B10])*100/[.B10])" office:value-type="float" office:value="0.220472440944883">
            <text:p>0.22</text:p>
          </table:table-cell>
          <table:table-cell table:formula="oooc:=ABS(([.D10]-[.B10])*100/[.B10])" office:value-type="float" office:value="43.8267716535433">
            <text:p>43.83</text:p>
          </table:table-cell>
          <table:table-cell table:formula="oooc:=ABS(([.E10]-[.B10])*100/[.B10])" office:value-type="float" office:value="11.4330708661417">
            <text:p>11.43</text:p>
          </table:table-cell>
          <table:table-cell table:formula="oooc:=ABS(([.F10]-[.B10])*100/[.B10])" office:value-type="float" office:value="1.07086614173229">
            <text:p>1.07</text:p>
          </table:table-cell>
          <table:table-cell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35.4">
            <text:p>35.4</text:p>
          </table:table-cell>
          <table:table-cell office:value-type="float" office:value="44.03">
            <text:p>44.03</text:p>
          </table:table-cell>
          <table:table-cell office:value-type="float" office:value="44.2">
            <text:p>44.2</text:p>
          </table:table-cell>
          <table:table-cell/>
          <table:table-cell table:formula="oooc:=ABS(([.C11]-[.B11])*100/[.B11])" office:value-type="float" office:value="2.53393665158372">
            <text:p>2.53</text:p>
          </table:table-cell>
          <table:table-cell table:formula="oooc:=ABS(([.D11]-[.B11])*100/[.B11])" office:value-type="float" office:value="69.2533936651584">
            <text:p>69.25</text:p>
          </table:table-cell>
          <table:table-cell table:formula="oooc:=ABS(([.E11]-[.B11])*100/[.B11])" office:value-type="float" office:value="19.9095022624434">
            <text:p>19.91</text:p>
          </table:table-cell>
          <table:table-cell table:formula="oooc:=ABS(([.F11]-[.B11])*100/[.B11])" office:value-type="float" office:value="0.384615384615388">
            <text:p>0.38</text:p>
          </table:table-cell>
          <table:table-cell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19.02">
            <text:p>19.02</text:p>
          </table:table-cell>
          <table:table-cell office:value-type="float" office:value="25.4">
            <text:p>25.4</text:p>
          </table:table-cell>
          <table:table-cell office:value-type="float" office:value="33.2">
            <text:p>33.2</text:p>
          </table:table-cell>
          <table:table-cell/>
          <table:table-cell table:formula="oooc:=ABS(([.C12]-[.B12])*100/[.B12])" office:value-type="float" office:value="8.91566265060242">
            <text:p>8.92</text:p>
          </table:table-cell>
          <table:table-cell table:formula="oooc:=ABS(([.D12]-[.B12])*100/[.B12])" office:value-type="float" office:value="54.0662650602409">
            <text:p>54.07</text:p>
          </table:table-cell>
          <table:table-cell table:formula="oooc:=ABS(([.E12]-[.B12])*100/[.B12])" office:value-type="float" office:value="42.710843373494">
            <text:p>42.71</text:p>
          </table:table-cell>
          <table:table-cell table:formula="oooc:=ABS(([.F12]-[.B12])*100/[.B12])" office:value-type="float" office:value="23.4939759036145">
            <text:p>23.49</text:p>
          </table:table-cell>
          <table:table-cell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47.28">
            <text:p>47.28</text:p>
          </table:table-cell>
          <table:table-cell office:value-type="float" office:value="33.6">
            <text:p>33.6</text:p>
          </table:table-cell>
          <table:table-cell office:value-type="float" office:value="31.2">
            <text:p>31.2</text:p>
          </table:table-cell>
          <table:table-cell/>
          <table:table-cell table:formula="oooc:=ABS(([.C13]-[.B13])*100/[.B13])" office:value-type="float" office:value="6.37820512820512">
            <text:p>6.38</text:p>
          </table:table-cell>
          <table:table-cell table:formula="oooc:=ABS(([.D13]-[.B13])*100/[.B13])" office:value-type="float" office:value="120.416666666667">
            <text:p>120.42</text:p>
          </table:table-cell>
          <table:table-cell table:formula="oooc:=ABS(([.E13]-[.B13])*100/[.B13])" office:value-type="float" office:value="51.5384615384615">
            <text:p>51.54</text:p>
          </table:table-cell>
          <table:table-cell table:formula="oooc:=ABS(([.F13]-[.B13])*100/[.B13])" office:value-type="float" office:value="7.6923076923077">
            <text:p>7.69</text:p>
          </table:table-cell>
          <table:table-cell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8.8">
            <text:p>58.8</text:p>
          </table:table-cell>
          <table:table-cell/>
          <table:table-cell table:formula="oooc:=ABS(([.C14]-[.B14])*100/[.B14])" office:value-type="float" office:value="1.51360544217687">
            <text:p>1.51</text:p>
          </table:table-cell>
          <table:table-cell table:formula="oooc:=ABS(([.D14]-[.B14])*100/[.B14])" office:value-type="float" office:value="40.2551020408163">
            <text:p>40.26</text:p>
          </table:table-cell>
          <table:table-cell table:formula="oooc:=ABS(([.E14]-[.B14])*100/[.B14])" office:value-type="float" office:value="0.799319727891167">
            <text:p>0.8</text:p>
          </table:table-cell>
          <table:table-cell table:formula="oooc:=ABS(([.F14]-[.B14])*100/[.B14])" office:value-type="float" office:value="10.2380952380952">
            <text:p>10.24</text:p>
          </table:table-cell>
          <table:table-cell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0.6">
            <text:p>30.6</text:p>
          </table:table-cell>
          <table:table-cell office:value-type="float" office:value="41">
            <text:p>41</text:p>
          </table:table-cell>
          <table:table-cell office:value-type="float" office:value="41.4">
            <text:p>41.4</text:p>
          </table:table-cell>
          <table:table-cell/>
          <table:table-cell table:formula="oooc:=ABS(([.C15]-[.B15])*100/[.B15])" office:value-type="float" office:value="2.58454106280193">
            <text:p>2.58</text:p>
          </table:table-cell>
          <table:table-cell table:formula="oooc:=ABS(([.D15]-[.B15])*100/[.B15])" office:value-type="float" office:value="66.6908212560387">
            <text:p>66.69</text:p>
          </table:table-cell>
          <table:table-cell table:formula="oooc:=ABS(([.E15]-[.B15])*100/[.B15])" office:value-type="float" office:value="26.0869565217391">
            <text:p>26.09</text:p>
          </table:table-cell>
          <table:table-cell table:formula="oooc:=ABS(([.F15]-[.B15])*100/[.B15])" office:value-type="float" office:value="0.966183574879224">
            <text:p>0.97</text:p>
          </table:table-cell>
          <table:table-cell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36.66">
            <text:p>36.66</text:p>
          </table:table-cell>
          <table:table-cell office:value-type="float" office:value="46.31">
            <text:p>46.31</text:p>
          </table:table-cell>
          <table:table-cell office:value-type="float" office:value="33.2">
            <text:p>33.2</text:p>
          </table:table-cell>
          <table:table-cell/>
          <table:table-cell table:formula="oooc:=ABS(([.C16]-[.B16])*100/[.B16])" office:value-type="float" office:value="45.4819277108434">
            <text:p>45.48</text:p>
          </table:table-cell>
          <table:table-cell table:formula="oooc:=ABS(([.D16]-[.B16])*100/[.B16])" office:value-type="float" office:value="146.536144578313">
            <text:p>146.54</text:p>
          </table:table-cell>
          <table:table-cell table:formula="oooc:=ABS(([.E16]-[.B16])*100/[.B16])" office:value-type="float" office:value="10.4216867469879">
            <text:p>10.42</text:p>
          </table:table-cell>
          <table:table-cell table:formula="oooc:=ABS(([.F16]-[.B16])*100/[.B16])" office:value-type="float" office:value="39.4879518072289">
            <text:p>39.49</text:p>
          </table:table-cell>
          <table:table-cell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29.68">
            <text:p>29.68</text:p>
          </table:table-cell>
          <table:table-cell office:value-type="float" office:value="38.3">
            <text:p>38.3</text:p>
          </table:table-cell>
          <table:table-cell office:value-type="float" office:value="44.9">
            <text:p>44.9</text:p>
          </table:table-cell>
          <table:table-cell/>
          <table:table-cell table:formula="oooc:=ABS(([.C17]-[.B17])*100/[.B17])" office:value-type="float" office:value="6.50334075723831">
            <text:p>6.5</text:p>
          </table:table-cell>
          <table:table-cell table:formula="oooc:=ABS(([.D17]-[.B17])*100/[.B17])" office:value-type="float" office:value="70.890868596882">
            <text:p>70.89</text:p>
          </table:table-cell>
          <table:table-cell table:formula="oooc:=ABS(([.E17]-[.B17])*100/[.B17])" office:value-type="float" office:value="33.8975501113586">
            <text:p>33.9</text:p>
          </table:table-cell>
          <table:table-cell table:formula="oooc:=ABS(([.F17]-[.B17])*100/[.B17])" office:value-type="float" office:value="14.6993318485523">
            <text:p>14.7</text:p>
          </table:table-cell>
          <table:table-cell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37.09">
            <text:p>37.09</text:p>
          </table:table-cell>
          <table:table-cell office:value-type="float" office:value="47.35">
            <text:p>47.35</text:p>
          </table:table-cell>
          <table:table-cell office:value-type="float" office:value="45.2">
            <text:p>45.2</text:p>
          </table:table-cell>
          <table:table-cell/>
          <table:table-cell table:formula="oooc:=ABS(([.C18]-[.B18])*100/[.B18])" office:value-type="float" office:value="1.74778761061947">
            <text:p>1.75</text:p>
          </table:table-cell>
          <table:table-cell table:formula="oooc:=ABS(([.D18]-[.B18])*100/[.B18])" office:value-type="float" office:value="65.1106194690265">
            <text:p>65.11</text:p>
          </table:table-cell>
          <table:table-cell table:formula="oooc:=ABS(([.E18]-[.B18])*100/[.B18])" office:value-type="float" office:value="17.9424778761062">
            <text:p>17.94</text:p>
          </table:table-cell>
          <table:table-cell table:formula="oooc:=ABS(([.F18]-[.B18])*100/[.B18])" office:value-type="float" office:value="4.75663716814159">
            <text:p>4.76</text:p>
          </table:table-cell>
          <table:table-cell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58.34">
            <text:p>58.34</text:p>
          </table:table-cell>
          <table:table-cell office:value-type="float" office:value="65.77">
            <text:p>65.77</text:p>
          </table:table-cell>
          <table:table-cell office:value-type="float" office:value="65.7">
            <text:p>65.7</text:p>
          </table:table-cell>
          <table:table-cell/>
          <table:table-cell table:formula="oooc:=ABS(([.C19]-[.B19])*100/[.B19])" office:value-type="float" office:value="1.96347031963471">
            <text:p>1.96</text:p>
          </table:table-cell>
          <table:table-cell table:formula="oooc:=ABS(([.D19]-[.B19])*100/[.B19])" office:value-type="float" office:value="34.1552511415525">
            <text:p>34.16</text:p>
          </table:table-cell>
          <table:table-cell table:formula="oooc:=ABS(([.E19]-[.B19])*100/[.B19])" office:value-type="float" office:value="11.2024353120244">
            <text:p>11.2</text:p>
          </table:table-cell>
          <table:table-cell table:formula="oooc:=ABS(([.F19]-[.B19])*100/[.B19])" office:value-type="float" office:value="0.106544901065439">
            <text:p>0.11</text:p>
          </table:table-cell>
          <table:table-cell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58.96">
            <text:p>58.96</text:p>
          </table:table-cell>
          <table:table-cell office:value-type="float" office:value="69.07">
            <text:p>69.07</text:p>
          </table:table-cell>
          <table:table-cell office:value-type="float" office:value="65.2">
            <text:p>65.2</text:p>
          </table:table-cell>
          <table:table-cell/>
          <table:table-cell table:formula="oooc:=ABS(([.C20]-[.B20])*100/[.B20])" office:value-type="float" office:value="0.935582822085889">
            <text:p>0.94</text:p>
          </table:table-cell>
          <table:table-cell table:formula="oooc:=ABS(([.D20]-[.B20])*100/[.B20])" office:value-type="float" office:value="50.3067484662577">
            <text:p>50.31</text:p>
          </table:table-cell>
          <table:table-cell table:formula="oooc:=ABS(([.E20]-[.B20])*100/[.B20])" office:value-type="float" office:value="9.57055214723927">
            <text:p>9.57</text:p>
          </table:table-cell>
          <table:table-cell table:formula="oooc:=ABS(([.F20]-[.B20])*100/[.B20])" office:value-type="float" office:value="5.93558282208587">
            <text:p>5.94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5:.I20])" office:value-type="float" office:value="6.68273324707201">
            <text:p>6.68</text:p>
          </table:table-cell>
          <table:table-cell table:formula="oooc:=AVERAGE([.J5:.J20])" office:value-type="float" office:value="72.3105808063429">
            <text:p>72.31</text:p>
          </table:table-cell>
          <table:table-cell table:formula="oooc:=AVERAGE([.K5:.K20])" office:value-type="float" office:value="22.4774853388399">
            <text:p>22.48</text:p>
          </table:table-cell>
          <table:table-cell table:formula="oooc:=AVERAGE([.L5:.L20])" office:value-type="float" office:value="9.37783792896309">
            <text:p>9.38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>
            <draw:frame table:end-cell-address="Sheet2.S40" table:end-x="2.203cm" table:end-y="0.239cm" draw:z-index="1" draw:style-name="gr1" svg:width="13.497cm" svg:height="8.315cm" svg:x="2.255cm" svg:y="0.468cm">
              <draw:object draw:notify-on-update-of-ranges="Sheet2.C22:Sheet2.C22 Sheet2.C23:Sheet2.C59 Sheet2.B23:Sheet2.B59 Sheet2.D22:Sheet2.D22 Sheet2.D23:Sheet2.D59 Sheet2.B23:Sheet2.B59 Sheet2.E22:Sheet2.E22 Sheet2.E23:Sheet2.E59 Sheet2.B23:Sheet2.B59 Sheet2.F22:Sheet2.F22 Sheet2.F23:Sheet2.F59 Sheet2.B23:Sheet2.B59 Sheet2.G22:Sheet2.G22 Sheet2.G23:Sheet2.G59 Sheet2.B23:Sheet2.B5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47.46">
            <text:p>47.46</text:p>
          </table:table-cell>
          <table:table-cell office:value-type="float" office:value="55.28">
            <text:p>55.28</text:p>
          </table:table-cell>
          <table:table-cell office:value-type="float" office:value="54.4">
            <text:p>54.4</text:p>
          </table:table-cell>
          <table:table-cell/>
          <table:table-cell table:formula="oooc:=ABS(([.C24]-[.B24])*100/[.B24])" office:value-type="float" office:value="4.65073529411765">
            <text:p>4.65</text:p>
          </table:table-cell>
          <table:table-cell table:formula="oooc:=ABS(([.D24]-[.B24])*100/[.B24])" office:value-type="float" office:value="58.0147058823529">
            <text:p>58.01</text:p>
          </table:table-cell>
          <table:table-cell table:formula="oooc:=ABS(([.E24]-[.B24])*100/[.B24])" office:value-type="float" office:value="12.7573529411765">
            <text:p>12.76</text:p>
          </table:table-cell>
          <table:table-cell table:formula="oooc:=ABS(([.F24]-[.B24])*100/[.B24])" office:value-type="float" office:value="1.61764705882353">
            <text:p>1.62</text:p>
          </table:table-cell>
          <table:table-cell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58.99">
            <text:p>58.99</text:p>
          </table:table-cell>
          <table:table-cell office:value-type="float" office:value="69.54">
            <text:p>69.54</text:p>
          </table:table-cell>
          <table:table-cell office:value-type="float" office:value="65.3">
            <text:p>65.3</text:p>
          </table:table-cell>
          <table:table-cell/>
          <table:table-cell table:formula="oooc:=ABS(([.C25]-[.B25])*100/[.B25])" office:value-type="float" office:value="1.08728943338439">
            <text:p>1.09</text:p>
          </table:table-cell>
          <table:table-cell table:formula="oooc:=ABS(([.D25]-[.B25])*100/[.B25])" office:value-type="float" office:value="45.0076569678407">
            <text:p>45.01</text:p>
          </table:table-cell>
          <table:table-cell table:formula="oooc:=ABS(([.E25]-[.B25])*100/[.B25])" office:value-type="float" office:value="9.66309341500765">
            <text:p>9.66</text:p>
          </table:table-cell>
          <table:table-cell table:formula="oooc:=ABS(([.F25]-[.B25])*100/[.B25])" office:value-type="float" office:value="6.49310872894335">
            <text:p>6.49</text:p>
          </table:table-cell>
          <table:table-cell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2.8">
            <text:p>22.8</text:p>
          </table:table-cell>
          <table:table-cell/>
          <table:table-cell table:formula="oooc:=ABS(([.C26]-[.B26])*100/[.B26])" office:value-type="float" office:value="14.4736842105263">
            <text:p>14.47</text:p>
          </table:table-cell>
          <table:table-cell table:formula="oooc:=ABS(([.D26]-[.B26])*100/[.B26])" office:value-type="float" office:value="151.622807017544">
            <text:p>151.62</text:p>
          </table:table-cell>
          <table:table-cell table:formula="oooc:=ABS(([.E26]-[.B26])*100/[.B26])" office:value-type="float" office:value="86.0087719298245">
            <text:p>86.01</text:p>
          </table:table-cell>
          <table:table-cell table:formula="oooc:=ABS(([.F26]-[.B26])*100/[.B26])" office:value-type="float" office:value="2.76315789473684">
            <text:p>2.76</text:p>
          </table:table-cell>
          <table:table-cell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37.9">
            <text:p>37.9</text:p>
          </table:table-cell>
          <table:table-cell office:value-type="float" office:value="48.96">
            <text:p>48.96</text:p>
          </table:table-cell>
          <table:table-cell office:value-type="float" office:value="44.6">
            <text:p>44.6</text:p>
          </table:table-cell>
          <table:table-cell/>
          <table:table-cell table:formula="oooc:=ABS(([.C27]-[.B27])*100/[.B27])" office:value-type="float" office:value="9.61883408071749">
            <text:p>9.62</text:p>
          </table:table-cell>
          <table:table-cell table:formula="oooc:=ABS(([.D27]-[.B27])*100/[.B27])" office:value-type="float" office:value="77.3318385650224">
            <text:p>77.33</text:p>
          </table:table-cell>
          <table:table-cell table:formula="oooc:=ABS(([.E27]-[.B27])*100/[.B27])" office:value-type="float" office:value="15.0224215246637">
            <text:p>15.02</text:p>
          </table:table-cell>
          <table:table-cell table:formula="oooc:=ABS(([.F27]-[.B27])*100/[.B27])" office:value-type="float" office:value="9.77578475336323">
            <text:p>9.78</text:p>
          </table:table-cell>
          <table:table-cell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35.91">
            <text:p>35.91</text:p>
          </table:table-cell>
          <table:table-cell office:value-type="float" office:value="45.61">
            <text:p>45.61</text:p>
          </table:table-cell>
          <table:table-cell office:value-type="float" office:value="47.6">
            <text:p>47.6</text:p>
          </table:table-cell>
          <table:table-cell/>
          <table:table-cell table:formula="oooc:=ABS(([.C28]-[.B28])*100/[.B28])" office:value-type="float" office:value="4.18067226890757">
            <text:p>4.18</text:p>
          </table:table-cell>
          <table:table-cell table:formula="oooc:=ABS(([.D28]-[.B28])*100/[.B28])" office:value-type="float" office:value="57.6890756302521">
            <text:p>57.69</text:p>
          </table:table-cell>
          <table:table-cell table:formula="oooc:=ABS(([.E28]-[.B28])*100/[.B28])" office:value-type="float" office:value="24.5588235294118">
            <text:p>24.56</text:p>
          </table:table-cell>
          <table:table-cell table:formula="oooc:=ABS(([.F28]-[.B28])*100/[.B28])" office:value-type="float" office:value="4.18067226890757">
            <text:p>4.18</text:p>
          </table:table-cell>
          <table:table-cell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33.4">
            <text:p>33.4</text:p>
          </table:table-cell>
          <table:table-cell/>
          <table:table-cell table:formula="oooc:=ABS(([.C29]-[.B29])*100/[.B29])" office:value-type="float" office:value="1.97604790419163">
            <text:p>1.98</text:p>
          </table:table-cell>
          <table:table-cell table:formula="oooc:=ABS(([.D29]-[.B29])*100/[.B29])" office:value-type="float" office:value="63.622754491018">
            <text:p>63.62</text:p>
          </table:table-cell>
          <table:table-cell table:formula="oooc:=ABS(([.E29]-[.B29])*100/[.B29])" office:value-type="float" office:value="33.9820359281437">
            <text:p>33.98</text:p>
          </table:table-cell>
          <table:table-cell table:formula="oooc:=ABS(([.F29]-[.B29])*100/[.B29])" office:value-type="float" office:value="4.2814371257485">
            <text:p>4.28</text:p>
          </table:table-cell>
          <table:table-cell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35.62">
            <text:p>35.62</text:p>
          </table:table-cell>
          <table:table-cell office:value-type="float" office:value="49.32">
            <text:p>49.32</text:p>
          </table:table-cell>
          <table:table-cell office:value-type="float" office:value="44.1">
            <text:p>44.1</text:p>
          </table:table-cell>
          <table:table-cell/>
          <table:table-cell table:formula="oooc:=ABS(([.C30]-[.B30])*100/[.B30])" office:value-type="float" office:value="4.5578231292517">
            <text:p>4.56</text:p>
          </table:table-cell>
          <table:table-cell table:formula="oooc:=ABS(([.D30]-[.B30])*100/[.B30])" office:value-type="float" office:value="77.5510204081633">
            <text:p>77.55</text:p>
          </table:table-cell>
          <table:table-cell table:formula="oooc:=ABS(([.E30]-[.B30])*100/[.B30])" office:value-type="float" office:value="19.2290249433107">
            <text:p>19.23</text:p>
          </table:table-cell>
          <table:table-cell table:formula="oooc:=ABS(([.F30]-[.B30])*100/[.B30])" office:value-type="float" office:value="11.8367346938775">
            <text:p>11.84</text:p>
          </table:table-cell>
          <table:table-cell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0.9">
            <text:p>20.9</text:p>
          </table:table-cell>
          <table:table-cell/>
          <table:table-cell table:formula="oooc:=ABS(([.C31]-[.B31])*100/[.B31])" office:value-type="float" office:value="24.8803827751196">
            <text:p>24.88</text:p>
          </table:table-cell>
          <table:table-cell table:formula="oooc:=ABS(([.D31]-[.B31])*100/[.B31])" office:value-type="float" office:value="174.497607655502">
            <text:p>174.5</text:p>
          </table:table-cell>
          <table:table-cell table:formula="oooc:=ABS(([.E31]-[.B31])*100/[.B31])" office:value-type="float" office:value="102.918660287081">
            <text:p>102.92</text:p>
          </table:table-cell>
          <table:table-cell table:formula="oooc:=ABS(([.F31]-[.B31])*100/[.B31])" office:value-type="float" office:value="12.1052631578947">
            <text:p>12.11</text:p>
          </table:table-cell>
          <table:table-cell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22.63">
            <text:p>22.63</text:p>
          </table:table-cell>
          <table:table-cell office:value-type="float" office:value="33.02">
            <text:p>33.02</text:p>
          </table:table-cell>
          <table:table-cell office:value-type="float" office:value="34.3">
            <text:p>34.3</text:p>
          </table:table-cell>
          <table:table-cell/>
          <table:table-cell table:formula="oooc:=ABS(([.C32]-[.B32])*100/[.B32])" office:value-type="float" office:value="8.27988338192421">
            <text:p>8.28</text:p>
          </table:table-cell>
          <table:table-cell table:formula="oooc:=ABS(([.D32]-[.B32])*100/[.B32])" office:value-type="float" office:value="84.4023323615161">
            <text:p>84.4</text:p>
          </table:table-cell>
          <table:table-cell table:formula="oooc:=ABS(([.E32]-[.B32])*100/[.B32])" office:value-type="float" office:value="34.0233236151603">
            <text:p>34.02</text:p>
          </table:table-cell>
          <table:table-cell table:formula="oooc:=ABS(([.F32]-[.B32])*100/[.B32])" office:value-type="float" office:value="3.73177842565596">
            <text:p>3.73</text:p>
          </table:table-cell>
          <table:table-cell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28.3">
            <text:p>28.3</text:p>
          </table:table-cell>
          <table:table-cell office:value-type="float" office:value="35.66">
            <text:p>35.66</text:p>
          </table:table-cell>
          <table:table-cell office:value-type="float" office:value="36.5">
            <text:p>36.5</text:p>
          </table:table-cell>
          <table:table-cell/>
          <table:table-cell table:formula="oooc:=ABS(([.C33]-[.B33])*100/[.B33])" office:value-type="float" office:value="14.1095890410959">
            <text:p>14.11</text:p>
          </table:table-cell>
          <table:table-cell table:formula="oooc:=ABS(([.D33]-[.B33])*100/[.B33])" office:value-type="float" office:value="108.520547945205">
            <text:p>108.52</text:p>
          </table:table-cell>
          <table:table-cell table:formula="oooc:=ABS(([.E33]-[.B33])*100/[.B33])" office:value-type="float" office:value="22.4657534246575">
            <text:p>22.47</text:p>
          </table:table-cell>
          <table:table-cell table:formula="oooc:=ABS(([.F33]-[.B33])*100/[.B33])" office:value-type="float" office:value="2.30136986301371">
            <text:p>2.3</text:p>
          </table:table-cell>
          <table:table-cell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58.55">
            <text:p>58.55</text:p>
          </table:table-cell>
          <table:table-cell office:value-type="float" office:value="67.69">
            <text:p>67.69</text:p>
          </table:table-cell>
          <table:table-cell office:value-type="float" office:value="67.9">
            <text:p>67.9</text:p>
          </table:table-cell>
          <table:table-cell/>
          <table:table-cell table:formula="oooc:=ABS(([.C34]-[.B34])*100/[.B34])" office:value-type="float" office:value="3.68188512518409">
            <text:p>3.68</text:p>
          </table:table-cell>
          <table:table-cell table:formula="oooc:=ABS(([.D34]-[.B34])*100/[.B34])" office:value-type="float" office:value="44.6244477172312">
            <text:p>44.62</text:p>
          </table:table-cell>
          <table:table-cell table:formula="oooc:=ABS(([.E34]-[.B34])*100/[.B34])" office:value-type="float" office:value="13.7702503681885">
            <text:p>13.77</text:p>
          </table:table-cell>
          <table:table-cell table:formula="oooc:=ABS(([.F34]-[.B34])*100/[.B34])" office:value-type="float" office:value="0.309278350515476">
            <text:p>0.31</text:p>
          </table:table-cell>
          <table:table-cell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28.1">
            <text:p>28.1</text:p>
          </table:table-cell>
          <table:table-cell/>
          <table:table-cell table:formula="oooc:=ABS(([.C35]-[.B35])*100/[.B35])" office:value-type="float" office:value="21.2099644128114">
            <text:p>21.21</text:p>
          </table:table-cell>
          <table:table-cell table:formula="oooc:=ABS(([.D35]-[.B35])*100/[.B35])" office:value-type="float" office:value="94.4839857651245">
            <text:p>94.48</text:p>
          </table:table-cell>
          <table:table-cell table:formula="oooc:=ABS(([.E35]-[.B35])*100/[.B35])" office:value-type="float" office:value="59.2526690391459">
            <text:p>59.25</text:p>
          </table:table-cell>
          <table:table-cell table:formula="oooc:=ABS(([.F35]-[.B35])*100/[.B35])" office:value-type="float" office:value="23.950177935943">
            <text:p>23.95</text:p>
          </table:table-cell>
          <table:table-cell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52.42">
            <text:p>52.42</text:p>
          </table:table-cell>
          <table:table-cell office:value-type="float" office:value="62.22">
            <text:p>62.22</text:p>
          </table:table-cell>
          <table:table-cell office:value-type="float" office:value="58.3">
            <text:p>58.3</text:p>
          </table:table-cell>
          <table:table-cell/>
          <table:table-cell table:formula="oooc:=ABS(([.C36]-[.B36])*100/[.B36])" office:value-type="float" office:value="2.3499142367067">
            <text:p>2.35</text:p>
          </table:table-cell>
          <table:table-cell table:formula="oooc:=ABS(([.D36]-[.B36])*100/[.B36])" office:value-type="float" office:value="60.6518010291595">
            <text:p>60.65</text:p>
          </table:table-cell>
          <table:table-cell table:formula="oooc:=ABS(([.E36]-[.B36])*100/[.B36])" office:value-type="float" office:value="10.0857632933105">
            <text:p>10.09</text:p>
          </table:table-cell>
          <table:table-cell table:formula="oooc:=ABS(([.F36]-[.B36])*100/[.B36])" office:value-type="float" office:value="6.72384219554031">
            <text:p>6.72</text:p>
          </table:table-cell>
          <table:table-cell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26.49">
            <text:p>26.49</text:p>
          </table:table-cell>
          <table:table-cell office:value-type="float" office:value="40.07">
            <text:p>40.07</text:p>
          </table:table-cell>
          <table:table-cell office:value-type="float" office:value="34.3">
            <text:p>34.3</text:p>
          </table:table-cell>
          <table:table-cell/>
          <table:table-cell table:formula="oooc:=ABS(([.C37]-[.B37])*100/[.B37])" office:value-type="float" office:value="12.3032069970846">
            <text:p>12.3</text:p>
          </table:table-cell>
          <table:table-cell table:formula="oooc:=ABS(([.D37]-[.B37])*100/[.B37])" office:value-type="float" office:value="122.186588921283">
            <text:p>122.19</text:p>
          </table:table-cell>
          <table:table-cell table:formula="oooc:=ABS(([.E37]-[.B37])*100/[.B37])" office:value-type="float" office:value="22.7696793002915">
            <text:p>22.77</text:p>
          </table:table-cell>
          <table:table-cell table:formula="oooc:=ABS(([.F37]-[.B37])*100/[.B37])" office:value-type="float" office:value="16.8221574344023">
            <text:p>16.82</text:p>
          </table:table-cell>
          <table:table-cell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26.99">
            <text:p>26.99</text:p>
          </table:table-cell>
          <table:table-cell office:value-type="float" office:value="39.71">
            <text:p>39.71</text:p>
          </table:table-cell>
          <table:table-cell office:value-type="float" office:value="35">
            <text:p>35</text:p>
          </table:table-cell>
          <table:table-cell/>
          <table:table-cell table:formula="oooc:=ABS(([.C38]-[.B38])*100/[.B38])" office:value-type="float" office:value="9.94285714285713">
            <text:p>9.94</text:p>
          </table:table-cell>
          <table:table-cell table:formula="oooc:=ABS(([.D38]-[.B38])*100/[.B38])" office:value-type="float" office:value="94.7428571428571">
            <text:p>94.74</text:p>
          </table:table-cell>
          <table:table-cell table:formula="oooc:=ABS(([.E38]-[.B38])*100/[.B38])" office:value-type="float" office:value="22.8857142857143">
            <text:p>22.89</text:p>
          </table:table-cell>
          <table:table-cell table:formula="oooc:=ABS(([.F38]-[.B38])*100/[.B38])" office:value-type="float" office:value="13.4571428571429">
            <text:p>13.46</text:p>
          </table:table-cell>
          <table:table-cell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36.17">
            <text:p>36.17</text:p>
          </table:table-cell>
          <table:table-cell office:value-type="float" office:value="44.63">
            <text:p>44.63</text:p>
          </table:table-cell>
          <table:table-cell office:value-type="float" office:value="45.1">
            <text:p>45.1</text:p>
          </table:table-cell>
          <table:table-cell/>
          <table:table-cell table:formula="oooc:=ABS(([.C39]-[.B39])*100/[.B39])" office:value-type="float" office:value="0.776053215077608">
            <text:p>0.78</text:p>
          </table:table-cell>
          <table:table-cell table:formula="oooc:=ABS(([.D39]-[.B39])*100/[.B39])" office:value-type="float" office:value="36.4079822616408">
            <text:p>36.41</text:p>
          </table:table-cell>
          <table:table-cell table:formula="oooc:=ABS(([.E39]-[.B39])*100/[.B39])" office:value-type="float" office:value="19.80044345898">
            <text:p>19.8</text:p>
          </table:table-cell>
          <table:table-cell table:formula="oooc:=ABS(([.F39]-[.B39])*100/[.B39])" office:value-type="float" office:value="1.04212860310421">
            <text:p>1.04</text:p>
          </table:table-cell>
          <table:table-cell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37.77">
            <text:p>37.77</text:p>
          </table:table-cell>
          <table:table-cell office:value-type="float" office:value="46.65">
            <text:p>46.65</text:p>
          </table:table-cell>
          <table:table-cell office:value-type="float" office:value="45.2">
            <text:p>45.2</text:p>
          </table:table-cell>
          <table:table-cell/>
          <table:table-cell table:formula="oooc:=ABS(([.C40]-[.B40])*100/[.B40])" office:value-type="float" office:value="4.73451327433628">
            <text:p>4.73</text:p>
          </table:table-cell>
          <table:table-cell table:formula="oooc:=ABS(([.D40]-[.B40])*100/[.B40])" office:value-type="float" office:value="63.716814159292">
            <text:p>63.72</text:p>
          </table:table-cell>
          <table:table-cell table:formula="oooc:=ABS(([.E40]-[.B40])*100/[.B40])" office:value-type="float" office:value="16.4380530973451">
            <text:p>16.44</text:p>
          </table:table-cell>
          <table:table-cell table:formula="oooc:=ABS(([.F40]-[.B40])*100/[.B40])" office:value-type="float" office:value="3.2079646017699">
            <text:p>3.21</text:p>
          </table:table-cell>
          <table:table-cell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36.6">
            <text:p>36.6</text:p>
          </table:table-cell>
          <table:table-cell office:value-type="float" office:value="45.16">
            <text:p>45.16</text:p>
          </table:table-cell>
          <table:table-cell office:value-type="float" office:value="46.5">
            <text:p>46.5</text:p>
          </table:table-cell>
          <table:table-cell/>
          <table:table-cell table:formula="oooc:=ABS(([.C41]-[.B41])*100/[.B41])" office:value-type="float" office:value="2.58064516129033">
            <text:p>2.58</text:p>
          </table:table-cell>
          <table:table-cell table:formula="oooc:=ABS(([.D41]-[.B41])*100/[.B41])" office:value-type="float" office:value="67.3333333333333">
            <text:p>67.33</text:p>
          </table:table-cell>
          <table:table-cell table:formula="oooc:=ABS(([.E41]-[.B41])*100/[.B41])" office:value-type="float" office:value="21.2903225806452">
            <text:p>21.29</text:p>
          </table:table-cell>
          <table:table-cell table:formula="oooc:=ABS(([.F41]-[.B41])*100/[.B41])" office:value-type="float" office:value="2.88172043010753">
            <text:p>2.88</text:p>
          </table:table-cell>
          <table:table-cell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14.21">
            <text:p>14.21</text:p>
          </table:table-cell>
          <table:table-cell office:value-type="float" office:value="21.99">
            <text:p>21.99</text:p>
          </table:table-cell>
          <table:table-cell office:value-type="float" office:value="27.5">
            <text:p>27.5</text:p>
          </table:table-cell>
          <table:table-cell/>
          <table:table-cell table:formula="oooc:=ABS(([.C42]-[.B42])*100/[.B42])" office:value-type="float" office:value="1.27272727272728">
            <text:p>1.27</text:p>
          </table:table-cell>
          <table:table-cell table:formula="oooc:=ABS(([.D42]-[.B42])*100/[.B42])" office:value-type="float" office:value="152.945454545455">
            <text:p>152.95</text:p>
          </table:table-cell>
          <table:table-cell table:formula="oooc:=ABS(([.E42]-[.B42])*100/[.B42])" office:value-type="float" office:value="48.3272727272727">
            <text:p>48.33</text:p>
          </table:table-cell>
          <table:table-cell table:formula="oooc:=ABS(([.F42]-[.B42])*100/[.B42])" office:value-type="float" office:value="20.0363636363636">
            <text:p>20.04</text:p>
          </table:table-cell>
          <table:table-cell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19.31">
            <text:p>19.31</text:p>
          </table:table-cell>
          <table:table-cell office:value-type="float" office:value="30.33">
            <text:p>30.33</text:p>
          </table:table-cell>
          <table:table-cell office:value-type="float" office:value="30.8">
            <text:p>30.8</text:p>
          </table:table-cell>
          <table:table-cell/>
          <table:table-cell table:formula="oooc:=ABS(([.C43]-[.B43])*100/[.B43])" office:value-type="float" office:value="8.63636363636364">
            <text:p>8.64</text:p>
          </table:table-cell>
          <table:table-cell table:formula="oooc:=ABS(([.D43]-[.B43])*100/[.B43])" office:value-type="float" office:value="121.915584415584">
            <text:p>121.92</text:p>
          </table:table-cell>
          <table:table-cell table:formula="oooc:=ABS(([.E43]-[.B43])*100/[.B43])" office:value-type="float" office:value="37.3051948051948">
            <text:p>37.31</text:p>
          </table:table-cell>
          <table:table-cell table:formula="oooc:=ABS(([.F43]-[.B43])*100/[.B43])" office:value-type="float" office:value="1.52597402597403">
            <text:p>1.53</text:p>
          </table:table-cell>
          <table:table-cell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37.15">
            <text:p>37.15</text:p>
          </table:table-cell>
          <table:table-cell office:value-type="float" office:value="44.58">
            <text:p>44.58</text:p>
          </table:table-cell>
          <table:table-cell office:value-type="float" office:value="43.8">
            <text:p>43.8</text:p>
          </table:table-cell>
          <table:table-cell/>
          <table:table-cell table:formula="oooc:=ABS(([.C44]-[.B44])*100/[.B44])" office:value-type="float" office:value="5.27397260273973">
            <text:p>5.27</text:p>
          </table:table-cell>
          <table:table-cell table:formula="oooc:=ABS(([.D44]-[.B44])*100/[.B44])" office:value-type="float" office:value="80.2739726027397">
            <text:p>80.27</text:p>
          </table:table-cell>
          <table:table-cell table:formula="oooc:=ABS(([.E44]-[.B44])*100/[.B44])" office:value-type="float" office:value="15.1826484018265">
            <text:p>15.18</text:p>
          </table:table-cell>
          <table:table-cell table:formula="oooc:=ABS(([.F44]-[.B44])*100/[.B44])" office:value-type="float" office:value="1.78082191780822">
            <text:p>1.78</text:p>
          </table:table-cell>
          <table:table-cell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12.69">
            <text:p>12.69</text:p>
          </table:table-cell>
          <table:table-cell office:value-type="float" office:value="26.76">
            <text:p>26.76</text:p>
          </table:table-cell>
          <table:table-cell office:value-type="float" office:value="23.7">
            <text:p>23.7</text:p>
          </table:table-cell>
          <table:table-cell/>
          <table:table-cell table:formula="oooc:=ABS(([.C45]-[.B45])*100/[.B45])" office:value-type="float" office:value="12.8691983122363">
            <text:p>12.87</text:p>
          </table:table-cell>
          <table:table-cell table:formula="oooc:=ABS(([.D45]-[.B45])*100/[.B45])" office:value-type="float" office:value="211.26582278481">
            <text:p>211.27</text:p>
          </table:table-cell>
          <table:table-cell table:formula="oooc:=ABS(([.E45]-[.B45])*100/[.B45])" office:value-type="float" office:value="46.4556962025316">
            <text:p>46.46</text:p>
          </table:table-cell>
          <table:table-cell table:formula="oooc:=ABS(([.F45]-[.B45])*100/[.B45])" office:value-type="float" office:value="12.9113924050633">
            <text:p>12.91</text:p>
          </table:table-cell>
          <table:table-cell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31.57">
            <text:p>31.57</text:p>
          </table:table-cell>
          <table:table-cell office:value-type="float" office:value="41.12">
            <text:p>41.12</text:p>
          </table:table-cell>
          <table:table-cell office:value-type="float" office:value="36">
            <text:p>36</text:p>
          </table:table-cell>
          <table:table-cell/>
          <table:table-cell table:formula="oooc:=ABS(([.C46]-[.B46])*100/[.B46])" office:value-type="float" office:value="19.1111111111111">
            <text:p>19.11</text:p>
          </table:table-cell>
          <table:table-cell table:formula="oooc:=ABS(([.D46]-[.B46])*100/[.B46])" office:value-type="float" office:value="84.1388888888889">
            <text:p>84.14</text:p>
          </table:table-cell>
          <table:table-cell table:formula="oooc:=ABS(([.E46]-[.B46])*100/[.B46])" office:value-type="float" office:value="12.3055555555556">
            <text:p>12.31</text:p>
          </table:table-cell>
          <table:table-cell table:formula="oooc:=ABS(([.F46]-[.B46])*100/[.B46])" office:value-type="float" office:value="14.2222222222222">
            <text:p>14.22</text:p>
          </table:table-cell>
          <table:table-cell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7.7">
            <text:p>57.7</text:p>
          </table:table-cell>
          <table:table-cell/>
          <table:table-cell table:formula="oooc:=ABS(([.C47]-[.B47])*100/[.B47])" office:value-type="float" office:value="2.73830155979204">
            <text:p>2.74</text:p>
          </table:table-cell>
          <table:table-cell table:formula="oooc:=ABS(([.D47]-[.B47])*100/[.B47])" office:value-type="float" office:value="63.3102253032929">
            <text:p>63.31</text:p>
          </table:table-cell>
          <table:table-cell table:formula="oooc:=ABS(([.E47]-[.B47])*100/[.B47])" office:value-type="float" office:value="21.8544194107452">
            <text:p>21.85</text:p>
          </table:table-cell>
          <table:table-cell table:formula="oooc:=ABS(([.F47]-[.B47])*100/[.B47])" office:value-type="float" office:value="9.27209705372617">
            <text:p>9.27</text:p>
          </table:table-cell>
          <table:table-cell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ooc:=ABS(([.C48]-[.B48])*100/[.B48])" office:value-type="float" office:value="0.126811594202899">
            <text:p>0.13</text:p>
          </table:table-cell>
          <table:table-cell table:formula="oooc:=ABS(([.D48]-[.B48])*100/[.B48])" office:value-type="float" office:value="75.3804347826087">
            <text:p>75.38</text:p>
          </table:table-cell>
          <table:table-cell table:formula="oooc:=ABS(([.E48]-[.B48])*100/[.B48])" office:value-type="float" office:value="19.2934782608696">
            <text:p>19.29</text:p>
          </table:table-cell>
          <table:table-cell table:formula="oooc:=ABS(([.F48]-[.B48])*100/[.B48])" office:value-type="float" office:value="0.289855072463775">
            <text:p>0.29</text:p>
          </table:table-cell>
          <table:table-cell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32.55">
            <text:p>32.55</text:p>
          </table:table-cell>
          <table:table-cell office:value-type="float" office:value="42.97">
            <text:p>42.97</text:p>
          </table:table-cell>
          <table:table-cell office:value-type="float" office:value="44.9">
            <text:p>44.9</text:p>
          </table:table-cell>
          <table:table-cell/>
          <table:table-cell table:formula="oooc:=ABS(([.C49]-[.B49])*100/[.B49])" office:value-type="float" office:value="1.46993318485523">
            <text:p>1.47</text:p>
          </table:table-cell>
          <table:table-cell table:formula="oooc:=ABS(([.D49]-[.B49])*100/[.B49])" office:value-type="float" office:value="34.5211581291759">
            <text:p>34.52</text:p>
          </table:table-cell>
          <table:table-cell table:formula="oooc:=ABS(([.E49]-[.B49])*100/[.B49])" office:value-type="float" office:value="27.5055679287305">
            <text:p>27.51</text:p>
          </table:table-cell>
          <table:table-cell table:formula="oooc:=ABS(([.F49]-[.B49])*100/[.B49])" office:value-type="float" office:value="4.29844097995546">
            <text:p>4.3</text:p>
          </table:table-cell>
          <table:table-cell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41.61">
            <text:p>41.61</text:p>
          </table:table-cell>
          <table:table-cell office:value-type="float" office:value="47.58">
            <text:p>47.58</text:p>
          </table:table-cell>
          <table:table-cell office:value-type="float" office:value="47.7">
            <text:p>47.7</text:p>
          </table:table-cell>
          <table:table-cell/>
          <table:table-cell table:formula="oooc:=ABS(([.C50]-[.B50])*100/[.B50])" office:value-type="float" office:value="5.91194968553459">
            <text:p>5.91</text:p>
          </table:table-cell>
          <table:table-cell table:formula="oooc:=ABS(([.D50]-[.B50])*100/[.B50])" office:value-type="float" office:value="63.9832285115304">
            <text:p>63.98</text:p>
          </table:table-cell>
          <table:table-cell table:formula="oooc:=ABS(([.E50]-[.B50])*100/[.B50])" office:value-type="float" office:value="12.7672955974843">
            <text:p>12.77</text:p>
          </table:table-cell>
          <table:table-cell table:formula="oooc:=ABS(([.F50]-[.B50])*100/[.B50])" office:value-type="float" office:value="0.251572327044035">
            <text:p>0.25</text:p>
          </table:table-cell>
          <table:table-cell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50.38">
            <text:p>50.38</text:p>
          </table:table-cell>
          <table:table-cell office:value-type="float" office:value="55.6">
            <text:p>55.6</text:p>
          </table:table-cell>
          <table:table-cell office:value-type="float" office:value="55.1">
            <text:p>55.1</text:p>
          </table:table-cell>
          <table:table-cell/>
          <table:table-cell table:formula="oooc:=ABS(([.C51]-[.B51])*100/[.B51])" office:value-type="float" office:value="4.86388384754991">
            <text:p>4.86</text:p>
          </table:table-cell>
          <table:table-cell table:formula="oooc:=ABS(([.D51]-[.B51])*100/[.B51])" office:value-type="float" office:value="59.6007259528131">
            <text:p>59.6</text:p>
          </table:table-cell>
          <table:table-cell table:formula="oooc:=ABS(([.E51]-[.B51])*100/[.B51])" office:value-type="float" office:value="8.56624319419238">
            <text:p>8.57</text:p>
          </table:table-cell>
          <table:table-cell table:formula="oooc:=ABS(([.F51]-[.B51])*100/[.B51])" office:value-type="float" office:value="0.907441016333938">
            <text:p>0.91</text:p>
          </table:table-cell>
          <table:table-cell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48.15">
            <text:p>48.15</text:p>
          </table:table-cell>
          <table:table-cell office:value-type="float" office:value="60.78">
            <text:p>60.78</text:p>
          </table:table-cell>
          <table:table-cell office:value-type="float" office:value="55.7">
            <text:p>55.7</text:p>
          </table:table-cell>
          <table:table-cell/>
          <table:table-cell table:formula="oooc:=ABS(([.C52]-[.B52])*100/[.B52])" office:value-type="float" office:value="5.33213644524237">
            <text:p>5.33</text:p>
          </table:table-cell>
          <table:table-cell table:formula="oooc:=ABS(([.D52]-[.B52])*100/[.B52])" office:value-type="float" office:value="79.8204667863555">
            <text:p>79.82</text:p>
          </table:table-cell>
          <table:table-cell table:formula="oooc:=ABS(([.E52]-[.B52])*100/[.B52])" office:value-type="float" office:value="13.5547576301616">
            <text:p>13.55</text:p>
          </table:table-cell>
          <table:table-cell table:formula="oooc:=ABS(([.F52]-[.B52])*100/[.B52])" office:value-type="float" office:value="9.12028725314183">
            <text:p>9.12</text:p>
          </table:table-cell>
          <table:table-cell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48.56">
            <text:p>48.56</text:p>
          </table:table-cell>
          <table:table-cell office:value-type="float" office:value="58.16">
            <text:p>58.16</text:p>
          </table:table-cell>
          <table:table-cell office:value-type="float" office:value="56.1">
            <text:p>56.1</text:p>
          </table:table-cell>
          <table:table-cell/>
          <table:table-cell table:formula="oooc:=ABS(([.C53]-[.B53])*100/[.B53])" office:value-type="float" office:value="6.09625668449198">
            <text:p>6.1</text:p>
          </table:table-cell>
          <table:table-cell table:formula="oooc:=ABS(([.D53]-[.B53])*100/[.B53])" office:value-type="float" office:value="74.0285204991087">
            <text:p>74.03</text:p>
          </table:table-cell>
          <table:table-cell table:formula="oooc:=ABS(([.E53]-[.B53])*100/[.B53])" office:value-type="float" office:value="13.4402852049911">
            <text:p>13.44</text:p>
          </table:table-cell>
          <table:table-cell table:formula="oooc:=ABS(([.F53]-[.B53])*100/[.B53])" office:value-type="float" office:value="3.67201426024955">
            <text:p>3.67</text:p>
          </table:table-cell>
          <table:table-cell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-2.42">
            <text:p>-2.42</text:p>
          </table:table-cell>
          <table:table-cell office:value-type="float" office:value="18.62">
            <text:p>18.62</text:p>
          </table:table-cell>
          <table:table-cell office:value-type="float" office:value="16.6">
            <text:p>16.6</text:p>
          </table:table-cell>
          <table:table-cell/>
          <table:table-cell table:formula="oooc:=ABS(([.C54]-[.B54])*100/[.B54])" office:value-type="float" office:value="4.09638554216867">
            <text:p>4.1</text:p>
          </table:table-cell>
          <table:table-cell table:formula="oooc:=ABS(([.D54]-[.B54])*100/[.B54])" office:value-type="float" office:value="311.084337349398">
            <text:p>311.08</text:p>
          </table:table-cell>
          <table:table-cell table:formula="oooc:=ABS(([.E54]-[.B54])*100/[.B54])" office:value-type="float" office:value="114.578313253012">
            <text:p>114.58</text:p>
          </table:table-cell>
          <table:table-cell table:formula="oooc:=ABS(([.F54]-[.B54])*100/[.B54])" office:value-type="float" office:value="12.1686746987952">
            <text:p>12.17</text:p>
          </table:table-cell>
          <table:table-cell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36.01">
            <text:p>36.01</text:p>
          </table:table-cell>
          <table:table-cell office:value-type="float" office:value="47.85">
            <text:p>47.85</text:p>
          </table:table-cell>
          <table:table-cell office:value-type="float" office:value="47.4">
            <text:p>47.4</text:p>
          </table:table-cell>
          <table:table-cell/>
          <table:table-cell table:formula="oooc:=ABS(([.C55]-[.B55])*100/[.B55])" office:value-type="float" office:value="0.506329113924055">
            <text:p>0.51</text:p>
          </table:table-cell>
          <table:table-cell table:formula="oooc:=ABS(([.D55]-[.B55])*100/[.B55])" office:value-type="float" office:value="70.1054852320675">
            <text:p>70.11</text:p>
          </table:table-cell>
          <table:table-cell table:formula="oooc:=ABS(([.E55]-[.B55])*100/[.B55])" office:value-type="float" office:value="24.0295358649789">
            <text:p>24.03</text:p>
          </table:table-cell>
          <table:table-cell table:formula="oooc:=ABS(([.F55]-[.B55])*100/[.B55])" office:value-type="float" office:value="0.949367088607601">
            <text:p>0.95</text:p>
          </table:table-cell>
          <table:table-cell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3.9">
            <text:p>53.9</text:p>
          </table:table-cell>
          <table:table-cell/>
          <table:table-cell table:formula="oooc:=ABS(([.C56]-[.B56])*100/[.B56])" office:value-type="float" office:value="4.11873840445269">
            <text:p>4.12</text:p>
          </table:table-cell>
          <table:table-cell table:formula="oooc:=ABS(([.D56]-[.B56])*100/[.B56])" office:value-type="float" office:value="74.8237476808905">
            <text:p>74.82</text:p>
          </table:table-cell>
          <table:table-cell table:formula="oooc:=ABS(([.E56]-[.B56])*100/[.B56])" office:value-type="float" office:value="16.3450834879406">
            <text:p>16.35</text:p>
          </table:table-cell>
          <table:table-cell table:formula="oooc:=ABS(([.F56]-[.B56])*100/[.B56])" office:value-type="float" office:value="2.87569573283858">
            <text:p>2.88</text:p>
          </table:table-cell>
          <table:table-cell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ooc:=ABS(([.C57]-[.B57])*100/[.B57])" office:value-type="float" office:value="7.26510067114094">
            <text:p>7.27</text:p>
          </table:table-cell>
          <table:table-cell table:formula="oooc:=ABS(([.D57]-[.B57])*100/[.B57])" office:value-type="float" office:value="62.4328859060403">
            <text:p>62.43</text:p>
          </table:table-cell>
          <table:table-cell table:formula="oooc:=ABS(([.E57]-[.B57])*100/[.B57])" office:value-type="float" office:value="25.251677852349">
            <text:p>25.25</text:p>
          </table:table-cell>
          <table:table-cell table:formula="oooc:=ABS(([.F57]-[.B57])*100/[.B57])" office:value-type="float" office:value="7.6510067114094">
            <text:p>7.65</text:p>
          </table:table-cell>
          <table:table-cell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66.65">
            <text:p>66.65</text:p>
          </table:table-cell>
          <table:table-cell office:value-type="float" office:value="58.56">
            <text:p>58.56</text:p>
          </table:table-cell>
          <table:table-cell office:value-type="float" office:value="58.1">
            <text:p>58.1</text:p>
          </table:table-cell>
          <table:table-cell/>
          <table:table-cell table:formula="oooc:=ABS(([.C58]-[.B58])*100/[.B58])" office:value-type="float" office:value="0.0172117039586885">
            <text:p>0.02</text:p>
          </table:table-cell>
          <table:table-cell table:formula="oooc:=ABS(([.D58]-[.B58])*100/[.B58])" office:value-type="float" office:value="43.1153184165232">
            <text:p>43.12</text:p>
          </table:table-cell>
          <table:table-cell table:formula="oooc:=ABS(([.E58]-[.B58])*100/[.B58])" office:value-type="float" office:value="14.7160068846816">
            <text:p>14.72</text:p>
          </table:table-cell>
          <table:table-cell table:formula="oooc:=ABS(([.F58]-[.B58])*100/[.B58])" office:value-type="float" office:value="0.791738382099829">
            <text:p>0.79</text:p>
          </table:table-cell>
          <table:table-cell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27.13">
            <text:p>27.13</text:p>
          </table:table-cell>
          <table:table-cell office:value-type="float" office:value="35.34">
            <text:p>35.34</text:p>
          </table:table-cell>
          <table:table-cell office:value-type="float" office:value="36.1">
            <text:p>36.1</text:p>
          </table:table-cell>
          <table:table-cell/>
          <table:table-cell table:formula="oooc:=ABS(([.C59]-[.B59])*100/[.B59])" office:value-type="float" office:value="4.18282548476454">
            <text:p>4.18</text:p>
          </table:table-cell>
          <table:table-cell table:formula="oooc:=ABS(([.D59]-[.B59])*100/[.B59])" office:value-type="float" office:value="71.8559556786704">
            <text:p>71.86</text:p>
          </table:table-cell>
          <table:table-cell table:formula="oooc:=ABS(([.E59]-[.B59])*100/[.B59])" office:value-type="float" office:value="24.8476454293629">
            <text:p>24.85</text:p>
          </table:table-cell>
          <table:table-cell table:formula="oooc:=ABS(([.F59]-[.B59])*100/[.B59])" office:value-type="float" office:value="2.10526315789473">
            <text:p>2.11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24:.I59])" office:value-type="float" office:value="6.64675605394003">
            <text:p>6.65</text:p>
          </table:table-cell>
          <table:table-cell table:formula="oooc:=AVERAGE([.J24:.J59])" office:value-type="float" office:value="89.3613991866747">
            <text:p>89.36</text:p>
          </table:table-cell>
          <table:table-cell table:formula="oooc:=AVERAGE([.K24:.K59])" office:value-type="float" office:value="28.9791342959428">
            <text:p>28.98</text:p>
          </table:table-cell>
          <table:table-cell table:formula="oooc:=AVERAGE([.L24:.L59])" office:value-type="float" office:value="6.45309984226339">
            <text:p>6.45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3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61.65">
            <text:p>61.65</text:p>
          </table:table-cell>
          <table:table-cell office:value-type="float" office:value="40.62">
            <text:p>40.62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ooc:=ABS(([.C63]-[.B63])*100/[.B63])" office:value-type="float" office:value="51.8472906403941">
            <text:p>51.85</text:p>
          </table:table-cell>
          <table:table-cell table:formula="oooc:=ABS(([.D63]-[.B63])*100/[.B63])" office:value-type="float" office:value="0.0492610837438326">
            <text:p>0.05</text:p>
          </table:table-cell>
          <table:table-cell table:number-columns-repeated="2"/>
          <table:table-cell>
            <draw:frame table:end-cell-address="Sheet2.S79" table:end-x="1.817cm" table:end-y="0.503cm" draw:z-index="2" draw:style-name="gr1" svg:width="13.163cm" svg:height="8.471cm" svg:x="2.203cm" svg:y="0.073cm">
              <draw:object draw:notify-on-update-of-ranges="Sheet2.C61:Sheet2.C61 Sheet2.C62:Sheet2.C78 Sheet2.B62:Sheet2.B78 Sheet2.D61:Sheet2.D61 Sheet2.D62:Sheet2.D78 Sheet2.B62:Sheet2.B78 Sheet2.E61:Sheet2.E61 Sheet2.E62:Sheet2.E78 Sheet2.B62:Sheet2.B7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48.37">
            <text:p>48.37</text:p>
          </table:table-cell>
          <table:table-cell office:value-type="float" office:value="-6.09">
            <text:p>-6.09</text:p>
          </table:table-cell>
          <table:table-cell office:value-type="float" office:value="24.5">
            <text:p>24.5</text:p>
          </table:table-cell>
          <table:table-cell table:number-columns-repeated="3"/>
          <table:table-cell table:formula="oooc:=ABS(([.C64]-[.B64])*100/[.B64])" office:value-type="float" office:value="97.4285714285714">
            <text:p>97.43</text:p>
          </table:table-cell>
          <table:table-cell table:formula="oooc:=ABS(([.D64]-[.B64])*100/[.B64])" office:value-type="float" office:value="124.857142857143">
            <text:p>124.86</text:p>
          </table:table-cell>
          <table:table-cell table:number-columns-repeated="3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62.06">
            <text:p>62.06</text:p>
          </table:table-cell>
          <table:table-cell office:value-type="float" office:value="8.18">
            <text:p>8.18</text:p>
          </table:table-cell>
          <table:table-cell office:value-type="float" office:value="37.5">
            <text:p>37.5</text:p>
          </table:table-cell>
          <table:table-cell table:number-columns-repeated="3"/>
          <table:table-cell table:formula="oooc:=ABS(([.C65]-[.B65])*100/[.B65])" office:value-type="float" office:value="65.4933333333333">
            <text:p>65.49</text:p>
          </table:table-cell>
          <table:table-cell table:formula="oooc:=ABS(([.D65]-[.B65])*100/[.B65])" office:value-type="float" office:value="78.1866666666667">
            <text:p>78.19</text:p>
          </table:table-cell>
          <table:table-cell table:number-columns-repeated="3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62.06">
            <text:p>62.06</text:p>
          </table:table-cell>
          <table:table-cell office:value-type="float" office:value="63.22">
            <text:p>63.22</text:p>
          </table:table-cell>
          <table:table-cell office:value-type="float" office:value="29.4">
            <text:p>29.4</text:p>
          </table:table-cell>
          <table:table-cell table:number-columns-repeated="3"/>
          <table:table-cell table:formula="oooc:=ABS(([.C66]-[.B66])*100/[.B66])" office:value-type="float" office:value="111.08843537415">
            <text:p>111.09</text:p>
          </table:table-cell>
          <table:table-cell table:formula="oooc:=ABS(([.D66]-[.B66])*100/[.B66])" office:value-type="float" office:value="115.034013605442">
            <text:p>115.03</text:p>
          </table:table-cell>
          <table:table-cell table:number-columns-repeated="3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66.95">
            <text:p>66.95</text:p>
          </table:table-cell>
          <table:table-cell office:value-type="float" office:value="24.77">
            <text:p>24.77</text:p>
          </table:table-cell>
          <table:table-cell office:value-type="float" office:value="50.9">
            <text:p>50.9</text:p>
          </table:table-cell>
          <table:table-cell table:number-columns-repeated="3"/>
          <table:table-cell table:formula="oooc:=ABS(([.C67]-[.B67])*100/[.B67])" office:value-type="float" office:value="31.532416502947">
            <text:p>31.53</text:p>
          </table:table-cell>
          <table:table-cell table:formula="oooc:=ABS(([.D67]-[.B67])*100/[.B67])" office:value-type="float" office:value="51.335952848723">
            <text:p>51.34</text:p>
          </table:table-cell>
          <table:table-cell table:number-columns-repeated="3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73.19">
            <text:p>73.19</text:p>
          </table:table-cell>
          <table:table-cell office:value-type="float" office:value="58.88">
            <text:p>58.88</text:p>
          </table:table-cell>
          <table:table-cell office:value-type="float" office:value="59.6">
            <text:p>59.6</text:p>
          </table:table-cell>
          <table:table-cell table:number-columns-repeated="3"/>
          <table:table-cell table:formula="oooc:=ABS(([.C68]-[.B68])*100/[.B68])" office:value-type="float" office:value="22.8020134228188">
            <text:p>22.8</text:p>
          </table:table-cell>
          <table:table-cell table:formula="oooc:=ABS(([.D68]-[.B68])*100/[.B68])" office:value-type="float" office:value="1.20805369127517">
            <text:p>1.21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52.69">
            <text:p>52.69</text:p>
          </table:table-cell>
          <table:table-cell office:value-type="float" office:value="13.3">
            <text:p>13.3</text:p>
          </table:table-cell>
          <table:table-cell office:value-type="float" office:value="33.8">
            <text:p>33.8</text:p>
          </table:table-cell>
          <table:table-cell table:number-columns-repeated="3"/>
          <table:table-cell table:formula="oooc:=ABS(([.C69]-[.B69])*100/[.B69])" office:value-type="float" office:value="55.887573964497">
            <text:p>55.89</text:p>
          </table:table-cell>
          <table:table-cell table:formula="oooc:=ABS(([.D69]-[.B69])*100/[.B69])" office:value-type="float" office:value="60.650887573964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61.79">
            <text:p>61.79</text:p>
          </table:table-cell>
          <table:table-cell office:value-type="float" office:value="9.41">
            <text:p>9.41</text:p>
          </table:table-cell>
          <table:table-cell office:value-type="float" office:value="37.2">
            <text:p>37.2</text:p>
          </table:table-cell>
          <table:table-cell table:number-columns-repeated="3"/>
          <table:table-cell table:formula="oooc:=ABS(([.C70]-[.B70])*100/[.B70])" office:value-type="float" office:value="66.1021505376344">
            <text:p>66.1</text:p>
          </table:table-cell>
          <table:table-cell table:formula="oooc:=ABS(([.D70]-[.B70])*100/[.B70])" office:value-type="float" office:value="74.7043010752688">
            <text:p>74.7</text:p>
          </table:table-cell>
          <table:table-cell table:number-columns-repeated="3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76.35">
            <text:p>76.35</text:p>
          </table:table-cell>
          <table:table-cell office:value-type="float" office:value="58.4">
            <text:p>58.4</text:p>
          </table:table-cell>
          <table:table-cell office:value-type="float" office:value="56.3">
            <text:p>56.3</text:p>
          </table:table-cell>
          <table:table-cell table:number-columns-repeated="3"/>
          <table:table-cell table:formula="oooc:=ABS(([.C71]-[.B71])*100/[.B71])" office:value-type="float" office:value="35.6127886323268">
            <text:p>35.61</text:p>
          </table:table-cell>
          <table:table-cell table:formula="oooc:=ABS(([.D71]-[.B71])*100/[.B71])" office:value-type="float" office:value="3.73001776198935">
            <text:p>3.73</text:p>
          </table:table-cell>
          <table:table-cell table:number-columns-repeated="3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79.97">
            <text:p>79.97</text:p>
          </table:table-cell>
          <table:table-cell office:value-type="float" office:value="83.53">
            <text:p>83.53</text:p>
          </table:table-cell>
          <table:table-cell office:value-type="float" office:value="66.5">
            <text:p>66.5</text:p>
          </table:table-cell>
          <table:table-cell table:number-columns-repeated="3"/>
          <table:table-cell table:formula="oooc:=ABS(([.C72]-[.B72])*100/[.B72])" office:value-type="float" office:value="20.2556390977444">
            <text:p>20.26</text:p>
          </table:table-cell>
          <table:table-cell table:formula="oooc:=ABS(([.D72]-[.B72])*100/[.B72])" office:value-type="float" office:value="25.609022556391">
            <text:p>25.61</text:p>
          </table:table-cell>
          <table:table-cell table:number-columns-repeated="3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75.61">
            <text:p>75.61</text:p>
          </table:table-cell>
          <table:table-cell office:value-type="float" office:value="58.62">
            <text:p>58.62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73]-[.B73])*100/[.B73])" office:value-type="float" office:value="27.9357021996616">
            <text:p>27.94</text:p>
          </table:table-cell>
          <table:table-cell table:formula="oooc:=ABS(([.D73]-[.B73])*100/[.B73])" office:value-type="float" office:value="0.812182741116758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74.04">
            <text:p>74.04</text:p>
          </table:table-cell>
          <table:table-cell office:value-type="float" office:value="55.11">
            <text:p>55.11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ooc:=ABS(([.C74]-[.B74])*100/[.B74])" office:value-type="float" office:value="31.7437722419929">
            <text:p>31.74</text:p>
          </table:table-cell>
          <table:table-cell table:formula="oooc:=ABS(([.D74]-[.B74])*100/[.B74])" office:value-type="float" office:value="1.93950177935944">
            <text:p>1.94</text:p>
          </table:table-cell>
          <table:table-cell table:number-columns-repeated="3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82.16">
            <text:p>82.16</text:p>
          </table:table-cell>
          <table:table-cell office:value-type="float" office:value="48.71">
            <text:p>48.71</text:p>
          </table:table-cell>
          <table:table-cell office:value-type="float" office:value="67.1">
            <text:p>67.1</text:p>
          </table:table-cell>
          <table:table-cell table:number-columns-repeated="3"/>
          <table:table-cell table:formula="oooc:=ABS(([.C75]-[.B75])*100/[.B75])" office:value-type="float" office:value="22.4441132637854">
            <text:p>22.44</text:p>
          </table:table-cell>
          <table:table-cell table:formula="oooc:=ABS(([.D75]-[.B75])*100/[.B75])" office:value-type="float" office:value="27.4068554396423">
            <text:p>27.41</text:p>
          </table:table-cell>
          <table:table-cell table:number-columns-repeated="3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61.79">
            <text:p>61.79</text:p>
          </table:table-cell>
          <table:table-cell office:value-type="float" office:value="63.25">
            <text:p>63.25</text:p>
          </table:table-cell>
          <table:table-cell office:value-type="float" office:value="30.2">
            <text:p>30.2</text:p>
          </table:table-cell>
          <table:table-cell table:number-columns-repeated="3"/>
          <table:table-cell table:formula="oooc:=ABS(([.C76]-[.B76])*100/[.B76])" office:value-type="float" office:value="104.602649006623">
            <text:p>104.6</text:p>
          </table:table-cell>
          <table:table-cell table:formula="oooc:=ABS(([.D76]-[.B76])*100/[.B76])" office:value-type="float" office:value="109.437086092715">
            <text:p>109.44</text:p>
          </table:table-cell>
          <table:table-cell table:number-columns-repeated="3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79.86">
            <text:p>79.86</text:p>
          </table:table-cell>
          <table:table-cell office:value-type="float" office:value="64.78">
            <text:p>64.78</text:p>
          </table:table-cell>
          <table:table-cell office:value-type="float" office:value="64.9">
            <text:p>64.9</text:p>
          </table:table-cell>
          <table:table-cell table:number-columns-repeated="3"/>
          <table:table-cell table:formula="oooc:=ABS(([.C77]-[.B77])*100/[.B77])" office:value-type="float" office:value="23.0508474576271">
            <text:p>23.05</text:p>
          </table:table-cell>
          <table:table-cell table:formula="oooc:=ABS(([.D77]-[.B77])*100/[.B77])" office:value-type="float" office:value="0.184899845916802">
            <text:p>0.18</text:p>
          </table:table-cell>
          <table:table-cell table:number-columns-repeated="3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68.23">
            <text:p>68.23</text:p>
          </table:table-cell>
          <table:table-cell office:value-type="float" office:value="72.5">
            <text:p>72.5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78]-[.B78])*100/[.B78])" office:value-type="float" office:value="49.2997811816193">
            <text:p>49.3</text:p>
          </table:table-cell>
          <table:table-cell table:formula="oooc:=ABS(([.D78]-[.B78])*100/[.B78])" office:value-type="float" office:value="58.6433260393873">
            <text:p>58.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63:.I78])" office:value-type="float" office:value="51.0704423928579">
            <text:p>51.07</text:p>
          </table:table-cell>
          <table:table-cell table:formula="oooc:=AVERAGE([.J63:.J78])" office:value-type="float" office:value="45.8618232286716">
            <text:p>45.86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>
            <draw:frame table:end-cell-address="Sheet2.R101" table:end-x="2.203cm" table:end-y="0.027cm" draw:z-index="3" draw:style-name="gr1" svg:width="15.789cm" svg:height="9.608cm" svg:x="2.221cm" svg:y="0.47cm">
              <draw:object draw:notify-on-update-of-ranges="Sheet2.C80:Sheet2.C80 Sheet2.C81:Sheet2.C117 Sheet2.B81:Sheet2.B117 Sheet2.D80:Sheet2.D80 Sheet2.D81:Sheet2.D117 Sheet2.B81:Sheet2.B117 Sheet2.E80:Sheet2.E80 Sheet2.E81:Sheet2.E117 Sheet2.B81:Sheet2.B11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65.47">
            <text:p>65.47</text:p>
          </table:table-cell>
          <table:table-cell office:value-type="float" office:value="65.31">
            <text:p>65.31</text:p>
          </table:table-cell>
          <table:table-cell office:value-type="float" office:value="45">
            <text:p>45</text:p>
          </table:table-cell>
          <table:table-cell table:number-columns-repeated="3"/>
          <table:table-cell table:formula="oooc:=ABS(([.C82]-[.B82])*100/[.B82])" office:value-type="float" office:value="45.4888888888889">
            <text:p>45.49</text:p>
          </table:table-cell>
          <table:table-cell table:formula="oooc:=ABS(([.D82]-[.B82])*100/[.B82])" office:value-type="float" office:value="45.1333333333333">
            <text:p>45.13</text:p>
          </table:table-cell>
          <table:table-cell table:number-columns-repeated="3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70.26">
            <text:p>70.26</text:p>
          </table:table-cell>
          <table:table-cell office:value-type="float" office:value="24.81">
            <text:p>24.81</text:p>
          </table:table-cell>
          <table:table-cell office:value-type="float" office:value="46.4">
            <text:p>46.4</text:p>
          </table:table-cell>
          <table:table-cell table:number-columns-repeated="3"/>
          <table:table-cell table:formula="oooc:=ABS(([.C83]-[.B83])*100/[.B83])" office:value-type="float" office:value="51.4224137931035">
            <text:p>51.42</text:p>
          </table:table-cell>
          <table:table-cell table:formula="oooc:=ABS(([.D83]-[.B83])*100/[.B83])" office:value-type="float" office:value="46.5301724137931">
            <text:p>46.53</text:p>
          </table:table-cell>
          <table:table-cell table:number-columns-repeated="3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72.95">
            <text:p>72.95</text:p>
          </table:table-cell>
          <table:table-cell office:value-type="float" office:value="27.53">
            <text:p>27.53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84]-[.B84])*100/[.B84])" office:value-type="float" office:value="59.6280087527352">
            <text:p>59.63</text:p>
          </table:table-cell>
          <table:table-cell table:formula="oooc:=ABS(([.D84]-[.B84])*100/[.B84])" office:value-type="float" office:value="39.7592997811816">
            <text:p>39.76</text:p>
          </table:table-cell>
          <table:table-cell table:number-columns-repeated="3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1.1">
            <text:p>41.1</text:p>
          </table:table-cell>
          <table:table-cell table:number-columns-repeated="3"/>
          <table:table-cell table:formula="oooc:=ABS(([.C85]-[.B85])*100/[.B85])" office:value-type="float" office:value="57.007299270073">
            <text:p>57.01</text:p>
          </table:table-cell>
          <table:table-cell table:formula="oooc:=ABS(([.D85]-[.B85])*100/[.B85])" office:value-type="float" office:value="65.3771289537713">
            <text:p>65.38</text:p>
          </table:table-cell>
          <table:table-cell table:number-columns-repeated="3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86]-[.B86])*100/[.B86])" office:value-type="float" office:value="41.2035010940919">
            <text:p>41.2</text:p>
          </table:table-cell>
          <table:table-cell table:formula="oooc:=ABS(([.D86]-[.B86])*100/[.B86])" office:value-type="float" office:value="48.7308533916849">
            <text:p>48.73</text:p>
          </table:table-cell>
          <table:table-cell table:number-columns-repeated="3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80.03">
            <text:p>80.03</text:p>
          </table:table-cell>
          <table:table-cell office:value-type="float" office:value="82.51">
            <text:p>82.51</text:p>
          </table:table-cell>
          <table:table-cell office:value-type="float" office:value="53.9">
            <text:p>53.9</text:p>
          </table:table-cell>
          <table:table-cell table:number-columns-repeated="3"/>
          <table:table-cell table:formula="oooc:=ABS(([.C87]-[.B87])*100/[.B87])" office:value-type="float" office:value="48.4786641929499">
            <text:p>48.48</text:p>
          </table:table-cell>
          <table:table-cell table:formula="oooc:=ABS(([.D87]-[.B87])*100/[.B87])" office:value-type="float" office:value="53.0797773654917">
            <text:p>53.08</text:p>
          </table:table-cell>
          <table:table-cell table:number-columns-repeated="3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65.37">
            <text:p>65.37</text:p>
          </table:table-cell>
          <table:table-cell office:value-type="float" office:value="67.55">
            <text:p>67.55</text:p>
          </table:table-cell>
          <table:table-cell office:value-type="float" office:value="41.7">
            <text:p>41.7</text:p>
          </table:table-cell>
          <table:table-cell table:number-columns-repeated="3"/>
          <table:table-cell table:formula="oooc:=ABS(([.C88]-[.B88])*100/[.B88])" office:value-type="float" office:value="56.7625899280576">
            <text:p>56.76</text:p>
          </table:table-cell>
          <table:table-cell table:formula="oooc:=ABS(([.D88]-[.B88])*100/[.B88])" office:value-type="float" office:value="61.9904076738609">
            <text:p>61.99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65.45">
            <text:p>65.45</text:p>
          </table:table-cell>
          <table:table-cell office:value-type="float" office:value="-0.74">
            <text:p>-0.74</text:p>
          </table:table-cell>
          <table:table-cell office:value-type="float" office:value="26.6">
            <text:p>26.6</text:p>
          </table:table-cell>
          <table:table-cell table:number-columns-repeated="3"/>
          <table:table-cell table:formula="oooc:=ABS(([.C89]-[.B89])*100/[.B89])" office:value-type="float" office:value="146.052631578947">
            <text:p>146.05</text:p>
          </table:table-cell>
          <table:table-cell table:formula="oooc:=ABS(([.D89]-[.B89])*100/[.B89])" office:value-type="float" office:value="102.781954887218">
            <text:p>102.78</text:p>
          </table:table-cell>
          <table:table-cell table:number-columns-repeated="3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65.9">
            <text:p>65.9</text:p>
          </table:table-cell>
          <table:table-cell office:value-type="float" office:value="19.76">
            <text:p>19.76</text:p>
          </table:table-cell>
          <table:table-cell office:value-type="float" office:value="42.8">
            <text:p>42.8</text:p>
          </table:table-cell>
          <table:table-cell table:number-columns-repeated="3"/>
          <table:table-cell table:formula="oooc:=ABS(([.C90]-[.B90])*100/[.B90])" office:value-type="float" office:value="53.9719626168225">
            <text:p>53.97</text:p>
          </table:table-cell>
          <table:table-cell table:formula="oooc:=ABS(([.D90]-[.B90])*100/[.B90])" office:value-type="float" office:value="53.8317757009346">
            <text:p>53.83</text:p>
          </table:table-cell>
          <table:table-cell table:number-columns-repeated="3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1.4">
            <text:p>41.4</text:p>
          </table:table-cell>
          <table:table-cell table:number-columns-repeated="3"/>
          <table:table-cell table:formula="oooc:=ABS(([.C91]-[.B91])*100/[.B91])" office:value-type="float" office:value="56.9082125603865">
            <text:p>56.91</text:p>
          </table:table-cell>
          <table:table-cell table:formula="oooc:=ABS(([.D91]-[.B91])*100/[.B91])" office:value-type="float" office:value="62.9227053140097">
            <text:p>62.92</text:p>
          </table:table-cell>
          <table:table-cell table:number-columns-repeated="3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73.67">
            <text:p>73.67</text:p>
          </table:table-cell>
          <table:table-cell office:value-type="float" office:value="40.99">
            <text:p>40.99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ooc:=ABS(([.C92]-[.B92])*100/[.B92])" office:value-type="float" office:value="31.085409252669">
            <text:p>31.09</text:p>
          </table:table-cell>
          <table:table-cell table:formula="oooc:=ABS(([.D92]-[.B92])*100/[.B92])" office:value-type="float" office:value="27.0640569395018">
            <text:p>27.06</text:p>
          </table:table-cell>
          <table:table-cell table:number-columns-repeated="3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80.51">
            <text:p>80.51</text:p>
          </table:table-cell>
          <table:table-cell office:value-type="float" office:value="81.58">
            <text:p>81.58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93]-[.B93])*100/[.B93])" office:value-type="float" office:value="54.8269230769231">
            <text:p>54.83</text:p>
          </table:table-cell>
          <table:table-cell table:formula="oooc:=ABS(([.D93]-[.B93])*100/[.B93])" office:value-type="float" office:value="56.8846153846154">
            <text:p>56.88</text:p>
          </table:table-cell>
          <table:table-cell table:number-columns-repeated="3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65.48">
            <text:p>65.48</text:p>
          </table:table-cell>
          <table:table-cell office:value-type="float" office:value="69.61">
            <text:p>69.61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94]-[.B94])*100/[.B94])" office:value-type="float" office:value="48.8181818181818">
            <text:p>48.82</text:p>
          </table:table-cell>
          <table:table-cell table:formula="oooc:=ABS(([.D94]-[.B94])*100/[.B94])" office:value-type="float" office:value="58.2045454545455">
            <text:p>58.2</text:p>
          </table:table-cell>
          <table:table-cell table:number-columns-repeated="3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68.25">
            <text:p>68.25</text:p>
          </table:table-cell>
          <table:table-cell office:value-type="float" office:value="23.94">
            <text:p>23.94</text:p>
          </table:table-cell>
          <table:table-cell office:value-type="float" office:value="46.2">
            <text:p>46.2</text:p>
          </table:table-cell>
          <table:table-cell table:number-columns-repeated="3"/>
          <table:table-cell table:formula="oooc:=ABS(([.C95]-[.B95])*100/[.B95])" office:value-type="float" office:value="47.7272727272727">
            <text:p>47.73</text:p>
          </table:table-cell>
          <table:table-cell table:formula="oooc:=ABS(([.D95]-[.B95])*100/[.B95])" office:value-type="float" office:value="48.1818181818182">
            <text:p>48.18</text:p>
          </table:table-cell>
          <table:table-cell table:number-columns-repeated="3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3.1">
            <text:p>43.1</text:p>
          </table:table-cell>
          <table:table-cell table:number-columns-repeated="3"/>
          <table:table-cell table:formula="oooc:=ABS(([.C96]-[.B96])*100/[.B96])" office:value-type="float" office:value="60.6496519721578">
            <text:p>60.65</text:p>
          </table:table-cell>
          <table:table-cell table:formula="oooc:=ABS(([.D96]-[.B96])*100/[.B96])" office:value-type="float" office:value="42.737819025522">
            <text:p>42.74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55.11">
            <text:p>55.11</text:p>
          </table:table-cell>
          <table:table-cell office:value-type="float" office:value="-13.83">
            <text:p>-13.83</text:p>
          </table:table-cell>
          <table:table-cell office:value-type="float" office:value="19.3">
            <text:p>19.3</text:p>
          </table:table-cell>
          <table:table-cell table:number-columns-repeated="3"/>
          <table:table-cell table:formula="oooc:=ABS(([.C97]-[.B97])*100/[.B97])" office:value-type="float" office:value="185.544041450777">
            <text:p>185.54</text:p>
          </table:table-cell>
          <table:table-cell table:formula="oooc:=ABS(([.D97]-[.B97])*100/[.B97])" office:value-type="float" office:value="171.658031088083">
            <text:p>171.66</text:p>
          </table:table-cell>
          <table:table-cell table:number-columns-repeated="3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70.76">
            <text:p>70.76</text:p>
          </table:table-cell>
          <table:table-cell office:value-type="float" office:value="25.55">
            <text:p>25.5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98]-[.B98])*100/[.B98])" office:value-type="float" office:value="41.52">
            <text:p>41.52</text:p>
          </table:table-cell>
          <table:table-cell table:formula="oooc:=ABS(([.D98]-[.B98])*100/[.B98])" office:value-type="float" office:value="48.9">
            <text:p>48.9</text:p>
          </table:table-cell>
          <table:table-cell table:number-columns-repeated="3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74.1">
            <text:p>74.1</text:p>
          </table:table-cell>
          <table:table-cell office:value-type="float" office:value="40.13">
            <text:p>40.13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ooc:=ABS(([.C99]-[.B99])*100/[.B99])" office:value-type="float" office:value="29.5454545454545">
            <text:p>29.55</text:p>
          </table:table-cell>
          <table:table-cell table:formula="oooc:=ABS(([.D99]-[.B99])*100/[.B99])" office:value-type="float" office:value="29.8426573426573">
            <text:p>29.84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91.14">
            <text:p>91.14</text:p>
          </table:table-cell>
          <table:table-cell office:value-type="float" office:value="47.15">
            <text:p>47.15</text:p>
          </table:table-cell>
          <table:table-cell office:value-type="float" office:value="67.2">
            <text:p>67.2</text:p>
          </table:table-cell>
          <table:table-cell table:number-columns-repeated="3"/>
          <table:table-cell table:formula="oooc:=ABS(([.C100]-[.B100])*100/[.B100])" office:value-type="float" office:value="35.625">
            <text:p>35.63</text:p>
          </table:table-cell>
          <table:table-cell table:formula="oooc:=ABS(([.D100]-[.B100])*100/[.B100])" office:value-type="float" office:value="29.8363095238095">
            <text:p>29.84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59.8">
            <text:p>59.8</text:p>
          </table:table-cell>
          <table:table-cell table:number-columns-repeated="3"/>
          <table:table-cell table:formula="oooc:=ABS(([.C101]-[.B101])*100/[.B101])" office:value-type="float" office:value="46.2876254180602">
            <text:p>46.29</text:p>
          </table:table-cell>
          <table:table-cell table:formula="oooc:=ABS(([.D101]-[.B101])*100/[.B101])" office:value-type="float" office:value="30.3511705685619">
            <text:p>30.35</text:p>
          </table:table-cell>
          <table:table-cell table:number-columns-repeated="3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63.59">
            <text:p>63.59</text:p>
          </table:table-cell>
          <table:table-cell office:value-type="float" office:value="65.86">
            <text:p>65.86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102]-[.B102])*100/[.B102])" office:value-type="float" office:value="51.4047619047619">
            <text:p>51.4</text:p>
          </table:table-cell>
          <table:table-cell table:formula="oooc:=ABS(([.D102]-[.B102])*100/[.B102])" office:value-type="float" office:value="56.8095238095238">
            <text:p>56.81</text:p>
          </table:table-cell>
          <table:table-cell table:number-columns-repeated="3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57.79">
            <text:p>57.79</text:p>
          </table:table-cell>
          <table:table-cell office:value-type="float" office:value="21.83">
            <text:p>21.83</text:p>
          </table:table-cell>
          <table:table-cell office:value-type="float" office:value="39.1">
            <text:p>39.1</text:p>
          </table:table-cell>
          <table:table-cell table:number-columns-repeated="3"/>
          <table:table-cell table:formula="oooc:=ABS(([.C103]-[.B103])*100/[.B103])" office:value-type="float" office:value="47.8005115089514">
            <text:p>47.8</text:p>
          </table:table-cell>
          <table:table-cell table:formula="oooc:=ABS(([.D103]-[.B103])*100/[.B103])" office:value-type="float" office:value="44.1687979539642">
            <text:p>44.17</text:p>
          </table:table-cell>
          <table:table-cell table:number-columns-repeated="3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83.14">
            <text:p>83.14</text:p>
          </table:table-cell>
          <table:table-cell office:value-type="float" office:value="85.63">
            <text:p>85.63</text:p>
          </table:table-cell>
          <table:table-cell office:value-type="float" office:value="55.3">
            <text:p>55.3</text:p>
          </table:table-cell>
          <table:table-cell table:number-columns-repeated="3"/>
          <table:table-cell table:formula="oooc:=ABS(([.C104]-[.B104])*100/[.B104])" office:value-type="float" office:value="50.3435804701628">
            <text:p>50.34</text:p>
          </table:table-cell>
          <table:table-cell table:formula="oooc:=ABS(([.D104]-[.B104])*100/[.B104])" office:value-type="float" office:value="54.8462929475588">
            <text:p>54.85</text:p>
          </table:table-cell>
          <table:table-cell table:number-columns-repeated="3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67.54">
            <text:p>67.54</text:p>
          </table:table-cell>
          <table:table-cell office:value-type="float" office:value="46.48">
            <text:p>46.48</text:p>
          </table:table-cell>
          <table:table-cell office:value-type="float" office:value="54.9">
            <text:p>54.9</text:p>
          </table:table-cell>
          <table:table-cell table:number-columns-repeated="3"/>
          <table:table-cell table:formula="oooc:=ABS(([.C105]-[.B105])*100/[.B105])" office:value-type="float" office:value="23.0236794171221">
            <text:p>23.02</text:p>
          </table:table-cell>
          <table:table-cell table:formula="oooc:=ABS(([.D105]-[.B105])*100/[.B105])" office:value-type="float" office:value="15.3369763205829">
            <text:p>15.34</text:p>
          </table:table-cell>
          <table:table-cell table:number-columns-repeated="3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5.3">
            <text:p>45.3</text:p>
          </table:table-cell>
          <table:table-cell table:number-columns-repeated="3"/>
          <table:table-cell table:formula="oooc:=ABS(([.C106]-[.B106])*100/[.B106])" office:value-type="float" office:value="52.8476821192053">
            <text:p>52.85</text:p>
          </table:table-cell>
          <table:table-cell table:formula="oooc:=ABS(([.D106]-[.B106])*100/[.B106])" office:value-type="float" office:value="45.5187637969095">
            <text:p>45.52</text:p>
          </table:table-cell>
          <table:table-cell table:number-columns-repeated="3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73.59">
            <text:p>73.59</text:p>
          </table:table-cell>
          <table:table-cell office:value-type="float" office:value="28.32">
            <text:p>28.32</text:p>
          </table:table-cell>
          <table:table-cell office:value-type="float" office:value="49.3">
            <text:p>49.3</text:p>
          </table:table-cell>
          <table:table-cell table:number-columns-repeated="3"/>
          <table:table-cell table:formula="oooc:=ABS(([.C107]-[.B107])*100/[.B107])" office:value-type="float" office:value="49.2697768762678">
            <text:p>49.27</text:p>
          </table:table-cell>
          <table:table-cell table:formula="oooc:=ABS(([.D107]-[.B107])*100/[.B107])" office:value-type="float" office:value="42.5557809330629">
            <text:p>42.56</text:p>
          </table:table-cell>
          <table:table-cell table:number-columns-repeated="3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71.25">
            <text:p>71.25</text:p>
          </table:table-cell>
          <table:table-cell office:value-type="float" office:value="28.43">
            <text:p>28.43</text:p>
          </table:table-cell>
          <table:table-cell office:value-type="float" office:value="48.7">
            <text:p>48.7</text:p>
          </table:table-cell>
          <table:table-cell table:number-columns-repeated="3"/>
          <table:table-cell table:formula="oooc:=ABS(([.C108]-[.B108])*100/[.B108])" office:value-type="float" office:value="46.3039014373716">
            <text:p>46.3</text:p>
          </table:table-cell>
          <table:table-cell table:formula="oooc:=ABS(([.D108]-[.B108])*100/[.B108])" office:value-type="float" office:value="41.6221765913758">
            <text:p>41.62</text:p>
          </table:table-cell>
          <table:table-cell table:number-columns-repeated="3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71.47">
            <text:p>71.47</text:p>
          </table:table-cell>
          <table:table-cell office:value-type="float" office:value="35.13">
            <text:p>35.13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ooc:=ABS(([.C109]-[.B109])*100/[.B109])" office:value-type="float" office:value="36.6539196940727">
            <text:p>36.65</text:p>
          </table:table-cell>
          <table:table-cell table:formula="oooc:=ABS(([.D109]-[.B109])*100/[.B109])" office:value-type="float" office:value="32.82982791587">
            <text:p>32.83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85.02">
            <text:p>85.02</text:p>
          </table:table-cell>
          <table:table-cell office:value-type="float" office:value="37.69">
            <text:p>37.69</text:p>
          </table:table-cell>
          <table:table-cell office:value-type="float" office:value="57.8">
            <text:p>57.8</text:p>
          </table:table-cell>
          <table:table-cell table:number-columns-repeated="3"/>
          <table:table-cell table:formula="oooc:=ABS(([.C110]-[.B110])*100/[.B110])" office:value-type="float" office:value="47.0934256055363">
            <text:p>47.09</text:p>
          </table:table-cell>
          <table:table-cell table:formula="oooc:=ABS(([.D110]-[.B110])*100/[.B110])" office:value-type="float" office:value="34.7923875432526">
            <text:p>34.79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89.02">
            <text:p>89.02</text:p>
          </table:table-cell>
          <table:table-cell office:value-type="float" office:value="43.46">
            <text:p>43.46</text:p>
          </table:table-cell>
          <table:table-cell office:value-type="float" office:value="62.1">
            <text:p>62.1</text:p>
          </table:table-cell>
          <table:table-cell table:number-columns-repeated="3"/>
          <table:table-cell table:formula="oooc:=ABS(([.C111]-[.B111])*100/[.B111])" office:value-type="float" office:value="43.3494363929146">
            <text:p>43.35</text:p>
          </table:table-cell>
          <table:table-cell table:formula="oooc:=ABS(([.D111]-[.B111])*100/[.B111])" office:value-type="float" office:value="30.0161030595813">
            <text:p>30.02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60.52">
            <text:p>60.52</text:p>
          </table:table-cell>
          <table:table-cell office:value-type="float" office:value="-6.84">
            <text:p>-6.84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ooc:=ABS(([.C112]-[.B112])*100/[.B112])" office:value-type="float" office:value="122.5">
            <text:p>122.5</text:p>
          </table:table-cell>
          <table:table-cell table:formula="oooc:=ABS(([.D112]-[.B112])*100/[.B112])" office:value-type="float" office:value="125.147058823529">
            <text:p>125.15</text:p>
          </table:table-cell>
          <table:table-cell table:number-columns-repeated="3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81.3">
            <text:p>81.3</text:p>
          </table:table-cell>
          <table:table-cell office:value-type="float" office:value="80.99">
            <text:p>80.99</text:p>
          </table:table-cell>
          <table:table-cell office:value-type="float" office:value="60.3">
            <text:p>60.3</text:p>
          </table:table-cell>
          <table:table-cell table:number-columns-repeated="3"/>
          <table:table-cell table:formula="oooc:=ABS(([.C113]-[.B113])*100/[.B113])" office:value-type="float" office:value="34.8258706467662">
            <text:p>34.83</text:p>
          </table:table-cell>
          <table:table-cell table:formula="oooc:=ABS(([.D113]-[.B113])*100/[.B113])" office:value-type="float" office:value="34.3117744610282">
            <text:p>34.31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63.2">
            <text:p>63.2</text:p>
          </table:table-cell>
          <table:table-cell table:number-columns-repeated="3"/>
          <table:table-cell table:formula="oooc:=ABS(([.C114]-[.B114])*100/[.B114])" office:value-type="float" office:value="38.4177215189873">
            <text:p>38.42</text:p>
          </table:table-cell>
          <table:table-cell table:formula="oooc:=ABS(([.D114]-[.B114])*100/[.B114])" office:value-type="float" office:value="34.0981012658228">
            <text:p>34.1</text:p>
          </table:table-cell>
          <table:table-cell table:number-columns-repeated="3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0.3">
            <text:p>40.3</text:p>
          </table:table-cell>
          <table:table-cell table:number-columns-repeated="3"/>
          <table:table-cell table:formula="oooc:=ABS(([.C115]-[.B115])*100/[.B115])" office:value-type="float" office:value="60.1240694789082">
            <text:p>60.12</text:p>
          </table:table-cell>
          <table:table-cell table:formula="oooc:=ABS(([.D115]-[.B115])*100/[.B115])" office:value-type="float" office:value="68.6600496277916">
            <text:p>68.66</text:p>
          </table:table-cell>
          <table:table-cell table:number-columns-repeated="3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5.1">
            <text:p>45.1</text:p>
          </table:table-cell>
          <table:table-cell table:number-columns-repeated="3"/>
          <table:table-cell table:formula="oooc:=ABS(([.C116]-[.B116])*100/[.B116])" office:value-type="float" office:value="44.0354767184035">
            <text:p>44.04</text:p>
          </table:table-cell>
          <table:table-cell table:formula="oooc:=ABS(([.D116]-[.B116])*100/[.B116])" office:value-type="float" office:value="49.5565410199557">
            <text:p>49.56</text:p>
          </table:table-cell>
          <table:table-cell table:number-columns-repeated="3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57.82">
            <text:p>57.82</text:p>
          </table:table-cell>
          <table:table-cell office:value-type="float" office:value="20.96">
            <text:p>20.96</text:p>
          </table:table-cell>
          <table:table-cell office:value-type="float" office:value="38.3">
            <text:p>38.3</text:p>
          </table:table-cell>
          <table:table-cell table:number-columns-repeated="3"/>
          <table:table-cell table:formula="oooc:=ABS(([.C117]-[.B117])*100/[.B117])" office:value-type="float" office:value="50.9660574412533">
            <text:p>50.97</text:p>
          </table:table-cell>
          <table:table-cell table:formula="oooc:=ABS(([.D117]-[.B117])*100/[.B117])" office:value-type="float" office:value="45.2741514360313">
            <text:p>45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82:.I117])" office:value-type="float" office:value="55.4864890046733">
            <text:p>55.49</text:p>
          </table:table-cell>
          <table:table-cell table:formula="oooc:=AVERAGE([.J82:.J117])" office:value-type="float" office:value="52.2039649952843">
            <text:p>52.2</text:p>
          </table:table-cell>
          <table:table-cell table:number-columns-repeated="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/>
          <table:table-cell/>
          <table:table-cell table:number-columns-repeated="6"/>
          <table:table-cell office:value-type="string">
            <text:p><text:s/>sug95a.nn </text:p>
          </table:table-cell>
          <table:table-cell table:number-columns-repeated="3"/>
          <table:table-cell>
            <draw:frame table:end-cell-address="Sheet2.S139" table:end-x="1.35cm" table:end-y="0.159cm" draw:z-index="4" draw:style-name="gr1" svg:width="12.678cm" svg:height="9.609cm" svg:x="2.221cm" svg:y="0.1cm">
              <draw:object draw:notify-on-update-of-ranges="Sheet2.C119:Sheet2.C119 Sheet2.C120:Sheet2.C184 Sheet2.B121:Sheet2.B184 Sheet2.D119:Sheet2.D119 Sheet2.D120:Sheet2.D184 Sheet2.B121:Sheet2.B18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75">
            <text:p>43.75</text:p>
          </table:table-cell>
          <table:table-cell office:value-type="float" office:value="48.3">
            <text:p>48.3</text:p>
          </table:table-cell>
          <table:table-cell table:number-columns-repeated="4"/>
          <table:table-cell table:formula="oooc:=ABS(([.C121]-[.B121])*100/[.B121])" office:value-type="float" office:value="9.42028985507246">
            <text:p>9.42</text:p>
          </table:table-cell>
          <table:table-cell table:number-columns-repeated="4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6">
            <text:p>40.76</text:p>
          </table:table-cell>
          <table:table-cell office:value-type="float" office:value="43.4">
            <text:p>43.4</text:p>
          </table:table-cell>
          <table:table-cell table:number-columns-repeated="4"/>
          <table:table-cell table:formula="oooc:=ABS(([.C122]-[.B122])*100/[.B122])" office:value-type="float" office:value="6.08294930875576">
            <text:p>6.08</text:p>
          </table:table-cell>
          <table:table-cell table:number-columns-repeated="4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5">
            <text:p>34.15</text:p>
          </table:table-cell>
          <table:table-cell office:value-type="float" office:value="36.2">
            <text:p>36.2</text:p>
          </table:table-cell>
          <table:table-cell table:number-columns-repeated="4"/>
          <table:table-cell table:formula="oooc:=ABS(([.C123]-[.B123])*100/[.B123])" office:value-type="float" office:value="5.66298342541438">
            <text:p>5.66</text:p>
          </table:table-cell>
          <table:table-cell table:number-columns-repeated="4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37.39">
            <text:p>37.39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ooc:=ABS(([.C124]-[.B124])*100/[.B124])" office:value-type="float" office:value="21.7782426778243">
            <text:p>21.78</text:p>
          </table:table-cell>
          <table:table-cell table:number-columns-repeated="4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3.31">
            <text:p>43.31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ooc:=ABS(([.C125]-[.B125])*100/[.B125])" office:value-type="float" office:value="9.39330543933053">
            <text:p>9.39</text:p>
          </table:table-cell>
          <table:table-cell table:number-columns-repeated="4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3.81">
            <text:p>53.81</text:p>
          </table:table-cell>
          <table:table-cell office:value-type="float" office:value="57.4">
            <text:p>57.4</text:p>
          </table:table-cell>
          <table:table-cell table:number-columns-repeated="4"/>
          <table:table-cell table:formula="oooc:=ABS(([.C126]-[.B126])*100/[.B126])" office:value-type="float" office:value="6.25435540069686">
            <text:p>6.25</text:p>
          </table:table-cell>
          <table:table-cell table:number-columns-repeated="4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82">
            <text:p>38.82</text:p>
          </table:table-cell>
          <table:table-cell office:value-type="float" office:value="38.4">
            <text:p>38.4</text:p>
          </table:table-cell>
          <table:table-cell table:number-columns-repeated="4"/>
          <table:table-cell table:formula="oooc:=ABS(([.C127]-[.B127])*100/[.B127])" office:value-type="float" office:value="1.09375">
            <text:p>1.09</text:p>
          </table:table-cell>
          <table:table-cell table:number-columns-repeated="4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3.09">
            <text:p>33.09</text:p>
          </table:table-cell>
          <table:table-cell office:value-type="float" office:value="40.2">
            <text:p>40.2</text:p>
          </table:table-cell>
          <table:table-cell table:number-columns-repeated="4"/>
          <table:table-cell table:formula="oooc:=ABS(([.C128]-[.B128])*100/[.B128])" office:value-type="float" office:value="17.6865671641791">
            <text:p>17.69</text:p>
          </table:table-cell>
          <table:table-cell table:number-columns-repeated="4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5">
            <text:p>27.75</text:p>
          </table:table-cell>
          <table:table-cell office:value-type="float" office:value="29.6">
            <text:p>29.6</text:p>
          </table:table-cell>
          <table:table-cell table:number-columns-repeated="4"/>
          <table:table-cell table:formula="oooc:=ABS(([.C129]-[.B129])*100/[.B129])" office:value-type="float" office:value="6.25">
            <text:p>6.25</text:p>
          </table:table-cell>
          <table:table-cell table:number-columns-repeated="4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1.04">
            <text:p>41.04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ooc:=ABS(([.C130]-[.B130])*100/[.B130])" office:value-type="float" office:value="3.89873417721519">
            <text:p>3.9</text:p>
          </table:table-cell>
          <table:table-cell table:number-columns-repeated="4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2">
            <text:p>34.2</text:p>
          </table:table-cell>
          <table:table-cell office:value-type="float" office:value="35.3">
            <text:p>35.3</text:p>
          </table:table-cell>
          <table:table-cell table:number-columns-repeated="4"/>
          <table:table-cell table:formula="oooc:=ABS(([.C131]-[.B131])*100/[.B131])" office:value-type="float" office:value="3.11614730878185">
            <text:p>3.12</text:p>
          </table:table-cell>
          <table:table-cell table:number-columns-repeated="4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7.81">
            <text:p>7.81</text:p>
          </table:table-cell>
          <table:table-cell office:value-type="float" office:value="22.1">
            <text:p>22.1</text:p>
          </table:table-cell>
          <table:table-cell table:number-columns-repeated="4"/>
          <table:table-cell table:formula="oooc:=ABS(([.C132]-[.B132])*100/[.B132])" office:value-type="float" office:value="64.6606334841629">
            <text:p>64.66</text:p>
          </table:table-cell>
          <table:table-cell table:number-columns-repeated="4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93">
            <text:p>26.93</text:p>
          </table:table-cell>
          <table:table-cell office:value-type="float" office:value="25.9">
            <text:p>25.9</text:p>
          </table:table-cell>
          <table:table-cell table:number-columns-repeated="4"/>
          <table:table-cell table:formula="oooc:=ABS(([.C133]-[.B133])*100/[.B133])" office:value-type="float" office:value="3.97683397683398">
            <text:p>3.98</text:p>
          </table:table-cell>
          <table:table-cell table:number-columns-repeated="4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7">
            <text:p>38.47</text:p>
          </table:table-cell>
          <table:table-cell office:value-type="float" office:value="38.6">
            <text:p>38.6</text:p>
          </table:table-cell>
          <table:table-cell table:number-columns-repeated="4"/>
          <table:table-cell table:formula="oooc:=ABS(([.C134]-[.B134])*100/[.B134])" office:value-type="float" office:value="0.336787564766846">
            <text:p>0.34</text:p>
          </table:table-cell>
          <table:table-cell table:number-columns-repeated="4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ooc:=ABS(([.C135]-[.B135])*100/[.B135])" office:value-type="float" office:value="2.85714285714285">
            <text:p>2.86</text:p>
          </table:table-cell>
          <table:table-cell table:number-columns-repeated="4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9">
            <text:p>40.09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ooc:=ABS(([.C136]-[.B136])*100/[.B136])" office:value-type="float" office:value="11.1086474501109">
            <text:p>11.11</text:p>
          </table:table-cell>
          <table:table-cell table:number-columns-repeated="4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5">
            <text:p>35.95</text:p>
          </table:table-cell>
          <table:table-cell office:value-type="float" office:value="40">
            <text:p>40</text:p>
          </table:table-cell>
          <table:table-cell table:number-columns-repeated="4"/>
          <table:table-cell table:formula="oooc:=ABS(([.C137]-[.B137])*100/[.B137])" office:value-type="float" office:value="10.125">
            <text:p>10.13</text:p>
          </table:table-cell>
          <table:table-cell table:number-columns-repeated="4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ooc:=ABS(([.C138]-[.B138])*100/[.B138])" office:value-type="float" office:value="0.777096114519418">
            <text:p>0.78</text:p>
          </table:table-cell>
          <table:table-cell table:number-columns-repeated="4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2.45">
            <text:p>42.45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ooc:=ABS(([.C139]-[.B139])*100/[.B139])" office:value-type="float" office:value="11.7463617463617">
            <text:p>11.75</text:p>
          </table:table-cell>
          <table:table-cell table:number-columns-repeated="4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5">
            <text:p>34.15</text:p>
          </table:table-cell>
          <table:table-cell office:value-type="float" office:value="38.9">
            <text:p>38.9</text:p>
          </table:table-cell>
          <table:table-cell table:number-columns-repeated="4"/>
          <table:table-cell table:formula="oooc:=ABS(([.C140]-[.B140])*100/[.B140])" office:value-type="float" office:value="12.2107969151671">
            <text:p>12.21</text:p>
          </table:table-cell>
          <table:table-cell table:number-columns-repeated="4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8">
            <text:p>43.28</text:p>
          </table:table-cell>
          <table:table-cell office:value-type="float" office:value="45.9">
            <text:p>45.9</text:p>
          </table:table-cell>
          <table:table-cell table:number-columns-repeated="4"/>
          <table:table-cell table:formula="oooc:=ABS(([.C141]-[.B141])*100/[.B141])" office:value-type="float" office:value="5.70806100217864">
            <text:p>5.71</text:p>
          </table:table-cell>
          <table:table-cell table:number-columns-repeated="4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6">
            <text:p>14.36</text:p>
          </table:table-cell>
          <table:table-cell office:value-type="float" office:value="14.1">
            <text:p>14.1</text:p>
          </table:table-cell>
          <table:table-cell table:number-columns-repeated="4"/>
          <table:table-cell table:formula="oooc:=ABS(([.C142]-[.B142])*100/[.B142])" office:value-type="float" office:value="1.84397163120567">
            <text:p>1.84</text:p>
          </table:table-cell>
          <table:table-cell table:number-columns-repeated="4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7">
            <text:p>51.27</text:p>
          </table:table-cell>
          <table:table-cell office:value-type="float" office:value="49.8">
            <text:p>49.8</text:p>
          </table:table-cell>
          <table:table-cell table:number-columns-repeated="4"/>
          <table:table-cell table:formula="oooc:=ABS(([.C143]-[.B143])*100/[.B143])" office:value-type="float" office:value="2.95180722891567">
            <text:p>2.95</text:p>
          </table:table-cell>
          <table:table-cell table:number-columns-repeated="4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2.01">
            <text:p>52.01</text:p>
          </table:table-cell>
          <table:table-cell office:value-type="float" office:value="50.5">
            <text:p>50.5</text:p>
          </table:table-cell>
          <table:table-cell table:number-columns-repeated="4"/>
          <table:table-cell table:formula="oooc:=ABS(([.C144]-[.B144])*100/[.B144])" office:value-type="float" office:value="2.99009900990099">
            <text:p>2.99</text:p>
          </table:table-cell>
          <table:table-cell table:number-columns-repeated="4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7.25">
            <text:p>47.25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ooc:=ABS(([.C145]-[.B145])*100/[.B145])" office:value-type="float" office:value="2.97741273100617">
            <text:p>2.98</text:p>
          </table:table-cell>
          <table:table-cell table:number-columns-repeated="4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36.37">
            <text:p>36.37</text:p>
          </table:table-cell>
          <table:table-cell office:value-type="float" office:value="44.8">
            <text:p>44.8</text:p>
          </table:table-cell>
          <table:table-cell table:number-columns-repeated="4"/>
          <table:table-cell table:formula="oooc:=ABS(([.C146]-[.B146])*100/[.B146])" office:value-type="float" office:value="18.8169642857143">
            <text:p>18.82</text:p>
          </table:table-cell>
          <table:table-cell table:number-columns-repeated="4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7">
            <text:p>45.57</text:p>
          </table:table-cell>
          <table:table-cell office:value-type="float" office:value="48.6">
            <text:p>48.6</text:p>
          </table:table-cell>
          <table:table-cell table:number-columns-repeated="4"/>
          <table:table-cell table:formula="oooc:=ABS(([.C147]-[.B147])*100/[.B147])" office:value-type="float" office:value="6.23456790123457">
            <text:p>6.23</text:p>
          </table:table-cell>
          <table:table-cell table:number-columns-repeated="4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9.03">
            <text:p>39.03</text:p>
          </table:table-cell>
          <table:table-cell office:value-type="float" office:value="40.1">
            <text:p>40.1</text:p>
          </table:table-cell>
          <table:table-cell table:number-columns-repeated="4"/>
          <table:table-cell table:formula="oooc:=ABS(([.C148]-[.B148])*100/[.B148])" office:value-type="float" office:value="2.66832917705736">
            <text:p>2.67</text:p>
          </table:table-cell>
          <table:table-cell table:number-columns-repeated="4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1.04">
            <text:p>41.04</text:p>
          </table:table-cell>
          <table:table-cell office:value-type="float" office:value="41.5">
            <text:p>41.5</text:p>
          </table:table-cell>
          <table:table-cell table:number-columns-repeated="4"/>
          <table:table-cell table:formula="oooc:=ABS(([.C149]-[.B149])*100/[.B149])" office:value-type="float" office:value="1.10843373493976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4.27">
            <text:p>44.27</text:p>
          </table:table-cell>
          <table:table-cell office:value-type="float" office:value="48.4">
            <text:p>48.4</text:p>
          </table:table-cell>
          <table:table-cell table:number-columns-repeated="4"/>
          <table:table-cell table:formula="oooc:=ABS(([.C150]-[.B150])*100/[.B150])" office:value-type="float" office:value="8.53305785123966">
            <text:p>8.53</text:p>
          </table:table-cell>
          <table:table-cell table:number-columns-repeated="4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9">
            <text:p>50.39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ooc:=ABS(([.C151]-[.B151])*100/[.B151])" office:value-type="float" office:value="1.96498054474708">
            <text:p>1.96</text:p>
          </table:table-cell>
          <table:table-cell table:number-columns-repeated="4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5">
            <text:p>39.65</text:p>
          </table:table-cell>
          <table:table-cell office:value-type="float" office:value="39.2">
            <text:p>39.2</text:p>
          </table:table-cell>
          <table:table-cell table:number-columns-repeated="4"/>
          <table:table-cell table:formula="oooc:=ABS(([.C152]-[.B152])*100/[.B152])" office:value-type="float" office:value="1.14795918367346">
            <text:p>1.15</text:p>
          </table:table-cell>
          <table:table-cell table:number-columns-repeated="4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6">
            <text:p>35.96</text:p>
          </table:table-cell>
          <table:table-cell office:value-type="float" office:value="34.8">
            <text:p>34.8</text:p>
          </table:table-cell>
          <table:table-cell table:number-columns-repeated="4"/>
          <table:table-cell table:formula="oooc:=ABS(([.C153]-[.B153])*100/[.B153])" office:value-type="float" office:value="3.33333333333334">
            <text:p>3.33</text:p>
          </table:table-cell>
          <table:table-cell table:number-columns-repeated="4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6">
            <text:p>40.76</text:p>
          </table:table-cell>
          <table:table-cell office:value-type="float" office:value="37.9">
            <text:p>37.9</text:p>
          </table:table-cell>
          <table:table-cell table:number-columns-repeated="4"/>
          <table:table-cell table:formula="oooc:=ABS(([.C154]-[.B154])*100/[.B154])" office:value-type="float" office:value="7.54617414248021">
            <text:p>7.55</text:p>
          </table:table-cell>
          <table:table-cell table:number-columns-repeated="4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3.84">
            <text:p>43.84</text:p>
          </table:table-cell>
          <table:table-cell office:value-type="float" office:value="50.2">
            <text:p>50.2</text:p>
          </table:table-cell>
          <table:table-cell table:number-columns-repeated="4"/>
          <table:table-cell table:formula="oooc:=ABS(([.C155]-[.B155])*100/[.B155])" office:value-type="float" office:value="12.6693227091633">
            <text:p>12.67</text:p>
          </table:table-cell>
          <table:table-cell table:number-columns-repeated="4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2.01">
            <text:p>52.01</text:p>
          </table:table-cell>
          <table:table-cell office:value-type="float" office:value="51">
            <text:p>51</text:p>
          </table:table-cell>
          <table:table-cell table:number-columns-repeated="4"/>
          <table:table-cell table:formula="oooc:=ABS(([.C156]-[.B156])*100/[.B156])" office:value-type="float" office:value="1.98039215686274">
            <text:p>1.98</text:p>
          </table:table-cell>
          <table:table-cell table:number-columns-repeated="4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8">
            <text:p>38.28</text:p>
          </table:table-cell>
          <table:table-cell office:value-type="float" office:value="40.9">
            <text:p>40.9</text:p>
          </table:table-cell>
          <table:table-cell table:number-columns-repeated="4"/>
          <table:table-cell table:formula="oooc:=ABS(([.C157]-[.B157])*100/[.B157])" office:value-type="float" office:value="6.40586797066014">
            <text:p>6.41</text:p>
          </table:table-cell>
          <table:table-cell table:number-columns-repeated="4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1.46">
            <text:p>31.46</text:p>
          </table:table-cell>
          <table:table-cell office:value-type="float" office:value="34.5">
            <text:p>34.5</text:p>
          </table:table-cell>
          <table:table-cell table:number-columns-repeated="4"/>
          <table:table-cell table:formula="oooc:=ABS(([.C158]-[.B158])*100/[.B158])" office:value-type="float" office:value="8.81159420289855">
            <text:p>8.81</text:p>
          </table:table-cell>
          <table:table-cell table:number-columns-repeated="4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3.85">
            <text:p>23.85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ooc:=ABS(([.C159]-[.B159])*100/[.B159])" office:value-type="float" office:value="18.8775510204082">
            <text:p>18.88</text:p>
          </table:table-cell>
          <table:table-cell table:number-columns-repeated="4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24">
            <text:p>26.24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ooc:=ABS(([.C160]-[.B160])*100/[.B160])" office:value-type="float" office:value="1.35338345864663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11">
            <text:p>49.11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ooc:=ABS(([.C161]-[.B161])*100/[.B161])" office:value-type="float" office:value="4.45525291828794">
            <text:p>4.46</text:p>
          </table:table-cell>
          <table:table-cell table:number-columns-repeated="4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0.11">
            <text:p>30.11</text:p>
          </table:table-cell>
          <table:table-cell office:value-type="float" office:value="36.5">
            <text:p>36.5</text:p>
          </table:table-cell>
          <table:table-cell table:number-columns-repeated="4"/>
          <table:table-cell table:formula="oooc:=ABS(([.C162]-[.B162])*100/[.B162])" office:value-type="float" office:value="17.5068493150685">
            <text:p>17.51</text:p>
          </table:table-cell>
          <table:table-cell table:number-columns-repeated="4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8">
            <text:p>36.28</text:p>
          </table:table-cell>
          <table:table-cell office:value-type="float" office:value="41.3">
            <text:p>41.3</text:p>
          </table:table-cell>
          <table:table-cell table:number-columns-repeated="4"/>
          <table:table-cell table:formula="oooc:=ABS(([.C163]-[.B163])*100/[.B163])" office:value-type="float" office:value="12.1549636803874">
            <text:p>12.15</text:p>
          </table:table-cell>
          <table:table-cell table:number-columns-repeated="4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6">
            <text:p>40.96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ooc:=ABS(([.C164]-[.B164])*100/[.B164])" office:value-type="float" office:value="6.90909090909091">
            <text:p>6.91</text:p>
          </table:table-cell>
          <table:table-cell table:number-columns-repeated="4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3.93">
            <text:p>43.93</text:p>
          </table:table-cell>
          <table:table-cell office:value-type="float" office:value="47.7">
            <text:p>47.7</text:p>
          </table:table-cell>
          <table:table-cell table:number-columns-repeated="4"/>
          <table:table-cell table:formula="oooc:=ABS(([.C165]-[.B165])*100/[.B165])" office:value-type="float" office:value="7.9035639412998">
            <text:p>7.9</text:p>
          </table:table-cell>
          <table:table-cell table:number-columns-repeated="4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38.32">
            <text:p>38.32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ooc:=ABS(([.C166]-[.B166])*100/[.B166])" office:value-type="float" office:value="6.76399026763991">
            <text:p>6.76</text:p>
          </table:table-cell>
          <table:table-cell table:number-columns-repeated="4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6">
            <text:p>26.66</text:p>
          </table:table-cell>
          <table:table-cell office:value-type="float" office:value="26.1">
            <text:p>26.1</text:p>
          </table:table-cell>
          <table:table-cell table:number-columns-repeated="4"/>
          <table:table-cell table:formula="oooc:=ABS(([.C167]-[.B167])*100/[.B167])" office:value-type="float" office:value="2.1455938697318">
            <text:p>2.15</text:p>
          </table:table-cell>
          <table:table-cell table:number-columns-repeated="4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4">
            <text:p>42.34</text:p>
          </table:table-cell>
          <table:table-cell office:value-type="float" office:value="44.2">
            <text:p>44.2</text:p>
          </table:table-cell>
          <table:table-cell table:number-columns-repeated="4"/>
          <table:table-cell table:formula="oooc:=ABS(([.C168]-[.B168])*100/[.B168])" office:value-type="float" office:value="4.20814479638009">
            <text:p>4.21</text:p>
          </table:table-cell>
          <table:table-cell table:number-columns-repeated="4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0.54">
            <text:p>40.54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ooc:=ABS(([.C169]-[.B169])*100/[.B169])" office:value-type="float" office:value="15.7172557172557">
            <text:p>15.72</text:p>
          </table:table-cell>
          <table:table-cell table:number-columns-repeated="4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38.32">
            <text:p>38.32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ooc:=ABS(([.C170]-[.B170])*100/[.B170])" office:value-type="float" office:value="11.0904872389791">
            <text:p>11.09</text:p>
          </table:table-cell>
          <table:table-cell table:number-columns-repeated="4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3.84">
            <text:p>43.84</text:p>
          </table:table-cell>
          <table:table-cell office:value-type="float" office:value="51.9">
            <text:p>51.9</text:p>
          </table:table-cell>
          <table:table-cell table:number-columns-repeated="4"/>
          <table:table-cell table:formula="oooc:=ABS(([.C171]-[.B171])*100/[.B171])" office:value-type="float" office:value="15.5298651252408">
            <text:p>15.53</text:p>
          </table:table-cell>
          <table:table-cell table:number-columns-repeated="4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5">
            <text:p>46.65</text:p>
          </table:table-cell>
          <table:table-cell office:value-type="float" office:value="45.6">
            <text:p>45.6</text:p>
          </table:table-cell>
          <table:table-cell table:number-columns-repeated="4"/>
          <table:table-cell table:formula="oooc:=ABS(([.C172]-[.B172])*100/[.B172])" office:value-type="float" office:value="2.30263157894736">
            <text:p>2.3</text:p>
          </table:table-cell>
          <table:table-cell table:number-columns-repeated="4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4">
            <text:p>37.74</text:p>
          </table:table-cell>
          <table:table-cell office:value-type="float" office:value="43.9">
            <text:p>43.9</text:p>
          </table:table-cell>
          <table:table-cell table:number-columns-repeated="4"/>
          <table:table-cell table:formula="oooc:=ABS(([.C173]-[.B173])*100/[.B173])" office:value-type="float" office:value="14.0318906605922">
            <text:p>14.03</text:p>
          </table:table-cell>
          <table:table-cell table:number-columns-repeated="4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6">
            <text:p>35.96</text:p>
          </table:table-cell>
          <table:table-cell office:value-type="float" office:value="36.1">
            <text:p>36.1</text:p>
          </table:table-cell>
          <table:table-cell table:number-columns-repeated="4"/>
          <table:table-cell table:formula="oooc:=ABS(([.C174]-[.B174])*100/[.B174])" office:value-type="float" office:value="0.387811634349032">
            <text:p>0.39</text:p>
          </table:table-cell>
          <table:table-cell table:number-columns-repeated="4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37.02">
            <text:p>37.02</text:p>
          </table:table-cell>
          <table:table-cell office:value-type="float" office:value="42.7">
            <text:p>42.7</text:p>
          </table:table-cell>
          <table:table-cell table:number-columns-repeated="4"/>
          <table:table-cell table:formula="oooc:=ABS(([.C175]-[.B175])*100/[.B175])" office:value-type="float" office:value="13.3021077283372">
            <text:p>13.3</text:p>
          </table:table-cell>
          <table:table-cell table:number-columns-repeated="4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73">
            <text:p>38.73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ooc:=ABS(([.C176]-[.B176])*100/[.B176])" office:value-type="float" office:value="1.9493670886076">
            <text:p>1.95</text:p>
          </table:table-cell>
          <table:table-cell table:number-columns-repeated="4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37.16">
            <text:p>37.16</text:p>
          </table:table-cell>
          <table:table-cell office:value-type="float" office:value="39.9">
            <text:p>39.9</text:p>
          </table:table-cell>
          <table:table-cell table:number-columns-repeated="4"/>
          <table:table-cell table:formula="oooc:=ABS(([.C177]-[.B177])*100/[.B177])" office:value-type="float" office:value="6.8671679197995">
            <text:p>6.87</text:p>
          </table:table-cell>
          <table:table-cell table:number-columns-repeated="4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6">
            <text:p>27.46</text:p>
          </table:table-cell>
          <table:table-cell office:value-type="float" office:value="26.2">
            <text:p>26.2</text:p>
          </table:table-cell>
          <table:table-cell table:number-columns-repeated="4"/>
          <table:table-cell table:formula="oooc:=ABS(([.C178]-[.B178])*100/[.B178])" office:value-type="float" office:value="4.80916030534352">
            <text:p>4.81</text:p>
          </table:table-cell>
          <table:table-cell table:number-columns-repeated="4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82">
            <text:p>28.82</text:p>
          </table:table-cell>
          <table:table-cell office:value-type="float" office:value="28">
            <text:p>28</text:p>
          </table:table-cell>
          <table:table-cell table:number-columns-repeated="4"/>
          <table:table-cell table:formula="oooc:=ABS(([.C179]-[.B179])*100/[.B179])" office:value-type="float" office:value="2.92857142857143">
            <text:p>2.93</text:p>
          </table:table-cell>
          <table:table-cell table:number-columns-repeated="4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6">
            <text:p>37.16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ooc:=ABS(([.C180]-[.B180])*100/[.B180])" office:value-type="float" office:value="2.97650130548303">
            <text:p>2.98</text:p>
          </table:table-cell>
          <table:table-cell table:number-columns-repeated="4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38.74">
            <text:p>38.74</text:p>
          </table:table-cell>
          <table:table-cell office:value-type="float" office:value="45.4">
            <text:p>45.4</text:p>
          </table:table-cell>
          <table:table-cell table:number-columns-repeated="4"/>
          <table:table-cell table:formula="oooc:=ABS(([.C181]-[.B181])*100/[.B181])" office:value-type="float" office:value="14.6696035242291">
            <text:p>14.67</text:p>
          </table:table-cell>
          <table:table-cell table:number-columns-repeated="4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4"/>
          <table:table-cell table:formula="oooc:=ABS(([.C182]-[.B182])*100/[.B182])" office:value-type="float" office:value="11.7857142857143">
            <text:p>11.79</text:p>
          </table:table-cell>
          <table:table-cell table:number-columns-repeated="4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ooc:=ABS(([.C183]-[.B183])*100/[.B183])" office:value-type="float" office:value="6.7280163599182">
            <text:p>6.73</text:p>
          </table:table-cell>
          <table:table-cell table:number-columns-repeated="4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2.48">
            <text:p>12.48</text:p>
          </table:table-cell>
          <table:table-cell office:value-type="float" office:value="16.9">
            <text:p>16.9</text:p>
          </table:table-cell>
          <table:table-cell table:number-columns-repeated="4"/>
          <table:table-cell table:formula="oooc:=ABS(([.C184]-[.B184])*100/[.B184])" office:value-type="float" office:value="26.1538461538461">
            <text:p>26.1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121:.I184])" office:value-type="float" office:value="8.43183337337036">
            <text:p>8.43</text:p>
          </table:table-cell>
          <table:table-cell table:number-columns-repeated="4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>
            <draw:frame table:end-cell-address="Sheet3.R21" table:end-x="1.349cm" table:end-y="0.133cm" draw:z-index="4" draw:style-name="gr1" svg:width="15.733cm" svg:height="8.947cm" svg:x="1.423cm" svg:y="0.232cm">
              <draw:object draw:notify-on-update-of-ranges="Sheet3.C3:Sheet3.C3 Sheet3.C4:Sheet3.C20 Sheet3.B4:Sheet3.B20 Sheet3.D3:Sheet3.D3 Sheet3.D4:Sheet3.D20 Sheet3.B4:Sheet3.B20 Sheet3.E3:Sheet3.E3 Sheet3.E4:Sheet3.E20 Sheet3.B4:Sheet3.B20 Sheet3.F3:Sheet3.F3 Sheet3.F4:Sheet3.F20 Sheet3.B4:Sheet3.B20 Sheet3.G3:Sheet3.G3 Sheet3.G4:Sheet3.G20 Sheet3.B4:Sheet3.B20 Sheet3.H3:Sheet3.H3 Sheet3.H4:Sheet3.H20 Sheet3.B4:Sheet3.B20 Sheet3.I3:Sheet3.I3 Sheet3.I4:Sheet3.I20 Sheet3.B4:Sheet3.B20 Sheet3.J3:Sheet3.J3 Sheet3.J4:Sheet3.J20 Sheet3.B4:Sheet3.B20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1.69">
            <text:p>11.69</text:p>
          </table:table-cell>
          <table:table-cell office:value-type="float" office:value="-11.84">
            <text:p>-11.84</text:p>
          </table:table-cell>
          <table:table-cell office:value-type="float" office:value="4.59">
            <text:p>4.59</text:p>
          </table:table-cell>
          <table:table-cell office:value-type="float" office:value="-3.21">
            <text:p>-3.21</text:p>
          </table:table-cell>
          <table:table-cell office:value-type="float" office:value="97.02">
            <text:p>97.02</text:p>
          </table:table-cell>
          <table:table-cell office:value-type="float" office:value="13.39">
            <text:p>13.39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4.57">
            <text:p>34.57</text:p>
          </table:table-cell>
          <table:table-cell office:value-type="float" office:value="15.13">
            <text:p>15.13</text:p>
          </table:table-cell>
          <table:table-cell office:value-type="float" office:value="24.72">
            <text:p>24.72</text:p>
          </table:table-cell>
          <table:table-cell office:value-type="float" office:value="25.25">
            <text:p>25.25</text:p>
          </table:table-cell>
          <table:table-cell office:value-type="float" office:value="87.16">
            <text:p>87.16</text:p>
          </table:table-cell>
          <table:table-cell office:value-type="float" office:value="33.1">
            <text:p>33.1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2.35">
            <text:p>52.35</text:p>
          </table:table-cell>
          <table:table-cell office:value-type="float" office:value="36.3">
            <text:p>36.3</text:p>
          </table:table-cell>
          <table:table-cell office:value-type="float" office:value="46.75">
            <text:p>46.75</text:p>
          </table:table-cell>
          <table:table-cell office:value-type="float" office:value="46.23">
            <text:p>46.23</text:p>
          </table:table-cell>
          <table:table-cell office:value-type="float" office:value="109.11">
            <text:p>109.11</text:p>
          </table:table-cell>
          <table:table-cell office:value-type="float" office:value="55.19">
            <text:p>55.19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49.22">
            <text:p>49.22</text:p>
          </table:table-cell>
          <table:table-cell office:value-type="float" office:value="32.57">
            <text:p>32.57</text:p>
          </table:table-cell>
          <table:table-cell office:value-type="float" office:value="43.03">
            <text:p>43.03</text:p>
          </table:table-cell>
          <table:table-cell office:value-type="float" office:value="42.5">
            <text:p>42.5</text:p>
          </table:table-cell>
          <table:table-cell office:value-type="float" office:value="105.98">
            <text:p>105.98</text:p>
          </table:table-cell>
          <table:table-cell office:value-type="float" office:value="51.46">
            <text:p>51.46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5.98">
            <text:p>5.98</text:p>
          </table:table-cell>
          <table:table-cell office:value-type="float" office:value="-18.53">
            <text:p>-18.53</text:p>
          </table:table-cell>
          <table:table-cell office:value-type="float" office:value="0.63">
            <text:p>0.63</text:p>
          </table:table-cell>
          <table:table-cell office:value-type="float" office:value="-10.5">
            <text:p>-10.5</text:p>
          </table:table-cell>
          <table:table-cell office:value-type="float" office:value="104.41">
            <text:p>104.41</text:p>
          </table:table-cell>
          <table:table-cell office:value-type="float" office:value="9.6">
            <text:p>9.6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1.65">
            <text:p>11.65</text:p>
          </table:table-cell>
          <table:table-cell office:value-type="float" office:value="-11.95">
            <text:p>-11.95</text:p>
          </table:table-cell>
          <table:table-cell office:value-type="float" office:value="2.42">
            <text:p>2.42</text:p>
          </table:table-cell>
          <table:table-cell office:value-type="float" office:value="-2.88">
            <text:p>-2.88</text:p>
          </table:table-cell>
          <table:table-cell office:value-type="float" office:value="87.16">
            <text:p>87.16</text:p>
          </table:table-cell>
          <table:table-cell office:value-type="float" office:value="11.1">
            <text:p>11.1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2.49">
            <text:p>52.49</text:p>
          </table:table-cell>
          <table:table-cell office:value-type="float" office:value="36.36">
            <text:p>36.36</text:p>
          </table:table-cell>
          <table:table-cell office:value-type="float" office:value="43.55">
            <text:p>43.55</text:p>
          </table:table-cell>
          <table:table-cell office:value-type="float" office:value="47">
            <text:p>47</text:p>
          </table:table-cell>
          <table:table-cell office:value-type="float" office:value="93.63">
            <text:p>93.63</text:p>
          </table:table-cell>
          <table:table-cell office:value-type="float" office:value="51.79">
            <text:p>51.79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1.82">
            <text:p>51.82</text:p>
          </table:table-cell>
          <table:table-cell office:value-type="float" office:value="35.63">
            <text:p>35.63</text:p>
          </table:table-cell>
          <table:table-cell office:value-type="float" office:value="45.22">
            <text:p>45.22</text:p>
          </table:table-cell>
          <table:table-cell office:value-type="float" office:value="45.75">
            <text:p>45.75</text:p>
          </table:table-cell>
          <table:table-cell office:value-type="float" office:value="104.41">
            <text:p>104.41</text:p>
          </table:table-cell>
          <table:table-cell office:value-type="float" office:value="53.6">
            <text:p>53.6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/>
        </table:table-row>
        <table:table-row table:style-name="ro1">
          <table:table-cell table:number-columns-repeated="10"/>
          <table:table-cell>
            <draw:frame table:end-cell-address="Sheet3.Q39" table:end-x="2.147cm" table:end-y="0.107cm" draw:z-index="3" draw:style-name="gr1" svg:width="13.667cm" svg:height="8.683cm" svg:x="2.029cm" svg:y="0.471cm">
              <draw:object draw:notify-on-update-of-ranges="Sheet3.C22:Sheet3.C22 Sheet3.C23:Sheet3.C59 Sheet3.B23:Sheet3.B59 Sheet3.D22:Sheet3.D22 Sheet3.D23:Sheet3.D59 Sheet3.B23:Sheet3.B59 Sheet3.E22:Sheet3.E22 Sheet3.E23:Sheet3.E59 Sheet3.B23:Sheet3.B59 Sheet3.F22:Sheet3.F22 Sheet3.F23:Sheet3.F59 Sheet3.B23:Sheet3.B59 Sheet3.G22:Sheet3.G22 Sheet3.G23:Sheet3.G59 Sheet3.B23:Sheet3.B59 Sheet3.H22:Sheet3.H22 Sheet3.H23:Sheet3.H59 Sheet3.B23:Sheet3.B59 Sheet3.I22:Sheet3.I22 Sheet3.I23:Sheet3.I59 Sheet3.B23:Sheet3.B59 Sheet3.J22:Sheet3.J22 Sheet3.J23:Sheet3.J59 Sheet3.B23:Sheet3.B5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4.4">
            <text:p>54.4</text:p>
          </table:table-cell>
          <table:table-cell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55.9">
            <text:p>55.9</text:p>
          </table:table-cell>
          <table:table-cell office:value-type="float" office:value="40.44">
            <text:p>40.44</text:p>
          </table:table-cell>
          <table:table-cell office:value-type="float" office:value="48.66">
            <text:p>48.66</text:p>
          </table:table-cell>
          <table:table-cell office:value-type="float" office:value="50.86">
            <text:p>50.86</text:p>
          </table:table-cell>
          <table:table-cell office:value-type="float" office:value="101.95">
            <text:p>101.95</text:p>
          </table:table-cell>
          <table:table-cell office:value-type="float" office:value="56.96">
            <text:p>56.96</text:p>
          </table:table-cell>
          <table:table-cell office:value-type="float" office:value="59.53">
            <text:p>59.53</text:p>
          </table:table-cell>
          <table:table-cell office:value-type="float" office:value="65.3">
            <text:p>65.3</text:p>
          </table:table-cell>
          <table:table-cell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2.8">
            <text:p>22.8</text:p>
          </table:table-cell>
          <table:table-cell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6">
            <text:p>44.6</text:p>
          </table:table-cell>
          <table:table-cell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6">
            <text:p>47.6</text:p>
          </table:table-cell>
          <table:table-cell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3.4">
            <text:p>33.4</text:p>
          </table:table-cell>
          <table:table-cell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1">
            <text:p>44.1</text:p>
          </table:table-cell>
          <table:table-cell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0.9">
            <text:p>20.9</text:p>
          </table:table-cell>
          <table:table-cell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5">
            <text:p>36.5</text:p>
          </table:table-cell>
          <table:table-cell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7.9">
            <text:p>67.9</text:p>
          </table:table-cell>
          <table:table-cell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28.1">
            <text:p>28.1</text:p>
          </table:table-cell>
          <table:table-cell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8.3">
            <text:p>58.3</text:p>
          </table:table-cell>
          <table:table-cell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7.5">
            <text:p>27.5</text:p>
          </table:table-cell>
          <table:table-cell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0.8">
            <text:p>30.8</text:p>
          </table:table-cell>
          <table:table-cell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3.8">
            <text:p>43.8</text:p>
          </table:table-cell>
          <table:table-cell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3.7">
            <text:p>23.7</text:p>
          </table:table-cell>
          <table:table-cell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7.7">
            <text:p>57.7</text:p>
          </table:table-cell>
          <table:table-cell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2">
            <text:p>55.2</text:p>
          </table:table-cell>
          <table:table-cell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9">
            <text:p>44.9</text:p>
          </table:table-cell>
          <table:table-cell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7">
            <text:p>47.7</text:p>
          </table:table-cell>
          <table:table-cell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5.1">
            <text:p>55.1</text:p>
          </table:table-cell>
          <table:table-cell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7">
            <text:p>55.7</text:p>
          </table:table-cell>
          <table:table-cell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6.1">
            <text:p>56.1</text:p>
          </table:table-cell>
          <table:table-cell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16.6">
            <text:p>16.6</text:p>
          </table:table-cell>
          <table:table-cell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4">
            <text:p>47.4</text:p>
          </table:table-cell>
          <table:table-cell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3.9">
            <text:p>53.9</text:p>
          </table:table-cell>
          <table:table-cell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39.2">
            <text:p>39.2</text:p>
          </table:table-cell>
          <table:table-cell office:value-type="float" office:value="20.7">
            <text:p>20.7</text:p>
          </table:table-cell>
          <table:table-cell office:value-type="float" office:value="32.2">
            <text:p>32.2</text:p>
          </table:table-cell>
          <table:table-cell office:value-type="float" office:value="30.4">
            <text:p>30.4</text:p>
          </table:table-cell>
          <table:table-cell office:value-type="float" office:value="100.96">
            <text:p>100.96</text:p>
          </table:table-cell>
          <table:table-cell office:value-type="float" office:value="40.7">
            <text:p>40.7</text:p>
          </table:table-cell>
          <table:table-cell office:value-type="float" office:value="44.07">
            <text:p>44.07</text:p>
          </table:table-cell>
          <table:table-cell office:value-type="float" office:value="58.1">
            <text:p>58.1</text:p>
          </table:table-cell>
          <table:table-cell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1">
            <text:p>36.1</text:p>
          </table:table-cell>
          <table:table-cell/>
        </table:table-row>
        <table:table-row table:style-name="ro1">
          <table:table-cell table:number-columns-repeated="5"/>
          <table:table-cell>
            <draw:frame table:end-cell-address="Sheet3.K76" table:end-x="0.276cm" table:end-y="0.477cm" draw:z-index="2" draw:style-name="gr1" svg:width="11.384cm" svg:height="8.021cm" svg:x="0.183cm" svg:y="0.498cm">
              <draw:object draw:notify-on-update-of-ranges="Sheet3.C61:Sheet3.C61 Sheet3.C62:Sheet3.C78 Sheet3.B62:Sheet3.B78 Sheet3.D61:Sheet3.D61 Sheet3.D62:Sheet3.D78 Sheet3.B62:Sheet3.B7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25.84">
            <text:p>25.84</text:p>
          </table:table-cell>
          <table:table-cell office:value-type="float" office:value="40.6">
            <text:p>40.6</text:p>
          </table:table-cell>
          <table:table-cell table:number-columns-repeated="7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16.17">
            <text:p>16.17</text:p>
          </table:table-cell>
          <table:table-cell office:value-type="float" office:value="24.5">
            <text:p>24.5</text:p>
          </table:table-cell>
          <table:table-cell table:number-columns-repeated="7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0.17">
            <text:p>30.17</text:p>
          </table:table-cell>
          <table:table-cell office:value-type="float" office:value="37.5">
            <text:p>37.5</text:p>
          </table:table-cell>
          <table:table-cell table:number-columns-repeated="7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16.17">
            <text:p>16.17</text:p>
          </table:table-cell>
          <table:table-cell office:value-type="float" office:value="29.4">
            <text:p>29.4</text:p>
          </table:table-cell>
          <table:table-cell table:number-columns-repeated="7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37.51">
            <text:p>37.51</text:p>
          </table:table-cell>
          <table:table-cell office:value-type="float" office:value="50.9">
            <text:p>50.9</text:p>
          </table:table-cell>
          <table:table-cell table:number-columns-repeated="7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46.67">
            <text:p>46.67</text:p>
          </table:table-cell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4.17">
            <text:p>34.17</text:p>
          </table:table-cell>
          <table:table-cell office:value-type="float" office:value="33.8">
            <text:p>33.8</text:p>
          </table:table-cell>
          <table:table-cell table:number-columns-repeated="7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0.17">
            <text:p>30.17</text:p>
          </table:table-cell>
          <table:table-cell office:value-type="float" office:value="37.2">
            <text:p>37.2</text:p>
          </table:table-cell>
          <table:table-cell table:number-columns-repeated="7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46.67">
            <text:p>46.67</text:p>
          </table:table-cell>
          <table:table-cell office:value-type="float" office:value="56.3">
            <text:p>56.3</text:p>
          </table:table-cell>
          <table:table-cell table:number-columns-repeated="7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52.17">
            <text:p>52.17</text:p>
          </table:table-cell>
          <table:table-cell office:value-type="float" office:value="66.5">
            <text:p>66.5</text:p>
          </table:table-cell>
          <table:table-cell table:number-columns-repeated="7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46.67">
            <text:p>46.67</text:p>
          </table:table-cell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42.75">
            <text:p>42.75</text:p>
          </table:table-cell>
          <table:table-cell office:value-type="float" office:value="56.2">
            <text:p>56.2</text:p>
          </table:table-cell>
          <table:table-cell table:number-columns-repeated="7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7">
            <text:p>64.17</text:p>
          </table:table-cell>
          <table:table-cell office:value-type="float" office:value="67.1">
            <text:p>67.1</text:p>
          </table:table-cell>
          <table:table-cell table:number-columns-repeated="7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16.17">
            <text:p>16.17</text:p>
          </table:table-cell>
          <table:table-cell office:value-type="float" office:value="30.2">
            <text:p>30.2</text:p>
          </table:table-cell>
          <table:table-cell table:number-columns-repeated="7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55.42">
            <text:p>55.42</text:p>
          </table:table-cell>
          <table:table-cell office:value-type="float" office:value="64.9">
            <text:p>64.9</text:p>
          </table:table-cell>
          <table:table-cell table:number-columns-repeated="7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32.75">
            <text:p>32.75</text:p>
          </table:table-cell>
          <table:table-cell office:value-type="float" office:value="45.7">
            <text:p>45.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/>
          <table:table-cell>
            <draw:frame table:end-cell-address="Sheet3.K98" table:end-x="2.148cm" table:end-y="0.32cm" draw:z-index="1" draw:style-name="gr1" svg:width="13.393cm" svg:height="9.345cm" svg:x="0.046cm" svg:y="0.021cm">
              <draw:object draw:notify-on-update-of-ranges="Sheet3.C80:Sheet3.C80 Sheet3.C81:Sheet3.C117 Sheet3.B81:Sheet3.B117 Sheet3.D80:Sheet3.D80 Sheet3.D81:Sheet3.D117 Sheet3.B81:Sheet3.B11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29.17">
            <text:p>29.17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37.51">
            <text:p>37.51</text:p>
          </table:table-cell>
          <table:table-cell office:value-type="float" office:value="46.4">
            <text:p>46.4</text:p>
          </table:table-cell>
          <table:table-cell table:number-columns-repeated="7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37.51">
            <text:p>37.51</text:p>
          </table:table-cell>
          <table:table-cell office:value-type="float" office:value="45.7">
            <text:p>45.7</text:p>
          </table:table-cell>
          <table:table-cell table:number-columns-repeated="7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29.17">
            <text:p>29.17</text:p>
          </table:table-cell>
          <table:table-cell office:value-type="float" office:value="41.1">
            <text:p>41.1</text:p>
          </table:table-cell>
          <table:table-cell table:number-columns-repeated="7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29.17">
            <text:p>29.17</text:p>
          </table:table-cell>
          <table:table-cell office:value-type="float" office:value="45.7">
            <text:p>45.7</text:p>
          </table:table-cell>
          <table:table-cell table:number-columns-repeated="7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37.51">
            <text:p>37.51</text:p>
          </table:table-cell>
          <table:table-cell office:value-type="float" office:value="53.9">
            <text:p>53.9</text:p>
          </table:table-cell>
          <table:table-cell table:number-columns-repeated="7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29.17">
            <text:p>29.17</text:p>
          </table:table-cell>
          <table:table-cell office:value-type="float" office:value="41.7">
            <text:p>41.7</text:p>
          </table:table-cell>
          <table:table-cell table:number-columns-repeated="7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19.17">
            <text:p>19.17</text:p>
          </table:table-cell>
          <table:table-cell office:value-type="float" office:value="26.6">
            <text:p>26.6</text:p>
          </table:table-cell>
          <table:table-cell table:number-columns-repeated="7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7.51">
            <text:p>37.51</text:p>
          </table:table-cell>
          <table:table-cell office:value-type="float" office:value="42.8">
            <text:p>42.8</text:p>
          </table:table-cell>
          <table:table-cell table:number-columns-repeated="7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29.17">
            <text:p>29.17</text:p>
          </table:table-cell>
          <table:table-cell office:value-type="float" office:value="41.4">
            <text:p>41.4</text:p>
          </table:table-cell>
          <table:table-cell table:number-columns-repeated="7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46.67">
            <text:p>46.67</text:p>
          </table:table-cell>
          <table:table-cell office:value-type="float" office:value="56.2">
            <text:p>56.2</text:p>
          </table:table-cell>
          <table:table-cell table:number-columns-repeated="7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37.51">
            <text:p>37.5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29.17">
            <text:p>29.17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37.51">
            <text:p>37.51</text:p>
          </table:table-cell>
          <table:table-cell office:value-type="float" office:value="46.2">
            <text:p>46.2</text:p>
          </table:table-cell>
          <table:table-cell table:number-columns-repeated="7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37.51">
            <text:p>37.51</text:p>
          </table:table-cell>
          <table:table-cell office:value-type="float" office:value="43.1">
            <text:p>43.1</text:p>
          </table:table-cell>
          <table:table-cell table:number-columns-repeated="7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9.17">
            <text:p>19.17</text:p>
          </table:table-cell>
          <table:table-cell office:value-type="float" office:value="19.3">
            <text:p>19.3</text:p>
          </table:table-cell>
          <table:table-cell table:number-columns-repeated="7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37.51">
            <text:p>37.51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46.67">
            <text:p>46.67</text:p>
          </table:table-cell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0.84">
            <text:p>60.84</text:p>
          </table:table-cell>
          <table:table-cell office:value-type="float" office:value="67.2">
            <text:p>67.2</text:p>
          </table:table-cell>
          <table:table-cell table:number-columns-repeated="7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84">
            <text:p>60.84</text:p>
          </table:table-cell>
          <table:table-cell office:value-type="float" office:value="59.8">
            <text:p>59.8</text:p>
          </table:table-cell>
          <table:table-cell table:number-columns-repeated="7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29.17">
            <text:p>29.17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29.17">
            <text:p>29.17</text:p>
          </table:table-cell>
          <table:table-cell office:value-type="float" office:value="39.1">
            <text:p>39.1</text:p>
          </table:table-cell>
          <table:table-cell table:number-columns-repeated="7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37.51">
            <text:p>37.51</text:p>
          </table:table-cell>
          <table:table-cell office:value-type="float" office:value="55.3">
            <text:p>55.3</text:p>
          </table:table-cell>
          <table:table-cell table:number-columns-repeated="7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32.75">
            <text:p>32.75</text:p>
          </table:table-cell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37.51">
            <text:p>37.51</text:p>
          </table:table-cell>
          <table:table-cell office:value-type="float" office:value="45.3">
            <text:p>45.3</text:p>
          </table:table-cell>
          <table:table-cell table:number-columns-repeated="7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37.51">
            <text:p>37.51</text:p>
          </table:table-cell>
          <table:table-cell office:value-type="float" office:value="49.3">
            <text:p>49.3</text:p>
          </table:table-cell>
          <table:table-cell table:number-columns-repeated="7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37.51">
            <text:p>37.51</text:p>
          </table:table-cell>
          <table:table-cell office:value-type="float" office:value="48.7">
            <text:p>48.7</text:p>
          </table:table-cell>
          <table:table-cell table:number-columns-repeated="7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46.67">
            <text:p>46.67</text:p>
          </table:table-cell>
          <table:table-cell office:value-type="float" office:value="52.3">
            <text:p>52.3</text:p>
          </table:table-cell>
          <table:table-cell table:number-columns-repeated="7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84">
            <text:p>60.84</text:p>
          </table:table-cell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0.84">
            <text:p>60.84</text:p>
          </table:table-cell>
          <table:table-cell office:value-type="float" office:value="62.1">
            <text:p>62.1</text:p>
          </table:table-cell>
          <table:table-cell table:number-columns-repeated="7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19.17">
            <text:p>19.17</text:p>
          </table:table-cell>
          <table:table-cell office:value-type="float" office:value="27.2">
            <text:p>27.2</text:p>
          </table:table-cell>
          <table:table-cell table:number-columns-repeated="7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46.67">
            <text:p>46.67</text:p>
          </table:table-cell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84">
            <text:p>60.84</text:p>
          </table:table-cell>
          <table:table-cell office:value-type="float" office:value="63.2">
            <text:p>63.2</text:p>
          </table:table-cell>
          <table:table-cell table:number-columns-repeated="7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29.17">
            <text:p>29.17</text:p>
          </table:table-cell>
          <table:table-cell office:value-type="float" office:value="40.3">
            <text:p>40.3</text:p>
          </table:table-cell>
          <table:table-cell table:number-columns-repeated="7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29.17">
            <text:p>29.17</text:p>
          </table:table-cell>
          <table:table-cell office:value-type="float" office:value="45.1">
            <text:p>45.1</text:p>
          </table:table-cell>
          <table:table-cell table:number-columns-repeated="7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29.17">
            <text:p>29.17</text:p>
          </table:table-cell>
          <table:table-cell office:value-type="float" office:value="38.3">
            <text:p>38.3</text:p>
          </table:table-cell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Sheet3.K135" table:end-x="1.873cm" table:end-y="0.478cm" draw:z-index="0" draw:style-name="gr1" svg:width="13.173cm" svg:height="8.603cm" svg:x="2.249cm" svg:y="0.419cm">
              <draw:object draw:notify-on-update-of-ranges="Sheet3.C119:Sheet3.C119 Sheet3.C120:Sheet3.C184 Sheet3.B120:Sheet3.B184 Sheet3.D119:Sheet3.D119 Sheet3.D120:Sheet3.D184 Sheet3.B120:Sheet3.B18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17">
            <text:p>43.17</text:p>
          </table:table-cell>
          <table:table-cell office:value-type="float" office:value="48.3">
            <text:p>48.3</text:p>
          </table:table-cell>
          <table:table-cell table:number-columns-repeated="7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50.67">
            <text:p>50.67</text:p>
          </table:table-cell>
          <table:table-cell office:value-type="float" office:value="43.4">
            <text:p>43.4</text:p>
          </table:table-cell>
          <table:table-cell table:number-columns-repeated="7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40.67">
            <text:p>40.67</text:p>
          </table:table-cell>
          <table:table-cell office:value-type="float" office:value="36.2">
            <text:p>36.2</text:p>
          </table:table-cell>
          <table:table-cell table:number-columns-repeated="7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3.17">
            <text:p>43.17</text:p>
          </table:table-cell>
          <table:table-cell office:value-type="float" office:value="47.8">
            <text:p>47.8</text:p>
          </table:table-cell>
          <table:table-cell table:number-columns-repeated="7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52.06">
            <text:p>52.06</text:p>
          </table:table-cell>
          <table:table-cell office:value-type="float" office:value="47.8">
            <text:p>47.8</text:p>
          </table:table-cell>
          <table:table-cell table:number-columns-repeated="7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61.51">
            <text:p>61.51</text:p>
          </table:table-cell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43.17">
            <text:p>43.17</text:p>
          </table:table-cell>
          <table:table-cell office:value-type="float" office:value="38.4">
            <text:p>38.4</text:p>
          </table:table-cell>
          <table:table-cell table:number-columns-repeated="7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40.67">
            <text:p>40.67</text:p>
          </table:table-cell>
          <table:table-cell office:value-type="float" office:value="40.2">
            <text:p>40.2</text:p>
          </table:table-cell>
          <table:table-cell table:number-columns-repeated="7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6.03">
            <text:p>26.03</text:p>
          </table:table-cell>
          <table:table-cell office:value-type="float" office:value="29.6">
            <text:p>29.6</text:p>
          </table:table-cell>
          <table:table-cell table:number-columns-repeated="7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6.51">
            <text:p>46.51</text:p>
          </table:table-cell>
          <table:table-cell office:value-type="float" office:value="39.5">
            <text:p>39.5</text:p>
          </table:table-cell>
          <table:table-cell table:number-columns-repeated="7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46.51">
            <text:p>46.51</text:p>
          </table:table-cell>
          <table:table-cell office:value-type="float" office:value="35.3">
            <text:p>35.3</text:p>
          </table:table-cell>
          <table:table-cell table:number-columns-repeated="7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0.67">
            <text:p>0.67</text:p>
          </table:table-cell>
          <table:table-cell office:value-type="float" office:value="22.1">
            <text:p>22.1</text:p>
          </table:table-cell>
          <table:table-cell table:number-columns-repeated="7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03">
            <text:p>26.03</text:p>
          </table:table-cell>
          <table:table-cell office:value-type="float" office:value="25.9">
            <text:p>25.9</text:p>
          </table:table-cell>
          <table:table-cell table:number-columns-repeated="7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40.67">
            <text:p>40.67</text:p>
          </table:table-cell>
          <table:table-cell office:value-type="float" office:value="38.6">
            <text:p>38.6</text:p>
          </table:table-cell>
          <table:table-cell table:number-columns-repeated="7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6.03">
            <text:p>26.03</text:p>
          </table:table-cell>
          <table:table-cell office:value-type="float" office:value="24.5">
            <text:p>24.5</text:p>
          </table:table-cell>
          <table:table-cell table:number-columns-repeated="7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67">
            <text:p>40.67</text:p>
          </table:table-cell>
          <table:table-cell office:value-type="float" office:value="45.1">
            <text:p>45.1</text:p>
          </table:table-cell>
          <table:table-cell table:number-columns-repeated="7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40.67">
            <text:p>40.67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52.06">
            <text:p>52.06</text:p>
          </table:table-cell>
          <table:table-cell office:value-type="float" office:value="48.1">
            <text:p>48.1</text:p>
          </table:table-cell>
          <table:table-cell table:number-columns-repeated="7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40.67">
            <text:p>40.67</text:p>
          </table:table-cell>
          <table:table-cell office:value-type="float" office:value="38.9">
            <text:p>38.9</text:p>
          </table:table-cell>
          <table:table-cell table:number-columns-repeated="7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0.67">
            <text:p>40.67</text:p>
          </table:table-cell>
          <table:table-cell office:value-type="float" office:value="45.9">
            <text:p>45.9</text:p>
          </table:table-cell>
          <table:table-cell table:number-columns-repeated="7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9.84">
            <text:p>19.84</text:p>
          </table:table-cell>
          <table:table-cell office:value-type="float" office:value="14.1">
            <text:p>14.1</text:p>
          </table:table-cell>
          <table:table-cell table:number-columns-repeated="7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0.67">
            <text:p>50.67</text:p>
          </table:table-cell>
          <table:table-cell office:value-type="float" office:value="49.8">
            <text:p>49.8</text:p>
          </table:table-cell>
          <table:table-cell table:number-columns-repeated="7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60.67">
            <text:p>60.67</text:p>
          </table:table-cell>
          <table:table-cell office:value-type="float" office:value="50.5">
            <text:p>50.5</text:p>
          </table:table-cell>
          <table:table-cell table:number-columns-repeated="7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3.17">
            <text:p>43.17</text:p>
          </table:table-cell>
          <table:table-cell office:value-type="float" office:value="48.7">
            <text:p>48.7</text:p>
          </table:table-cell>
          <table:table-cell table:number-columns-repeated="7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67">
            <text:p>40.67</text:p>
          </table:table-cell>
          <table:table-cell office:value-type="float" office:value="44.8">
            <text:p>44.8</text:p>
          </table:table-cell>
          <table:table-cell table:number-columns-repeated="7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8.89">
            <text:p>48.89</text:p>
          </table:table-cell>
          <table:table-cell office:value-type="float" office:value="48.6">
            <text:p>48.6</text:p>
          </table:table-cell>
          <table:table-cell table:number-columns-repeated="7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46.51">
            <text:p>46.51</text:p>
          </table:table-cell>
          <table:table-cell office:value-type="float" office:value="40.1">
            <text:p>40.1</text:p>
          </table:table-cell>
          <table:table-cell table:number-columns-repeated="7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6.51">
            <text:p>46.51</text:p>
          </table:table-cell>
          <table:table-cell office:value-type="float" office:value="41.5">
            <text:p>41.5</text:p>
          </table:table-cell>
          <table:table-cell table:number-columns-repeated="7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6.81">
            <text:p>46.81</text:p>
          </table:table-cell>
          <table:table-cell office:value-type="float" office:value="48.4">
            <text:p>48.4</text:p>
          </table:table-cell>
          <table:table-cell table:number-columns-repeated="7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40.67">
            <text:p>40.67</text:p>
          </table:table-cell>
          <table:table-cell office:value-type="float" office:value="39.2">
            <text:p>39.2</text:p>
          </table:table-cell>
          <table:table-cell table:number-columns-repeated="7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46.51">
            <text:p>46.51</text:p>
          </table:table-cell>
          <table:table-cell office:value-type="float" office:value="34.8">
            <text:p>34.8</text:p>
          </table:table-cell>
          <table:table-cell table:number-columns-repeated="7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67">
            <text:p>40.67</text:p>
          </table:table-cell>
          <table:table-cell office:value-type="float" office:value="37.9">
            <text:p>37.9</text:p>
          </table:table-cell>
          <table:table-cell table:number-columns-repeated="7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1.51">
            <text:p>41.51</text:p>
          </table:table-cell>
          <table:table-cell office:value-type="float" office:value="50.2">
            <text:p>50.2</text:p>
          </table:table-cell>
          <table:table-cell table:number-columns-repeated="7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60.67">
            <text:p>60.67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0.67">
            <text:p>30.67</text:p>
          </table:table-cell>
          <table:table-cell office:value-type="float" office:value="40.9">
            <text:p>40.9</text:p>
          </table:table-cell>
          <table:table-cell table:number-columns-repeated="7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0.67">
            <text:p>30.67</text:p>
          </table:table-cell>
          <table:table-cell office:value-type="float" office:value="34.5">
            <text:p>34.5</text:p>
          </table:table-cell>
          <table:table-cell table:number-columns-repeated="7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6.03">
            <text:p>26.03</text:p>
          </table:table-cell>
          <table:table-cell office:value-type="float" office:value="29.4">
            <text:p>29.4</text:p>
          </table:table-cell>
          <table:table-cell table:number-columns-repeated="7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03">
            <text:p>26.03</text:p>
          </table:table-cell>
          <table:table-cell office:value-type="float" office:value="26.6">
            <text:p>26.6</text:p>
          </table:table-cell>
          <table:table-cell table:number-columns-repeated="7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26.03">
            <text:p>26.03</text:p>
          </table:table-cell>
          <table:table-cell office:value-type="float" office:value="36.5">
            <text:p>36.5</text:p>
          </table:table-cell>
          <table:table-cell table:number-columns-repeated="7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40.67">
            <text:p>40.67</text:p>
          </table:table-cell>
          <table:table-cell office:value-type="float" office:value="41.3">
            <text:p>41.3</text:p>
          </table:table-cell>
          <table:table-cell table:number-columns-repeated="7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52.06">
            <text:p>52.0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0.67">
            <text:p>40.67</text:p>
          </table:table-cell>
          <table:table-cell office:value-type="float" office:value="47.7">
            <text:p>47.7</text:p>
          </table:table-cell>
          <table:table-cell table:number-columns-repeated="7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0.67">
            <text:p>40.67</text:p>
          </table:table-cell>
          <table:table-cell office:value-type="float" office:value="41.1">
            <text:p>41.1</text:p>
          </table:table-cell>
          <table:table-cell table:number-columns-repeated="7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7.17">
            <text:p>27.17</text:p>
          </table:table-cell>
          <table:table-cell office:value-type="float" office:value="26.1">
            <text:p>26.1</text:p>
          </table:table-cell>
          <table:table-cell table:number-columns-repeated="7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52.06">
            <text:p>52.06</text:p>
          </table:table-cell>
          <table:table-cell office:value-type="float" office:value="44.2">
            <text:p>44.2</text:p>
          </table:table-cell>
          <table:table-cell table:number-columns-repeated="7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3.17">
            <text:p>43.17</text:p>
          </table:table-cell>
          <table:table-cell office:value-type="float" office:value="48.1">
            <text:p>48.1</text:p>
          </table:table-cell>
          <table:table-cell table:number-columns-repeated="7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0.67">
            <text:p>40.67</text:p>
          </table:table-cell>
          <table:table-cell office:value-type="float" office:value="43.1">
            <text:p>43.1</text:p>
          </table:table-cell>
          <table:table-cell table:number-columns-repeated="7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1.51">
            <text:p>41.51</text:p>
          </table:table-cell>
          <table:table-cell office:value-type="float" office:value="51.9">
            <text:p>51.9</text:p>
          </table:table-cell>
          <table:table-cell table:number-columns-repeated="7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81">
            <text:p>46.81</text:p>
          </table:table-cell>
          <table:table-cell office:value-type="float" office:value="45.6">
            <text:p>45.6</text:p>
          </table:table-cell>
          <table:table-cell table:number-columns-repeated="7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40.67">
            <text:p>40.67</text:p>
          </table:table-cell>
          <table:table-cell office:value-type="float" office:value="43.9">
            <text:p>43.9</text:p>
          </table:table-cell>
          <table:table-cell table:number-columns-repeated="7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3.17">
            <text:p>33.17</text:p>
          </table:table-cell>
          <table:table-cell office:value-type="float" office:value="36.1">
            <text:p>36.1</text:p>
          </table:table-cell>
          <table:table-cell table:number-columns-repeated="7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3.17">
            <text:p>43.17</text:p>
          </table:table-cell>
          <table:table-cell office:value-type="float" office:value="42.7">
            <text:p>42.7</text:p>
          </table:table-cell>
          <table:table-cell table:number-columns-repeated="7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40.67">
            <text:p>40.67</text:p>
          </table:table-cell>
          <table:table-cell office:value-type="float" office:value="39.5">
            <text:p>39.5</text:p>
          </table:table-cell>
          <table:table-cell table:number-columns-repeated="7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67">
            <text:p>40.67</text:p>
          </table:table-cell>
          <table:table-cell office:value-type="float" office:value="39.9">
            <text:p>39.9</text:p>
          </table:table-cell>
          <table:table-cell table:number-columns-repeated="7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6.03">
            <text:p>26.03</text:p>
          </table:table-cell>
          <table:table-cell office:value-type="float" office:value="26.2">
            <text:p>26.2</text:p>
          </table:table-cell>
          <table:table-cell table:number-columns-repeated="7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7.17">
            <text:p>27.1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40.67">
            <text:p>40.67</text:p>
          </table:table-cell>
          <table:table-cell office:value-type="float" office:value="38.3">
            <text:p>38.3</text:p>
          </table:table-cell>
          <table:table-cell table:number-columns-repeated="7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51">
            <text:p>41.51</text:p>
          </table:table-cell>
          <table:table-cell office:value-type="float" office:value="45.4">
            <text:p>45.4</text:p>
          </table:table-cell>
          <table:table-cell table:number-columns-repeated="7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7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9.84">
            <text:p>19.84</text:p>
          </table:table-cell>
          <table:table-cell office:value-type="float" office:value="16.9">
            <text:p>16.9</text:p>
          </table:table-cell>
          <table:table-cell table:number-columns-repeated="7"/>
        </table:table-row>
      </table:table>
      <table:table table:name="Sheet4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error persentage</text:p>
          </table:table-cell>
          <table:table-cell table:number-columns-repeated="6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san04a.nn </text:p>
          </table:table-cell>
          <table:table-cell office:value-type="string">
            <text:p><text:s/>TmExp </text:p>
          </table:table-cell>
          <table:table-cell table:number-columns-repeated="7"/>
          <table:table-cell>
            <draw:frame table:end-cell-address="Sheet4.V21" table:end-x="1.431cm" table:end-y="0.317cm" draw:z-index="0" draw:style-name="gr1" svg:width="14.961cm" svg:height="8.892cm" svg:x="0.019cm" svg:y="0.471cm">
              <draw:object draw:notify-on-update-of-ranges="Sheet4.C3:Sheet4.C3 Sheet4.C4:Sheet4.C20 Sheet4.B4:Sheet4.B20 Sheet4.D3:Sheet4.D3 Sheet4.D4:Sheet4.D20 Sheet4.B4:Sheet4.B20 Sheet4.E3:Sheet4.E3 Sheet4.E4:Sheet4.E20 Sheet4.B4:Sheet4.B20 Sheet4.F3:Sheet4.F3 Sheet4.F4:Sheet4.F20 Sheet4.B4:Sheet4.B20 Sheet4.G3:Sheet4.G3 Sheet4.G4:Sheet4.G20 Sheet4.B4:Sheet4.B20 Sheet4.H3:Sheet4.H3 Sheet4.H4:Sheet4.H20 Sheet4.B4:Sheet4.B2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table:number-columns-repeated="9"/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 table:number-columns-repeated="2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32.69">
            <text:p>32.69</text:p>
          </table:table-cell>
          <table:table-cell office:value-type="float" office:value="30.2">
            <text:p>30.2</text:p>
          </table:table-cell>
          <table:table-cell office:value-type="float" office:value="30.97">
            <text:p>30.97</text:p>
          </table:table-cell>
          <table:table-cell office:value-type="float" office:value="31.5">
            <text:p>31.5</text:p>
          </table:table-cell>
          <table:table-cell/>
          <table:table-cell table:formula="oooc:=ABS(([.B5]-[.C5])*100/[.B5])" office:value-type="float" office:value="1.07936507936508">
            <text:p>1.08</text:p>
          </table:table-cell>
          <table:table-cell table:formula="oooc:=ABS(([.B5]-[.D5])*100/[.B5])" office:value-type="float" office:value="105.365079365079">
            <text:p>105.37</text:p>
          </table:table-cell>
          <table:table-cell table:formula="oooc:=ABS(([.B5]-[.E5])*100/[.B5])" office:value-type="float" office:value="3.77777777777777">
            <text:p>3.78</text:p>
          </table:table-cell>
          <table:table-cell table:formula="oooc:=ABS(([.B5]-[.F5])*100/[.B5])" office:value-type="float" office:value="4.12698412698413">
            <text:p>4.13</text:p>
          </table:table-cell>
          <table:table-cell table:formula="oooc:=ABS(([.B5]-[.G5])*100/[.B5])" office:value-type="float" office:value="1.68253968253969">
            <text:p>1.68</text:p>
          </table:table-cell>
          <table:table-cell table:number-columns-repeated="2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39.35">
            <text:p>39.35</text:p>
          </table:table-cell>
          <table:table-cell office:value-type="float" office:value="37.98">
            <text:p>37.98</text:p>
          </table:table-cell>
          <table:table-cell office:value-type="float" office:value="37.41">
            <text:p>37.41</text:p>
          </table:table-cell>
          <table:table-cell office:value-type="float" office:value="36.9">
            <text:p>36.9</text:p>
          </table:table-cell>
          <table:table-cell/>
          <table:table-cell table:formula="oooc:=ABS(([.B6]-[.C6])*100/[.B6])" office:value-type="float" office:value="3.41463414634146">
            <text:p>3.41</text:p>
          </table:table-cell>
          <table:table-cell table:formula="oooc:=ABS(([.B6]-[.D6])*100/[.B6])" office:value-type="float" office:value="90.9214092140922">
            <text:p>90.92</text:p>
          </table:table-cell>
          <table:table-cell table:formula="oooc:=ABS(([.B6]-[.E6])*100/[.B6])" office:value-type="float" office:value="6.63956639566397">
            <text:p>6.64</text:p>
          </table:table-cell>
          <table:table-cell table:formula="oooc:=ABS(([.B6]-[.F6])*100/[.B6])" office:value-type="float" office:value="2.92682926829268">
            <text:p>2.93</text:p>
          </table:table-cell>
          <table:table-cell table:formula="oooc:=ABS(([.B6]-[.G6])*100/[.B6])" office:value-type="float" office:value="1.38211382113821">
            <text:p>1.38</text:p>
          </table:table-cell>
          <table:table-cell table:number-columns-repeated="2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44.73">
            <text:p>44.73</text:p>
          </table:table-cell>
          <table:table-cell office:value-type="float" office:value="47.77">
            <text:p>47.77</text:p>
          </table:table-cell>
          <table:table-cell office:value-type="float" office:value="43.42">
            <text:p>43.42</text:p>
          </table:table-cell>
          <table:table-cell office:value-type="float" office:value="36.3">
            <text:p>36.3</text:p>
          </table:table-cell>
          <table:table-cell/>
          <table:table-cell table:formula="oooc:=ABS(([.B7]-[.C7])*100/[.B7])" office:value-type="float" office:value="22.8374655647383">
            <text:p>22.84</text:p>
          </table:table-cell>
          <table:table-cell table:formula="oooc:=ABS(([.B7]-[.D7])*100/[.B7])" office:value-type="float" office:value="96.0606060606061">
            <text:p>96.06</text:p>
          </table:table-cell>
          <table:table-cell table:formula="oooc:=ABS(([.B7]-[.E7])*100/[.B7])" office:value-type="float" office:value="23.2231404958678">
            <text:p>23.22</text:p>
          </table:table-cell>
          <table:table-cell table:formula="oooc:=ABS(([.B7]-[.F7])*100/[.B7])" office:value-type="float" office:value="31.5977961432507">
            <text:p>31.6</text:p>
          </table:table-cell>
          <table:table-cell table:formula="oooc:=ABS(([.B7]-[.G7])*100/[.B7])" office:value-type="float" office:value="19.6143250688705">
            <text:p>19.61</text:p>
          </table:table-cell>
          <table:table-cell table:number-columns-repeated="2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9.5">
            <text:p>69.5</text:p>
          </table:table-cell>
          <table:table-cell office:value-type="float" office:value="68.66">
            <text:p>68.66</text:p>
          </table:table-cell>
          <table:table-cell office:value-type="float" office:value="67.11">
            <text:p>67.11</text:p>
          </table:table-cell>
          <table:table-cell office:value-type="float" office:value="67.6">
            <text:p>67.6</text:p>
          </table:table-cell>
          <table:table-cell/>
          <table:table-cell table:formula="oooc:=ABS(([.B8]-[.C8])*100/[.B8])" office:value-type="float" office:value="0.517751479289932">
            <text:p>0.52</text:p>
          </table:table-cell>
          <table:table-cell table:formula="oooc:=ABS(([.B8]-[.D8])*100/[.B8])" office:value-type="float" office:value="41.4644970414201">
            <text:p>41.46</text:p>
          </table:table-cell>
          <table:table-cell table:formula="oooc:=ABS(([.B8]-[.E8])*100/[.B8])" office:value-type="float" office:value="2.81065088757397">
            <text:p>2.81</text:p>
          </table:table-cell>
          <table:table-cell table:formula="oooc:=ABS(([.B8]-[.F8])*100/[.B8])" office:value-type="float" office:value="1.56804733727811">
            <text:p>1.57</text:p>
          </table:table-cell>
          <table:table-cell table:formula="oooc:=ABS(([.B8]-[.G8])*100/[.B8])" office:value-type="float" office:value="0.72485207100591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48.3">
            <text:p>48.3</text:p>
          </table:table-cell>
          <table:table-cell office:value-type="float" office:value="47.77">
            <text:p>47.77</text:p>
          </table:table-cell>
          <table:table-cell office:value-type="float" office:value="47.05">
            <text:p>47.05</text:p>
          </table:table-cell>
          <table:table-cell office:value-type="float" office:value="47.3">
            <text:p>47.3</text:p>
          </table:table-cell>
          <table:table-cell/>
          <table:table-cell table:formula="oooc:=ABS(([.B9]-[.C9])*100/[.B9])" office:value-type="float" office:value="0.295983086680762">
            <text:p>0.3</text:p>
          </table:table-cell>
          <table:table-cell table:formula="oooc:=ABS(([.B9]-[.D9])*100/[.B9])" office:value-type="float" office:value="61.6490486257928">
            <text:p>61.65</text:p>
          </table:table-cell>
          <table:table-cell table:formula="oooc:=ABS(([.B9]-[.E9])*100/[.B9])" office:value-type="float" office:value="2.11416490486258">
            <text:p>2.11</text:p>
          </table:table-cell>
          <table:table-cell table:formula="oooc:=ABS(([.B9]-[.F9])*100/[.B9])" office:value-type="float" office:value="0.993657505285425">
            <text:p>0.99</text:p>
          </table:table-cell>
          <table:table-cell table:formula="oooc:=ABS(([.B9]-[.G9])*100/[.B9])" office:value-type="float" office:value="0.528541226215645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64.98">
            <text:p>64.98</text:p>
          </table:table-cell>
          <table:table-cell office:value-type="float" office:value="64.18">
            <text:p>64.18</text:p>
          </table:table-cell>
          <table:table-cell office:value-type="float" office:value="63.52">
            <text:p>63.52</text:p>
          </table:table-cell>
          <table:table-cell office:value-type="float" office:value="63.5">
            <text:p>63.5</text:p>
          </table:table-cell>
          <table:table-cell/>
          <table:table-cell table:formula="oooc:=ABS(([.B10]-[.C10])*100/[.B10])" office:value-type="float" office:value="0.220472440944883">
            <text:p>0.22</text:p>
          </table:table-cell>
          <table:table-cell table:formula="oooc:=ABS(([.B10]-[.D10])*100/[.B10])" office:value-type="float" office:value="43.8267716535433">
            <text:p>43.83</text:p>
          </table:table-cell>
          <table:table-cell table:formula="oooc:=ABS(([.B10]-[.E10])*100/[.B10])" office:value-type="float" office:value="2.33070866141733">
            <text:p>2.33</text:p>
          </table:table-cell>
          <table:table-cell table:formula="oooc:=ABS(([.B10]-[.F10])*100/[.B10])" office:value-type="float" office:value="1.07086614173229">
            <text:p>1.07</text:p>
          </table:table-cell>
          <table:table-cell table:formula="oooc:=ABS(([.B10]-[.G10])*100/[.B10])" office:value-type="float" office:value="0.0314960629921309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44.44">
            <text:p>44.44</text:p>
          </table:table-cell>
          <table:table-cell office:value-type="float" office:value="44.03">
            <text:p>44.03</text:p>
          </table:table-cell>
          <table:table-cell office:value-type="float" office:value="42.45">
            <text:p>42.45</text:p>
          </table:table-cell>
          <table:table-cell office:value-type="float" office:value="44.2">
            <text:p>44.2</text:p>
          </table:table-cell>
          <table:table-cell/>
          <table:table-cell table:formula="oooc:=ABS(([.B11]-[.C11])*100/[.B11])" office:value-type="float" office:value="2.53393665158372">
            <text:p>2.53</text:p>
          </table:table-cell>
          <table:table-cell table:formula="oooc:=ABS(([.B11]-[.D11])*100/[.B11])" office:value-type="float" office:value="69.2533936651584">
            <text:p>69.25</text:p>
          </table:table-cell>
          <table:table-cell table:formula="oooc:=ABS(([.B11]-[.E11])*100/[.B11])" office:value-type="float" office:value="0.542986425339355">
            <text:p>0.54</text:p>
          </table:table-cell>
          <table:table-cell table:formula="oooc:=ABS(([.B11]-[.F11])*100/[.B11])" office:value-type="float" office:value="0.384615384615388">
            <text:p>0.38</text:p>
          </table:table-cell>
          <table:table-cell table:formula="oooc:=ABS(([.B11]-[.G11])*100/[.B11])" office:value-type="float" office:value="3.95927601809955">
            <text:p>3.96</text:p>
          </table:table-cell>
          <table:table-cell table:number-columns-repeated="2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31.95">
            <text:p>31.95</text:p>
          </table:table-cell>
          <table:table-cell office:value-type="float" office:value="25.4">
            <text:p>25.4</text:p>
          </table:table-cell>
          <table:table-cell office:value-type="float" office:value="29.81">
            <text:p>29.81</text:p>
          </table:table-cell>
          <table:table-cell office:value-type="float" office:value="33.2">
            <text:p>33.2</text:p>
          </table:table-cell>
          <table:table-cell/>
          <table:table-cell table:formula="oooc:=ABS(([.B12]-[.C12])*100/[.B12])" office:value-type="float" office:value="8.91566265060242">
            <text:p>8.92</text:p>
          </table:table-cell>
          <table:table-cell table:formula="oooc:=ABS(([.B12]-[.D12])*100/[.B12])" office:value-type="float" office:value="54.0662650602409">
            <text:p>54.07</text:p>
          </table:table-cell>
          <table:table-cell table:formula="oooc:=ABS(([.B12]-[.E12])*100/[.B12])" office:value-type="float" office:value="3.76506024096387">
            <text:p>3.77</text:p>
          </table:table-cell>
          <table:table-cell table:formula="oooc:=ABS(([.B12]-[.F12])*100/[.B12])" office:value-type="float" office:value="23.4939759036145">
            <text:p>23.49</text:p>
          </table:table-cell>
          <table:table-cell table:formula="oooc:=ABS(([.B12]-[.G12])*100/[.B12])" office:value-type="float" office:value="10.210843373494">
            <text:p>10.21</text:p>
          </table:table-cell>
          <table:table-cell table:number-columns-repeated="2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37.3">
            <text:p>37.3</text:p>
          </table:table-cell>
          <table:table-cell office:value-type="float" office:value="33.6">
            <text:p>33.6</text:p>
          </table:table-cell>
          <table:table-cell office:value-type="float" office:value="30.87">
            <text:p>30.87</text:p>
          </table:table-cell>
          <table:table-cell office:value-type="float" office:value="31.2">
            <text:p>31.2</text:p>
          </table:table-cell>
          <table:table-cell/>
          <table:table-cell table:formula="oooc:=ABS(([.B13]-[.C13])*100/[.B13])" office:value-type="float" office:value="6.37820512820512">
            <text:p>6.38</text:p>
          </table:table-cell>
          <table:table-cell table:formula="oooc:=ABS(([.B13]-[.D13])*100/[.B13])" office:value-type="float" office:value="120.416666666667">
            <text:p>120.42</text:p>
          </table:table-cell>
          <table:table-cell table:formula="oooc:=ABS(([.B13]-[.E13])*100/[.B13])" office:value-type="float" office:value="19.551282051282">
            <text:p>19.55</text:p>
          </table:table-cell>
          <table:table-cell table:formula="oooc:=ABS(([.B13]-[.F13])*100/[.B13])" office:value-type="float" office:value="7.6923076923077">
            <text:p>7.69</text:p>
          </table:table-cell>
          <table:table-cell table:formula="oooc:=ABS(([.B13]-[.G13])*100/[.B13])" office:value-type="float" office:value="1.0576923076923">
            <text:p>1.06</text:p>
          </table:table-cell>
          <table:table-cell table:number-columns-repeated="2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9.35">
            <text:p>59.35</text:p>
          </table:table-cell>
          <table:table-cell office:value-type="float" office:value="58.8">
            <text:p>58.8</text:p>
          </table:table-cell>
          <table:table-cell/>
          <table:table-cell table:formula="oooc:=ABS(([.B14]-[.C14])*100/[.B14])" office:value-type="float" office:value="1.51360544217687">
            <text:p>1.51</text:p>
          </table:table-cell>
          <table:table-cell table:formula="oooc:=ABS(([.B14]-[.D14])*100/[.B14])" office:value-type="float" office:value="40.2551020408163">
            <text:p>40.26</text:p>
          </table:table-cell>
          <table:table-cell table:formula="oooc:=ABS(([.B14]-[.E14])*100/[.B14])" office:value-type="float" office:value="0.799319727891167">
            <text:p>0.8</text:p>
          </table:table-cell>
          <table:table-cell table:formula="oooc:=ABS(([.B14]-[.F14])*100/[.B14])" office:value-type="float" office:value="10.2380952380952">
            <text:p>10.24</text:p>
          </table:table-cell>
          <table:table-cell table:formula="oooc:=ABS(([.B14]-[.G14])*100/[.B14])" office:value-type="float" office:value="0.935374149659871">
            <text:p>0.94</text:p>
          </table:table-cell>
          <table:table-cell table:number-columns-repeated="2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9.97">
            <text:p>39.97</text:p>
          </table:table-cell>
          <table:table-cell office:value-type="float" office:value="41">
            <text:p>41</text:p>
          </table:table-cell>
          <table:table-cell office:value-type="float" office:value="39.8">
            <text:p>39.8</text:p>
          </table:table-cell>
          <table:table-cell office:value-type="float" office:value="41.4">
            <text:p>41.4</text:p>
          </table:table-cell>
          <table:table-cell/>
          <table:table-cell table:formula="oooc:=ABS(([.B15]-[.C15])*100/[.B15])" office:value-type="float" office:value="2.58454106280193">
            <text:p>2.58</text:p>
          </table:table-cell>
          <table:table-cell table:formula="oooc:=ABS(([.B15]-[.D15])*100/[.B15])" office:value-type="float" office:value="66.6908212560387">
            <text:p>66.69</text:p>
          </table:table-cell>
          <table:table-cell table:formula="oooc:=ABS(([.B15]-[.E15])*100/[.B15])" office:value-type="float" office:value="3.45410628019324">
            <text:p>3.45</text:p>
          </table:table-cell>
          <table:table-cell table:formula="oooc:=ABS(([.B15]-[.F15])*100/[.B15])" office:value-type="float" office:value="0.966183574879224">
            <text:p>0.97</text:p>
          </table:table-cell>
          <table:table-cell table:formula="oooc:=ABS(([.B15]-[.G15])*100/[.B15])" office:value-type="float" office:value="3.86473429951691">
            <text:p>3.86</text:p>
          </table:table-cell>
          <table:table-cell table:number-columns-repeated="2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49.45">
            <text:p>49.45</text:p>
          </table:table-cell>
          <table:table-cell office:value-type="float" office:value="46.31">
            <text:p>46.31</text:p>
          </table:table-cell>
          <table:table-cell office:value-type="float" office:value="48.08">
            <text:p>48.08</text:p>
          </table:table-cell>
          <table:table-cell office:value-type="float" office:value="33.2">
            <text:p>33.2</text:p>
          </table:table-cell>
          <table:table-cell/>
          <table:table-cell table:formula="oooc:=ABS(([.B16]-[.C16])*100/[.B16])" office:value-type="float" office:value="45.4819277108434">
            <text:p>45.48</text:p>
          </table:table-cell>
          <table:table-cell table:formula="oooc:=ABS(([.B16]-[.D16])*100/[.B16])" office:value-type="float" office:value="146.536144578313">
            <text:p>146.54</text:p>
          </table:table-cell>
          <table:table-cell table:formula="oooc:=ABS(([.B16]-[.E16])*100/[.B16])" office:value-type="float" office:value="48.9457831325301">
            <text:p>48.95</text:p>
          </table:table-cell>
          <table:table-cell table:formula="oooc:=ABS(([.B16]-[.F16])*100/[.B16])" office:value-type="float" office:value="39.4879518072289">
            <text:p>39.49</text:p>
          </table:table-cell>
          <table:table-cell table:formula="oooc:=ABS(([.B16]-[.G16])*100/[.B16])" office:value-type="float" office:value="44.8192771084337">
            <text:p>44.82</text:p>
          </table:table-cell>
          <table:table-cell table:number-columns-repeated="2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45.31">
            <text:p>45.31</text:p>
          </table:table-cell>
          <table:table-cell office:value-type="float" office:value="38.3">
            <text:p>38.3</text:p>
          </table:table-cell>
          <table:table-cell office:value-type="float" office:value="41.73">
            <text:p>41.73</text:p>
          </table:table-cell>
          <table:table-cell office:value-type="float" office:value="44.9">
            <text:p>44.9</text:p>
          </table:table-cell>
          <table:table-cell/>
          <table:table-cell table:formula="oooc:=ABS(([.B17]-[.C17])*100/[.B17])" office:value-type="float" office:value="6.50334075723831">
            <text:p>6.5</text:p>
          </table:table-cell>
          <table:table-cell table:formula="oooc:=ABS(([.B17]-[.D17])*100/[.B17])" office:value-type="float" office:value="70.890868596882">
            <text:p>70.89</text:p>
          </table:table-cell>
          <table:table-cell table:formula="oooc:=ABS(([.B17]-[.E17])*100/[.B17])" office:value-type="float" office:value="0.913140311804017">
            <text:p>0.91</text:p>
          </table:table-cell>
          <table:table-cell table:formula="oooc:=ABS(([.B17]-[.F17])*100/[.B17])" office:value-type="float" office:value="14.6993318485523">
            <text:p>14.7</text:p>
          </table:table-cell>
          <table:table-cell table:formula="oooc:=ABS(([.B17]-[.G17])*100/[.B17])" office:value-type="float" office:value="7.06013363028954">
            <text:p>7.06</text:p>
          </table:table-cell>
          <table:table-cell table:number-columns-repeated="2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46.7">
            <text:p>46.7</text:p>
          </table:table-cell>
          <table:table-cell office:value-type="float" office:value="47.35">
            <text:p>47.35</text:p>
          </table:table-cell>
          <table:table-cell office:value-type="float" office:value="45.56">
            <text:p>45.56</text:p>
          </table:table-cell>
          <table:table-cell office:value-type="float" office:value="45.2">
            <text:p>45.2</text:p>
          </table:table-cell>
          <table:table-cell/>
          <table:table-cell table:formula="oooc:=ABS(([.B18]-[.C18])*100/[.B18])" office:value-type="float" office:value="1.74778761061947">
            <text:p>1.75</text:p>
          </table:table-cell>
          <table:table-cell table:formula="oooc:=ABS(([.B18]-[.D18])*100/[.B18])" office:value-type="float" office:value="65.1106194690265">
            <text:p>65.11</text:p>
          </table:table-cell>
          <table:table-cell table:formula="oooc:=ABS(([.B18]-[.E18])*100/[.B18])" office:value-type="float" office:value="3.31858407079646">
            <text:p>3.32</text:p>
          </table:table-cell>
          <table:table-cell table:formula="oooc:=ABS(([.B18]-[.F18])*100/[.B18])" office:value-type="float" office:value="4.75663716814159">
            <text:p>4.76</text:p>
          </table:table-cell>
          <table:table-cell table:formula="oooc:=ABS(([.B18]-[.G18])*100/[.B18])" office:value-type="float" office:value="0.796460176991149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66.24">
            <text:p>66.24</text:p>
          </table:table-cell>
          <table:table-cell office:value-type="float" office:value="65.77">
            <text:p>65.77</text:p>
          </table:table-cell>
          <table:table-cell office:value-type="float" office:value="64.3">
            <text:p>64.3</text:p>
          </table:table-cell>
          <table:table-cell office:value-type="float" office:value="65.7">
            <text:p>65.7</text:p>
          </table:table-cell>
          <table:table-cell/>
          <table:table-cell table:formula="oooc:=ABS(([.B19]-[.C19])*100/[.B19])" office:value-type="float" office:value="1.96347031963471">
            <text:p>1.96</text:p>
          </table:table-cell>
          <table:table-cell table:formula="oooc:=ABS(([.B19]-[.D19])*100/[.B19])" office:value-type="float" office:value="34.1552511415525">
            <text:p>34.16</text:p>
          </table:table-cell>
          <table:table-cell table:formula="oooc:=ABS(([.B19]-[.E19])*100/[.B19])" office:value-type="float" office:value="0.821917808219166">
            <text:p>0.82</text:p>
          </table:table-cell>
          <table:table-cell table:formula="oooc:=ABS(([.B19]-[.F19])*100/[.B19])" office:value-type="float" office:value="0.106544901065439">
            <text:p>0.11</text:p>
          </table:table-cell>
          <table:table-cell table:formula="oooc:=ABS(([.B19]-[.G19])*100/[.B19])" office:value-type="float" office:value="2.13089802130899">
            <text:p>2.13</text:p>
          </table:table-cell>
          <table:table-cell table:number-columns-repeated="2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67.15">
            <text:p>67.15</text:p>
          </table:table-cell>
          <table:table-cell office:value-type="float" office:value="69.07">
            <text:p>69.07</text:p>
          </table:table-cell>
          <table:table-cell office:value-type="float" office:value="65.73">
            <text:p>65.73</text:p>
          </table:table-cell>
          <table:table-cell office:value-type="float" office:value="65.2">
            <text:p>65.2</text:p>
          </table:table-cell>
          <table:table-cell/>
          <table:table-cell table:formula="oooc:=ABS(([.B20]-[.C20])*100/[.B20])" office:value-type="float" office:value="0.935582822085889">
            <text:p>0.94</text:p>
          </table:table-cell>
          <table:table-cell table:formula="oooc:=ABS(([.B20]-[.D20])*100/[.B20])" office:value-type="float" office:value="50.3067484662577">
            <text:p>50.31</text:p>
          </table:table-cell>
          <table:table-cell table:formula="oooc:=ABS(([.B20]-[.E20])*100/[.B20])" office:value-type="float" office:value="2.99079754601227">
            <text:p>2.99</text:p>
          </table:table-cell>
          <table:table-cell table:formula="oooc:=ABS(([.B20]-[.F20])*100/[.B20])" office:value-type="float" office:value="5.93558282208587">
            <text:p>5.94</text:p>
          </table:table-cell>
          <table:table-cell table:formula="oooc:=ABS(([.B20]-[.G20])*100/[.B20])" office:value-type="float" office:value="0.812883435582824">
            <text:p>0.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5:.J20])" office:value-type="float" office:value="6.68273324707201">
            <text:p>6.68</text:p>
          </table:table-cell>
          <table:table-cell table:formula="oooc:=AVERAGE([.K5:.K20])" office:value-type="float" office:value="72.3105808063429">
            <text:p>72.31</text:p>
          </table:table-cell>
          <table:table-cell table:formula="oooc:=AVERAGE([.L5:.L20])" office:value-type="float" office:value="7.87493666988719">
            <text:p>7.87</text:p>
          </table:table-cell>
          <table:table-cell table:formula="oooc:=AVERAGE([.M5:.M20])" office:value-type="float" office:value="9.37783792896309">
            <text:p>9.38</text:p>
          </table:table-cell>
          <table:table-cell table:formula="oooc:=AVERAGE([.N5:.N20])" office:value-type="float" office:value="6.22571502836443">
            <text:p>6.23</text:p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san04a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/>
          <table:table-cell>
            <draw:frame table:end-cell-address="Sheet4.U41" table:end-x="0.248cm" table:end-y="0.054cm" draw:z-index="1" draw:style-name="gr1" svg:width="11.493cm" svg:height="8.655cm" svg:x="0.046cm" svg:y="0.446cm">
              <draw:object draw:notify-on-update-of-ranges="Sheet4.C22:Sheet4.C22 Sheet4.C23:Sheet4.C59 Sheet4.B23:Sheet4.B59 Sheet4.D22:Sheet4.D22 Sheet4.D23:Sheet4.D59 Sheet4.B23:Sheet4.B59 Sheet4.E22:Sheet4.E22 Sheet4.E23:Sheet4.E59 Sheet4.B23:Sheet4.B59 Sheet4.F22:Sheet4.F22 Sheet4.F23:Sheet4.F59 Sheet4.B23:Sheet4.B59 Sheet4.G22:Sheet4.G22 Sheet4.G23:Sheet4.G59 Sheet4.B23:Sheet4.B59 Sheet4.H22:Sheet4.H22 Sheet4.H23:Sheet4.H59 Sheet4.B23:Sheet4.B59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59.54">
            <text:p>59.54</text:p>
          </table:table-cell>
          <table:table-cell office:value-type="float" office:value="55.28">
            <text:p>55.28</text:p>
          </table:table-cell>
          <table:table-cell office:value-type="float" office:value="56.75">
            <text:p>56.75</text:p>
          </table:table-cell>
          <table:table-cell office:value-type="float" office:value="54.4">
            <text:p>54.4</text:p>
          </table:table-cell>
          <table:table-cell/>
          <table:table-cell table:formula="oooc:=ABS(([.B24]-[.C24])*100/[.B24])" office:value-type="float" office:value="4.65073529411765">
            <text:p>4.65</text:p>
          </table:table-cell>
          <table:table-cell table:formula="oooc:=ABS(([.B24]-[.D24])*100/[.B24])" office:value-type="float" office:value="58.0147058823529">
            <text:p>58.01</text:p>
          </table:table-cell>
          <table:table-cell table:formula="oooc:=ABS(([.B24]-[.E24])*100/[.B24])" office:value-type="float" office:value="9.44852941176471">
            <text:p>9.45</text:p>
          </table:table-cell>
          <table:table-cell table:formula="oooc:=ABS(([.B24]-[.F24])*100/[.B24])" office:value-type="float" office:value="1.61764705882353">
            <text:p>1.62</text:p>
          </table:table-cell>
          <table:table-cell table:formula="oooc:=ABS(([.B24]-[.G24])*100/[.B24])" office:value-type="float" office:value="4.31985294117647">
            <text:p>4.32</text:p>
          </table:table-cell>
          <table:table-cell table:number-columns-repeated="2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66.16">
            <text:p>66.16</text:p>
          </table:table-cell>
          <table:table-cell office:value-type="float" office:value="69.54">
            <text:p>69.54</text:p>
          </table:table-cell>
          <table:table-cell office:value-type="float" office:value="65.9">
            <text:p>65.9</text:p>
          </table:table-cell>
          <table:table-cell office:value-type="float" office:value="65.3">
            <text:p>65.3</text:p>
          </table:table-cell>
          <table:table-cell/>
          <table:table-cell table:formula="oooc:=ABS(([.B25]-[.C25])*100/[.B25])" office:value-type="float" office:value="1.08728943338439">
            <text:p>1.09</text:p>
          </table:table-cell>
          <table:table-cell table:formula="oooc:=ABS(([.B25]-[.D25])*100/[.B25])" office:value-type="float" office:value="45.0076569678407">
            <text:p>45.01</text:p>
          </table:table-cell>
          <table:table-cell table:formula="oooc:=ABS(([.B25]-[.E25])*100/[.B25])" office:value-type="float" office:value="1.31699846860643">
            <text:p>1.32</text:p>
          </table:table-cell>
          <table:table-cell table:formula="oooc:=ABS(([.B25]-[.F25])*100/[.B25])" office:value-type="float" office:value="6.49310872894335">
            <text:p>6.49</text:p>
          </table:table-cell>
          <table:table-cell table:formula="oooc:=ABS(([.B25]-[.G25])*100/[.B25])" office:value-type="float" office:value="0.918836140888221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27.18">
            <text:p>27.18</text:p>
          </table:table-cell>
          <table:table-cell office:value-type="float" office:value="23.43">
            <text:p>23.43</text:p>
          </table:table-cell>
          <table:table-cell office:value-type="float" office:value="24.44">
            <text:p>24.44</text:p>
          </table:table-cell>
          <table:table-cell office:value-type="float" office:value="22.8">
            <text:p>22.8</text:p>
          </table:table-cell>
          <table:table-cell/>
          <table:table-cell table:formula="oooc:=ABS(([.B26]-[.C26])*100/[.B26])" office:value-type="float" office:value="14.4736842105263">
            <text:p>14.47</text:p>
          </table:table-cell>
          <table:table-cell table:formula="oooc:=ABS(([.B26]-[.D26])*100/[.B26])" office:value-type="float" office:value="151.622807017544">
            <text:p>151.62</text:p>
          </table:table-cell>
          <table:table-cell table:formula="oooc:=ABS(([.B26]-[.E26])*100/[.B26])" office:value-type="float" office:value="19.2105263157895">
            <text:p>19.21</text:p>
          </table:table-cell>
          <table:table-cell table:formula="oooc:=ABS(([.B26]-[.F26])*100/[.B26])" office:value-type="float" office:value="2.76315789473684">
            <text:p>2.76</text:p>
          </table:table-cell>
          <table:table-cell table:formula="oooc:=ABS(([.B26]-[.G26])*100/[.B26])" office:value-type="float" office:value="7.19298245614035">
            <text:p>7.19</text:p>
          </table:table-cell>
          <table:table-cell table:number-columns-repeated="2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48.65">
            <text:p>48.65</text:p>
          </table:table-cell>
          <table:table-cell office:value-type="float" office:value="48.96">
            <text:p>48.96</text:p>
          </table:table-cell>
          <table:table-cell office:value-type="float" office:value="48.6">
            <text:p>48.6</text:p>
          </table:table-cell>
          <table:table-cell office:value-type="float" office:value="44.6">
            <text:p>44.6</text:p>
          </table:table-cell>
          <table:table-cell/>
          <table:table-cell table:formula="oooc:=ABS(([.B27]-[.C27])*100/[.B27])" office:value-type="float" office:value="9.61883408071749">
            <text:p>9.62</text:p>
          </table:table-cell>
          <table:table-cell table:formula="oooc:=ABS(([.B27]-[.D27])*100/[.B27])" office:value-type="float" office:value="77.3318385650224">
            <text:p>77.33</text:p>
          </table:table-cell>
          <table:table-cell table:formula="oooc:=ABS(([.B27]-[.E27])*100/[.B27])" office:value-type="float" office:value="9.08071748878923">
            <text:p>9.08</text:p>
          </table:table-cell>
          <table:table-cell table:formula="oooc:=ABS(([.B27]-[.F27])*100/[.B27])" office:value-type="float" office:value="9.77578475336323">
            <text:p>9.78</text:p>
          </table:table-cell>
          <table:table-cell table:formula="oooc:=ABS(([.B27]-[.G27])*100/[.B27])" office:value-type="float" office:value="8.96860986547085">
            <text:p>8.97</text:p>
          </table:table-cell>
          <table:table-cell table:number-columns-repeated="2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46.73">
            <text:p>46.73</text:p>
          </table:table-cell>
          <table:table-cell office:value-type="float" office:value="45.61">
            <text:p>45.61</text:p>
          </table:table-cell>
          <table:table-cell office:value-type="float" office:value="45.43">
            <text:p>45.43</text:p>
          </table:table-cell>
          <table:table-cell office:value-type="float" office:value="47.6">
            <text:p>47.6</text:p>
          </table:table-cell>
          <table:table-cell/>
          <table:table-cell table:formula="oooc:=ABS(([.B28]-[.C28])*100/[.B28])" office:value-type="float" office:value="4.18067226890757">
            <text:p>4.18</text:p>
          </table:table-cell>
          <table:table-cell table:formula="oooc:=ABS(([.B28]-[.D28])*100/[.B28])" office:value-type="float" office:value="57.6890756302521">
            <text:p>57.69</text:p>
          </table:table-cell>
          <table:table-cell table:formula="oooc:=ABS(([.B28]-[.E28])*100/[.B28])" office:value-type="float" office:value="1.82773109243698">
            <text:p>1.83</text:p>
          </table:table-cell>
          <table:table-cell table:formula="oooc:=ABS(([.B28]-[.F28])*100/[.B28])" office:value-type="float" office:value="4.18067226890757">
            <text:p>4.18</text:p>
          </table:table-cell>
          <table:table-cell table:formula="oooc:=ABS(([.B28]-[.G28])*100/[.B28])" office:value-type="float" office:value="4.55882352941177">
            <text:p>4.56</text:p>
          </table:table-cell>
          <table:table-cell table:number-columns-repeated="2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32.48">
            <text:p>32.48</text:p>
          </table:table-cell>
          <table:table-cell office:value-type="float" office:value="34.83">
            <text:p>34.83</text:p>
          </table:table-cell>
          <table:table-cell office:value-type="float" office:value="32.8">
            <text:p>32.8</text:p>
          </table:table-cell>
          <table:table-cell office:value-type="float" office:value="33.4">
            <text:p>33.4</text:p>
          </table:table-cell>
          <table:table-cell/>
          <table:table-cell table:formula="oooc:=ABS(([.B29]-[.C29])*100/[.B29])" office:value-type="float" office:value="1.97604790419163">
            <text:p>1.98</text:p>
          </table:table-cell>
          <table:table-cell table:formula="oooc:=ABS(([.B29]-[.D29])*100/[.B29])" office:value-type="float" office:value="63.622754491018">
            <text:p>63.62</text:p>
          </table:table-cell>
          <table:table-cell table:formula="oooc:=ABS(([.B29]-[.E29])*100/[.B29])" office:value-type="float" office:value="2.75449101796408">
            <text:p>2.75</text:p>
          </table:table-cell>
          <table:table-cell table:formula="oooc:=ABS(([.B29]-[.F29])*100/[.B29])" office:value-type="float" office:value="4.2814371257485">
            <text:p>4.28</text:p>
          </table:table-cell>
          <table:table-cell table:formula="oooc:=ABS(([.B29]-[.G29])*100/[.B29])" office:value-type="float" office:value="1.79640718562875">
            <text:p>1.8</text:p>
          </table:table-cell>
          <table:table-cell table:number-columns-repeated="2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46.22">
            <text:p>46.22</text:p>
          </table:table-cell>
          <table:table-cell office:value-type="float" office:value="49.32">
            <text:p>49.32</text:p>
          </table:table-cell>
          <table:table-cell office:value-type="float" office:value="45.94">
            <text:p>45.94</text:p>
          </table:table-cell>
          <table:table-cell office:value-type="float" office:value="44.1">
            <text:p>44.1</text:p>
          </table:table-cell>
          <table:table-cell/>
          <table:table-cell table:formula="oooc:=ABS(([.B30]-[.C30])*100/[.B30])" office:value-type="float" office:value="4.5578231292517">
            <text:p>4.56</text:p>
          </table:table-cell>
          <table:table-cell table:formula="oooc:=ABS(([.B30]-[.D30])*100/[.B30])" office:value-type="float" office:value="77.5510204081633">
            <text:p>77.55</text:p>
          </table:table-cell>
          <table:table-cell table:formula="oooc:=ABS(([.B30]-[.E30])*100/[.B30])" office:value-type="float" office:value="4.80725623582766">
            <text:p>4.81</text:p>
          </table:table-cell>
          <table:table-cell table:formula="oooc:=ABS(([.B30]-[.F30])*100/[.B30])" office:value-type="float" office:value="11.8367346938775">
            <text:p>11.84</text:p>
          </table:table-cell>
          <table:table-cell table:formula="oooc:=ABS(([.B30]-[.G30])*100/[.B30])" office:value-type="float" office:value="4.17233560090702">
            <text:p>4.17</text:p>
          </table:table-cell>
          <table:table-cell table:number-columns-repeated="2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27.18">
            <text:p>27.18</text:p>
          </table:table-cell>
          <table:table-cell office:value-type="float" office:value="23.43">
            <text:p>23.43</text:p>
          </table:table-cell>
          <table:table-cell office:value-type="float" office:value="24.44">
            <text:p>24.44</text:p>
          </table:table-cell>
          <table:table-cell office:value-type="float" office:value="20.9">
            <text:p>20.9</text:p>
          </table:table-cell>
          <table:table-cell/>
          <table:table-cell table:formula="oooc:=ABS(([.B31]-[.C31])*100/[.B31])" office:value-type="float" office:value="24.8803827751196">
            <text:p>24.88</text:p>
          </table:table-cell>
          <table:table-cell table:formula="oooc:=ABS(([.B31]-[.D31])*100/[.B31])" office:value-type="float" office:value="174.497607655502">
            <text:p>174.5</text:p>
          </table:table-cell>
          <table:table-cell table:formula="oooc:=ABS(([.B31]-[.E31])*100/[.B31])" office:value-type="float" office:value="30.0478468899522">
            <text:p>30.05</text:p>
          </table:table-cell>
          <table:table-cell table:formula="oooc:=ABS(([.B31]-[.F31])*100/[.B31])" office:value-type="float" office:value="12.1052631578947">
            <text:p>12.11</text:p>
          </table:table-cell>
          <table:table-cell table:formula="oooc:=ABS(([.B31]-[.G31])*100/[.B31])" office:value-type="float" office:value="16.9377990430622">
            <text:p>16.94</text:p>
          </table:table-cell>
          <table:table-cell table:number-columns-repeated="2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35.88">
            <text:p>35.88</text:p>
          </table:table-cell>
          <table:table-cell office:value-type="float" office:value="33.02">
            <text:p>33.02</text:p>
          </table:table-cell>
          <table:table-cell office:value-type="float" office:value="36.91">
            <text:p>36.91</text:p>
          </table:table-cell>
          <table:table-cell office:value-type="float" office:value="34.3">
            <text:p>34.3</text:p>
          </table:table-cell>
          <table:table-cell/>
          <table:table-cell table:formula="oooc:=ABS(([.B32]-[.C32])*100/[.B32])" office:value-type="float" office:value="8.27988338192421">
            <text:p>8.28</text:p>
          </table:table-cell>
          <table:table-cell table:formula="oooc:=ABS(([.B32]-[.D32])*100/[.B32])" office:value-type="float" office:value="84.4023323615161">
            <text:p>84.4</text:p>
          </table:table-cell>
          <table:table-cell table:formula="oooc:=ABS(([.B32]-[.E32])*100/[.B32])" office:value-type="float" office:value="4.60641399416911">
            <text:p>4.61</text:p>
          </table:table-cell>
          <table:table-cell table:formula="oooc:=ABS(([.B32]-[.F32])*100/[.B32])" office:value-type="float" office:value="3.73177842565596">
            <text:p>3.73</text:p>
          </table:table-cell>
          <table:table-cell table:formula="oooc:=ABS(([.B32]-[.G32])*100/[.B32])" office:value-type="float" office:value="7.60932944606414">
            <text:p>7.61</text:p>
          </table:table-cell>
          <table:table-cell table:number-columns-repeated="2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41.15">
            <text:p>41.15</text:p>
          </table:table-cell>
          <table:table-cell office:value-type="float" office:value="35.66">
            <text:p>35.66</text:p>
          </table:table-cell>
          <table:table-cell office:value-type="float" office:value="41.42">
            <text:p>41.42</text:p>
          </table:table-cell>
          <table:table-cell office:value-type="float" office:value="36.5">
            <text:p>36.5</text:p>
          </table:table-cell>
          <table:table-cell/>
          <table:table-cell table:formula="oooc:=ABS(([.B33]-[.C33])*100/[.B33])" office:value-type="float" office:value="14.1095890410959">
            <text:p>14.11</text:p>
          </table:table-cell>
          <table:table-cell table:formula="oooc:=ABS(([.B33]-[.D33])*100/[.B33])" office:value-type="float" office:value="108.520547945205">
            <text:p>108.52</text:p>
          </table:table-cell>
          <table:table-cell table:formula="oooc:=ABS(([.B33]-[.E33])*100/[.B33])" office:value-type="float" office:value="12.7397260273973">
            <text:p>12.74</text:p>
          </table:table-cell>
          <table:table-cell table:formula="oooc:=ABS(([.B33]-[.F33])*100/[.B33])" office:value-type="float" office:value="2.30136986301371">
            <text:p>2.3</text:p>
          </table:table-cell>
          <table:table-cell table:formula="oooc:=ABS(([.B33]-[.G33])*100/[.B33])" office:value-type="float" office:value="13.4794520547945">
            <text:p>13.48</text:p>
          </table:table-cell>
          <table:table-cell table:number-columns-repeated="2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66.75">
            <text:p>66.75</text:p>
          </table:table-cell>
          <table:table-cell office:value-type="float" office:value="67.69">
            <text:p>67.69</text:p>
          </table:table-cell>
          <table:table-cell office:value-type="float" office:value="65.3">
            <text:p>65.3</text:p>
          </table:table-cell>
          <table:table-cell office:value-type="float" office:value="67.9">
            <text:p>67.9</text:p>
          </table:table-cell>
          <table:table-cell/>
          <table:table-cell table:formula="oooc:=ABS(([.B34]-[.C34])*100/[.B34])" office:value-type="float" office:value="3.68188512518409">
            <text:p>3.68</text:p>
          </table:table-cell>
          <table:table-cell table:formula="oooc:=ABS(([.B34]-[.D34])*100/[.B34])" office:value-type="float" office:value="44.6244477172312">
            <text:p>44.62</text:p>
          </table:table-cell>
          <table:table-cell table:formula="oooc:=ABS(([.B34]-[.E34])*100/[.B34])" office:value-type="float" office:value="1.69366715758469">
            <text:p>1.69</text:p>
          </table:table-cell>
          <table:table-cell table:formula="oooc:=ABS(([.B34]-[.F34])*100/[.B34])" office:value-type="float" office:value="0.309278350515476">
            <text:p>0.31</text:p>
          </table:table-cell>
          <table:table-cell table:formula="oooc:=ABS(([.B34]-[.G34])*100/[.B34])" office:value-type="float" office:value="3.82916053019147">
            <text:p>3.83</text:p>
          </table:table-cell>
          <table:table-cell table:number-columns-repeated="2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32.48">
            <text:p>32.48</text:p>
          </table:table-cell>
          <table:table-cell office:value-type="float" office:value="34.83">
            <text:p>34.83</text:p>
          </table:table-cell>
          <table:table-cell office:value-type="float" office:value="32.8">
            <text:p>32.8</text:p>
          </table:table-cell>
          <table:table-cell office:value-type="float" office:value="28.1">
            <text:p>28.1</text:p>
          </table:table-cell>
          <table:table-cell/>
          <table:table-cell table:formula="oooc:=ABS(([.B35]-[.C35])*100/[.B35])" office:value-type="float" office:value="21.2099644128114">
            <text:p>21.21</text:p>
          </table:table-cell>
          <table:table-cell table:formula="oooc:=ABS(([.B35]-[.D35])*100/[.B35])" office:value-type="float" office:value="94.4839857651245">
            <text:p>94.48</text:p>
          </table:table-cell>
          <table:table-cell table:formula="oooc:=ABS(([.B35]-[.E35])*100/[.B35])" office:value-type="float" office:value="15.5871886120996">
            <text:p>15.59</text:p>
          </table:table-cell>
          <table:table-cell table:formula="oooc:=ABS(([.B35]-[.F35])*100/[.B35])" office:value-type="float" office:value="23.950177935943">
            <text:p>23.95</text:p>
          </table:table-cell>
          <table:table-cell table:formula="oooc:=ABS(([.B35]-[.G35])*100/[.B35])" office:value-type="float" office:value="16.7259786476868">
            <text:p>16.73</text:p>
          </table:table-cell>
          <table:table-cell table:number-columns-repeated="2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62.67">
            <text:p>62.67</text:p>
          </table:table-cell>
          <table:table-cell office:value-type="float" office:value="62.22">
            <text:p>62.22</text:p>
          </table:table-cell>
          <table:table-cell office:value-type="float" office:value="59.5">
            <text:p>59.5</text:p>
          </table:table-cell>
          <table:table-cell office:value-type="float" office:value="58.3">
            <text:p>58.3</text:p>
          </table:table-cell>
          <table:table-cell/>
          <table:table-cell table:formula="oooc:=ABS(([.B36]-[.C36])*100/[.B36])" office:value-type="float" office:value="2.3499142367067">
            <text:p>2.35</text:p>
          </table:table-cell>
          <table:table-cell table:formula="oooc:=ABS(([.B36]-[.D36])*100/[.B36])" office:value-type="float" office:value="60.6518010291595">
            <text:p>60.65</text:p>
          </table:table-cell>
          <table:table-cell table:formula="oooc:=ABS(([.B36]-[.E36])*100/[.B36])" office:value-type="float" office:value="7.49571183533449">
            <text:p>7.5</text:p>
          </table:table-cell>
          <table:table-cell table:formula="oooc:=ABS(([.B36]-[.F36])*100/[.B36])" office:value-type="float" office:value="6.72384219554031">
            <text:p>6.72</text:p>
          </table:table-cell>
          <table:table-cell table:formula="oooc:=ABS(([.B36]-[.G36])*100/[.B36])" office:value-type="float" office:value="2.05831903945112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39.63">
            <text:p>39.63</text:p>
          </table:table-cell>
          <table:table-cell office:value-type="float" office:value="40.07">
            <text:p>40.07</text:p>
          </table:table-cell>
          <table:table-cell office:value-type="float" office:value="38.3">
            <text:p>38.3</text:p>
          </table:table-cell>
          <table:table-cell office:value-type="float" office:value="34.3">
            <text:p>34.3</text:p>
          </table:table-cell>
          <table:table-cell/>
          <table:table-cell table:formula="oooc:=ABS(([.B37]-[.C37])*100/[.B37])" office:value-type="float" office:value="12.3032069970846">
            <text:p>12.3</text:p>
          </table:table-cell>
          <table:table-cell table:formula="oooc:=ABS(([.B37]-[.D37])*100/[.B37])" office:value-type="float" office:value="122.186588921283">
            <text:p>122.19</text:p>
          </table:table-cell>
          <table:table-cell table:formula="oooc:=ABS(([.B37]-[.E37])*100/[.B37])" office:value-type="float" office:value="15.5393586005831">
            <text:p>15.54</text:p>
          </table:table-cell>
          <table:table-cell table:formula="oooc:=ABS(([.B37]-[.F37])*100/[.B37])" office:value-type="float" office:value="16.8221574344023">
            <text:p>16.82</text:p>
          </table:table-cell>
          <table:table-cell table:formula="oooc:=ABS(([.B37]-[.G37])*100/[.B37])" office:value-type="float" office:value="11.6618075801749">
            <text:p>11.66</text:p>
          </table:table-cell>
          <table:table-cell table:number-columns-repeated="2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39.66">
            <text:p>39.66</text:p>
          </table:table-cell>
          <table:table-cell office:value-type="float" office:value="39.71">
            <text:p>39.71</text:p>
          </table:table-cell>
          <table:table-cell office:value-type="float" office:value="38.27">
            <text:p>38.27</text:p>
          </table:table-cell>
          <table:table-cell office:value-type="float" office:value="35">
            <text:p>35</text:p>
          </table:table-cell>
          <table:table-cell/>
          <table:table-cell table:formula="oooc:=ABS(([.B38]-[.C38])*100/[.B38])" office:value-type="float" office:value="9.94285714285713">
            <text:p>9.94</text:p>
          </table:table-cell>
          <table:table-cell table:formula="oooc:=ABS(([.B38]-[.D38])*100/[.B38])" office:value-type="float" office:value="94.7428571428571">
            <text:p>94.74</text:p>
          </table:table-cell>
          <table:table-cell table:formula="oooc:=ABS(([.B38]-[.E38])*100/[.B38])" office:value-type="float" office:value="13.3142857142857">
            <text:p>13.31</text:p>
          </table:table-cell>
          <table:table-cell table:formula="oooc:=ABS(([.B38]-[.F38])*100/[.B38])" office:value-type="float" office:value="13.4571428571429">
            <text:p>13.46</text:p>
          </table:table-cell>
          <table:table-cell table:formula="oooc:=ABS(([.B38]-[.G38])*100/[.B38])" office:value-type="float" office:value="9.34285714285715">
            <text:p>9.34</text:p>
          </table:table-cell>
          <table:table-cell table:number-columns-repeated="2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46.38">
            <text:p>46.38</text:p>
          </table:table-cell>
          <table:table-cell office:value-type="float" office:value="44.63">
            <text:p>44.63</text:p>
          </table:table-cell>
          <table:table-cell office:value-type="float" office:value="45.28">
            <text:p>45.28</text:p>
          </table:table-cell>
          <table:table-cell office:value-type="float" office:value="45.1">
            <text:p>45.1</text:p>
          </table:table-cell>
          <table:table-cell/>
          <table:table-cell table:formula="oooc:=ABS(([.B39]-[.C39])*100/[.B39])" office:value-type="float" office:value="0.776053215077608">
            <text:p>0.78</text:p>
          </table:table-cell>
          <table:table-cell table:formula="oooc:=ABS(([.B39]-[.D39])*100/[.B39])" office:value-type="float" office:value="36.4079822616408">
            <text:p>36.41</text:p>
          </table:table-cell>
          <table:table-cell table:formula="oooc:=ABS(([.B39]-[.E39])*100/[.B39])" office:value-type="float" office:value="2.83813747228382">
            <text:p>2.84</text:p>
          </table:table-cell>
          <table:table-cell table:formula="oooc:=ABS(([.B39]-[.F39])*100/[.B39])" office:value-type="float" office:value="1.04212860310421">
            <text:p>1.04</text:p>
          </table:table-cell>
          <table:table-cell table:formula="oooc:=ABS(([.B39]-[.G39])*100/[.B39])" office:value-type="float" office:value="0.399113082039911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48.4">
            <text:p>48.4</text:p>
          </table:table-cell>
          <table:table-cell office:value-type="float" office:value="46.65">
            <text:p>46.65</text:p>
          </table:table-cell>
          <table:table-cell office:value-type="float" office:value="47.03">
            <text:p>47.03</text:p>
          </table:table-cell>
          <table:table-cell office:value-type="float" office:value="45.2">
            <text:p>45.2</text:p>
          </table:table-cell>
          <table:table-cell/>
          <table:table-cell table:formula="oooc:=ABS(([.B40]-[.C40])*100/[.B40])" office:value-type="float" office:value="4.73451327433628">
            <text:p>4.73</text:p>
          </table:table-cell>
          <table:table-cell table:formula="oooc:=ABS(([.B40]-[.D40])*100/[.B40])" office:value-type="float" office:value="63.716814159292">
            <text:p>63.72</text:p>
          </table:table-cell>
          <table:table-cell table:formula="oooc:=ABS(([.B40]-[.E40])*100/[.B40])" office:value-type="float" office:value="7.0796460176991">
            <text:p>7.08</text:p>
          </table:table-cell>
          <table:table-cell table:formula="oooc:=ABS(([.B40]-[.F40])*100/[.B40])" office:value-type="float" office:value="3.2079646017699">
            <text:p>3.21</text:p>
          </table:table-cell>
          <table:table-cell table:formula="oooc:=ABS(([.B40]-[.G40])*100/[.B40])" office:value-type="float" office:value="4.04867256637168">
            <text:p>4.05</text:p>
          </table:table-cell>
          <table:table-cell table:number-columns-repeated="2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47.39">
            <text:p>47.39</text:p>
          </table:table-cell>
          <table:table-cell office:value-type="float" office:value="45.16">
            <text:p>45.16</text:p>
          </table:table-cell>
          <table:table-cell office:value-type="float" office:value="47.52">
            <text:p>47.52</text:p>
          </table:table-cell>
          <table:table-cell office:value-type="float" office:value="46.5">
            <text:p>46.5</text:p>
          </table:table-cell>
          <table:table-cell/>
          <table:table-cell table:formula="oooc:=ABS(([.B41]-[.C41])*100/[.B41])" office:value-type="float" office:value="2.58064516129033">
            <text:p>2.58</text:p>
          </table:table-cell>
          <table:table-cell table:formula="oooc:=ABS(([.B41]-[.D41])*100/[.B41])" office:value-type="float" office:value="67.3333333333333">
            <text:p>67.33</text:p>
          </table:table-cell>
          <table:table-cell table:formula="oooc:=ABS(([.B41]-[.E41])*100/[.B41])" office:value-type="float" office:value="1.91397849462366">
            <text:p>1.91</text:p>
          </table:table-cell>
          <table:table-cell table:formula="oooc:=ABS(([.B41]-[.F41])*100/[.B41])" office:value-type="float" office:value="2.88172043010753">
            <text:p>2.88</text:p>
          </table:table-cell>
          <table:table-cell table:formula="oooc:=ABS(([.B41]-[.G41])*100/[.B41])" office:value-type="float" office:value="2.19354838709678">
            <text:p>2.19</text:p>
          </table:table-cell>
          <table:table-cell table:number-columns-repeated="2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30.13">
            <text:p>30.13</text:p>
          </table:table-cell>
          <table:table-cell office:value-type="float" office:value="21.99">
            <text:p>21.99</text:p>
          </table:table-cell>
          <table:table-cell office:value-type="float" office:value="26.85">
            <text:p>26.85</text:p>
          </table:table-cell>
          <table:table-cell office:value-type="float" office:value="27.5">
            <text:p>27.5</text:p>
          </table:table-cell>
          <table:table-cell/>
          <table:table-cell table:formula="oooc:=ABS(([.B42]-[.C42])*100/[.B42])" office:value-type="float" office:value="1.27272727272728">
            <text:p>1.27</text:p>
          </table:table-cell>
          <table:table-cell table:formula="oooc:=ABS(([.B42]-[.D42])*100/[.B42])" office:value-type="float" office:value="152.945454545455">
            <text:p>152.95</text:p>
          </table:table-cell>
          <table:table-cell table:formula="oooc:=ABS(([.B42]-[.E42])*100/[.B42])" office:value-type="float" office:value="9.56363636363636">
            <text:p>9.56</text:p>
          </table:table-cell>
          <table:table-cell table:formula="oooc:=ABS(([.B42]-[.F42])*100/[.B42])" office:value-type="float" office:value="20.0363636363636">
            <text:p>20.04</text:p>
          </table:table-cell>
          <table:table-cell table:formula="oooc:=ABS(([.B42]-[.G42])*100/[.B42])" office:value-type="float" office:value="2.36363636363636">
            <text:p>2.36</text:p>
          </table:table-cell>
          <table:table-cell table:number-columns-repeated="2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34.34">
            <text:p>34.34</text:p>
          </table:table-cell>
          <table:table-cell office:value-type="float" office:value="30.33">
            <text:p>30.33</text:p>
          </table:table-cell>
          <table:table-cell office:value-type="float" office:value="33.22">
            <text:p>33.22</text:p>
          </table:table-cell>
          <table:table-cell office:value-type="float" office:value="30.8">
            <text:p>30.8</text:p>
          </table:table-cell>
          <table:table-cell/>
          <table:table-cell table:formula="oooc:=ABS(([.B43]-[.C43])*100/[.B43])" office:value-type="float" office:value="8.63636363636364">
            <text:p>8.64</text:p>
          </table:table-cell>
          <table:table-cell table:formula="oooc:=ABS(([.B43]-[.D43])*100/[.B43])" office:value-type="float" office:value="121.915584415584">
            <text:p>121.92</text:p>
          </table:table-cell>
          <table:table-cell table:formula="oooc:=ABS(([.B43]-[.E43])*100/[.B43])" office:value-type="float" office:value="11.4935064935065">
            <text:p>11.49</text:p>
          </table:table-cell>
          <table:table-cell table:formula="oooc:=ABS(([.B43]-[.F43])*100/[.B43])" office:value-type="float" office:value="1.52597402597403">
            <text:p>1.53</text:p>
          </table:table-cell>
          <table:table-cell table:formula="oooc:=ABS(([.B43]-[.G43])*100/[.B43])" office:value-type="float" office:value="7.85714285714285">
            <text:p>7.86</text:p>
          </table:table-cell>
          <table:table-cell table:number-columns-repeated="2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48.45">
            <text:p>48.45</text:p>
          </table:table-cell>
          <table:table-cell office:value-type="float" office:value="44.58">
            <text:p>44.58</text:p>
          </table:table-cell>
          <table:table-cell office:value-type="float" office:value="45.77">
            <text:p>45.77</text:p>
          </table:table-cell>
          <table:table-cell office:value-type="float" office:value="43.8">
            <text:p>43.8</text:p>
          </table:table-cell>
          <table:table-cell/>
          <table:table-cell table:formula="oooc:=ABS(([.B44]-[.C44])*100/[.B44])" office:value-type="float" office:value="5.27397260273973">
            <text:p>5.27</text:p>
          </table:table-cell>
          <table:table-cell table:formula="oooc:=ABS(([.B44]-[.D44])*100/[.B44])" office:value-type="float" office:value="80.2739726027397">
            <text:p>80.27</text:p>
          </table:table-cell>
          <table:table-cell table:formula="oooc:=ABS(([.B44]-[.E44])*100/[.B44])" office:value-type="float" office:value="10.6164383561644">
            <text:p>10.62</text:p>
          </table:table-cell>
          <table:table-cell table:formula="oooc:=ABS(([.B44]-[.F44])*100/[.B44])" office:value-type="float" office:value="1.78082191780822">
            <text:p>1.78</text:p>
          </table:table-cell>
          <table:table-cell table:formula="oooc:=ABS(([.B44]-[.G44])*100/[.B44])" office:value-type="float" office:value="4.49771689497718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28.97">
            <text:p>28.97</text:p>
          </table:table-cell>
          <table:table-cell office:value-type="float" office:value="26.76">
            <text:p>26.76</text:p>
          </table:table-cell>
          <table:table-cell office:value-type="float" office:value="26.46">
            <text:p>26.46</text:p>
          </table:table-cell>
          <table:table-cell office:value-type="float" office:value="23.7">
            <text:p>23.7</text:p>
          </table:table-cell>
          <table:table-cell/>
          <table:table-cell table:formula="oooc:=ABS(([.B45]-[.C45])*100/[.B45])" office:value-type="float" office:value="12.8691983122363">
            <text:p>12.87</text:p>
          </table:table-cell>
          <table:table-cell table:formula="oooc:=ABS(([.B45]-[.D45])*100/[.B45])" office:value-type="float" office:value="211.26582278481">
            <text:p>211.27</text:p>
          </table:table-cell>
          <table:table-cell table:formula="oooc:=ABS(([.B45]-[.E45])*100/[.B45])" office:value-type="float" office:value="22.2362869198312">
            <text:p>22.24</text:p>
          </table:table-cell>
          <table:table-cell table:formula="oooc:=ABS(([.B45]-[.F45])*100/[.B45])" office:value-type="float" office:value="12.9113924050633">
            <text:p>12.91</text:p>
          </table:table-cell>
          <table:table-cell table:formula="oooc:=ABS(([.B45]-[.G45])*100/[.B45])" office:value-type="float" office:value="11.6455696202532">
            <text:p>11.65</text:p>
          </table:table-cell>
          <table:table-cell table:number-columns-repeated="2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43.01">
            <text:p>43.01</text:p>
          </table:table-cell>
          <table:table-cell office:value-type="float" office:value="41.12">
            <text:p>41.12</text:p>
          </table:table-cell>
          <table:table-cell office:value-type="float" office:value="42.7">
            <text:p>42.7</text:p>
          </table:table-cell>
          <table:table-cell office:value-type="float" office:value="36">
            <text:p>36</text:p>
          </table:table-cell>
          <table:table-cell/>
          <table:table-cell table:formula="oooc:=ABS(([.B46]-[.C46])*100/[.B46])" office:value-type="float" office:value="19.1111111111111">
            <text:p>19.11</text:p>
          </table:table-cell>
          <table:table-cell table:formula="oooc:=ABS(([.B46]-[.D46])*100/[.B46])" office:value-type="float" office:value="84.1388888888889">
            <text:p>84.14</text:p>
          </table:table-cell>
          <table:table-cell table:formula="oooc:=ABS(([.B46]-[.E46])*100/[.B46])" office:value-type="float" office:value="19.4722222222222">
            <text:p>19.47</text:p>
          </table:table-cell>
          <table:table-cell table:formula="oooc:=ABS(([.B46]-[.F46])*100/[.B46])" office:value-type="float" office:value="14.2222222222222">
            <text:p>14.22</text:p>
          </table:table-cell>
          <table:table-cell table:formula="oooc:=ABS(([.B46]-[.G46])*100/[.B46])" office:value-type="float" office:value="18.6111111111111">
            <text:p>18.61</text:p>
          </table:table-cell>
          <table:table-cell table:number-columns-repeated="2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58.73">
            <text:p>58.73</text:p>
          </table:table-cell>
          <table:table-cell office:value-type="float" office:value="52.35">
            <text:p>52.35</text:p>
          </table:table-cell>
          <table:table-cell office:value-type="float" office:value="55.89">
            <text:p>55.89</text:p>
          </table:table-cell>
          <table:table-cell office:value-type="float" office:value="57.7">
            <text:p>57.7</text:p>
          </table:table-cell>
          <table:table-cell/>
          <table:table-cell table:formula="oooc:=ABS(([.B47]-[.C47])*100/[.B47])" office:value-type="float" office:value="2.73830155979204">
            <text:p>2.74</text:p>
          </table:table-cell>
          <table:table-cell table:formula="oooc:=ABS(([.B47]-[.D47])*100/[.B47])" office:value-type="float" office:value="63.3102253032929">
            <text:p>63.31</text:p>
          </table:table-cell>
          <table:table-cell table:formula="oooc:=ABS(([.B47]-[.E47])*100/[.B47])" office:value-type="float" office:value="1.78509532062391">
            <text:p>1.79</text:p>
          </table:table-cell>
          <table:table-cell table:formula="oooc:=ABS(([.B47]-[.F47])*100/[.B47])" office:value-type="float" office:value="9.27209705372617">
            <text:p>9.27</text:p>
          </table:table-cell>
          <table:table-cell table:formula="oooc:=ABS(([.B47]-[.G47])*100/[.B47])" office:value-type="float" office:value="3.13691507798961">
            <text:p>3.14</text:p>
          </table:table-cell>
          <table:table-cell table:number-columns-repeated="2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58.45">
            <text:p>58.45</text:p>
          </table:table-cell>
          <table:table-cell table:number-columns-repeated="2"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ooc:=ABS(([.B48]-[.C48])*100/[.B48])" office:value-type="float" office:value="0.126811594202899">
            <text:p>0.13</text:p>
          </table:table-cell>
          <table:table-cell table:formula="oooc:=ABS(([.B48]-[.D48])*100/[.B48])" office:value-type="float" office:value="75.3804347826087">
            <text:p>75.38</text:p>
          </table:table-cell>
          <table:table-cell table:formula="oooc:=ABS(([.B48]-[.E48])*100/[.B48])" office:value-type="float" office:value="5.88768115942029">
            <text:p>5.89</text:p>
          </table:table-cell>
          <table:table-cell table:formula="oooc:=ABS(([.B48]-[.F48])*100/[.B48])" office:value-type="float" office:value="0.289855072463775">
            <text:p>0.29</text:p>
          </table:table-cell>
          <table:table-cell table:formula="oooc:=ABS(([.B48]-[.G48])*100/[.B48])" office:value-type="float" office:value="0.289855072463775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43.3">
            <text:p>43.3</text:p>
          </table:table-cell>
          <table:table-cell office:value-type="float" office:value="42.97">
            <text:p>42.97</text:p>
          </table:table-cell>
          <table:table-cell office:value-type="float" office:value="44.06">
            <text:p>44.06</text:p>
          </table:table-cell>
          <table:table-cell office:value-type="float" office:value="44.9">
            <text:p>44.9</text:p>
          </table:table-cell>
          <table:table-cell/>
          <table:table-cell table:formula="oooc:=ABS(([.B49]-[.C49])*100/[.B49])" office:value-type="float" office:value="1.46993318485523">
            <text:p>1.47</text:p>
          </table:table-cell>
          <table:table-cell table:formula="oooc:=ABS(([.B49]-[.D49])*100/[.B49])" office:value-type="float" office:value="34.5211581291759">
            <text:p>34.52</text:p>
          </table:table-cell>
          <table:table-cell table:formula="oooc:=ABS(([.B49]-[.E49])*100/[.B49])" office:value-type="float" office:value="3.56347438752784">
            <text:p>3.56</text:p>
          </table:table-cell>
          <table:table-cell table:formula="oooc:=ABS(([.B49]-[.F49])*100/[.B49])" office:value-type="float" office:value="4.29844097995546">
            <text:p>4.3</text:p>
          </table:table-cell>
          <table:table-cell table:formula="oooc:=ABS(([.B49]-[.G49])*100/[.B49])" office:value-type="float" office:value="1.87082405345211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51.69">
            <text:p>51.69</text:p>
          </table:table-cell>
          <table:table-cell office:value-type="float" office:value="47.58">
            <text:p>47.58</text:p>
          </table:table-cell>
          <table:table-cell office:value-type="float" office:value="50.25">
            <text:p>50.25</text:p>
          </table:table-cell>
          <table:table-cell office:value-type="float" office:value="47.7">
            <text:p>47.7</text:p>
          </table:table-cell>
          <table:table-cell/>
          <table:table-cell table:formula="oooc:=ABS(([.B50]-[.C50])*100/[.B50])" office:value-type="float" office:value="5.91194968553459">
            <text:p>5.91</text:p>
          </table:table-cell>
          <table:table-cell table:formula="oooc:=ABS(([.B50]-[.D50])*100/[.B50])" office:value-type="float" office:value="63.9832285115304">
            <text:p>63.98</text:p>
          </table:table-cell>
          <table:table-cell table:formula="oooc:=ABS(([.B50]-[.E50])*100/[.B50])" office:value-type="float" office:value="8.36477987421383">
            <text:p>8.36</text:p>
          </table:table-cell>
          <table:table-cell table:formula="oooc:=ABS(([.B50]-[.F50])*100/[.B50])" office:value-type="float" office:value="0.251572327044035">
            <text:p>0.25</text:p>
          </table:table-cell>
          <table:table-cell table:formula="oooc:=ABS(([.B50]-[.G50])*100/[.B50])" office:value-type="float" office:value="5.34591194968553">
            <text:p>5.35</text:p>
          </table:table-cell>
          <table:table-cell table:number-columns-repeated="2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61.77">
            <text:p>61.77</text:p>
          </table:table-cell>
          <table:table-cell office:value-type="float" office:value="55.6">
            <text:p>55.6</text:p>
          </table:table-cell>
          <table:table-cell office:value-type="float" office:value="57.59">
            <text:p>57.59</text:p>
          </table:table-cell>
          <table:table-cell office:value-type="float" office:value="55.1">
            <text:p>55.1</text:p>
          </table:table-cell>
          <table:table-cell/>
          <table:table-cell table:formula="oooc:=ABS(([.B51]-[.C51])*100/[.B51])" office:value-type="float" office:value="4.86388384754991">
            <text:p>4.86</text:p>
          </table:table-cell>
          <table:table-cell table:formula="oooc:=ABS(([.B51]-[.D51])*100/[.B51])" office:value-type="float" office:value="59.6007259528131">
            <text:p>59.6</text:p>
          </table:table-cell>
          <table:table-cell table:formula="oooc:=ABS(([.B51]-[.E51])*100/[.B51])" office:value-type="float" office:value="12.1052631578947">
            <text:p>12.11</text:p>
          </table:table-cell>
          <table:table-cell table:formula="oooc:=ABS(([.B51]-[.F51])*100/[.B51])" office:value-type="float" office:value="0.907441016333938">
            <text:p>0.91</text:p>
          </table:table-cell>
          <table:table-cell table:formula="oooc:=ABS(([.B51]-[.G51])*100/[.B51])" office:value-type="float" office:value="4.51905626134302">
            <text:p>4.52</text:p>
          </table:table-cell>
          <table:table-cell table:number-columns-repeated="2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60.18">
            <text:p>60.18</text:p>
          </table:table-cell>
          <table:table-cell office:value-type="float" office:value="60.78">
            <text:p>60.78</text:p>
          </table:table-cell>
          <table:table-cell office:value-type="float" office:value="58.45">
            <text:p>58.45</text:p>
          </table:table-cell>
          <table:table-cell office:value-type="float" office:value="55.7">
            <text:p>55.7</text:p>
          </table:table-cell>
          <table:table-cell/>
          <table:table-cell table:formula="oooc:=ABS(([.B52]-[.C52])*100/[.B52])" office:value-type="float" office:value="5.33213644524237">
            <text:p>5.33</text:p>
          </table:table-cell>
          <table:table-cell table:formula="oooc:=ABS(([.B52]-[.D52])*100/[.B52])" office:value-type="float" office:value="79.8204667863555">
            <text:p>79.82</text:p>
          </table:table-cell>
          <table:table-cell table:formula="oooc:=ABS(([.B52]-[.E52])*100/[.B52])" office:value-type="float" office:value="8.04308797127468">
            <text:p>8.04</text:p>
          </table:table-cell>
          <table:table-cell table:formula="oooc:=ABS(([.B52]-[.F52])*100/[.B52])" office:value-type="float" office:value="9.12028725314183">
            <text:p>9.12</text:p>
          </table:table-cell>
          <table:table-cell table:formula="oooc:=ABS(([.B52]-[.G52])*100/[.B52])" office:value-type="float" office:value="4.93716337522442">
            <text:p>4.94</text:p>
          </table:table-cell>
          <table:table-cell table:number-columns-repeated="2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60.39">
            <text:p>60.39</text:p>
          </table:table-cell>
          <table:table-cell office:value-type="float" office:value="58.16">
            <text:p>58.16</text:p>
          </table:table-cell>
          <table:table-cell office:value-type="float" office:value="59.3">
            <text:p>59.3</text:p>
          </table:table-cell>
          <table:table-cell office:value-type="float" office:value="56.1">
            <text:p>56.1</text:p>
          </table:table-cell>
          <table:table-cell/>
          <table:table-cell table:formula="oooc:=ABS(([.B53]-[.C53])*100/[.B53])" office:value-type="float" office:value="6.09625668449198">
            <text:p>6.1</text:p>
          </table:table-cell>
          <table:table-cell table:formula="oooc:=ABS(([.B53]-[.D53])*100/[.B53])" office:value-type="float" office:value="74.0285204991087">
            <text:p>74.03</text:p>
          </table:table-cell>
          <table:table-cell table:formula="oooc:=ABS(([.B53]-[.E53])*100/[.B53])" office:value-type="float" office:value="7.64705882352941">
            <text:p>7.65</text:p>
          </table:table-cell>
          <table:table-cell table:formula="oooc:=ABS(([.B53]-[.F53])*100/[.B53])" office:value-type="float" office:value="3.67201426024955">
            <text:p>3.67</text:p>
          </table:table-cell>
          <table:table-cell table:formula="oooc:=ABS(([.B53]-[.G53])*100/[.B53])" office:value-type="float" office:value="5.70409982174687">
            <text:p>5.7</text:p>
          </table:table-cell>
          <table:table-cell table:number-columns-repeated="2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17.33">
            <text:p>17.33</text:p>
          </table:table-cell>
          <table:table-cell office:value-type="float" office:value="18.62">
            <text:p>18.62</text:p>
          </table:table-cell>
          <table:table-cell office:value-type="float" office:value="16.96">
            <text:p>16.96</text:p>
          </table:table-cell>
          <table:table-cell office:value-type="float" office:value="16.6">
            <text:p>16.6</text:p>
          </table:table-cell>
          <table:table-cell/>
          <table:table-cell table:formula="oooc:=ABS(([.B54]-[.C54])*100/[.B54])" office:value-type="float" office:value="4.09638554216867">
            <text:p>4.1</text:p>
          </table:table-cell>
          <table:table-cell table:formula="oooc:=ABS(([.B54]-[.D54])*100/[.B54])" office:value-type="float" office:value="311.084337349398">
            <text:p>311.08</text:p>
          </table:table-cell>
          <table:table-cell table:formula="oooc:=ABS(([.B54]-[.E54])*100/[.B54])" office:value-type="float" office:value="4.39759036144576">
            <text:p>4.4</text:p>
          </table:table-cell>
          <table:table-cell table:formula="oooc:=ABS(([.B54]-[.F54])*100/[.B54])" office:value-type="float" office:value="12.1686746987952">
            <text:p>12.17</text:p>
          </table:table-cell>
          <table:table-cell table:formula="oooc:=ABS(([.B54]-[.G54])*100/[.B54])" office:value-type="float" office:value="2.16867469879518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46.97">
            <text:p>46.97</text:p>
          </table:table-cell>
          <table:table-cell office:value-type="float" office:value="47.85">
            <text:p>47.85</text:p>
          </table:table-cell>
          <table:table-cell office:value-type="float" office:value="46.98">
            <text:p>46.98</text:p>
          </table:table-cell>
          <table:table-cell office:value-type="float" office:value="47.4">
            <text:p>47.4</text:p>
          </table:table-cell>
          <table:table-cell/>
          <table:table-cell table:formula="oooc:=ABS(([.B55]-[.C55])*100/[.B55])" office:value-type="float" office:value="0.506329113924055">
            <text:p>0.51</text:p>
          </table:table-cell>
          <table:table-cell table:formula="oooc:=ABS(([.B55]-[.D55])*100/[.B55])" office:value-type="float" office:value="70.1054852320675">
            <text:p>70.11</text:p>
          </table:table-cell>
          <table:table-cell table:formula="oooc:=ABS(([.B55]-[.E55])*100/[.B55])" office:value-type="float" office:value="0.90717299578059">
            <text:p>0.91</text:p>
          </table:table-cell>
          <table:table-cell table:formula="oooc:=ABS(([.B55]-[.F55])*100/[.B55])" office:value-type="float" office:value="0.949367088607601">
            <text:p>0.95</text:p>
          </table:table-cell>
          <table:table-cell table:formula="oooc:=ABS(([.B55]-[.G55])*100/[.B55])" office:value-type="float" office:value="0.886075949367092">
            <text:p>0.89</text:p>
          </table:table-cell>
          <table:table-cell table:number-columns-repeated="2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58.73">
            <text:p>58.73</text:p>
          </table:table-cell>
          <table:table-cell office:value-type="float" office:value="52.35">
            <text:p>52.35</text:p>
          </table:table-cell>
          <table:table-cell office:value-type="float" office:value="55.89">
            <text:p>55.89</text:p>
          </table:table-cell>
          <table:table-cell office:value-type="float" office:value="53.9">
            <text:p>53.9</text:p>
          </table:table-cell>
          <table:table-cell/>
          <table:table-cell table:formula="oooc:=ABS(([.B56]-[.C56])*100/[.B56])" office:value-type="float" office:value="4.11873840445269">
            <text:p>4.12</text:p>
          </table:table-cell>
          <table:table-cell table:formula="oooc:=ABS(([.B56]-[.D56])*100/[.B56])" office:value-type="float" office:value="74.8237476808905">
            <text:p>74.82</text:p>
          </table:table-cell>
          <table:table-cell table:formula="oooc:=ABS(([.B56]-[.E56])*100/[.B56])" office:value-type="float" office:value="8.96103896103896">
            <text:p>8.96</text:p>
          </table:table-cell>
          <table:table-cell table:formula="oooc:=ABS(([.B56]-[.F56])*100/[.B56])" office:value-type="float" office:value="2.87569573283858">
            <text:p>2.88</text:p>
          </table:table-cell>
          <table:table-cell table:formula="oooc:=ABS(([.B56]-[.G56])*100/[.B56])" office:value-type="float" office:value="3.69202226345084">
            <text:p>3.69</text:p>
          </table:table-cell>
          <table:table-cell table:number-columns-repeated="2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58.45">
            <text:p>58.45</text:p>
          </table:table-cell>
          <table:table-cell table:number-columns-repeated="2"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ooc:=ABS(([.B57]-[.C57])*100/[.B57])" office:value-type="float" office:value="7.26510067114094">
            <text:p>7.27</text:p>
          </table:table-cell>
          <table:table-cell table:formula="oooc:=ABS(([.B57]-[.D57])*100/[.B57])" office:value-type="float" office:value="62.4328859060403">
            <text:p>62.43</text:p>
          </table:table-cell>
          <table:table-cell table:formula="oooc:=ABS(([.B57]-[.E57])*100/[.B57])" office:value-type="float" office:value="1.92953020134228">
            <text:p>1.93</text:p>
          </table:table-cell>
          <table:table-cell table:formula="oooc:=ABS(([.B57]-[.F57])*100/[.B57])" office:value-type="float" office:value="7.6510067114094">
            <text:p>7.65</text:p>
          </table:table-cell>
          <table:table-cell table:formula="oooc:=ABS(([.B57]-[.G57])*100/[.B57])" office:value-type="float" office:value="7.6510067114094">
            <text:p>7.65</text:p>
          </table:table-cell>
          <table:table-cell table:number-columns-repeated="2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56.71">
            <text:p>56.71</text:p>
          </table:table-cell>
          <table:table-cell office:value-type="float" office:value="58.56">
            <text:p>58.56</text:p>
          </table:table-cell>
          <table:table-cell office:value-type="float" office:value="57.12">
            <text:p>57.12</text:p>
          </table:table-cell>
          <table:table-cell office:value-type="float" office:value="58.1">
            <text:p>58.1</text:p>
          </table:table-cell>
          <table:table-cell/>
          <table:table-cell table:formula="oooc:=ABS(([.B58]-[.C58])*100/[.B58])" office:value-type="float" office:value="0.0172117039586885">
            <text:p>0.02</text:p>
          </table:table-cell>
          <table:table-cell table:formula="oooc:=ABS(([.B58]-[.D58])*100/[.B58])" office:value-type="float" office:value="43.1153184165232">
            <text:p>43.12</text:p>
          </table:table-cell>
          <table:table-cell table:formula="oooc:=ABS(([.B58]-[.E58])*100/[.B58])" office:value-type="float" office:value="2.39242685025818">
            <text:p>2.39</text:p>
          </table:table-cell>
          <table:table-cell table:formula="oooc:=ABS(([.B58]-[.F58])*100/[.B58])" office:value-type="float" office:value="0.791738382099829">
            <text:p>0.79</text:p>
          </table:table-cell>
          <table:table-cell table:formula="oooc:=ABS(([.B58]-[.G58])*100/[.B58])" office:value-type="float" office:value="1.68674698795181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40.13">
            <text:p>40.13</text:p>
          </table:table-cell>
          <table:table-cell office:value-type="float" office:value="35.34">
            <text:p>35.34</text:p>
          </table:table-cell>
          <table:table-cell office:value-type="float" office:value="37.39">
            <text:p>37.39</text:p>
          </table:table-cell>
          <table:table-cell office:value-type="float" office:value="36.1">
            <text:p>36.1</text:p>
          </table:table-cell>
          <table:table-cell/>
          <table:table-cell table:formula="oooc:=ABS(([.B59]-[.C59])*100/[.B59])" office:value-type="float" office:value="4.18282548476454">
            <text:p>4.18</text:p>
          </table:table-cell>
          <table:table-cell table:formula="oooc:=ABS(([.B59]-[.D59])*100/[.B59])" office:value-type="float" office:value="71.8559556786704">
            <text:p>71.86</text:p>
          </table:table-cell>
          <table:table-cell table:formula="oooc:=ABS(([.B59]-[.E59])*100/[.B59])" office:value-type="float" office:value="11.1634349030471">
            <text:p>11.16</text:p>
          </table:table-cell>
          <table:table-cell table:formula="oooc:=ABS(([.B59]-[.F59])*100/[.B59])" office:value-type="float" office:value="2.10526315789473">
            <text:p>2.11</text:p>
          </table:table-cell>
          <table:table-cell table:formula="oooc:=ABS(([.B59]-[.G59])*100/[.B59])" office:value-type="float" office:value="3.57340720221606">
            <text:p>3.5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24:.J39])" office:value-type="float" office:value="8.62992641555987">
            <text:p>8.63</text:p>
          </table:table-cell>
          <table:table-cell table:formula="oooc:=AVERAGE([.K24:.K39])" office:value-type="float" office:value="84.4598756101071">
            <text:p>84.46</text:p>
          </table:table-cell>
          <table:table-cell table:formula="oooc:=AVERAGE([.L24:.L39])" office:value-type="float" office:value="9.51928664592928">
            <text:p>9.52</text:p>
          </table:table-cell>
          <table:table-cell table:formula="oooc:=AVERAGE([.M24:.M39])" office:value-type="float" office:value="7.58698008422583">
            <text:p>7.59</text:p>
          </table:table-cell>
          <table:table-cell table:formula="oooc:=AVERAGE([.N24:.N39])" office:value-type="float" office:value="7.12322901787161">
            <text:p>7.12</text:p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9"/>
          <table:table-cell>
            <draw:frame table:end-cell-address="Sheet4.R74" table:end-x="1.68cm" table:end-y="0.504cm" draw:z-index="2" draw:style-name="gr1" svg:width="8.436cm" svg:height="6.567cm" svg:x="0.019cm" svg:y="0.47cm">
              <draw:object draw:notify-on-update-of-ranges="Sheet4.C61:Sheet4.C61 Sheet4.C62:Sheet4.C78 Sheet4.B62:Sheet4.B78 Sheet4.D61:Sheet4.D61 Sheet4.D62:Sheet4.D78 Sheet4.B62:Sheet4.B78 Sheet4.E61:Sheet4.E61 Sheet4.E62:Sheet4.E78 Sheet4.B62:Sheet4.B7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9"/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5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1.03">
            <text:p>41.03</text:p>
          </table:table-cell>
          <table:table-cell office:value-type="float" office:value="13.28">
            <text:p>13.28</text:p>
          </table:table-cell>
          <table:table-cell office:value-type="float" office:value="40.6">
            <text:p>40.6</text:p>
          </table:table-cell>
          <table:table-cell table:number-columns-repeated="4"/>
          <table:table-cell table:formula="oooc:=ABS(([.B63]-[.C63])*100/[.B63])" office:value-type="float" office:value="1.05911330049261">
            <text:p>1.06</text:p>
          </table:table-cell>
          <table:table-cell table:formula="oooc:=ABS(([.B63]-[.D63])*100/[.B63])" office:value-type="float" office:value="67.2906403940887">
            <text:p>67.29</text:p>
          </table:table-cell>
          <table:table-cell table:number-columns-repeated="5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96">
            <text:p>21.96</text:p>
          </table:table-cell>
          <table:table-cell office:value-type="float" office:value="-6.09">
            <text:p>-6.09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ooc:=ABS(([.B64]-[.C64])*100/[.B64])" office:value-type="float" office:value="10.3673469387755">
            <text:p>10.37</text:p>
          </table:table-cell>
          <table:table-cell table:formula="oooc:=ABS(([.B64]-[.D64])*100/[.B64])" office:value-type="float" office:value="124.857142857143">
            <text:p>124.86</text:p>
          </table:table-cell>
          <table:table-cell table:number-columns-repeated="5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8">
            <text:p>35.98</text:p>
          </table:table-cell>
          <table:table-cell office:value-type="float" office:value="8.18">
            <text:p>8.18</text:p>
          </table:table-cell>
          <table:table-cell office:value-type="float" office:value="37.5">
            <text:p>37.5</text:p>
          </table:table-cell>
          <table:table-cell table:number-columns-repeated="4"/>
          <table:table-cell table:formula="oooc:=ABS(([.B65]-[.C65])*100/[.B65])" office:value-type="float" office:value="4.05333333333334">
            <text:p>4.05</text:p>
          </table:table-cell>
          <table:table-cell table:formula="oooc:=ABS(([.B65]-[.D65])*100/[.B65])" office:value-type="float" office:value="78.1866666666667">
            <text:p>78.19</text:p>
          </table:table-cell>
          <table:table-cell table:number-columns-repeated="5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8">
            <text:p>35.98</text:p>
          </table:table-cell>
          <table:table-cell office:value-type="float" office:value="-10.98">
            <text:p>-10.98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ooc:=ABS(([.B66]-[.C66])*100/[.B66])" office:value-type="float" office:value="22.3809523809524">
            <text:p>22.38</text:p>
          </table:table-cell>
          <table:table-cell table:formula="oooc:=ABS(([.B66]-[.D66])*100/[.B66])" office:value-type="float" office:value="137.34693877551">
            <text:p>137.35</text:p>
          </table:table-cell>
          <table:table-cell table:number-columns-repeated="5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9">
            <text:p>45.29</text:p>
          </table:table-cell>
          <table:table-cell office:value-type="float" office:value="24.77">
            <text:p>24.77</text:p>
          </table:table-cell>
          <table:table-cell office:value-type="float" office:value="50.9">
            <text:p>50.9</text:p>
          </table:table-cell>
          <table:table-cell table:number-columns-repeated="4"/>
          <table:table-cell table:formula="oooc:=ABS(([.B67]-[.C67])*100/[.B67])" office:value-type="float" office:value="11.0216110019646">
            <text:p>11.02</text:p>
          </table:table-cell>
          <table:table-cell table:formula="oooc:=ABS(([.B67]-[.D67])*100/[.B67])" office:value-type="float" office:value="51.335952848723">
            <text:p>51.34</text:p>
          </table:table-cell>
          <table:table-cell table:number-columns-repeated="5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7">
            <text:p>55.7</text:p>
          </table:table-cell>
          <table:table-cell office:value-type="float" office:value="38.21">
            <text:p>38.21</text:p>
          </table:table-cell>
          <table:table-cell office:value-type="float" office:value="59.6">
            <text:p>59.6</text:p>
          </table:table-cell>
          <table:table-cell table:number-columns-repeated="4"/>
          <table:table-cell table:formula="oooc:=ABS(([.B68]-[.C68])*100/[.B68])" office:value-type="float" office:value="6.54362416107382">
            <text:p>6.54</text:p>
          </table:table-cell>
          <table:table-cell table:formula="oooc:=ABS(([.B68]-[.D68])*100/[.B68])" office:value-type="float" office:value="35.8892617449664">
            <text:p>35.89</text:p>
          </table:table-cell>
          <table:table-cell table:number-columns-repeated="5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6">
            <text:p>33.96</text:p>
          </table:table-cell>
          <table:table-cell office:value-type="float" office:value="13.3">
            <text:p>13.3</text:p>
          </table:table-cell>
          <table:table-cell office:value-type="float" office:value="33.8">
            <text:p>33.8</text:p>
          </table:table-cell>
          <table:table-cell table:number-columns-repeated="4"/>
          <table:table-cell table:formula="oooc:=ABS(([.B69]-[.C69])*100/[.B69])" office:value-type="float" office:value="0.4733727810651">
            <text:p>0.47</text:p>
          </table:table-cell>
          <table:table-cell table:formula="oooc:=ABS(([.B69]-[.D69])*100/[.B69])" office:value-type="float" office:value="60.6508875739645">
            <text:p>60.65</text:p>
          </table:table-cell>
          <table:table-cell table:number-columns-repeated="5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86">
            <text:p>35.86</text:p>
          </table:table-cell>
          <table:table-cell office:value-type="float" office:value="9.41">
            <text:p>9.41</text:p>
          </table:table-cell>
          <table:table-cell office:value-type="float" office:value="37.2">
            <text:p>37.2</text:p>
          </table:table-cell>
          <table:table-cell table:number-columns-repeated="4"/>
          <table:table-cell table:formula="oooc:=ABS(([.B70]-[.C70])*100/[.B70])" office:value-type="float" office:value="3.60215053763442">
            <text:p>3.6</text:p>
          </table:table-cell>
          <table:table-cell table:formula="oooc:=ABS(([.B70]-[.D70])*100/[.B70])" office:value-type="float" office:value="74.7043010752688">
            <text:p>74.7</text:p>
          </table:table-cell>
          <table:table-cell table:number-columns-repeated="5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4">
            <text:p>57.94</text:p>
          </table:table-cell>
          <table:table-cell office:value-type="float" office:value="36.23">
            <text:p>36.23</text:p>
          </table:table-cell>
          <table:table-cell office:value-type="float" office:value="56.3">
            <text:p>56.3</text:p>
          </table:table-cell>
          <table:table-cell table:number-columns-repeated="4"/>
          <table:table-cell table:formula="oooc:=ABS(([.B71]-[.C71])*100/[.B71])" office:value-type="float" office:value="2.91296625222025">
            <text:p>2.91</text:p>
          </table:table-cell>
          <table:table-cell table:formula="oooc:=ABS(([.B71]-[.D71])*100/[.B71])" office:value-type="float" office:value="35.6483126110124">
            <text:p>35.65</text:p>
          </table:table-cell>
          <table:table-cell table:number-columns-repeated="5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4">
            <text:p>64.94</text:p>
          </table:table-cell>
          <table:table-cell office:value-type="float" office:value="45.66">
            <text:p>45.66</text:p>
          </table:table-cell>
          <table:table-cell office:value-type="float" office:value="66.5">
            <text:p>66.5</text:p>
          </table:table-cell>
          <table:table-cell table:number-columns-repeated="4"/>
          <table:table-cell table:formula="oooc:=ABS(([.B72]-[.C72])*100/[.B72])" office:value-type="float" office:value="2.34586466165414">
            <text:p>2.35</text:p>
          </table:table-cell>
          <table:table-cell table:formula="oooc:=ABS(([.B72]-[.D72])*100/[.B72])" office:value-type="float" office:value="31.3383458646617">
            <text:p>31.34</text:p>
          </table:table-cell>
          <table:table-cell table:number-columns-repeated="5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8.04">
            <text:p>58.04</text:p>
          </table:table-cell>
          <table:table-cell office:value-type="float" office:value="36.77">
            <text:p>36.77</text:p>
          </table:table-cell>
          <table:table-cell office:value-type="float" office:value="59.1">
            <text:p>59.1</text:p>
          </table:table-cell>
          <table:table-cell table:number-columns-repeated="4"/>
          <table:table-cell table:formula="oooc:=ABS(([.B73]-[.C73])*100/[.B73])" office:value-type="float" office:value="1.79357021996616">
            <text:p>1.79</text:p>
          </table:table-cell>
          <table:table-cell table:formula="oooc:=ABS(([.B73]-[.D73])*100/[.B73])" office:value-type="float" office:value="37.7834179357022">
            <text:p>37.78</text:p>
          </table:table-cell>
          <table:table-cell table:number-columns-repeated="5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5">
            <text:p>53.45</text:p>
          </table:table-cell>
          <table:table-cell office:value-type="float" office:value="30.54">
            <text:p>30.54</text:p>
          </table:table-cell>
          <table:table-cell office:value-type="float" office:value="56.2">
            <text:p>56.2</text:p>
          </table:table-cell>
          <table:table-cell table:number-columns-repeated="4"/>
          <table:table-cell table:formula="oooc:=ABS(([.B74]-[.C74])*100/[.B74])" office:value-type="float" office:value="4.8932384341637">
            <text:p>4.89</text:p>
          </table:table-cell>
          <table:table-cell table:formula="oooc:=ABS(([.B74]-[.D74])*100/[.B74])" office:value-type="float" office:value="45.6583629893238">
            <text:p>45.66</text:p>
          </table:table-cell>
          <table:table-cell table:number-columns-repeated="5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3">
            <text:p>64.13</text:p>
          </table:table-cell>
          <table:table-cell office:value-type="float" office:value="48.71">
            <text:p>48.71</text:p>
          </table:table-cell>
          <table:table-cell office:value-type="float" office:value="67.1">
            <text:p>67.1</text:p>
          </table:table-cell>
          <table:table-cell table:number-columns-repeated="4"/>
          <table:table-cell table:formula="oooc:=ABS(([.B75]-[.C75])*100/[.B75])" office:value-type="float" office:value="4.42622950819672">
            <text:p>4.43</text:p>
          </table:table-cell>
          <table:table-cell table:formula="oooc:=ABS(([.B75]-[.D75])*100/[.B75])" office:value-type="float" office:value="27.4068554396423">
            <text:p>27.41</text:p>
          </table:table-cell>
          <table:table-cell table:number-columns-repeated="5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86">
            <text:p>35.86</text:p>
          </table:table-cell>
          <table:table-cell office:value-type="float" office:value="-9.05">
            <text:p>-9.05</text:p>
          </table:table-cell>
          <table:table-cell office:value-type="float" office:value="30.2">
            <text:p>30.2</text:p>
          </table:table-cell>
          <table:table-cell table:number-columns-repeated="4"/>
          <table:table-cell table:formula="oooc:=ABS(([.B76]-[.C76])*100/[.B76])" office:value-type="float" office:value="18.7417218543046">
            <text:p>18.74</text:p>
          </table:table-cell>
          <table:table-cell table:formula="oooc:=ABS(([.B76]-[.D76])*100/[.B76])" office:value-type="float" office:value="129.966887417219">
            <text:p>129.97</text:p>
          </table:table-cell>
          <table:table-cell table:number-columns-repeated="5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63">
            <text:p>62.63</text:p>
          </table:table-cell>
          <table:table-cell office:value-type="float" office:value="44.12">
            <text:p>44.12</text:p>
          </table:table-cell>
          <table:table-cell office:value-type="float" office:value="64.9">
            <text:p>64.9</text:p>
          </table:table-cell>
          <table:table-cell table:number-columns-repeated="4"/>
          <table:table-cell table:formula="oooc:=ABS(([.B77]-[.C77])*100/[.B77])" office:value-type="float" office:value="3.49768875192604">
            <text:p>3.5</text:p>
          </table:table-cell>
          <table:table-cell table:formula="oooc:=ABS(([.B77]-[.D77])*100/[.B77])" office:value-type="float" office:value="32.0184899845917">
            <text:p>32.02</text:p>
          </table:table-cell>
          <table:table-cell table:number-columns-repeated="5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22">
            <text:p>49.22</text:p>
          </table:table-cell>
          <table:table-cell office:value-type="float" office:value="21.42">
            <text:p>21.42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ooc:=ABS(([.B78]-[.C78])*100/[.B78])" office:value-type="float" office:value="7.70240700218817">
            <text:p>7.7</text:p>
          </table:table-cell>
          <table:table-cell table:formula="oooc:=ABS(([.B78]-[.D78])*100/[.B78])" office:value-type="float" office:value="53.1291028446389">
            <text:p>53.1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63:.J78])" office:value-type="float" office:value="6.61344944499448">
            <text:p>6.61</text:p>
          </table:table-cell>
          <table:table-cell table:formula="oooc:=AVERAGE([.K63:.K78])" office:value-type="float" office:value="63.9507229389452">
            <text:p>63.95</text:p>
          </table:table-cell>
          <table:table-cell table:number-columns-repeated="2"/>
          <table:table-cell>
            <draw:frame table:end-cell-address="Sheet4.T95" table:end-x="0.358cm" table:end-y="0.344cm" draw:z-index="3" draw:style-name="gr1" svg:width="11.676cm" svg:height="7.936cm" svg:x="2.231cm" svg:y="0.45cm">
              <draw:object draw:notify-on-update-of-ranges="Sheet4.C80:Sheet4.C80 Sheet4.C81:Sheet4.C117 Sheet4.B81:Sheet4.B117 Sheet4.D80:Sheet4.D80 Sheet4.D81:Sheet4.D117 Sheet4.B81:Sheet4.B117 Sheet4.E80:Sheet4.E80 Sheet4.E81:Sheet4.E117 Sheet4.B81:Sheet4.B11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TmExp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5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5.95">
            <text:p>45.95</text:p>
          </table:table-cell>
          <table:table-cell office:value-type="float" office:value="15.77">
            <text:p>15.77</text:p>
          </table:table-cell>
          <table:table-cell office:value-type="float" office:value="45">
            <text:p>45</text:p>
          </table:table-cell>
          <table:table-cell table:number-columns-repeated="4"/>
          <table:table-cell table:formula="oooc:=ABS(([.B82]-[.C82])*100/[.B82])" office:value-type="float" office:value="2.11111111111112">
            <text:p>2.11</text:p>
          </table:table-cell>
          <table:table-cell table:formula="oooc:=ABS(([.B82]-[.D82])*100/[.B82])" office:value-type="float" office:value="64.9555555555555">
            <text:p>64.96</text:p>
          </table:table-cell>
          <table:table-cell table:number-columns-repeated="5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7.02">
            <text:p>47.02</text:p>
          </table:table-cell>
          <table:table-cell office:value-type="float" office:value="24.81">
            <text:p>24.81</text:p>
          </table:table-cell>
          <table:table-cell office:value-type="float" office:value="46.4">
            <text:p>46.4</text:p>
          </table:table-cell>
          <table:table-cell table:number-columns-repeated="4"/>
          <table:table-cell table:formula="oooc:=ABS(([.B83]-[.C83])*100/[.B83])" office:value-type="float" office:value="1.33620689655173">
            <text:p>1.34</text:p>
          </table:table-cell>
          <table:table-cell table:formula="oooc:=ABS(([.B83]-[.D83])*100/[.B83])" office:value-type="float" office:value="46.5301724137931">
            <text:p>46.53</text:p>
          </table:table-cell>
          <table:table-cell table:number-columns-repeated="5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50.97">
            <text:p>50.97</text:p>
          </table:table-cell>
          <table:table-cell office:value-type="float" office:value="27.53">
            <text:p>27.53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ooc:=ABS(([.B84]-[.C84])*100/[.B84])" office:value-type="float" office:value="11.5317286652079">
            <text:p>11.53</text:p>
          </table:table-cell>
          <table:table-cell table:formula="oooc:=ABS(([.B84]-[.D84])*100/[.B84])" office:value-type="float" office:value="39.7592997811816">
            <text:p>39.76</text:p>
          </table:table-cell>
          <table:table-cell table:number-columns-repeated="5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4.19">
            <text:p>44.19</text:p>
          </table:table-cell>
          <table:table-cell office:value-type="float" office:value="15.39">
            <text:p>15.39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ooc:=ABS(([.B85]-[.C85])*100/[.B85])" office:value-type="float" office:value="7.51824817518247">
            <text:p>7.52</text:p>
          </table:table-cell>
          <table:table-cell table:formula="oooc:=ABS(([.B85]-[.D85])*100/[.B85])" office:value-type="float" office:value="62.5547445255474">
            <text:p>62.55</text:p>
          </table:table-cell>
          <table:table-cell table:number-columns-repeated="5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4.19">
            <text:p>44.19</text:p>
          </table:table-cell>
          <table:table-cell office:value-type="float" office:value="15.39">
            <text:p>15.39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ooc:=ABS(([.B86]-[.C86])*100/[.B86])" office:value-type="float" office:value="3.30415754923415">
            <text:p>3.3</text:p>
          </table:table-cell>
          <table:table-cell table:formula="oooc:=ABS(([.B86]-[.D86])*100/[.B86])" office:value-type="float" office:value="66.3238512035011">
            <text:p>66.32</text:p>
          </table:table-cell>
          <table:table-cell table:number-columns-repeated="5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6.23">
            <text:p>56.23</text:p>
          </table:table-cell>
          <table:table-cell office:value-type="float" office:value="22.49">
            <text:p>22.49</text:p>
          </table:table-cell>
          <table:table-cell office:value-type="float" office:value="53.9">
            <text:p>53.9</text:p>
          </table:table-cell>
          <table:table-cell table:number-columns-repeated="4"/>
          <table:table-cell table:formula="oooc:=ABS(([.B87]-[.C87])*100/[.B87])" office:value-type="float" office:value="4.32282003710575">
            <text:p>4.32</text:p>
          </table:table-cell>
          <table:table-cell table:formula="oooc:=ABS(([.B87]-[.D87])*100/[.B87])" office:value-type="float" office:value="58.2745825602968">
            <text:p>58.27</text:p>
          </table:table-cell>
          <table:table-cell table:number-columns-repeated="5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6.2">
            <text:p>46.2</text:p>
          </table:table-cell>
          <table:table-cell office:value-type="float" office:value="19.2">
            <text:p>19.2</text:p>
          </table:table-cell>
          <table:table-cell office:value-type="float" office:value="41.7">
            <text:p>41.7</text:p>
          </table:table-cell>
          <table:table-cell table:number-columns-repeated="4"/>
          <table:table-cell table:formula="oooc:=ABS(([.B88]-[.C88])*100/[.B88])" office:value-type="float" office:value="10.7913669064748">
            <text:p>10.79</text:p>
          </table:table-cell>
          <table:table-cell table:formula="oooc:=ABS(([.B88]-[.D88])*100/[.B88])" office:value-type="float" office:value="53.9568345323741">
            <text:p>53.96</text:p>
          </table:table-cell>
          <table:table-cell table:number-columns-repeated="5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4.54">
            <text:p>34.54</text:p>
          </table:table-cell>
          <table:table-cell office:value-type="float" office:value="-0.74">
            <text:p>-0.74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ooc:=ABS(([.B89]-[.C89])*100/[.B89])" office:value-type="float" office:value="29.8496240601504">
            <text:p>29.85</text:p>
          </table:table-cell>
          <table:table-cell table:formula="oooc:=ABS(([.B89]-[.D89])*100/[.B89])" office:value-type="float" office:value="102.781954887218">
            <text:p>102.78</text:p>
          </table:table-cell>
          <table:table-cell table:number-columns-repeated="5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42.5">
            <text:p>42.5</text:p>
          </table:table-cell>
          <table:table-cell office:value-type="float" office:value="19.76">
            <text:p>19.76</text:p>
          </table:table-cell>
          <table:table-cell office:value-type="float" office:value="42.8">
            <text:p>42.8</text:p>
          </table:table-cell>
          <table:table-cell table:number-columns-repeated="4"/>
          <table:table-cell table:formula="oooc:=ABS(([.B90]-[.C90])*100/[.B90])" office:value-type="float" office:value="0.700934579439246">
            <text:p>0.7</text:p>
          </table:table-cell>
          <table:table-cell table:formula="oooc:=ABS(([.B90]-[.D90])*100/[.B90])" office:value-type="float" office:value="53.8317757009346">
            <text:p>53.83</text:p>
          </table:table-cell>
          <table:table-cell table:number-columns-repeated="5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5.95">
            <text:p>45.95</text:p>
          </table:table-cell>
          <table:table-cell office:value-type="float" office:value="20.7">
            <text:p>20.7</text:p>
          </table:table-cell>
          <table:table-cell office:value-type="float" office:value="41.4">
            <text:p>41.4</text:p>
          </table:table-cell>
          <table:table-cell table:number-columns-repeated="4"/>
          <table:table-cell table:formula="oooc:=ABS(([.B91]-[.C91])*100/[.B91])" office:value-type="float" office:value="10.9903381642512">
            <text:p>10.99</text:p>
          </table:table-cell>
          <table:table-cell table:formula="oooc:=ABS(([.B91]-[.D91])*100/[.B91]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6.12">
            <text:p>56.12</text:p>
          </table:table-cell>
          <table:table-cell office:value-type="float" office:value="40.99">
            <text:p>40.99</text:p>
          </table:table-cell>
          <table:table-cell office:value-type="float" office:value="56.2">
            <text:p>56.2</text:p>
          </table:table-cell>
          <table:table-cell table:number-columns-repeated="4"/>
          <table:table-cell table:formula="oooc:=ABS(([.B92]-[.C92])*100/[.B92])" office:value-type="float" office:value="0.142348754448408">
            <text:p>0.14</text:p>
          </table:table-cell>
          <table:table-cell table:formula="oooc:=ABS(([.B92]-[.D92])*100/[.B92])" office:value-type="float" office:value="27.0640569395018">
            <text:p>27.06</text:p>
          </table:table-cell>
          <table:table-cell table:number-columns-repeated="5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6.14">
            <text:p>56.14</text:p>
          </table:table-cell>
          <table:table-cell office:value-type="float" office:value="22.98">
            <text:p>22.98</text:p>
          </table:table-cell>
          <table:table-cell office:value-type="float" office:value="52">
            <text:p>52</text:p>
          </table:table-cell>
          <table:table-cell table:number-columns-repeated="4"/>
          <table:table-cell table:formula="oooc:=ABS(([.B93]-[.C93])*100/[.B93])" office:value-type="float" office:value="7.96153846153846">
            <text:p>7.96</text:p>
          </table:table-cell>
          <table:table-cell table:formula="oooc:=ABS(([.B93]-[.D93])*100/[.B93])" office:value-type="float" office:value="55.8076923076923">
            <text:p>55.81</text:p>
          </table:table-cell>
          <table:table-cell table:number-columns-repeated="5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5.23">
            <text:p>45.23</text:p>
          </table:table-cell>
          <table:table-cell office:value-type="float" office:value="19.67">
            <text:p>19.67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ooc:=ABS(([.B94]-[.C94])*100/[.B94])" office:value-type="float" office:value="2.79545454545454">
            <text:p>2.8</text:p>
          </table:table-cell>
          <table:table-cell table:formula="oooc:=ABS(([.B94]-[.D94])*100/[.B94])" office:value-type="float" office:value="55.2954545454545">
            <text:p>55.3</text:p>
          </table:table-cell>
          <table:table-cell table:number-columns-repeated="5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6.8">
            <text:p>46.8</text:p>
          </table:table-cell>
          <table:table-cell office:value-type="float" office:value="23.94">
            <text:p>23.94</text:p>
          </table:table-cell>
          <table:table-cell office:value-type="float" office:value="46.2">
            <text:p>46.2</text:p>
          </table:table-cell>
          <table:table-cell table:number-columns-repeated="4"/>
          <table:table-cell table:formula="oooc:=ABS(([.B95]-[.C95])*100/[.B95])" office:value-type="float" office:value="1.29870129870129">
            <text:p>1.3</text:p>
          </table:table-cell>
          <table:table-cell table:formula="oooc:=ABS(([.B95]-[.D95])*100/[.B95])" office:value-type="float" office:value="48.1818181818182">
            <text:p>48.18</text:p>
          </table:table-cell>
          <table:table-cell table:number-columns-repeated="5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5.84">
            <text:p>45.84</text:p>
          </table:table-cell>
          <table:table-cell office:value-type="float" office:value="24.68">
            <text:p>24.68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ooc:=ABS(([.B96]-[.C96])*100/[.B96])" office:value-type="float" office:value="6.35730858468678">
            <text:p>6.36</text:p>
          </table:table-cell>
          <table:table-cell table:formula="oooc:=ABS(([.B96]-[.D96])*100/[.B96])" office:value-type="float" office:value="42.737819025522">
            <text:p>42.74</text:p>
          </table:table-cell>
          <table:table-cell table:number-columns-repeated="5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20.62">
            <text:p>20.62</text:p>
          </table:table-cell>
          <table:table-cell office:value-type="float" office:value="-13.83">
            <text:p>-13.83</text:p>
          </table:table-cell>
          <table:table-cell office:value-type="float" office:value="19.3">
            <text:p>19.3</text:p>
          </table:table-cell>
          <table:table-cell table:number-columns-repeated="4"/>
          <table:table-cell table:formula="oooc:=ABS(([.B97]-[.C97])*100/[.B97])" office:value-type="float" office:value="6.83937823834197">
            <text:p>6.84</text:p>
          </table:table-cell>
          <table:table-cell table:formula="oooc:=ABS(([.B97]-[.D97])*100/[.B97])" office:value-type="float" office:value="171.658031088083">
            <text:p>171.66</text:p>
          </table:table-cell>
          <table:table-cell table:number-columns-repeated="5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5.91">
            <text:p>45.91</text:p>
          </table:table-cell>
          <table:table-cell office:value-type="float" office:value="25.55">
            <text:p>25.55</text:p>
          </table:table-cell>
          <table:table-cell office:value-type="float" office:value="50">
            <text:p>50</text:p>
          </table:table-cell>
          <table:table-cell table:number-columns-repeated="4"/>
          <table:table-cell table:formula="oooc:=AVERAGE([.J82:.J97])" office:value-type="float" office:value="6.74070412674251">
            <text:p>6.74</text:p>
          </table:table-cell>
          <table:table-cell table:formula="oooc:=AVERAGE([.K82:.K97])" office:value-type="float" office:value="62.4821027030296">
            <text:p>62.48</text:p>
          </table:table-cell>
          <table:table-cell table:number-columns-repeated="5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7.17">
            <text:p>57.17</text:p>
          </table:table-cell>
          <table:table-cell office:value-type="float" office:value="40.13">
            <text:p>40.13</text:p>
          </table:table-cell>
          <table:table-cell office:value-type="float" office:value="57.2">
            <text:p>57.2</text:p>
          </table:table-cell>
          <table:table-cell table:number-columns-repeated="4"/>
          <table:table-cell table:formula="oooc:=ABS(([.B99]-[.C99])*100/[.B99])" office:value-type="float" office:value="0.0524475524475544">
            <text:p>0.05</text:p>
          </table:table-cell>
          <table:table-cell table:formula="oooc:=ABS(([.B99]-[.D99])*100/[.B99])" office:value-type="float" office:value="29.8426573426573">
            <text:p>29.84</text:p>
          </table:table-cell>
          <table:table-cell table:number-columns-repeated="5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9">
            <text:p>69</text:p>
          </table:table-cell>
          <table:table-cell office:value-type="float" office:value="47.15">
            <text:p>47.15</text:p>
          </table:table-cell>
          <table:table-cell office:value-type="float" office:value="67.2">
            <text:p>67.2</text:p>
          </table:table-cell>
          <table:table-cell table:number-columns-repeated="4"/>
          <table:table-cell table:formula="oooc:=ABS(([.B100]-[.C100])*100/[.B100])" office:value-type="float" office:value="2.67857142857142">
            <text:p>2.68</text:p>
          </table:table-cell>
          <table:table-cell table:formula="oooc:=ABS(([.B100]-[.D100])*100/[.B100])" office:value-type="float" office:value="29.8363095238095">
            <text:p>29.84</text:p>
          </table:table-cell>
          <table:table-cell table:number-columns-repeated="5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3.47">
            <text:p>63.47</text:p>
          </table:table-cell>
          <table:table-cell office:value-type="float" office:value="41.65">
            <text:p>41.65</text:p>
          </table:table-cell>
          <table:table-cell office:value-type="float" office:value="59.8">
            <text:p>59.8</text:p>
          </table:table-cell>
          <table:table-cell table:number-columns-repeated="4"/>
          <table:table-cell table:formula="oooc:=ABS(([.B101]-[.C101])*100/[.B101])" office:value-type="float" office:value="6.1371237458194">
            <text:p>6.14</text:p>
          </table:table-cell>
          <table:table-cell table:formula="oooc:=ABS(([.B101]-[.D101])*100/[.B101])" office:value-type="float" office:value="30.3511705685619">
            <text:p>30.35</text:p>
          </table:table-cell>
          <table:table-cell table:number-columns-repeated="5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3.05">
            <text:p>43.05</text:p>
          </table:table-cell>
          <table:table-cell office:value-type="float" office:value="15.76">
            <text:p>15.76</text:p>
          </table:table-cell>
          <table:table-cell office:value-type="float" office:value="42">
            <text:p>42</text:p>
          </table:table-cell>
          <table:table-cell table:number-columns-repeated="4"/>
          <table:table-cell table:formula="oooc:=ABS(([.B102]-[.C102])*100/[.B102])" office:value-type="float" office:value="2.49999999999999">
            <text:p>2.5</text:p>
          </table:table-cell>
          <table:table-cell table:formula="oooc:=ABS(([.B102]-[.D102])*100/[.B102])" office:value-type="float" office:value="62.4761904761905">
            <text:p>62.48</text:p>
          </table:table-cell>
          <table:table-cell table:number-columns-repeated="5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9.15">
            <text:p>39.15</text:p>
          </table:table-cell>
          <table:table-cell office:value-type="float" office:value="21.83">
            <text:p>21.83</text:p>
          </table:table-cell>
          <table:table-cell office:value-type="float" office:value="39.1">
            <text:p>39.1</text:p>
          </table:table-cell>
          <table:table-cell table:number-columns-repeated="4"/>
          <table:table-cell table:formula="oooc:=ABS(([.B103]-[.C103])*100/[.B103])" office:value-type="float" office:value="0.127877237851655">
            <text:p>0.13</text:p>
          </table:table-cell>
          <table:table-cell table:formula="oooc:=ABS(([.B103]-[.D103])*100/[.B103])" office:value-type="float" office:value="44.1687979539642">
            <text:p>44.17</text:p>
          </table:table-cell>
          <table:table-cell table:number-columns-repeated="5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9.36">
            <text:p>59.36</text:p>
          </table:table-cell>
          <table:table-cell office:value-type="float" office:value="27.61">
            <text:p>27.61</text:p>
          </table:table-cell>
          <table:table-cell office:value-type="float" office:value="55.3">
            <text:p>55.3</text:p>
          </table:table-cell>
          <table:table-cell table:number-columns-repeated="4"/>
          <table:table-cell table:formula="oooc:=ABS(([.B104]-[.C104])*100/[.B104])" office:value-type="float" office:value="7.34177215189874">
            <text:p>7.34</text:p>
          </table:table-cell>
          <table:table-cell table:formula="oooc:=ABS(([.B104]-[.D104])*100/[.B104])" office:value-type="float" office:value="50.0723327305606">
            <text:p>50.07</text:p>
          </table:table-cell>
          <table:table-cell table:number-columns-repeated="5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6.92">
            <text:p>46.92</text:p>
          </table:table-cell>
          <table:table-cell office:value-type="float" office:value="21.79">
            <text:p>21.79</text:p>
          </table:table-cell>
          <table:table-cell office:value-type="float" office:value="54.9">
            <text:p>54.9</text:p>
          </table:table-cell>
          <table:table-cell table:number-columns-repeated="4"/>
          <table:table-cell table:formula="oooc:=ABS(([.B105]-[.C105])*100/[.B105])" office:value-type="float" office:value="14.5355191256831">
            <text:p>14.54</text:p>
          </table:table-cell>
          <table:table-cell table:formula="oooc:=ABS(([.B105]-[.D105])*100/[.B105])" office:value-type="float" office:value="60.3096539162113">
            <text:p>60.31</text:p>
          </table:table-cell>
          <table:table-cell table:number-columns-repeated="5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5.84">
            <text:p>45.84</text:p>
          </table:table-cell>
          <table:table-cell office:value-type="float" office:value="24.68">
            <text:p>24.68</text:p>
          </table:table-cell>
          <table:table-cell office:value-type="float" office:value="45.3">
            <text:p>45.3</text:p>
          </table:table-cell>
          <table:table-cell table:number-columns-repeated="4"/>
          <table:table-cell table:formula="oooc:=ABS(([.B106]-[.C106])*100/[.B106])" office:value-type="float" office:value="1.19205298013246">
            <text:p>1.19</text:p>
          </table:table-cell>
          <table:table-cell table:formula="oooc:=ABS(([.B106]-[.D106])*100/[.B106])" office:value-type="float" office:value="45.5187637969095">
            <text:p>45.52</text:p>
          </table:table-cell>
          <table:table-cell table:number-columns-repeated="5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50.18">
            <text:p>50.18</text:p>
          </table:table-cell>
          <table:table-cell office:value-type="float" office:value="28.32">
            <text:p>28.32</text:p>
          </table:table-cell>
          <table:table-cell office:value-type="float" office:value="49.3">
            <text:p>49.3</text:p>
          </table:table-cell>
          <table:table-cell table:number-columns-repeated="4"/>
          <table:table-cell table:formula="oooc:=ABS(([.B107]-[.C107])*100/[.B107])" office:value-type="float" office:value="1.78498985801218">
            <text:p>1.78</text:p>
          </table:table-cell>
          <table:table-cell table:formula="oooc:=ABS(([.B107]-[.D107])*100/[.B107])" office:value-type="float" office:value="42.5557809330629">
            <text:p>42.56</text:p>
          </table:table-cell>
          <table:table-cell table:number-columns-repeated="5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9.8">
            <text:p>49.8</text:p>
          </table:table-cell>
          <table:table-cell office:value-type="float" office:value="28.43">
            <text:p>28.43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ooc:=ABS(([.B108]-[.C108])*100/[.B108])" office:value-type="float" office:value="2.25872689938397">
            <text:p>2.26</text:p>
          </table:table-cell>
          <table:table-cell table:formula="oooc:=ABS(([.B108]-[.D108])*100/[.B108])" office:value-type="float" office:value="41.6221765913758">
            <text:p>41.62</text:p>
          </table:table-cell>
          <table:table-cell table:number-columns-repeated="5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3.63">
            <text:p>53.63</text:p>
          </table:table-cell>
          <table:table-cell office:value-type="float" office:value="35.13">
            <text:p>35.13</text:p>
          </table:table-cell>
          <table:table-cell office:value-type="float" office:value="52.3">
            <text:p>52.3</text:p>
          </table:table-cell>
          <table:table-cell table:number-columns-repeated="4"/>
          <table:table-cell table:formula="oooc:=ABS(([.B109]-[.C109])*100/[.B109])" office:value-type="float" office:value="2.54302103250479">
            <text:p>2.54</text:p>
          </table:table-cell>
          <table:table-cell table:formula="oooc:=ABS(([.B109]-[.D109])*100/[.B109])" office:value-type="float" office:value="32.82982791587">
            <text:p>32.83</text:p>
          </table:table-cell>
          <table:table-cell table:number-columns-repeated="5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39">
            <text:p>60.39</text:p>
          </table:table-cell>
          <table:table-cell office:value-type="float" office:value="37.69">
            <text:p>37.69</text:p>
          </table:table-cell>
          <table:table-cell office:value-type="float" office:value="57.8">
            <text:p>57.8</text:p>
          </table:table-cell>
          <table:table-cell table:number-columns-repeated="4"/>
          <table:table-cell table:formula="oooc:=ABS(([.B110]-[.C110])*100/[.B110])" office:value-type="float" office:value="4.48096885813149">
            <text:p>4.48</text:p>
          </table:table-cell>
          <table:table-cell table:formula="oooc:=ABS(([.B110]-[.D110])*100/[.B110])" office:value-type="float" office:value="34.7923875432526">
            <text:p>34.79</text:p>
          </table:table-cell>
          <table:table-cell table:number-columns-repeated="5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6.36">
            <text:p>66.36</text:p>
          </table:table-cell>
          <table:table-cell office:value-type="float" office:value="43.46">
            <text:p>43.46</text:p>
          </table:table-cell>
          <table:table-cell office:value-type="float" office:value="62.1">
            <text:p>62.1</text:p>
          </table:table-cell>
          <table:table-cell table:number-columns-repeated="4"/>
          <table:table-cell table:formula="oooc:=ABS(([.B111]-[.C111])*100/[.B111])" office:value-type="float" office:value="6.85990338164251">
            <text:p>6.86</text:p>
          </table:table-cell>
          <table:table-cell table:formula="oooc:=ABS(([.B111]-[.D111])*100/[.B111])" office:value-type="float" office:value="30.0161030595813">
            <text:p>30.02</text:p>
          </table:table-cell>
          <table:table-cell table:number-columns-repeated="5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7.13">
            <text:p>27.13</text:p>
          </table:table-cell>
          <table:table-cell office:value-type="float" office:value="-6.84">
            <text:p>-6.84</text:p>
          </table:table-cell>
          <table:table-cell office:value-type="float" office:value="27.2">
            <text:p>27.2</text:p>
          </table:table-cell>
          <table:table-cell table:number-columns-repeated="4"/>
          <table:table-cell table:formula="oooc:=ABS(([.B112]-[.C112])*100/[.B112])" office:value-type="float" office:value="0.257352941176472">
            <text:p>0.26</text:p>
          </table:table-cell>
          <table:table-cell table:formula="oooc:=ABS(([.B112]-[.D112])*100/[.B112])" office:value-type="float" office:value="125.147058823529">
            <text:p>125.15</text:p>
          </table:table-cell>
          <table:table-cell table:number-columns-repeated="5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62.62">
            <text:p>62.62</text:p>
          </table:table-cell>
          <table:table-cell office:value-type="float" office:value="37.33">
            <text:p>37.33</text:p>
          </table:table-cell>
          <table:table-cell office:value-type="float" office:value="60.3">
            <text:p>60.3</text:p>
          </table:table-cell>
          <table:table-cell table:number-columns-repeated="4"/>
          <table:table-cell table:formula="oooc:=ABS(([.B113]-[.C113])*100/[.B113])" office:value-type="float" office:value="3.84742951907131">
            <text:p>3.85</text:p>
          </table:table-cell>
          <table:table-cell table:formula="oooc:=ABS(([.B113]-[.D113])*100/[.B113])" office:value-type="float" office:value="38.0928689883914">
            <text:p>38.09</text:p>
          </table:table-cell>
          <table:table-cell table:number-columns-repeated="5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3.47">
            <text:p>63.47</text:p>
          </table:table-cell>
          <table:table-cell office:value-type="float" office:value="41.65">
            <text:p>41.65</text:p>
          </table:table-cell>
          <table:table-cell office:value-type="float" office:value="63.2">
            <text:p>63.2</text:p>
          </table:table-cell>
          <table:table-cell table:number-columns-repeated="4"/>
          <table:table-cell table:formula="oooc:=ABS(([.B114]-[.C114])*100/[.B114])" office:value-type="float" office:value="0.427215189873411">
            <text:p>0.43</text:p>
          </table:table-cell>
          <table:table-cell table:formula="oooc:=ABS(([.B114]-[.D114])*100/[.B114])" office:value-type="float" office:value="34.0981012658228">
            <text:p>34.1</text:p>
          </table:table-cell>
          <table:table-cell table:number-columns-repeated="5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4.19">
            <text:p>44.19</text:p>
          </table:table-cell>
          <table:table-cell office:value-type="float" office:value="15.39">
            <text:p>15.39</text:p>
          </table:table-cell>
          <table:table-cell office:value-type="float" office:value="40.3">
            <text:p>40.3</text:p>
          </table:table-cell>
          <table:table-cell table:number-columns-repeated="4"/>
          <table:table-cell table:formula="oooc:=AVERAGE([.J99:.J114])" office:value-type="float" office:value="3.56406074388753">
            <text:p>3.56</text:p>
          </table:table-cell>
          <table:table-cell table:formula="oooc:=AVERAGE([.K99:.K114])" office:value-type="float" office:value="45.7331363393594">
            <text:p>45.73</text:p>
          </table:table-cell>
          <table:table-cell table:number-columns-repeated="5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5.95">
            <text:p>45.95</text:p>
          </table:table-cell>
          <table:table-cell office:value-type="float" office:value="20.7">
            <text:p>20.7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ooc:=ABS(([.B116]-[.C116])*100/[.B116])" office:value-type="float" office:value="1.88470066518847">
            <text:p>1.88</text:p>
          </table:table-cell>
          <table:table-cell table:formula="oooc:=ABS(([.B116]-[.D116])*100/[.B116])" office:value-type="float" office:value="54.1019955654102">
            <text:p>54.1</text:p>
          </table:table-cell>
          <table:table-cell table:number-columns-repeated="5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8">
            <text:p>38</text:p>
          </table:table-cell>
          <table:table-cell office:value-type="float" office:value="20.96">
            <text:p>20.96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ooc:=ABS(([.B117]-[.C117])*100/[.B117])" office:value-type="float" office:value="0.783289817232369">
            <text:p>0.78</text:p>
          </table:table-cell>
          <table:table-cell table:formula="oooc:=ABS(([.B117]-[.D117])*100/[.B117])" office:value-type="float" office:value="45.2741514360313">
            <text:p>45.2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102:.J117])" office:value-type="float" office:value="3.3993050251044">
            <text:p>3.4</text:p>
          </table:table-cell>
          <table:table-cell table:formula="oooc:=AVERAGE([.K102:.K117])" office:value-type="float" office:value="49.1755829584702">
            <text:p>49.18</text:p>
          </table:table-cell>
          <table:table-cell table:number-columns-repeated="5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<text:s/>fre86a.nn </text:p>
          </table:table-cell>
          <table:table-cell/>
          <table:table-cell>
            <draw:frame table:end-cell-address="Sheet4.P138" table:end-x="2.177cm" table:end-y="0.239cm" draw:z-index="4" draw:style-name="gr1" svg:width="11.19cm" svg:height="8.894cm" svg:x="0.019cm" svg:y="0.392cm">
              <draw:object draw:notify-on-update-of-ranges="Sheet4.C119:Sheet4.C119 Sheet4.C120:Sheet4.C184 Sheet4.B120:Sheet4.B184 Sheet4.D119:Sheet4.D119 Sheet4.D120:Sheet4.D184 Sheet4.B120:Sheet4.B184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9">
            <text:p>47.9</text:p>
          </table:table-cell>
          <table:table-cell office:value-type="float" office:value="48.3">
            <text:p>48.3</text:p>
          </table:table-cell>
          <table:table-cell table:number-columns-repeated="5"/>
          <table:table-cell table:formula="oooc:=ABS(([.B121]-[.C121])*100/[.B121])" office:value-type="float" office:value="0.828157349896477">
            <text:p>0.83</text:p>
          </table:table-cell>
          <table:table-cell table:number-columns-repeated="6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6">
            <text:p>40.76</text:p>
          </table:table-cell>
          <table:table-cell office:value-type="float" office:value="43.4">
            <text:p>43.4</text:p>
          </table:table-cell>
          <table:table-cell table:number-columns-repeated="5"/>
          <table:table-cell table:formula="oooc:=ABS(([.B122]-[.C122])*100/[.B122])" office:value-type="float" office:value="6.08294930875576">
            <text:p>6.08</text:p>
          </table:table-cell>
          <table:table-cell table:number-columns-repeated="6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5">
            <text:p>34.15</text:p>
          </table:table-cell>
          <table:table-cell office:value-type="float" office:value="36.2">
            <text:p>36.2</text:p>
          </table:table-cell>
          <table:table-cell table:number-columns-repeated="5"/>
          <table:table-cell table:formula="oooc:=ABS(([.B123]-[.C123])*100/[.B123])" office:value-type="float" office:value="5.66298342541438">
            <text:p>5.66</text:p>
          </table:table-cell>
          <table:table-cell table:number-columns-repeated="6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42">
            <text:p>45.42</text:p>
          </table:table-cell>
          <table:table-cell office:value-type="float" office:value="47.8">
            <text:p>47.8</text:p>
          </table:table-cell>
          <table:table-cell table:number-columns-repeated="5"/>
          <table:table-cell table:formula="oooc:=ABS(([.B124]-[.C124])*100/[.B124])" office:value-type="float" office:value="4.97907949790794">
            <text:p>4.98</text:p>
          </table:table-cell>
          <table:table-cell table:number-columns-repeated="6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9">
            <text:p>47.39</text:p>
          </table:table-cell>
          <table:table-cell office:value-type="float" office:value="47.8">
            <text:p>47.8</text:p>
          </table:table-cell>
          <table:table-cell table:number-columns-repeated="5"/>
          <table:table-cell table:formula="oooc:=ABS(([.B125]-[.C125])*100/[.B125])" office:value-type="float" office:value="0.857740585774051">
            <text:p>0.86</text:p>
          </table:table-cell>
          <table:table-cell table:number-columns-repeated="6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51">
            <text:p>57.51</text:p>
          </table:table-cell>
          <table:table-cell office:value-type="float" office:value="57.4">
            <text:p>57.4</text:p>
          </table:table-cell>
          <table:table-cell table:number-columns-repeated="5"/>
          <table:table-cell table:formula="oooc:=ABS(([.B126]-[.C126])*100/[.B126])" office:value-type="float" office:value="0.19163763066202">
            <text:p>0.19</text:p>
          </table:table-cell>
          <table:table-cell table:number-columns-repeated="6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82">
            <text:p>38.82</text:p>
          </table:table-cell>
          <table:table-cell office:value-type="float" office:value="38.4">
            <text:p>38.4</text:p>
          </table:table-cell>
          <table:table-cell table:number-columns-repeated="5"/>
          <table:table-cell table:formula="oooc:=ABS(([.B127]-[.C127])*100/[.B127])" office:value-type="float" office:value="1.09375">
            <text:p>1.09</text:p>
          </table:table-cell>
          <table:table-cell table:number-columns-repeated="6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72">
            <text:p>36.72</text:p>
          </table:table-cell>
          <table:table-cell office:value-type="float" office:value="40.2">
            <text:p>40.2</text:p>
          </table:table-cell>
          <table:table-cell table:number-columns-repeated="5"/>
          <table:table-cell table:formula="oooc:=ABS(([.B128]-[.C128])*100/[.B128])" office:value-type="float" office:value="8.65671641791046">
            <text:p>8.66</text:p>
          </table:table-cell>
          <table:table-cell table:number-columns-repeated="6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5">
            <text:p>27.75</text:p>
          </table:table-cell>
          <table:table-cell office:value-type="float" office:value="29.6">
            <text:p>29.6</text:p>
          </table:table-cell>
          <table:table-cell table:number-columns-repeated="5"/>
          <table:table-cell table:formula="oooc:=ABS(([.B129]-[.C129])*100/[.B129])" office:value-type="float" office:value="6.25">
            <text:p>6.25</text:p>
          </table:table-cell>
          <table:table-cell table:number-columns-repeated="6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1.04">
            <text:p>41.04</text:p>
          </table:table-cell>
          <table:table-cell office:value-type="float" office:value="39.5">
            <text:p>39.5</text:p>
          </table:table-cell>
          <table:table-cell table:number-columns-repeated="5"/>
          <table:table-cell table:formula="oooc:=ABS(([.B130]-[.C130])*100/[.B130])" office:value-type="float" office:value="3.89873417721519">
            <text:p>3.9</text:p>
          </table:table-cell>
          <table:table-cell table:number-columns-repeated="6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2">
            <text:p>34.2</text:p>
          </table:table-cell>
          <table:table-cell office:value-type="float" office:value="35.3">
            <text:p>35.3</text:p>
          </table:table-cell>
          <table:table-cell table:number-columns-repeated="5"/>
          <table:table-cell table:formula="oooc:=ABS(([.B131]-[.C131])*100/[.B131])" office:value-type="float" office:value="3.11614730878185">
            <text:p>3.12</text:p>
          </table:table-cell>
          <table:table-cell table:number-columns-repeated="6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9">
            <text:p>22.49</text:p>
          </table:table-cell>
          <table:table-cell office:value-type="float" office:value="22.1">
            <text:p>22.1</text:p>
          </table:table-cell>
          <table:table-cell table:number-columns-repeated="5"/>
          <table:table-cell table:formula="oooc:=ABS(([.B132]-[.C132])*100/[.B132])" office:value-type="float" office:value="1.76470588235293">
            <text:p>1.76</text:p>
          </table:table-cell>
          <table:table-cell table:number-columns-repeated="6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93">
            <text:p>26.93</text:p>
          </table:table-cell>
          <table:table-cell office:value-type="float" office:value="25.9">
            <text:p>25.9</text:p>
          </table:table-cell>
          <table:table-cell table:number-columns-repeated="5"/>
          <table:table-cell table:formula="oooc:=ABS(([.B133]-[.C133])*100/[.B133])" office:value-type="float" office:value="3.97683397683398">
            <text:p>3.98</text:p>
          </table:table-cell>
          <table:table-cell table:number-columns-repeated="6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7">
            <text:p>38.47</text:p>
          </table:table-cell>
          <table:table-cell office:value-type="float" office:value="38.6">
            <text:p>38.6</text:p>
          </table:table-cell>
          <table:table-cell table:number-columns-repeated="5"/>
          <table:table-cell table:formula="oooc:=ABS(([.B134]-[.C134])*100/[.B134])" office:value-type="float" office:value="0.336787564766846">
            <text:p>0.34</text:p>
          </table:table-cell>
          <table:table-cell table:number-columns-repeated="6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ooc:=ABS(([.B135]-[.C135])*100/[.B135])" office:value-type="float" office:value="2.85714285714285">
            <text:p>2.86</text:p>
          </table:table-cell>
          <table:table-cell table:number-columns-repeated="6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9">
            <text:p>40.09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ooc:=ABS(([.B136]-[.C136])*100/[.B136])" office:value-type="float" office:value="11.1086474501109">
            <text:p>11.11</text:p>
          </table:table-cell>
          <table:table-cell table:number-columns-repeated="6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5">
            <text:p>35.95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ooc:=AVERAGE([.J121:.J136])" office:value-type="float" office:value="3.85387583959535">
            <text:p>3.85</text:p>
          </table:table-cell>
          <table:table-cell table:number-columns-repeated="6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5"/>
          <table:table-cell table:formula="oooc:=ABS(([.B138]-[.C138])*100/[.B138])" office:value-type="float" office:value="0.777096114519418">
            <text:p>0.78</text:p>
          </table:table-cell>
          <table:table-cell table:number-columns-repeated="6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51">
            <text:p>46.51</text:p>
          </table:table-cell>
          <table:table-cell office:value-type="float" office:value="48.1">
            <text:p>48.1</text:p>
          </table:table-cell>
          <table:table-cell table:number-columns-repeated="5"/>
          <table:table-cell table:formula="oooc:=ABS(([.B139]-[.C139])*100/[.B139])" office:value-type="float" office:value="3.30561330561331">
            <text:p>3.31</text:p>
          </table:table-cell>
          <table:table-cell table:number-columns-repeated="6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5">
            <text:p>34.15</text:p>
          </table:table-cell>
          <table:table-cell office:value-type="float" office:value="38.9">
            <text:p>38.9</text:p>
          </table:table-cell>
          <table:table-cell table:number-columns-repeated="5"/>
          <table:table-cell table:formula="oooc:=ABS(([.B140]-[.C140])*100/[.B140])" office:value-type="float" office:value="12.2107969151671">
            <text:p>12.21</text:p>
          </table:table-cell>
          <table:table-cell table:number-columns-repeated="6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8">
            <text:p>43.28</text:p>
          </table:table-cell>
          <table:table-cell office:value-type="float" office:value="45.9">
            <text:p>45.9</text:p>
          </table:table-cell>
          <table:table-cell table:number-columns-repeated="5"/>
          <table:table-cell table:formula="oooc:=ABS(([.B141]-[.C141])*100/[.B141])" office:value-type="float" office:value="5.70806100217864">
            <text:p>5.71</text:p>
          </table:table-cell>
          <table:table-cell table:number-columns-repeated="6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6">
            <text:p>14.36</text:p>
          </table:table-cell>
          <table:table-cell office:value-type="float" office:value="14.1">
            <text:p>14.1</text:p>
          </table:table-cell>
          <table:table-cell table:number-columns-repeated="5"/>
          <table:table-cell table:formula="oooc:=ABS(([.B142]-[.C142])*100/[.B142])" office:value-type="float" office:value="1.84397163120567">
            <text:p>1.84</text:p>
          </table:table-cell>
          <table:table-cell table:number-columns-repeated="6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7">
            <text:p>51.27</text:p>
          </table:table-cell>
          <table:table-cell office:value-type="float" office:value="49.8">
            <text:p>49.8</text:p>
          </table:table-cell>
          <table:table-cell table:number-columns-repeated="5"/>
          <table:table-cell table:formula="oooc:=ABS(([.B143]-[.C143])*100/[.B143])" office:value-type="float" office:value="2.95180722891567">
            <text:p>2.95</text:p>
          </table:table-cell>
          <table:table-cell table:number-columns-repeated="6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2.01">
            <text:p>52.01</text:p>
          </table:table-cell>
          <table:table-cell office:value-type="float" office:value="50.5">
            <text:p>50.5</text:p>
          </table:table-cell>
          <table:table-cell table:number-columns-repeated="5"/>
          <table:table-cell table:formula="oooc:=ABS(([.B144]-[.C144])*100/[.B144])" office:value-type="float" office:value="2.99009900990099">
            <text:p>2.99</text:p>
          </table:table-cell>
          <table:table-cell table:number-columns-repeated="6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9">
            <text:p>51.9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ooc:=ABS(([.B145]-[.C145])*100/[.B145])" office:value-type="float" office:value="6.57084188911703">
            <text:p>6.57</text:p>
          </table:table-cell>
          <table:table-cell table:number-columns-repeated="6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8">
            <text:p>40.8</text:p>
          </table:table-cell>
          <table:table-cell office:value-type="float" office:value="44.8">
            <text:p>44.8</text:p>
          </table:table-cell>
          <table:table-cell table:number-columns-repeated="5"/>
          <table:table-cell table:formula="oooc:=ABS(([.B146]-[.C146])*100/[.B146])" office:value-type="float" office:value="8.92857142857143">
            <text:p>8.93</text:p>
          </table:table-cell>
          <table:table-cell table:number-columns-repeated="6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7">
            <text:p>45.57</text:p>
          </table:table-cell>
          <table:table-cell office:value-type="float" office:value="48.6">
            <text:p>48.6</text:p>
          </table:table-cell>
          <table:table-cell table:number-columns-repeated="5"/>
          <table:table-cell table:formula="oooc:=ABS(([.B147]-[.C147])*100/[.B147])" office:value-type="float" office:value="6.23456790123457">
            <text:p>6.23</text:p>
          </table:table-cell>
          <table:table-cell table:number-columns-repeated="6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9.03">
            <text:p>39.03</text:p>
          </table:table-cell>
          <table:table-cell office:value-type="float" office:value="40.1">
            <text:p>40.1</text:p>
          </table:table-cell>
          <table:table-cell table:number-columns-repeated="5"/>
          <table:table-cell table:formula="oooc:=ABS(([.B148]-[.C148])*100/[.B148])" office:value-type="float" office:value="2.66832917705736">
            <text:p>2.67</text:p>
          </table:table-cell>
          <table:table-cell table:number-columns-repeated="6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1.04">
            <text:p>41.04</text:p>
          </table:table-cell>
          <table:table-cell office:value-type="float" office:value="41.5">
            <text:p>41.5</text:p>
          </table:table-cell>
          <table:table-cell table:number-columns-repeated="5"/>
          <table:table-cell table:formula="oooc:=ABS(([.B149]-[.C149])*100/[.B149])" office:value-type="float" office:value="1.10843373493976">
            <text:p>1.11</text:p>
          </table:table-cell>
          <table:table-cell table:number-columns-repeated="6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7">
            <text:p>47.67</text:p>
          </table:table-cell>
          <table:table-cell office:value-type="float" office:value="48.4">
            <text:p>48.4</text:p>
          </table:table-cell>
          <table:table-cell table:number-columns-repeated="5"/>
          <table:table-cell table:formula="oooc:=ABS(([.B150]-[.C150])*100/[.B150])" office:value-type="float" office:value="1.50826446280991">
            <text:p>1.51</text:p>
          </table:table-cell>
          <table:table-cell table:number-columns-repeated="6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9">
            <text:p>50.39</text:p>
          </table:table-cell>
          <table:table-cell office:value-type="float" office:value="51.4">
            <text:p>51.4</text:p>
          </table:table-cell>
          <table:table-cell table:number-columns-repeated="5"/>
          <table:table-cell table:formula="oooc:=ABS(([.B151]-[.C151])*100/[.B151])" office:value-type="float" office:value="1.96498054474708">
            <text:p>1.96</text:p>
          </table:table-cell>
          <table:table-cell table:number-columns-repeated="6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5">
            <text:p>39.65</text:p>
          </table:table-cell>
          <table:table-cell office:value-type="float" office:value="39.2">
            <text:p>39.2</text:p>
          </table:table-cell>
          <table:table-cell table:number-columns-repeated="5"/>
          <table:table-cell table:formula="oooc:=ABS(([.B152]-[.C152])*100/[.B152])" office:value-type="float" office:value="1.14795918367346">
            <text:p>1.15</text:p>
          </table:table-cell>
          <table:table-cell table:number-columns-repeated="6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6">
            <text:p>35.96</text:p>
          </table:table-cell>
          <table:table-cell office:value-type="float" office:value="34.8">
            <text:p>34.8</text:p>
          </table:table-cell>
          <table:table-cell table:number-columns-repeated="5"/>
          <table:table-cell table:formula="oooc:=ABS(([.B153]-[.C153])*100/[.B153])" office:value-type="float" office:value="3.33333333333334">
            <text:p>3.33</text:p>
          </table:table-cell>
          <table:table-cell table:number-columns-repeated="6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6">
            <text:p>40.76</text:p>
          </table:table-cell>
          <table:table-cell office:value-type="float" office:value="37.9">
            <text:p>37.9</text:p>
          </table:table-cell>
          <table:table-cell table:number-columns-repeated="5"/>
          <table:table-cell table:formula="oooc:=AVERAGE([.J138:.J153])" office:value-type="float" office:value="3.95329542893655">
            <text:p>3.95</text:p>
          </table:table-cell>
          <table:table-cell table:number-columns-repeated="6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6">
            <text:p>50.06</text:p>
          </table:table-cell>
          <table:table-cell office:value-type="float" office:value="50.2">
            <text:p>50.2</text:p>
          </table:table-cell>
          <table:table-cell table:number-columns-repeated="5"/>
          <table:table-cell table:formula="oooc:=ABS(([.B155]-[.C155])*100/[.B155])" office:value-type="float" office:value="0.278884462151396">
            <text:p>0.28</text:p>
          </table:table-cell>
          <table:table-cell table:number-columns-repeated="6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2.01">
            <text:p>52.01</text:p>
          </table:table-cell>
          <table:table-cell office:value-type="float" office:value="51">
            <text:p>51</text:p>
          </table:table-cell>
          <table:table-cell table:number-columns-repeated="5"/>
          <table:table-cell table:formula="oooc:=ABS(([.B156]-[.C156])*100/[.B156])" office:value-type="float" office:value="1.98039215686274">
            <text:p>1.98</text:p>
          </table:table-cell>
          <table:table-cell table:number-columns-repeated="6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8">
            <text:p>38.28</text:p>
          </table:table-cell>
          <table:table-cell office:value-type="float" office:value="40.9">
            <text:p>40.9</text:p>
          </table:table-cell>
          <table:table-cell table:number-columns-repeated="5"/>
          <table:table-cell table:formula="oooc:=ABS(([.B157]-[.C157])*100/[.B157])" office:value-type="float" office:value="6.40586797066014">
            <text:p>6.41</text:p>
          </table:table-cell>
          <table:table-cell table:number-columns-repeated="6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7">
            <text:p>35.27</text:p>
          </table:table-cell>
          <table:table-cell office:value-type="float" office:value="34.5">
            <text:p>34.5</text:p>
          </table:table-cell>
          <table:table-cell table:number-columns-repeated="5"/>
          <table:table-cell table:formula="oooc:=ABS(([.B158]-[.C158])*100/[.B158])" office:value-type="float" office:value="2.23188405797102">
            <text:p>2.23</text:p>
          </table:table-cell>
          <table:table-cell table:number-columns-repeated="6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61">
            <text:p>27.6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ooc:=ABS(([.B159]-[.C159])*100/[.B159])" office:value-type="float" office:value="6.08843537414966">
            <text:p>6.09</text:p>
          </table:table-cell>
          <table:table-cell table:number-columns-repeated="6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7">
            <text:p>29.87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ooc:=ABS(([.B160]-[.C160])*100/[.B160])" office:value-type="float" office:value="12.2932330827068">
            <text:p>12.29</text:p>
          </table:table-cell>
          <table:table-cell table:number-columns-repeated="6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11">
            <text:p>49.11</text:p>
          </table:table-cell>
          <table:table-cell office:value-type="float" office:value="51.4">
            <text:p>51.4</text:p>
          </table:table-cell>
          <table:table-cell table:number-columns-repeated="5"/>
          <table:table-cell table:formula="oooc:=ABS(([.B161]-[.C161])*100/[.B161])" office:value-type="float" office:value="4.45525291828794">
            <text:p>4.46</text:p>
          </table:table-cell>
          <table:table-cell table:number-columns-repeated="6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9">
            <text:p>34.79</text:p>
          </table:table-cell>
          <table:table-cell office:value-type="float" office:value="36.5">
            <text:p>36.5</text:p>
          </table:table-cell>
          <table:table-cell table:number-columns-repeated="5"/>
          <table:table-cell table:formula="oooc:=ABS(([.B162]-[.C162])*100/[.B162])" office:value-type="float" office:value="4.68493150684932">
            <text:p>4.68</text:p>
          </table:table-cell>
          <table:table-cell table:number-columns-repeated="6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8">
            <text:p>36.28</text:p>
          </table:table-cell>
          <table:table-cell office:value-type="float" office:value="41.3">
            <text:p>41.3</text:p>
          </table:table-cell>
          <table:table-cell table:number-columns-repeated="5"/>
          <table:table-cell table:formula="oooc:=ABS(([.B163]-[.C163])*100/[.B163])" office:value-type="float" office:value="12.1549636803874">
            <text:p>12.15</text:p>
          </table:table-cell>
          <table:table-cell table:number-columns-repeated="6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6">
            <text:p>40.96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ooc:=ABS(([.B164]-[.C164])*100/[.B164])" office:value-type="float" office:value="6.90909090909091">
            <text:p>6.91</text:p>
          </table:table-cell>
          <table:table-cell table:number-columns-repeated="6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94">
            <text:p>48.94</text:p>
          </table:table-cell>
          <table:table-cell office:value-type="float" office:value="47.7">
            <text:p>47.7</text:p>
          </table:table-cell>
          <table:table-cell table:number-columns-repeated="5"/>
          <table:table-cell table:formula="oooc:=ABS(([.B165]-[.C165])*100/[.B165])" office:value-type="float" office:value="2.59958071278825">
            <text:p>2.6</text:p>
          </table:table-cell>
          <table:table-cell table:number-columns-repeated="6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5">
            <text:p>42.35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ooc:=ABS(([.B166]-[.C166])*100/[.B166])" office:value-type="float" office:value="3.04136253041363">
            <text:p>3.04</text:p>
          </table:table-cell>
          <table:table-cell table:number-columns-repeated="6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6">
            <text:p>26.66</text:p>
          </table:table-cell>
          <table:table-cell office:value-type="float" office:value="26.1">
            <text:p>26.1</text:p>
          </table:table-cell>
          <table:table-cell table:number-columns-repeated="5"/>
          <table:table-cell table:formula="oooc:=ABS(([.B167]-[.C167])*100/[.B167])" office:value-type="float" office:value="2.1455938697318">
            <text:p>2.15</text:p>
          </table:table-cell>
          <table:table-cell table:number-columns-repeated="6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4">
            <text:p>42.34</text:p>
          </table:table-cell>
          <table:table-cell office:value-type="float" office:value="44.2">
            <text:p>44.2</text:p>
          </table:table-cell>
          <table:table-cell table:number-columns-repeated="5"/>
          <table:table-cell table:formula="oooc:=ABS(([.B168]-[.C168])*100/[.B168])" office:value-type="float" office:value="4.20814479638009">
            <text:p>4.21</text:p>
          </table:table-cell>
          <table:table-cell table:number-columns-repeated="6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4">
            <text:p>44.74</text:p>
          </table:table-cell>
          <table:table-cell office:value-type="float" office:value="48.1">
            <text:p>48.1</text:p>
          </table:table-cell>
          <table:table-cell table:number-columns-repeated="5"/>
          <table:table-cell table:formula="oooc:=ABS(([.B169]-[.C169])*100/[.B169])" office:value-type="float" office:value="6.98544698544698">
            <text:p>6.99</text:p>
          </table:table-cell>
          <table:table-cell table:number-columns-repeated="6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5">
            <text:p>42.35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ooc:=ABS(([.B170]-[.C170])*100/[.B170])" office:value-type="float" office:value="1.74013921113689">
            <text:p>1.74</text:p>
          </table:table-cell>
          <table:table-cell table:number-columns-repeated="6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6">
            <text:p>50.06</text:p>
          </table:table-cell>
          <table:table-cell office:value-type="float" office:value="51.9">
            <text:p>51.9</text:p>
          </table:table-cell>
          <table:table-cell table:number-columns-repeated="5"/>
          <table:table-cell table:formula="oooc:=ABS(([.B171]-[.C171])*100/[.B171])" office:value-type="float" office:value="3.54527938342967">
            <text:p>3.55</text:p>
          </table:table-cell>
          <table:table-cell table:number-columns-repeated="6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5">
            <text:p>46.65</text:p>
          </table:table-cell>
          <table:table-cell office:value-type="float" office:value="45.6">
            <text:p>45.6</text:p>
          </table:table-cell>
          <table:table-cell table:number-columns-repeated="5"/>
          <table:table-cell table:formula="oooc:=ABS(([.B172]-[.C172])*100/[.B172])" office:value-type="float" office:value="2.30263157894736">
            <text:p>2.3</text:p>
          </table:table-cell>
          <table:table-cell table:number-columns-repeated="6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4">
            <text:p>37.74</text:p>
          </table:table-cell>
          <table:table-cell office:value-type="float" office:value="43.9">
            <text:p>43.9</text:p>
          </table:table-cell>
          <table:table-cell table:number-columns-repeated="5"/>
          <table:table-cell table:formula="oooc:=AVERAGE([.J157:.J172])" office:value-type="float" office:value="5.11198991052361">
            <text:p>5.11</text:p>
          </table:table-cell>
          <table:table-cell table:number-columns-repeated="6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6">
            <text:p>35.96</text:p>
          </table:table-cell>
          <table:table-cell office:value-type="float" office:value="36.1">
            <text:p>36.1</text:p>
          </table:table-cell>
          <table:table-cell table:number-columns-repeated="5"/>
          <table:table-cell table:formula="oooc:=ABS(([.B174]-[.C174])*100/[.B174])" office:value-type="float" office:value="0.387811634349032">
            <text:p>0.39</text:p>
          </table:table-cell>
          <table:table-cell table:number-columns-repeated="6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8">
            <text:p>40.68</text:p>
          </table:table-cell>
          <table:table-cell office:value-type="float" office:value="42.7">
            <text:p>42.7</text:p>
          </table:table-cell>
          <table:table-cell table:number-columns-repeated="5"/>
          <table:table-cell table:formula="oooc:=ABS(([.B175]-[.C175])*100/[.B175])" office:value-type="float" office:value="4.73067915690867">
            <text:p>4.73</text:p>
          </table:table-cell>
          <table:table-cell table:number-columns-repeated="6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73">
            <text:p>38.73</text:p>
          </table:table-cell>
          <table:table-cell office:value-type="float" office:value="39.5">
            <text:p>39.5</text:p>
          </table:table-cell>
          <table:table-cell table:number-columns-repeated="5"/>
          <table:table-cell table:formula="oooc:=ABS(([.B176]-[.C176])*100/[.B176])" office:value-type="float" office:value="1.9493670886076">
            <text:p>1.95</text:p>
          </table:table-cell>
          <table:table-cell table:number-columns-repeated="6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1.01">
            <text:p>41.01</text:p>
          </table:table-cell>
          <table:table-cell office:value-type="float" office:value="39.9">
            <text:p>39.9</text:p>
          </table:table-cell>
          <table:table-cell table:number-columns-repeated="5"/>
          <table:table-cell table:formula="oooc:=ABS(([.B177]-[.C177])*100/[.B177])" office:value-type="float" office:value="2.78195488721804">
            <text:p>2.78</text:p>
          </table:table-cell>
          <table:table-cell table:number-columns-repeated="6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6">
            <text:p>27.46</text:p>
          </table:table-cell>
          <table:table-cell office:value-type="float" office:value="26.2">
            <text:p>26.2</text:p>
          </table:table-cell>
          <table:table-cell table:number-columns-repeated="5"/>
          <table:table-cell table:formula="oooc:=ABS(([.B178]-[.C178])*100/[.B178])" office:value-type="float" office:value="4.80916030534352">
            <text:p>4.81</text:p>
          </table:table-cell>
          <table:table-cell table:number-columns-repeated="6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82">
            <text:p>28.82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ooc:=ABS(([.B179]-[.C179])*100/[.B179])" office:value-type="float" office:value="2.92857142857143">
            <text:p>2.93</text:p>
          </table:table-cell>
          <table:table-cell table:number-columns-repeated="6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6">
            <text:p>37.16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ooc:=ABS(([.B180]-[.C180])*100/[.B180])" office:value-type="float" office:value="2.97650130548303">
            <text:p>2.98</text:p>
          </table:table-cell>
          <table:table-cell table:number-columns-repeated="6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7">
            <text:p>41.37</text:p>
          </table:table-cell>
          <table:table-cell office:value-type="float" office:value="45.4">
            <text:p>45.4</text:p>
          </table:table-cell>
          <table:table-cell table:number-columns-repeated="5"/>
          <table:table-cell table:formula="oooc:=ABS(([.B181]-[.C181])*100/[.B181])" office:value-type="float" office:value="8.87665198237886">
            <text:p>8.88</text:p>
          </table:table-cell>
          <table:table-cell table:number-columns-repeated="6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5"/>
          <table:table-cell table:formula="oooc:=ABS(([.B182]-[.C182])*100/[.B182])" office:value-type="float" office:value="11.7857142857143">
            <text:p>11.79</text:p>
          </table:table-cell>
          <table:table-cell table:number-columns-repeated="6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5"/>
          <table:table-cell table:formula="oooc:=ABS(([.B183]-[.C183])*100/[.B183])" office:value-type="float" office:value="6.7280163599182">
            <text:p>6.73</text:p>
          </table:table-cell>
          <table:table-cell table:number-columns-repeated="6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12">
            <text:p>15.12</text:p>
          </table:table-cell>
          <table:table-cell office:value-type="float" office:value="16.9">
            <text:p>16.9</text:p>
          </table:table-cell>
          <table:table-cell table:number-columns-repeated="5"/>
          <table:table-cell table:formula="oooc:=ABS(([.B184]-[.C184])*100/[.B184])" office:value-type="float" office:value="10.5325443786982">
            <text:p>10.5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169:.J184])" office:value-type="float" office:value="4.88577874266721">
            <text:p>4.8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4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1:43:00</meta:creation-date>
    <dc:creator>Computational Neurobiology</dc:creator>
    <dc:date>2009-10-23T14:55:23</dc:date>
    <meta:editing-cycles>43</meta:editing-cycles>
    <meta:editing-duration>PT8H0M45S</meta:editing-duration>
    <meta:user-defined meta:name="Info 1"/>
    <meta:user-defined meta:name="Info 2"/>
    <meta:user-defined meta:name="Info 3"/>
    <meta:user-defined meta:name="Info 4"/>
    <meta:document-statistic meta:table-count="4" meta:cell-count="5450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graphic-properties svg:stroke-width="0cm" svg:stroke-color="#314004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7.653cm" svg:height="10.133cm" chart:class="chart:scatter" chart:style-name="ch1">
        <chart:title svg:x="5.414cm" svg:y="0.202cm" chart:style-name="ch2">
          <text:p>Perfectly matching DNA sequences</text:p>
        </chart:title>
        <chart:subtitle svg:x="6.722cm" svg:y="0.992cm" chart:style-name="ch3">
          <text:p>No self complementarity</text:p>
        </chart:subtitle>
        <chart:legend chart:legend-position="end" svg:x="10.771cm" svg:y="3.888cm" chart:style-name="ch4"/>
        <chart:plot-area chart:style-name="ch5" table:cell-range-address="Sheet1.E5:Sheet1.L21 Sheet1.F4:Sheet1.L21 Sheet1.E4:Sheet1.E4" chart:data-source-has-labels="row" svg:x="0.503cm" svg:y="1.719cm" svg:width="9.971cm" svg:height="8.005cm">
          <chart:axis chart:dimension="x" chart:name="primary-x" chart:style-name="ch6">
            <chart:title svg:x="6.136cm" svg:y="9.304cm" chart:style-name="ch7">
              <text:p>experimental Tm</text:p>
            </chart:title>
          </chart:axis>
          <chart:axis chart:dimension="y" chart:name="primary-y" chart:style-name="ch6">
            <chart:title svg:x="0.354cm" svg:y="6.385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5:Sheet1.F21" chart:label-cell-address="Sheet1.F4:Sheet1.F4" chart:class="chart:scatter">
            <chart:domain table:cell-range-address="Sheet1.E5:Sheet1.E21"/>
            <chart:data-point chart:repeated="17"/>
          </chart:series>
          <chart:series chart:style-name="ch11" chart:values-cell-range-address="Sheet1.G5:Sheet1.G21" chart:label-cell-address="Sheet1.G4:Sheet1.G4" chart:class="chart:scatter">
            <chart:data-point chart:repeated="17"/>
          </chart:series>
          <chart:series chart:style-name="ch12" chart:values-cell-range-address="Sheet1.H5:Sheet1.H21" chart:label-cell-address="Sheet1.H4:Sheet1.H4" chart:class="chart:scatter">
            <chart:data-point chart:repeated="17"/>
          </chart:series>
          <chart:series chart:style-name="ch13" chart:values-cell-range-address="Sheet1.I5:Sheet1.I21" chart:label-cell-address="Sheet1.I4:Sheet1.I4" chart:class="chart:scatter">
            <chart:data-point chart:repeated="17"/>
          </chart:series>
          <chart:series chart:style-name="ch14" chart:values-cell-range-address="Sheet1.J5:Sheet1.J21" chart:label-cell-address="Sheet1.J4:Sheet1.J4" chart:class="chart:scatter">
            <chart:data-point chart:repeated="17"/>
          </chart:series>
          <chart:series chart:style-name="ch15" chart:values-cell-range-address="Sheet1.K5:Sheet1.K21" chart:label-cell-address="Sheet1.K4:Sheet1.K4" chart:class="chart:scatter">
            <chart:data-point chart:repeated="17"/>
          </chart:series>
          <chart:series chart:style-name="ch16" chart:values-cell-range-address="Sheet1.L5:Sheet1.L21" chart:label-cell-address="Sheet1.L4:Sheet1.L4" chart:class="chart:scatter">
            <chart:regression-curve chart:style-name="ch17"/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04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78">
                <text:p>31.78</text:p>
              </table:table-cell>
              <table:table-cell office:value-type="float" office:value="30.2">
                <text:p>30.2</text:p>
              </table:table-cell>
              <table:table-cell office:value-type="float" office:value="30.91">
                <text:p>30.91</text:p>
              </table:table-cell>
              <table:table-cell office:value-type="float" office:value="32.64">
                <text:p>32.64</text:p>
              </table:table-cell>
              <table:table-cell office:value-type="float" office:value="30.14">
                <text:p>30.14</text:p>
              </table:table-cell>
              <table:table-cell office:value-type="float" office:value="32.73">
                <text:p>32.7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1">
                <text:p>38.11</text:p>
              </table:table-cell>
              <table:table-cell office:value-type="float" office:value="39.83">
                <text:p>39.83</text:p>
              </table:table-cell>
              <table:table-cell office:value-type="float" office:value="37.36">
                <text:p>37.36</text:p>
              </table:table-cell>
              <table:table-cell office:value-type="float" office:value="39.3">
                <text:p>39.3</text:p>
              </table:table-cell>
              <table:table-cell office:value-type="float" office:value="37.94">
                <text:p>37.94</text:p>
              </table:table-cell>
              <table:table-cell office:value-type="float" office:value="39.37">
                <text:p>39.3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6">
                <text:p>44.56</text:p>
              </table:table-cell>
              <table:table-cell office:value-type="float" office:value="46.5">
                <text:p>46.5</text:p>
              </table:table-cell>
              <table:table-cell office:value-type="float" office:value="47.65">
                <text:p>47.65</text:p>
              </table:table-cell>
              <table:table-cell office:value-type="float" office:value="37.88">
                <text:p>37.88</text:p>
              </table:table-cell>
              <table:table-cell office:value-type="float" office:value="47.73">
                <text:p>47.73</text:p>
              </table:table-cell>
              <table:table-cell office:value-type="float" office:value="45.87">
                <text:p>45.8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1">
                <text:p>67.21</text:p>
              </table:table-cell>
              <table:table-cell office:value-type="float" office:value="70.62">
                <text:p>70.62</text:p>
              </table:table-cell>
              <table:table-cell office:value-type="float" office:value="68.32">
                <text:p>68.32</text:p>
              </table:table-cell>
              <table:table-cell office:value-type="float" office:value="69.46">
                <text:p>69.46</text:p>
              </table:table-cell>
              <table:table-cell office:value-type="float" office:value="68.62">
                <text:p>68.62</text:p>
              </table:table-cell>
              <table:table-cell office:value-type="float" office:value="68.35">
                <text:p>68.3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">
                <text:p>47.4</text:p>
              </table:table-cell>
              <table:table-cell office:value-type="float" office:value="46.29">
                <text:p>46.29</text:p>
              </table:table-cell>
              <table:table-cell office:value-type="float" office:value="47.01">
                <text:p>47.01</text:p>
              </table:table-cell>
              <table:table-cell office:value-type="float" office:value="48.25">
                <text:p>48.25</text:p>
              </table:table-cell>
              <table:table-cell office:value-type="float" office:value="47.73">
                <text:p>47.73</text:p>
              </table:table-cell>
              <table:table-cell office:value-type="float" office:value="47.53">
                <text:p>47.5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">
                <text:p>63.6</text:p>
              </table:table-cell>
              <table:table-cell office:value-type="float" office:value="66.16">
                <text:p>66.16</text:p>
              </table:table-cell>
              <table:table-cell office:value-type="float" office:value="64.74">
                <text:p>64.74</text:p>
              </table:table-cell>
              <table:table-cell office:value-type="float" office:value="64.94">
                <text:p>64.94</text:p>
              </table:table-cell>
              <table:table-cell office:value-type="float" office:value="64.15">
                <text:p>64.15</text:p>
              </table:table-cell>
              <table:table-cell office:value-type="float" office:value="64.48">
                <text:p>64.4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4">
                <text:p>43.04</text:p>
              </table:table-cell>
              <table:table-cell office:value-type="float" office:value="47.3">
                <text:p>47.3</text:p>
              </table:table-cell>
              <table:table-cell office:value-type="float" office:value="42.4">
                <text:p>42.4</text:p>
              </table:table-cell>
              <table:table-cell office:value-type="float" office:value="44.4">
                <text:p>44.4</text:p>
              </table:table-cell>
              <table:table-cell office:value-type="float" office:value="43.99">
                <text:p>43.99</text:p>
              </table:table-cell>
              <table:table-cell office:value-type="float" office:value="44.46">
                <text:p>44.4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17">
                <text:p>30.17</text:p>
              </table:table-cell>
              <table:table-cell office:value-type="float" office:value="5.72">
                <text:p>5.72</text:p>
              </table:table-cell>
              <table:table-cell office:value-type="float" office:value="29.75">
                <text:p>29.75</text:p>
              </table:table-cell>
              <table:table-cell office:value-type="float" office:value="31.88">
                <text:p>31.88</text:p>
              </table:table-cell>
              <table:table-cell office:value-type="float" office:value="25.34">
                <text:p>25.34</text:p>
              </table:table-cell>
              <table:table-cell office:value-type="float" office:value="30.37">
                <text:p>30.3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4">
                <text:p>33.14</text:p>
              </table:table-cell>
              <table:table-cell office:value-type="float" office:value="35.43">
                <text:p>35.43</text:p>
              </table:table-cell>
              <table:table-cell office:value-type="float" office:value="31.88">
                <text:p>31.88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34.92">
                <text:p>34.9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7">
                <text:p>59.67</text:p>
              </table:table-cell>
              <table:table-cell office:value-type="float" office:value="64.39">
                <text:p>64.39</text:p>
              </table:table-cell>
              <table:table-cell office:value-type="float" office:value="62.24">
                <text:p>62.24</text:p>
              </table:table-cell>
              <table:table-cell office:value-type="float" office:value="58.02">
                <text:p>58.02</text:p>
              </table:table-cell>
              <table:table-cell office:value-type="float" office:value="64.8">
                <text:p>64.8</text:p>
              </table:table-cell>
              <table:table-cell office:value-type="float" office:value="59.39">
                <text:p>59.3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28">
                <text:p>40.28</text:p>
              </table:table-cell>
              <table:table-cell office:value-type="float" office:value="41.01">
                <text:p>41.01</text:p>
              </table:table-cell>
              <table:table-cell office:value-type="float" office:value="41.21">
                <text:p>41.21</text:p>
              </table:table-cell>
              <table:table-cell office:value-type="float" office:value="39.92">
                <text:p>39.92</text:p>
              </table:table-cell>
              <table:table-cell office:value-type="float" office:value="40.95">
                <text:p>40.95</text:p>
              </table:table-cell>
              <table:table-cell office:value-type="float" office:value="41.18">
                <text:p>41.1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24">
                <text:p>48.24</text:p>
              </table:table-cell>
              <table:table-cell office:value-type="float" office:value="42.2">
                <text:p>42.2</text:p>
              </table:table-cell>
              <table:table-cell office:value-type="float" office:value="48.01">
                <text:p>48.01</text:p>
              </table:table-cell>
              <table:table-cell office:value-type="float" office:value="49.39">
                <text:p>49.39</text:p>
              </table:table-cell>
              <table:table-cell office:value-type="float" office:value="46.25">
                <text:p>46.25</text:p>
              </table:table-cell>
              <table:table-cell office:value-type="float" office:value="49.16">
                <text:p>49.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1">
                <text:p>41.91</text:p>
              </table:table-cell>
              <table:table-cell office:value-type="float" office:value="36.33">
                <text:p>36.33</text:p>
              </table:table-cell>
              <table:table-cell office:value-type="float" office:value="41.67">
                <text:p>41.67</text:p>
              </table:table-cell>
              <table:table-cell office:value-type="float" office:value="45.23">
                <text:p>45.23</text:p>
              </table:table-cell>
              <table:table-cell office:value-type="float" office:value="38.25">
                <text:p>38.25</text:p>
              </table:table-cell>
              <table:table-cell office:value-type="float" office:value="48.15">
                <text:p>48.15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4">
                <text:p>45.94</text:p>
              </table:table-cell>
              <table:table-cell office:value-type="float" office:value="45.24">
                <text:p>45.24</text:p>
              </table:table-cell>
              <table:table-cell office:value-type="float" office:value="45.52">
                <text:p>45.52</text:p>
              </table:table-cell>
              <table:table-cell office:value-type="float" office:value="46.65">
                <text:p>46.65</text:p>
              </table:table-cell>
              <table:table-cell office:value-type="float" office:value="47.3">
                <text:p>47.3</text:p>
              </table:table-cell>
              <table:table-cell office:value-type="float" office:value="47.09">
                <text:p>47.0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38">
                <text:p>64.38</text:p>
              </table:table-cell>
              <table:table-cell office:value-type="float" office:value="60.29">
                <text:p>60.29</text:p>
              </table:table-cell>
              <table:table-cell office:value-type="float" office:value="64.27">
                <text:p>64.27</text:p>
              </table:table-cell>
              <table:table-cell office:value-type="float" office:value="66.2">
                <text:p>66.2</text:p>
              </table:table-cell>
              <table:table-cell office:value-type="float" office:value="65.73">
                <text:p>65.73</text:p>
              </table:table-cell>
              <table:table-cell office:value-type="float" office:value="62.77">
                <text:p>62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77">
                <text:p>65.77</text:p>
              </table:table-cell>
              <table:table-cell office:value-type="float" office:value="73.06">
                <text:p>73.06</text:p>
              </table:table-cell>
              <table:table-cell office:value-type="float" office:value="65.69">
                <text:p>65.69</text:p>
              </table:table-cell>
              <table:table-cell office:value-type="float" office:value="67.11">
                <text:p>67.11</text:p>
              </table:table-cell>
              <table:table-cell office:value-type="float" office:value="69.03">
                <text:p>69.03</text:p>
              </table:table-cell>
              <table:table-cell office:value-type="float" office:value="66.68">
                <text:p>66.68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79cm" svg:height="9.609cm" chart:class="chart:scatter" chart:style-name="ch1">
        <chart:title svg:x="4.379cm" svg:y="0.192cm" chart:style-name="ch2">
          <text:p>Perfectly matching RNA sequences</text:p>
        </chart:title>
        <chart:subtitle svg:x="6.099cm" svg:y="0.971cm" chart:style-name="ch3">
          <text:p>no self complementarity</text:p>
        </chart:subtitle>
        <chart:legend chart:legend-position="end" svg:x="12.072cm" svg:y="3.604cm" chart:style-name="ch4"/>
        <chart:plot-area chart:style-name="ch5" table:cell-range-address="Sheet2.B81:Sheet2.E117 Sheet2.C80:Sheet2.E117 Sheet2.B80:Sheet2.B80" chart:data-source-has-labels="row" svg:x="0.427cm" svg:y="1.689cm" svg:width="11.33cm" svg:height="7.541cm">
          <chart:axis chart:dimension="x" chart:name="primary-x" chart:style-name="ch6">
            <chart:title svg:x="5.206cm" svg:y="8.8cm" chart:style-name="ch7">
              <text:p>experimental Tm</text:p>
            </chart:title>
          </chart:axis>
          <chart:axis chart:dimension="y" chart:name="primary-y" chart:style-name="ch6">
            <chart:title svg:x="0.316cm" svg:y="6.124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81:Sheet2.C117" chart:label-cell-address="Sheet2.C80:Sheet2.C80" chart:class="chart:scatter">
            <chart:domain table:cell-range-address="Sheet2.B81:Sheet2.B117"/>
            <chart:data-point chart:repeated="37"/>
          </chart:series>
          <chart:series chart:style-name="ch11" chart:values-cell-range-address="Sheet2.D81:Sheet2.D117" chart:label-cell-address="Sheet2.D80:Sheet2.D80" chart:class="chart:scatter">
            <chart:data-point chart:repeated="37"/>
          </chart:series>
          <chart:series chart:style-name="ch12" chart:values-cell-range-address="Sheet2.E81:Sheet2.E117" chart:label-cell-address="Sheet2.E80:Sheet2.E80" chart:class="chart:scatter">
            <chart:regression-curve chart:style-name="ch13"/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5.47">
                <text:p>65.47</text:p>
              </table:table-cell>
              <table:table-cell office:value-type="float" office:value="65.31">
                <text:p>65.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70.26">
                <text:p>70.26</text:p>
              </table:table-cell>
              <table:table-cell office:value-type="float" office:value="24.81">
                <text:p>24.8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72.95">
                <text:p>72.95</text:p>
              </table:table-cell>
              <table:table-cell office:value-type="float" office:value="27.53">
                <text:p>27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80.03">
                <text:p>80.03</text:p>
              </table:table-cell>
              <table:table-cell office:value-type="float" office:value="82.51">
                <text:p>82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65.37">
                <text:p>65.37</text:p>
              </table:table-cell>
              <table:table-cell office:value-type="float" office:value="67.55">
                <text:p>67.55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65.45">
                <text:p>65.45</text:p>
              </table:table-cell>
              <table:table-cell office:value-type="float" office:value="-0.74">
                <text:p>-0.7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65.9">
                <text:p>65.9</text:p>
              </table:table-cell>
              <table:table-cell office:value-type="float" office:value="19.76">
                <text:p>19.7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73.67">
                <text:p>73.67</text:p>
              </table:table-cell>
              <table:table-cell office:value-type="float" office:value="40.99">
                <text:p>40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80.51">
                <text:p>80.51</text:p>
              </table:table-cell>
              <table:table-cell office:value-type="float" office:value="81.58">
                <text:p>8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65.48">
                <text:p>65.48</text:p>
              </table:table-cell>
              <table:table-cell office:value-type="float" office:value="69.61">
                <text:p>69.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68.25">
                <text:p>68.25</text:p>
              </table:table-cell>
              <table:table-cell office:value-type="float" office:value="23.94">
                <text:p>23.9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55.11">
                <text:p>55.11</text:p>
              </table:table-cell>
              <table:table-cell office:value-type="float" office:value="-13.83">
                <text:p>-13.8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0.76">
                <text:p>70.76</text:p>
              </table:table-cell>
              <table:table-cell office:value-type="float" office:value="25.55">
                <text:p>25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74.1">
                <text:p>74.1</text:p>
              </table:table-cell>
              <table:table-cell office:value-type="float" office:value="40.13">
                <text:p>40.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91.14">
                <text:p>91.14</text:p>
              </table:table-cell>
              <table:table-cell office:value-type="float" office:value="47.15">
                <text:p>47.1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63.59">
                <text:p>63.59</text:p>
              </table:table-cell>
              <table:table-cell office:value-type="float" office:value="65.86">
                <text:p>65.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57.79">
                <text:p>57.79</text:p>
              </table:table-cell>
              <table:table-cell office:value-type="float" office:value="21.83">
                <text:p>21.8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83.14">
                <text:p>83.14</text:p>
              </table:table-cell>
              <table:table-cell office:value-type="float" office:value="85.63">
                <text:p>85.6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67.54">
                <text:p>67.54</text:p>
              </table:table-cell>
              <table:table-cell office:value-type="float" office:value="46.48">
                <text:p>46.4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73.59">
                <text:p>73.59</text:p>
              </table:table-cell>
              <table:table-cell office:value-type="float" office:value="28.32">
                <text:p>28.3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71.25">
                <text:p>71.25</text:p>
              </table:table-cell>
              <table:table-cell office:value-type="float" office:value="28.43">
                <text:p>28.4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71.47">
                <text:p>71.47</text:p>
              </table:table-cell>
              <table:table-cell office:value-type="float" office:value="35.13">
                <text:p>35.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85.02">
                <text:p>85.02</text:p>
              </table:table-cell>
              <table:table-cell office:value-type="float" office:value="37.69">
                <text:p>37.6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89.02">
                <text:p>89.02</text:p>
              </table:table-cell>
              <table:table-cell office:value-type="float" office:value="43.46">
                <text:p>43.4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60.52">
                <text:p>60.52</text:p>
              </table:table-cell>
              <table:table-cell office:value-type="float" office:value="-6.84">
                <text:p>-6.8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81.3">
                <text:p>81.3</text:p>
              </table:table-cell>
              <table:table-cell office:value-type="float" office:value="80.99">
                <text:p>80.99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57.82">
                <text:p>57.82</text:p>
              </table:table-cell>
              <table:table-cell office:value-type="float" office:value="20.96">
                <text:p>20.96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679cm" svg:height="9.61cm" chart:class="chart:scatter" chart:style-name="ch1">
        <chart:title svg:x="2.479cm" svg:y="0.192cm" chart:style-name="ch2">
          <text:p>Perfectly matching RNA/DNA duplexes</text:p>
        </chart:title>
        <chart:legend chart:legend-position="end" svg:x="9.525cm" svg:y="3.832cm" chart:style-name="ch3"/>
        <chart:plot-area chart:style-name="ch4" table:cell-range-address="Sheet2.B120:Sheet2.D184 Sheet2.C119:Sheet2.D184 Sheet2.B119:Sheet2.B119" chart:data-source-has-labels="row" svg:x="0.303cm" svg:y="0.966cm" svg:width="8.967cm" svg:height="8.265cm">
          <chart:axis chart:dimension="x" chart:name="primary-x" chart:style-name="ch5">
            <chart:title svg:x="3.902cm" svg:y="8.801cm" chart:style-name="ch6">
              <text:p>experimental Tm</text:p>
            </chart:title>
          </chart:axis>
          <chart:axis chart:dimension="y" chart:name="primary-y" chart:style-name="ch5">
            <chart:title svg:x="0.253cm" svg:y="5.764cm" chart:style-name="ch7">
              <text:p>computed Tm</text:p>
            </chart:title>
            <chart:grid chart:style-name="ch8" chart:class="major"/>
          </chart:axis>
          <chart:series chart:style-name="ch9" chart:values-cell-range-address="Sheet2.C120:Sheet2.C184" chart:label-cell-address="Sheet2.C119:Sheet2.C119" chart:class="chart:scatter">
            <chart:domain table:cell-range-address="Sheet2.B121:Sheet2.B184"/>
            <chart:data-point chart:repeated="65"/>
          </chart:series>
          <chart:series chart:style-name="ch10" chart:values-cell-range-address="Sheet2.D120:Sheet2.D184" chart:label-cell-address="Sheet2.D119:Sheet2.D119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3">
                <text:p>48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4">
                <text:p>43.4</text:p>
              </table:table-cell>
              <table:table-cell office:value-type="float" office:value="43.75">
                <text:p>43.7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2">
                <text:p>36.2</text:p>
              </table:table-cell>
              <table:table-cell office:value-type="float" office:value="40.76">
                <text:p>40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8">
                <text:p>47.8</text:p>
              </table:table-cell>
              <table:table-cell office:value-type="float" office:value="34.15">
                <text:p>34.1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37.39">
                <text:p>37.3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4">
                <text:p>57.4</text:p>
              </table:table-cell>
              <table:table-cell office:value-type="float" office:value="43.31">
                <text:p>43.3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4">
                <text:p>38.4</text:p>
              </table:table-cell>
              <table:table-cell office:value-type="float" office:value="53.81">
                <text:p>53.8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2">
                <text:p>40.2</text:p>
              </table:table-cell>
              <table:table-cell office:value-type="float" office:value="38.82">
                <text:p>38.8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6">
                <text:p>29.6</text:p>
              </table:table-cell>
              <table:table-cell office:value-type="float" office:value="33.09">
                <text:p>33.0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5">
                <text:p>39.5</text:p>
              </table:table-cell>
              <table:table-cell office:value-type="float" office:value="27.75">
                <text:p>27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3">
                <text:p>35.3</text:p>
              </table:table-cell>
              <table:table-cell office:value-type="float" office:value="41.04">
                <text:p>41.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1">
                <text:p>22.1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9">
                <text:p>25.9</text:p>
              </table:table-cell>
              <table:table-cell office:value-type="float" office:value="7.81">
                <text:p>7.8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6">
                <text:p>38.6</text:p>
              </table:table-cell>
              <table:table-cell office:value-type="float" office:value="26.93">
                <text:p>26.9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38.47">
                <text:p>38.4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1">
                <text:p>45.1</text:p>
              </table:table-cell>
              <table:table-cell office:value-type="float" office:value="23.8">
                <text:p>23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40.09">
                <text:p>40.0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35.95">
                <text:p>35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1">
                <text:p>48.1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9">
                <text:p>38.9</text:p>
              </table:table-cell>
              <table:table-cell office:value-type="float" office:value="42.45">
                <text:p>42.4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9">
                <text:p>45.9</text:p>
              </table:table-cell>
              <table:table-cell office:value-type="float" office:value="34.15">
                <text:p>34.1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1">
                <text:p>14.1</text:p>
              </table:table-cell>
              <table:table-cell office:value-type="float" office:value="43.28">
                <text:p>43.2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8">
                <text:p>49.8</text:p>
              </table:table-cell>
              <table:table-cell office:value-type="float" office:value="14.36">
                <text:p>14.3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51.27">
                <text:p>51.2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7">
                <text:p>48.7</text:p>
              </table:table-cell>
              <table:table-cell office:value-type="float" office:value="52.01">
                <text:p>52.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8">
                <text:p>44.8</text:p>
              </table:table-cell>
              <table:table-cell office:value-type="float" office:value="47.25">
                <text:p>47.2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6">
                <text:p>48.6</text:p>
              </table:table-cell>
              <table:table-cell office:value-type="float" office:value="36.37">
                <text:p>36.3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1">
                <text:p>40.1</text:p>
              </table:table-cell>
              <table:table-cell office:value-type="float" office:value="45.57">
                <text:p>45.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5">
                <text:p>41.5</text:p>
              </table:table-cell>
              <table:table-cell office:value-type="float" office:value="39.03">
                <text:p>39.0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4">
                <text:p>48.4</text:p>
              </table:table-cell>
              <table:table-cell office:value-type="float" office:value="41.04">
                <text:p>41.0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.4">
                <text:p>51.4</text:p>
              </table:table-cell>
              <table:table-cell office:value-type="float" office:value="44.27">
                <text:p>44.2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2">
                <text:p>39.2</text:p>
              </table:table-cell>
              <table:table-cell office:value-type="float" office:value="50.39">
                <text:p>50.3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">
                <text:p>34.8</text:p>
              </table:table-cell>
              <table:table-cell office:value-type="float" office:value="39.65">
                <text:p>39.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">
                <text:p>37.9</text:p>
              </table:table-cell>
              <table:table-cell office:value-type="float" office:value="35.96">
                <text:p>35.9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.2">
                <text:p>50.2</text:p>
              </table:table-cell>
              <table:table-cell office:value-type="float" office:value="40.76">
                <text:p>40.7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43.84">
                <text:p>43.8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9">
                <text:p>40.9</text:p>
              </table:table-cell>
              <table:table-cell office:value-type="float" office:value="52.01">
                <text:p>52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5">
                <text:p>34.5</text:p>
              </table:table-cell>
              <table:table-cell office:value-type="float" office:value="38.28">
                <text:p>38.2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4">
                <text:p>29.4</text:p>
              </table:table-cell>
              <table:table-cell office:value-type="float" office:value="31.46">
                <text:p>31.4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6">
                <text:p>26.6</text:p>
              </table:table-cell>
              <table:table-cell office:value-type="float" office:value="23.85">
                <text:p>23.8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4">
                <text:p>51.4</text:p>
              </table:table-cell>
              <table:table-cell office:value-type="float" office:value="26.24">
                <text:p>26.2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5">
                <text:p>36.5</text:p>
              </table:table-cell>
              <table:table-cell office:value-type="float" office:value="49.11">
                <text:p>49.1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3">
                <text:p>41.3</text:p>
              </table:table-cell>
              <table:table-cell office:value-type="float" office:value="30.11">
                <text:p>30.1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6.28">
                <text:p>36.2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7">
                <text:p>47.7</text:p>
              </table:table-cell>
              <table:table-cell office:value-type="float" office:value="40.96">
                <text:p>40.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1">
                <text:p>41.1</text:p>
              </table:table-cell>
              <table:table-cell office:value-type="float" office:value="43.93">
                <text:p>43.9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1">
                <text:p>26.1</text:p>
              </table:table-cell>
              <table:table-cell office:value-type="float" office:value="38.32">
                <text:p>38.3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2">
                <text:p>44.2</text:p>
              </table:table-cell>
              <table:table-cell office:value-type="float" office:value="26.66">
                <text:p>26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1">
                <text:p>48.1</text:p>
              </table:table-cell>
              <table:table-cell office:value-type="float" office:value="42.34">
                <text:p>42.3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1">
                <text:p>43.1</text:p>
              </table:table-cell>
              <table:table-cell office:value-type="float" office:value="40.54">
                <text:p>40.5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9">
                <text:p>51.9</text:p>
              </table:table-cell>
              <table:table-cell office:value-type="float" office:value="38.32">
                <text:p>38.32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6">
                <text:p>45.6</text:p>
              </table:table-cell>
              <table:table-cell office:value-type="float" office:value="43.84">
                <text:p>43.8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9">
                <text:p>43.9</text:p>
              </table:table-cell>
              <table:table-cell office:value-type="float" office:value="46.65">
                <text:p>46.6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.1">
                <text:p>36.1</text:p>
              </table:table-cell>
              <table:table-cell office:value-type="float" office:value="37.74">
                <text:p>37.7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7">
                <text:p>42.7</text:p>
              </table:table-cell>
              <table:table-cell office:value-type="float" office:value="35.96">
                <text:p>35.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5">
                <text:p>39.5</text:p>
              </table:table-cell>
              <table:table-cell office:value-type="float" office:value="37.02">
                <text:p>37.02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9">
                <text:p>39.9</text:p>
              </table:table-cell>
              <table:table-cell office:value-type="float" office:value="38.73">
                <text:p>38.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2">
                <text:p>26.2</text:p>
              </table:table-cell>
              <table:table-cell office:value-type="float" office:value="37.16">
                <text:p>37.16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27.46">
                <text:p>27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.3">
                <text:p>38.3</text:p>
              </table:table-cell>
              <table:table-cell office:value-type="float" office:value="28.82">
                <text:p>28.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4">
                <text:p>45.4</text:p>
              </table:table-cell>
              <table:table-cell office:value-type="float" office:value="37.16">
                <text:p>37.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8">
                <text:p>30.8</text:p>
              </table:table-cell>
              <table:table-cell office:value-type="float" office:value="38.74">
                <text:p>38.7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.9">
                <text:p>48.9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9">
                <text:p>16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2.48">
                <text:p>12.48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8.604cm" chart:class="chart:scatter" chart:style-name="ch1">
        <chart:title svg:x="4.642cm" svg:y="0.172cm" chart:style-name="ch2">
          <text:p>DNA/RNA duplexes</text:p>
        </chart:title>
        <chart:subtitle svg:x="4.233cm" svg:y="0.929cm" chart:style-name="ch3">
          <text:p>Approximative computation</text:p>
        </chart:subtitle>
        <chart:legend chart:legend-position="end" svg:x="10.012cm" svg:y="3.328cm" chart:style-name="ch4"/>
        <chart:plot-area chart:style-name="ch5" table:cell-range-address="Sheet3.B120:Sheet3.D184 Sheet3.C119:Sheet3.D184 Sheet3.B119:Sheet3.B119" chart:data-source-has-labels="row" svg:x="0.325cm" svg:y="1.629cm" svg:width="9.425cm" svg:height="6.659cm">
          <chart:axis chart:dimension="x" chart:name="primary-x" chart:style-name="ch6">
            <chart:title svg:x="4.148cm" svg:y="7.835cm" chart:style-name="ch7">
              <text:p>experimental Tm</text:p>
            </chart:title>
          </chart:axis>
          <chart:axis chart:dimension="y" chart:name="primary-y" chart:style-name="ch6">
            <chart:title svg:x="0.264cm" svg:y="5.493cm" chart:style-name="ch8">
              <text:p>coputed Tm</text:p>
            </chart:title>
            <chart:grid chart:style-name="ch9" chart:class="major"/>
          </chart:axis>
          <chart:series chart:style-name="ch10" chart:values-cell-range-address="Sheet3.C120:Sheet3.C184" chart:label-cell-address="Sheet3.C119:Sheet3.C119" chart:class="chart:scatter">
            <chart:domain table:cell-range-address="Sheet3.B120:Sheet3.B184"/>
            <chart:data-point chart:repeated="65"/>
          </chart:series>
          <chart:series chart:style-name="ch11" chart:values-cell-range-address="Sheet3.D120:Sheet3.D184" chart:label-cell-address="Sheet3.D119:Sheet3.D119" chart:class="chart:scatter">
            <chart:regression-curve chart:style-name="ch12"/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r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3.17">
                <text:p>43.1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50.67">
                <text:p>50.6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40.67">
                <text:p>40.67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3.17">
                <text:p>43.1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52.06">
                <text:p>52.0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61.51">
                <text:p>61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43.17">
                <text:p>43.1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40.67">
                <text:p>40.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6.03">
                <text:p>26.0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6.51">
                <text:p>46.5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46.51">
                <text:p>46.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0.67">
                <text:p>0.6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03">
                <text:p>26.0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40.67">
                <text:p>40.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6.03">
                <text:p>26.0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67">
                <text:p>40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0.67">
                <text:p>40.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50.67">
                <text:p>50.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52.06">
                <text:p>52.0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40.67">
                <text:p>40.6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0.67">
                <text:p>40.6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9.84">
                <text:p>19.8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0.67">
                <text:p>50.6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60.67">
                <text:p>60.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43.17">
                <text:p>43.1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67">
                <text:p>40.6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8.89">
                <text:p>48.8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46.51">
                <text:p>46.5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6.51">
                <text:p>46.5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6.81">
                <text:p>46.8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40.67">
                <text:p>40.6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46.51">
                <text:p>46.5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67">
                <text:p>40.6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41.51">
                <text:p>41.5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60.67">
                <text:p>60.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0.67">
                <text:p>30.6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0.67">
                <text:p>30.6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6.03">
                <text:p>26.0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6.03">
                <text:p>26.0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26.03">
                <text:p>26.0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40.67">
                <text:p>40.6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.06">
                <text:p>52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0.67">
                <text:p>40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0.67">
                <text:p>40.6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7.17">
                <text:p>27.1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52.06">
                <text:p>5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3.17">
                <text:p>43.1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0.67">
                <text:p>40.6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41.51">
                <text:p>41.5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81">
                <text:p>46.8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40.67">
                <text:p>40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3.17">
                <text:p>33.1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3.17">
                <text:p>43.1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40.67">
                <text:p>40.6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0.67">
                <text:p>40.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6.03">
                <text:p>26.0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7.17">
                <text:p>27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40.67">
                <text:p>40.6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51">
                <text:p>41.5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50.67">
                <text:p>50.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9.84">
                <text:p>19.84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94cm" svg:height="9.346cm" chart:class="chart:scatter" chart:style-name="ch1">
        <chart:title svg:x="5.281cm" svg:y="0.186cm" chart:style-name="ch2">
          <text:p>RNA duplexes</text:p>
        </chart:title>
        <chart:subtitle svg:x="4.368cm" svg:y="0.957cm" chart:style-name="ch3">
          <text:p>approximative computation</text:p>
        </chart:subtitle>
        <chart:legend chart:legend-position="end" svg:x="9.806cm" svg:y="3.699cm" chart:style-name="ch4"/>
        <chart:plot-area chart:style-name="ch5" table:cell-range-address="Sheet3.B81:Sheet3.D117 Sheet3.C80:Sheet3.D117 Sheet3.B80:Sheet3.B80" chart:data-source-has-labels="row" svg:x="0.332cm" svg:y="1.671cm" svg:width="9.206cm" svg:height="7.317cm">
          <chart:axis chart:dimension="x" chart:name="primary-x" chart:style-name="ch6">
            <chart:title svg:x="3.398cm" svg:y="8.549cm" chart:style-name="ch7">
              <text:p>experimental temperature</text:p>
            </chart:title>
          </chart:axis>
          <chart:axis chart:dimension="y" chart:name="primary-y" chart:style-name="ch6">
            <chart:title svg:x="0.268cm" svg:y="6.643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Sheet3.C81:Sheet3.C117" chart:label-cell-address="Sheet3.C80:Sheet3.C80" chart:class="chart:scatter">
            <chart:domain table:cell-range-address="Sheet3.B81:Sheet3.B117"/>
            <chart:data-point chart:repeated="37"/>
          </chart:series>
          <chart:series chart:style-name="ch11" chart:values-cell-range-address="Sheet3.D81:Sheet3.D117" chart:label-cell-address="Sheet3.D80:Sheet3.D80" chart:class="chart:scatter">
            <chart:regression-curve chart:style-name="ch1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r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9.17">
                <text:p>29.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37.51">
                <text:p>37.5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37.51">
                <text:p>37.5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29.17">
                <text:p>29.1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29.17">
                <text:p>29.1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37.51">
                <text:p>37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29.17">
                <text:p>29.1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19.17">
                <text:p>19.1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37.51">
                <text:p>37.5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29.17">
                <text:p>29.1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46.67">
                <text:p>46.6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37.51">
                <text:p>37.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9.17">
                <text:p>29.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37.51">
                <text:p>37.5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37.51">
                <text:p>37.5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19.17">
                <text:p>19.1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37.51">
                <text:p>37.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46.67">
                <text:p>46.6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0.84">
                <text:p>60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0.84">
                <text:p>60.8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29.17">
                <text:p>29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29.17">
                <text:p>29.1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37.51">
                <text:p>37.5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32.75">
                <text:p>32.7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37.51">
                <text:p>37.5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37.51">
                <text:p>37.5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37.51">
                <text:p>37.5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46.67">
                <text:p>46.6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60.84">
                <text:p>60.8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0.84">
                <text:p>60.8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19.17">
                <text:p>19.1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46.67">
                <text:p>46.6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0.84">
                <text:p>60.8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29.17">
                <text:p>29.1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29.17">
                <text:p>29.1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29.17">
                <text:p>29.1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385cm" svg:height="8.022cm" chart:class="chart:scatter" chart:style-name="ch1">
        <chart:title svg:x="4.091cm" svg:y="0.16cm" chart:style-name="ch2">
          <text:p>RNA sequences</text:p>
        </chart:title>
        <chart:subtitle svg:x="3.362cm" svg:y="0.905cm" chart:style-name="ch3">
          <text:p>approximative computation</text:p>
        </chart:subtitle>
        <chart:legend chart:legend-position="end" svg:x="8.26cm" svg:y="3.037cm" chart:style-name="ch4"/>
        <chart:plot-area chart:style-name="ch5" table:cell-range-address="Sheet3.B62:Sheet3.D78 Sheet3.C61:Sheet3.D78 Sheet3.B61:Sheet3.B61" chart:data-source-has-labels="row" svg:x="0.253cm" svg:y="1.592cm" svg:width="7.78cm" svg:height="6.148cm">
          <chart:axis chart:dimension="x" chart:name="primary-x" chart:style-name="ch6">
            <chart:title svg:x="2.605cm" svg:y="7.277cm" chart:style-name="ch7">
              <text:p>experimental temperature</text:p>
            </chart:title>
          </chart:axis>
          <chart:axis chart:dimension="y" chart:name="primary-y" chart:style-name="ch6">
            <chart:title svg:x="0.228cm" svg:y="5.981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Sheet3.C62:Sheet3.C78" chart:label-cell-address="Sheet3.C61:Sheet3.C61" chart:class="chart:scatter">
            <chart:domain table:cell-range-address="Sheet3.B62:Sheet3.B78"/>
            <chart:data-point chart:repeated="17"/>
          </chart:series>
          <chart:series chart:style-name="ch11" chart:values-cell-range-address="Sheet3.D62:Sheet3.D78" chart:label-cell-address="Sheet3.D61:Sheet3.D61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r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25.84">
                <text:p>25.8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16.17">
                <text:p>16.1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0.17">
                <text:p>30.1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16.17">
                <text:p>16.1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37.51">
                <text:p>37.51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46.67">
                <text:p>46.6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4.17">
                <text:p>34.1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0.17">
                <text:p>30.1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46.67">
                <text:p>46.67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52.17">
                <text:p>52.1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46.67">
                <text:p>46.6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42.75">
                <text:p>42.7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17">
                <text:p>64.17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16.17">
                <text:p>16.1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55.42">
                <text:p>55.4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32.75">
                <text:p>32.75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3.668cm" svg:height="8.684cm" chart:class="chart:scatter" chart:style-name="ch1">
        <chart:title svg:x="5.168cm" svg:y="0.173cm" chart:style-name="ch2">
          <text:p>DNA sequences </text:p>
        </chart:title>
        <chart:subtitle svg:x="4.573cm" svg:y="0.931cm" chart:style-name="ch3">
          <text:p>appriximative computation</text:p>
        </chart:subtitle>
        <chart:legend chart:legend-position="end" svg:x="8.056cm" svg:y="2.914cm" chart:style-name="ch4"/>
        <chart:plot-area chart:style-name="ch5" table:cell-range-address="Sheet3.B23:Sheet3.J59 Sheet3.C22:Sheet3.J59 Sheet3.B22:Sheet3.B22" chart:data-source-has-labels="row" svg:x="0.344cm" svg:y="1.631cm" svg:width="7.437cm" svg:height="6.733cm">
          <chart:axis chart:dimension="x" chart:name="primary-x" chart:style-name="ch6">
            <chart:title svg:x="2.526cm" svg:y="7.913cm" chart:style-name="ch7">
              <text:p>experimental temperature</text:p>
            </chart:title>
          </chart:axis>
          <chart:axis chart:dimension="y" chart:name="primary-y" chart:style-name="ch6">
            <chart:title svg:x="0.274cm" svg:y="6.312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Sheet3.C23:Sheet3.C59" chart:label-cell-address="Sheet3.C22:Sheet3.C22" chart:class="chart:scatter">
            <chart:domain table:cell-range-address="Sheet3.B23:Sheet3.B59"/>
            <chart:data-point chart:repeated="37"/>
          </chart:series>
          <chart:series chart:style-name="ch11" chart:values-cell-range-address="Sheet3.D23:Sheet3.D59" chart:label-cell-address="Sheet3.D22:Sheet3.D22" chart:class="chart:scatter">
            <chart:data-point chart:repeated="37"/>
          </chart:series>
          <chart:series chart:style-name="ch12" chart:values-cell-range-address="Sheet3.E23:Sheet3.E59" chart:label-cell-address="Sheet3.E22:Sheet3.E22" chart:class="chart:scatter">
            <chart:data-point chart:repeated="37"/>
          </chart:series>
          <chart:series chart:style-name="ch13" chart:values-cell-range-address="Sheet3.F23:Sheet3.F59" chart:label-cell-address="Sheet3.F22:Sheet3.F22" chart:class="chart:scatter">
            <chart:data-point chart:repeated="37"/>
          </chart:series>
          <chart:series chart:style-name="ch14" chart:values-cell-range-address="Sheet3.G23:Sheet3.G59" chart:label-cell-address="Sheet3.G22:Sheet3.G22" chart:class="chart:scatter">
            <chart:data-point chart:repeated="37"/>
          </chart:series>
          <chart:series chart:style-name="ch15" chart:values-cell-range-address="Sheet3.H23:Sheet3.H59" chart:label-cell-address="Sheet3.H22:Sheet3.H22" chart:class="chart:scatter">
            <chart:data-point chart:repeated="37"/>
          </chart:series>
          <chart:series chart:style-name="ch16" chart:values-cell-range-address="Sheet3.I23:Sheet3.I59" chart:label-cell-address="Sheet3.I22:Sheet3.I22" chart:class="chart:scatter">
            <chart:data-point chart:repeated="37"/>
          </chart:series>
          <chart:series chart:style-name="ch17" chart:values-cell-range-address="Sheet3.J23:Sheet3.J59" chart:label-cell-address="Sheet3.J22:Sheet3.J22" chart:class="chart:scatter">
            <chart:regression-curve chart:style-name="ch18"/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55.9">
                <text:p>55.9</text:p>
              </table:table-cell>
              <table:table-cell office:value-type="float" office:value="40.44">
                <text:p>40.44</text:p>
              </table:table-cell>
              <table:table-cell office:value-type="float" office:value="48.66">
                <text:p>48.66</text:p>
              </table:table-cell>
              <table:table-cell office:value-type="float" office:value="50.86">
                <text:p>50.86</text:p>
              </table:table-cell>
              <table:table-cell office:value-type="float" office:value="101.95">
                <text:p>101.95</text:p>
              </table:table-cell>
              <table:table-cell office:value-type="float" office:value="56.96">
                <text:p>56.96</text:p>
              </table:table-cell>
              <table:table-cell office:value-type="float" office:value="59.53">
                <text:p>59.5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39.2">
                <text:p>39.2</text:p>
              </table:table-cell>
              <table:table-cell office:value-type="float" office:value="20.7">
                <text:p>20.7</text:p>
              </table:table-cell>
              <table:table-cell office:value-type="float" office:value="32.2">
                <text:p>32.2</text:p>
              </table:table-cell>
              <table:table-cell office:value-type="float" office:value="30.4">
                <text:p>30.4</text:p>
              </table:table-cell>
              <table:table-cell office:value-type="float" office:value="100.96">
                <text:p>100.96</text:p>
              </table:table-cell>
              <table:table-cell office:value-type="float" office:value="40.7">
                <text:p>40.7</text:p>
              </table:table-cell>
              <table:table-cell office:value-type="float" office:value="44.07">
                <text:p>44.07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5.734cm" svg:height="8.948cm" chart:class="chart:scatter" chart:style-name="ch1">
        <chart:title svg:x="6.266cm" svg:y="0.178cm" chart:style-name="ch2">
          <text:p>DNA sequences</text:p>
        </chart:title>
        <chart:subtitle svg:x="5.538cm" svg:y="0.941cm" chart:style-name="ch3">
          <text:p>approximative computation</text:p>
        </chart:subtitle>
        <chart:legend chart:legend-position="end" svg:x="10.001cm" svg:y="3.046cm" chart:style-name="ch4"/>
        <chart:plot-area chart:style-name="ch5" table:cell-range-address="Sheet3.B4:Sheet3.J20 Sheet3.C3:Sheet3.J20 Sheet3.B3:Sheet3.B3" chart:data-source-has-labels="row" svg:x="0.29cm" svg:y="1.879cm" svg:width="5.227cm" svg:height="7.249cm">
          <chart:axis chart:dimension="x" chart:name="primary-x" chart:style-name="ch6">
            <chart:title svg:x="2.013cm" svg:y="8.501cm" chart:style-name="ch7">
              <text:p>experimental Tm</text:p>
            </chart:title>
          </chart:axis>
          <chart:axis chart:dimension="y" chart:name="primary-y" chart:style-name="ch6">
            <chart:title svg:x="0.178cm" svg:y="6.079cm" chart:style-name="ch8">
              <text:p>computed Tm</text:p>
            </chart:title>
            <chart:grid chart:style-name="ch9" chart:class="major"/>
          </chart:axis>
          <chart:series chart:style-name="ch10" chart:values-cell-range-address="Sheet3.C4:Sheet3.C20" chart:label-cell-address="Sheet3.C3:Sheet3.C3" chart:class="chart:scatter">
            <chart:domain table:cell-range-address="Sheet3.B4:Sheet3.B20"/>
            <chart:data-point chart:repeated="17"/>
          </chart:series>
          <chart:series chart:style-name="ch11" chart:values-cell-range-address="Sheet3.D4:Sheet3.D20" chart:label-cell-address="Sheet3.D3:Sheet3.D3" chart:class="chart:scatter">
            <chart:data-point chart:repeated="17"/>
          </chart:series>
          <chart:series chart:style-name="ch12" chart:values-cell-range-address="Sheet3.E4:Sheet3.E20" chart:label-cell-address="Sheet3.E3:Sheet3.E3" chart:class="chart:scatter">
            <chart:data-point chart:repeated="17"/>
          </chart:series>
          <chart:series chart:style-name="ch13" chart:values-cell-range-address="Sheet3.F4:Sheet3.F20" chart:label-cell-address="Sheet3.F3:Sheet3.F3" chart:class="chart:scatter">
            <chart:data-point chart:repeated="17"/>
          </chart:series>
          <chart:series chart:style-name="ch14" chart:values-cell-range-address="Sheet3.G4:Sheet3.G20" chart:label-cell-address="Sheet3.G3:Sheet3.G3" chart:class="chart:scatter">
            <chart:data-point chart:repeated="17"/>
          </chart:series>
          <chart:series chart:style-name="ch15" chart:values-cell-range-address="Sheet3.H4:Sheet3.H20" chart:label-cell-address="Sheet3.H3:Sheet3.H3" chart:class="chart:scatter">
            <chart:data-point chart:repeated="17"/>
          </chart:series>
          <chart:series chart:style-name="ch16" chart:values-cell-range-address="Sheet3.I4:Sheet3.I20" chart:label-cell-address="Sheet3.I3:Sheet3.I3" chart:class="chart:scatter">
            <chart:data-point chart:repeated="17"/>
          </chart:series>
          <chart:series chart:style-name="ch17" chart:values-cell-range-address="Sheet3.J4:Sheet3.J20" chart:label-cell-address="Sheet3.J3:Sheet3.J3" chart:class="chart:scatter">
            <chart:regression-curve chart:style-name="ch18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11.69">
                <text:p>11.69</text:p>
              </table:table-cell>
              <table:table-cell office:value-type="float" office:value="-11.84">
                <text:p>-11.84</text:p>
              </table:table-cell>
              <table:table-cell office:value-type="float" office:value="4.59">
                <text:p>4.59</text:p>
              </table:table-cell>
              <table:table-cell office:value-type="float" office:value="-3.21">
                <text:p>-3.21</text:p>
              </table:table-cell>
              <table:table-cell office:value-type="float" office:value="97.02">
                <text:p>97.02</text:p>
              </table:table-cell>
              <table:table-cell office:value-type="float" office:value="13.39">
                <text:p>13.39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34.57">
                <text:p>34.57</text:p>
              </table:table-cell>
              <table:table-cell office:value-type="float" office:value="15.13">
                <text:p>15.13</text:p>
              </table:table-cell>
              <table:table-cell office:value-type="float" office:value="24.72">
                <text:p>24.72</text:p>
              </table:table-cell>
              <table:table-cell office:value-type="float" office:value="25.25">
                <text:p>25.25</text:p>
              </table:table-cell>
              <table:table-cell office:value-type="float" office:value="87.16">
                <text:p>87.16</text:p>
              </table:table-cell>
              <table:table-cell office:value-type="float" office:value="33.1">
                <text:p>33.1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52.35">
                <text:p>52.35</text:p>
              </table:table-cell>
              <table:table-cell office:value-type="float" office:value="36.3">
                <text:p>36.3</text:p>
              </table:table-cell>
              <table:table-cell office:value-type="float" office:value="46.75">
                <text:p>46.75</text:p>
              </table:table-cell>
              <table:table-cell office:value-type="float" office:value="46.23">
                <text:p>46.23</text:p>
              </table:table-cell>
              <table:table-cell office:value-type="float" office:value="109.11">
                <text:p>109.11</text:p>
              </table:table-cell>
              <table:table-cell office:value-type="float" office:value="55.19">
                <text:p>55.19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49.22">
                <text:p>49.22</text:p>
              </table:table-cell>
              <table:table-cell office:value-type="float" office:value="32.57">
                <text:p>32.57</text:p>
              </table:table-cell>
              <table:table-cell office:value-type="float" office:value="43.03">
                <text:p>43.03</text:p>
              </table:table-cell>
              <table:table-cell office:value-type="float" office:value="42.5">
                <text:p>42.5</text:p>
              </table:table-cell>
              <table:table-cell office:value-type="float" office:value="105.98">
                <text:p>105.98</text:p>
              </table:table-cell>
              <table:table-cell office:value-type="float" office:value="51.46">
                <text:p>51.46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5.98">
                <text:p>5.98</text:p>
              </table:table-cell>
              <table:table-cell office:value-type="float" office:value="-18.53">
                <text:p>-18.53</text:p>
              </table:table-cell>
              <table:table-cell office:value-type="float" office:value="0.63">
                <text:p>0.63</text:p>
              </table:table-cell>
              <table:table-cell office:value-type="float" office:value="-10.5">
                <text:p>-10.5</text:p>
              </table:table-cell>
              <table:table-cell office:value-type="float" office:value="104.41">
                <text:p>104.41</text:p>
              </table:table-cell>
              <table:table-cell office:value-type="float" office:value="9.6">
                <text:p>9.6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11.65">
                <text:p>11.65</text:p>
              </table:table-cell>
              <table:table-cell office:value-type="float" office:value="-11.95">
                <text:p>-11.95</text:p>
              </table:table-cell>
              <table:table-cell office:value-type="float" office:value="2.42">
                <text:p>2.42</text:p>
              </table:table-cell>
              <table:table-cell office:value-type="float" office:value="-2.88">
                <text:p>-2.88</text:p>
              </table:table-cell>
              <table:table-cell office:value-type="float" office:value="87.16">
                <text:p>87.16</text:p>
              </table:table-cell>
              <table:table-cell office:value-type="float" office:value="11.1">
                <text:p>11.1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2.49">
                <text:p>52.49</text:p>
              </table:table-cell>
              <table:table-cell office:value-type="float" office:value="36.36">
                <text:p>36.36</text:p>
              </table:table-cell>
              <table:table-cell office:value-type="float" office:value="43.55">
                <text:p>43.55</text:p>
              </table:table-cell>
              <table:table-cell office:value-type="float" office:value="47">
                <text:p>47</text:p>
              </table:table-cell>
              <table:table-cell office:value-type="float" office:value="93.63">
                <text:p>93.63</text:p>
              </table:table-cell>
              <table:table-cell office:value-type="float" office:value="51.79">
                <text:p>51.79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51.82">
                <text:p>51.82</text:p>
              </table:table-cell>
              <table:table-cell office:value-type="float" office:value="35.63">
                <text:p>35.63</text:p>
              </table:table-cell>
              <table:table-cell office:value-type="float" office:value="45.22">
                <text:p>45.22</text:p>
              </table:table-cell>
              <table:table-cell office:value-type="float" office:value="45.75">
                <text:p>45.75</text:p>
              </table:table-cell>
              <table:table-cell office:value-type="float" office:value="104.41">
                <text:p>104.41</text:p>
              </table:table-cell>
              <table:table-cell office:value-type="float" office:value="53.6">
                <text:p>53.6</text:p>
              </table:table-cell>
              <table:table-cell office:value-type="float" office:value="56.51">
                <text:p>56.5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 chart:regression-type="linear"/>
      <style:graphic-properties draw:stroke="none" svg:stroke-color="#83caff" draw:fill-color="#83caff"/>
      <style:text-properties fo:font-size="6pt" style:font-size-asian="6pt" style:font-size-complex="6pt"/>
    </style:style>
    <style:style style:name="ch12" style:family="chart">
      <style:graphic-properties svg:stroke-width="0cm" svg:stroke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963cm" svg:height="8.894cm" chart:class="chart:scatter" chart:style-name="ch1">
        <chart:legend chart:legend-position="end" svg:x="11.262cm" svg:y="2.565cm" chart:style-name="ch2"/>
        <chart:plot-area chart:style-name="ch3" table:cell-range-address="Sheet4.B4:Sheet4.H20 Sheet4.C3:Sheet4.H20 Sheet4.B3:Sheet4.B3" chart:data-source-has-labels="row" svg:x="0.814cm" svg:y="0.536cm" svg:width="10.025cm" svg:height="8.35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4:Sheet4.C20" chart:label-cell-address="Sheet4.C3:Sheet4.C3" chart:class="chart:scatter">
            <chart:domain table:cell-range-address="Sheet4.B4:Sheet4.B20"/>
            <chart:data-point chart:repeated="17"/>
          </chart:series>
          <chart:series chart:style-name="ch7" chart:values-cell-range-address="Sheet4.D4:Sheet4.D20" chart:label-cell-address="Sheet4.D3:Sheet4.D3" chart:class="chart:scatter">
            <chart:data-point chart:repeated="17"/>
          </chart:series>
          <chart:series chart:style-name="ch8" chart:values-cell-range-address="Sheet4.E4:Sheet4.E20" chart:label-cell-address="Sheet4.E3:Sheet4.E3" chart:class="chart:scatter">
            <chart:data-point chart:repeated="17"/>
          </chart:series>
          <chart:series chart:style-name="ch9" chart:values-cell-range-address="Sheet4.F4:Sheet4.F20" chart:label-cell-address="Sheet4.F3:Sheet4.F3" chart:class="chart:scatter">
            <chart:data-point chart:repeated="17"/>
          </chart:series>
          <chart:series chart:style-name="ch10" chart:values-cell-range-address="Sheet4.G4:Sheet4.G20" chart:label-cell-address="Sheet4.G3:Sheet4.G3" chart:class="chart:scatter">
            <chart:data-point chart:repeated="17"/>
          </chart:series>
          <chart:series chart:style-name="ch11" chart:values-cell-range-address="Sheet4.H4:Sheet4.H20" chart:label-cell-address="Sheet4.H3:Sheet4.H3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san04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32.69">
                <text:p>32.69</text:p>
              </table:table-cell>
              <table:table-cell office:value-type="float" office:value="30.2">
                <text:p>30.2</text:p>
              </table:table-cell>
              <table:table-cell office:value-type="float" office:value="30.97">
                <text:p>30.9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39.35">
                <text:p>39.35</text:p>
              </table:table-cell>
              <table:table-cell office:value-type="float" office:value="37.98">
                <text:p>37.98</text:p>
              </table:table-cell>
              <table:table-cell office:value-type="float" office:value="37.41">
                <text:p>37.41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44.73">
                <text:p>44.73</text:p>
              </table:table-cell>
              <table:table-cell office:value-type="float" office:value="47.77">
                <text:p>47.77</text:p>
              </table:table-cell>
              <table:table-cell office:value-type="float" office:value="43.42">
                <text:p>43.4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9.5">
                <text:p>69.5</text:p>
              </table:table-cell>
              <table:table-cell office:value-type="float" office:value="68.66">
                <text:p>68.66</text:p>
              </table:table-cell>
              <table:table-cell office:value-type="float" office:value="67.11">
                <text:p>67.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48.3">
                <text:p>48.3</text:p>
              </table:table-cell>
              <table:table-cell office:value-type="float" office:value="47.77">
                <text:p>47.77</text:p>
              </table:table-cell>
              <table:table-cell office:value-type="float" office:value="47.05">
                <text:p>47.0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64.98">
                <text:p>64.98</text:p>
              </table:table-cell>
              <table:table-cell office:value-type="float" office:value="64.18">
                <text:p>64.18</text:p>
              </table:table-cell>
              <table:table-cell office:value-type="float" office:value="63.52">
                <text:p>63.5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44.44">
                <text:p>44.44</text:p>
              </table:table-cell>
              <table:table-cell office:value-type="float" office:value="44.03">
                <text:p>44.03</text:p>
              </table:table-cell>
              <table:table-cell office:value-type="float" office:value="42.45">
                <text:p>42.4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31.95">
                <text:p>31.95</text:p>
              </table:table-cell>
              <table:table-cell office:value-type="float" office:value="25.4">
                <text:p>25.4</text:p>
              </table:table-cell>
              <table:table-cell office:value-type="float" office:value="29.81">
                <text:p>29.8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37.3">
                <text:p>37.3</text:p>
              </table:table-cell>
              <table:table-cell office:value-type="float" office:value="33.6">
                <text:p>33.6</text:p>
              </table:table-cell>
              <table:table-cell office:value-type="float" office:value="30.87">
                <text:p>30.8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9.35">
                <text:p>59.3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9.97">
                <text:p>39.97</text:p>
              </table:table-cell>
              <table:table-cell office:value-type="float" office:value="41">
                <text:p>41</text:p>
              </table:table-cell>
              <table:table-cell office:value-type="float" office:value="39.8">
                <text:p>39.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49.45">
                <text:p>49.45</text:p>
              </table:table-cell>
              <table:table-cell office:value-type="float" office:value="46.31">
                <text:p>46.31</text:p>
              </table:table-cell>
              <table:table-cell office:value-type="float" office:value="48.08">
                <text:p>48.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45.31">
                <text:p>45.31</text:p>
              </table:table-cell>
              <table:table-cell office:value-type="float" office:value="38.3">
                <text:p>38.3</text:p>
              </table:table-cell>
              <table:table-cell office:value-type="float" office:value="41.73">
                <text:p>41.7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46.7">
                <text:p>46.7</text:p>
              </table:table-cell>
              <table:table-cell office:value-type="float" office:value="47.35">
                <text:p>47.35</text:p>
              </table:table-cell>
              <table:table-cell office:value-type="float" office:value="45.56">
                <text:p>45.5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66.24">
                <text:p>66.24</text:p>
              </table:table-cell>
              <table:table-cell office:value-type="float" office:value="65.77">
                <text:p>65.77</text:p>
              </table:table-cell>
              <table:table-cell office:value-type="float" office:value="64.3">
                <text:p>64.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67.15">
                <text:p>67.15</text:p>
              </table:table-cell>
              <table:table-cell office:value-type="float" office:value="69.07">
                <text:p>69.07</text:p>
              </table:table-cell>
              <table:table-cell office:value-type="float" office:value="65.73">
                <text:p>65.73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 chart:regression-type="linear"/>
      <style:graphic-properties draw:stroke="none" svg:stroke-color="#83caff" draw:fill-color="#83caff"/>
      <style:text-properties fo:font-size="6pt" style:font-size-asian="6pt" style:font-size-complex="6pt"/>
    </style:style>
    <style:style style:name="ch12" style:family="chart">
      <style:graphic-properties svg:stroke-width="0cm" svg:stroke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494cm" svg:height="8.656cm" chart:class="chart:scatter" chart:style-name="ch1">
        <chart:legend chart:legend-position="end" svg:x="8.366cm" svg:y="2.446cm" chart:style-name="ch2"/>
        <chart:plot-area chart:style-name="ch3" table:cell-range-address="Sheet4.B23:Sheet4.H59 Sheet4.C22:Sheet4.H59 Sheet4.B22:Sheet4.B22" chart:data-source-has-labels="row" svg:x="0.228cm" svg:y="0.172cm" svg:width="7.909cm" svg:height="8.13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3:Sheet4.C59" chart:label-cell-address="Sheet4.C22:Sheet4.C22" chart:class="chart:scatter">
            <chart:domain table:cell-range-address="Sheet4.B23:Sheet4.B59"/>
            <chart:data-point chart:repeated="37"/>
          </chart:series>
          <chart:series chart:style-name="ch7" chart:values-cell-range-address="Sheet4.D23:Sheet4.D59" chart:label-cell-address="Sheet4.D22:Sheet4.D22" chart:class="chart:scatter">
            <chart:data-point chart:repeated="37"/>
          </chart:series>
          <chart:series chart:style-name="ch8" chart:values-cell-range-address="Sheet4.E23:Sheet4.E59" chart:label-cell-address="Sheet4.E22:Sheet4.E22" chart:class="chart:scatter">
            <chart:data-point chart:repeated="37"/>
          </chart:series>
          <chart:series chart:style-name="ch9" chart:values-cell-range-address="Sheet4.F23:Sheet4.F59" chart:label-cell-address="Sheet4.F22:Sheet4.F22" chart:class="chart:scatter">
            <chart:data-point chart:repeated="37"/>
          </chart:series>
          <chart:series chart:style-name="ch10" chart:values-cell-range-address="Sheet4.G23:Sheet4.G59" chart:label-cell-address="Sheet4.G22:Sheet4.G22" chart:class="chart:scatter">
            <chart:data-point chart:repeated="37"/>
          </chart:series>
          <chart:series chart:style-name="ch11" chart:values-cell-range-address="Sheet4.H23:Sheet4.H59" chart:label-cell-address="Sheet4.H22:Sheet4.H22" chart:class="chart:scatter">
            <chart:regression-curve chart:style-name="ch1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san04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59.54">
                <text:p>59.54</text:p>
              </table:table-cell>
              <table:table-cell office:value-type="float" office:value="55.28">
                <text:p>55.28</text:p>
              </table:table-cell>
              <table:table-cell office:value-type="float" office:value="56.75">
                <text:p>56.7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66.16">
                <text:p>66.16</text:p>
              </table:table-cell>
              <table:table-cell office:value-type="float" office:value="69.54">
                <text:p>69.54</text:p>
              </table:table-cell>
              <table:table-cell office:value-type="float" office:value="65.9">
                <text:p>65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27.18">
                <text:p>27.18</text:p>
              </table:table-cell>
              <table:table-cell office:value-type="float" office:value="23.43">
                <text:p>23.43</text:p>
              </table:table-cell>
              <table:table-cell office:value-type="float" office:value="24.44">
                <text:p>24.4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48.65">
                <text:p>48.65</text:p>
              </table:table-cell>
              <table:table-cell office:value-type="float" office:value="48.96">
                <text:p>48.96</text:p>
              </table:table-cell>
              <table:table-cell office:value-type="float" office:value="48.6">
                <text:p>48.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46.73">
                <text:p>46.73</text:p>
              </table:table-cell>
              <table:table-cell office:value-type="float" office:value="45.61">
                <text:p>45.61</text:p>
              </table:table-cell>
              <table:table-cell office:value-type="float" office:value="45.43">
                <text:p>45.4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32.48">
                <text:p>32.48</text:p>
              </table:table-cell>
              <table:table-cell office:value-type="float" office:value="34.83">
                <text:p>34.83</text:p>
              </table:table-cell>
              <table:table-cell office:value-type="float" office:value="32.8">
                <text:p>32.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46.22">
                <text:p>46.22</text:p>
              </table:table-cell>
              <table:table-cell office:value-type="float" office:value="49.32">
                <text:p>49.32</text:p>
              </table:table-cell>
              <table:table-cell office:value-type="float" office:value="45.94">
                <text:p>45.9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27.18">
                <text:p>27.18</text:p>
              </table:table-cell>
              <table:table-cell office:value-type="float" office:value="23.43">
                <text:p>23.43</text:p>
              </table:table-cell>
              <table:table-cell office:value-type="float" office:value="24.44">
                <text:p>24.4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35.88">
                <text:p>35.88</text:p>
              </table:table-cell>
              <table:table-cell office:value-type="float" office:value="33.02">
                <text:p>33.02</text:p>
              </table:table-cell>
              <table:table-cell office:value-type="float" office:value="36.91">
                <text:p>36.9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41.15">
                <text:p>41.15</text:p>
              </table:table-cell>
              <table:table-cell office:value-type="float" office:value="35.66">
                <text:p>35.66</text:p>
              </table:table-cell>
              <table:table-cell office:value-type="float" office:value="41.42">
                <text:p>41.4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66.75">
                <text:p>66.75</text:p>
              </table:table-cell>
              <table:table-cell office:value-type="float" office:value="67.69">
                <text:p>67.69</text:p>
              </table:table-cell>
              <table:table-cell office:value-type="float" office:value="65.3">
                <text:p>65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32.48">
                <text:p>32.48</text:p>
              </table:table-cell>
              <table:table-cell office:value-type="float" office:value="34.83">
                <text:p>34.83</text:p>
              </table:table-cell>
              <table:table-cell office:value-type="float" office:value="32.8">
                <text:p>32.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62.67">
                <text:p>62.67</text:p>
              </table:table-cell>
              <table:table-cell office:value-type="float" office:value="62.22">
                <text:p>62.22</text:p>
              </table:table-cell>
              <table:table-cell office:value-type="float" office:value="59.5">
                <text:p>59.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39.63">
                <text:p>39.63</text:p>
              </table:table-cell>
              <table:table-cell office:value-type="float" office:value="40.07">
                <text:p>40.07</text:p>
              </table:table-cell>
              <table:table-cell office:value-type="float" office:value="38.3">
                <text:p>38.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39.66">
                <text:p>39.66</text:p>
              </table:table-cell>
              <table:table-cell office:value-type="float" office:value="39.71">
                <text:p>39.71</text:p>
              </table:table-cell>
              <table:table-cell office:value-type="float" office:value="38.27">
                <text:p>38.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46.38">
                <text:p>46.38</text:p>
              </table:table-cell>
              <table:table-cell office:value-type="float" office:value="44.63">
                <text:p>44.63</text:p>
              </table:table-cell>
              <table:table-cell office:value-type="float" office:value="45.28">
                <text:p>45.28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48.4">
                <text:p>48.4</text:p>
              </table:table-cell>
              <table:table-cell office:value-type="float" office:value="46.65">
                <text:p>46.65</text:p>
              </table:table-cell>
              <table:table-cell office:value-type="float" office:value="47.03">
                <text:p>47.0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47.39">
                <text:p>47.39</text:p>
              </table:table-cell>
              <table:table-cell office:value-type="float" office:value="45.16">
                <text:p>45.16</text:p>
              </table:table-cell>
              <table:table-cell office:value-type="float" office:value="47.52">
                <text:p>47.52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30.13">
                <text:p>30.13</text:p>
              </table:table-cell>
              <table:table-cell office:value-type="float" office:value="21.99">
                <text:p>21.99</text:p>
              </table:table-cell>
              <table:table-cell office:value-type="float" office:value="26.85">
                <text:p>26.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34.34">
                <text:p>34.34</text:p>
              </table:table-cell>
              <table:table-cell office:value-type="float" office:value="30.33">
                <text:p>30.33</text:p>
              </table:table-cell>
              <table:table-cell office:value-type="float" office:value="33.22">
                <text:p>33.2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48.45">
                <text:p>48.45</text:p>
              </table:table-cell>
              <table:table-cell office:value-type="float" office:value="44.58">
                <text:p>44.58</text:p>
              </table:table-cell>
              <table:table-cell office:value-type="float" office:value="45.77">
                <text:p>45.7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28.97">
                <text:p>28.97</text:p>
              </table:table-cell>
              <table:table-cell office:value-type="float" office:value="26.76">
                <text:p>26.76</text:p>
              </table:table-cell>
              <table:table-cell office:value-type="float" office:value="26.46">
                <text:p>26.4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43.01">
                <text:p>43.01</text:p>
              </table:table-cell>
              <table:table-cell office:value-type="float" office:value="41.12">
                <text:p>41.12</text:p>
              </table:table-cell>
              <table:table-cell office:value-type="float" office:value="42.7">
                <text:p>42.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58.73">
                <text:p>58.73</text:p>
              </table:table-cell>
              <table:table-cell office:value-type="float" office:value="52.35">
                <text:p>52.35</text:p>
              </table:table-cell>
              <table:table-cell office:value-type="float" office:value="55.89">
                <text:p>55.8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58.45">
                <text:p>58.45</text:p>
              </table:table-cell>
              <table:table-cell office:value-type="float" office:value="55.04">
                <text:p>55.04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43.3">
                <text:p>43.3</text:p>
              </table:table-cell>
              <table:table-cell office:value-type="float" office:value="42.97">
                <text:p>42.97</text:p>
              </table:table-cell>
              <table:table-cell office:value-type="float" office:value="44.06">
                <text:p>44.0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51.69">
                <text:p>51.69</text:p>
              </table:table-cell>
              <table:table-cell office:value-type="float" office:value="47.58">
                <text:p>47.58</text:p>
              </table:table-cell>
              <table:table-cell office:value-type="float" office:value="50.25">
                <text:p>50.2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61.77">
                <text:p>61.77</text:p>
              </table:table-cell>
              <table:table-cell office:value-type="float" office:value="55.6">
                <text:p>55.6</text:p>
              </table:table-cell>
              <table:table-cell office:value-type="float" office:value="57.59">
                <text:p>57.5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60.18">
                <text:p>60.18</text:p>
              </table:table-cell>
              <table:table-cell office:value-type="float" office:value="60.78">
                <text:p>60.78</text:p>
              </table:table-cell>
              <table:table-cell office:value-type="float" office:value="58.45">
                <text:p>58.4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60.39">
                <text:p>60.39</text:p>
              </table:table-cell>
              <table:table-cell office:value-type="float" office:value="58.16">
                <text:p>58.16</text:p>
              </table:table-cell>
              <table:table-cell office:value-type="float" office:value="59.3">
                <text:p>59.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17.33">
                <text:p>17.33</text:p>
              </table:table-cell>
              <table:table-cell office:value-type="float" office:value="18.62">
                <text:p>18.62</text:p>
              </table:table-cell>
              <table:table-cell office:value-type="float" office:value="16.96">
                <text:p>16.9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46.97">
                <text:p>46.97</text:p>
              </table:table-cell>
              <table:table-cell office:value-type="float" office:value="47.85">
                <text:p>47.85</text:p>
              </table:table-cell>
              <table:table-cell office:value-type="float" office:value="46.98">
                <text:p>46.9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58.73">
                <text:p>58.73</text:p>
              </table:table-cell>
              <table:table-cell office:value-type="float" office:value="52.35">
                <text:p>52.35</text:p>
              </table:table-cell>
              <table:table-cell office:value-type="float" office:value="55.89">
                <text:p>55.8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58.45">
                <text:p>58.45</text:p>
              </table:table-cell>
              <table:table-cell office:value-type="float" office:value="55.04">
                <text:p>55.04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56.71">
                <text:p>56.71</text:p>
              </table:table-cell>
              <table:table-cell office:value-type="float" office:value="58.56">
                <text:p>58.56</text:p>
              </table:table-cell>
              <table:table-cell office:value-type="float" office:value="57.12">
                <text:p>57.1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40.13">
                <text:p>40.13</text:p>
              </table:table-cell>
              <table:table-cell office:value-type="float" office:value="35.34">
                <text:p>35.34</text:p>
              </table:table-cell>
              <table:table-cell office:value-type="float" office:value="37.39">
                <text:p>37.39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437cm" svg:height="6.568cm" chart:class="chart:scatter" chart:style-name="ch1">
        <chart:legend chart:legend-position="end" svg:x="6.112cm" svg:y="1.884cm" chart:style-name="ch2"/>
        <chart:plot-area chart:style-name="ch3" table:cell-range-address="Sheet4.B62:Sheet4.E78 Sheet4.C61:Sheet4.E78 Sheet4.B61:Sheet4.B61" chart:data-source-has-labels="row" svg:x="0.168cm" svg:y="0.13cm" svg:width="5.776cm" svg:height="6.17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62:Sheet4.C78" chart:label-cell-address="Sheet4.C61:Sheet4.C61" chart:class="chart:scatter">
            <chart:domain table:cell-range-address="Sheet4.B62:Sheet4.B78"/>
            <chart:data-point chart:repeated="17"/>
          </chart:series>
          <chart:series chart:style-name="ch7" chart:values-cell-range-address="Sheet4.D62:Sheet4.D78" chart:label-cell-address="Sheet4.D61:Sheet4.D61" chart:class="chart:scatter">
            <chart:data-point chart:repeated="17"/>
          </chart:series>
          <chart:series chart:style-name="ch8" chart:values-cell-range-address="Sheet4.E62:Sheet4.E78" chart:label-cell-address="Sheet4.E61:Sheet4.E61" chart:class="chart:scatter">
            <chart:regression-curve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1.03">
                <text:p>41.03</text:p>
              </table:table-cell>
              <table:table-cell office:value-type="float" office:value="13.28">
                <text:p>13.2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96">
                <text:p>21.96</text:p>
              </table:table-cell>
              <table:table-cell office:value-type="float" office:value="-6.09">
                <text:p>-6.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8">
                <text:p>35.98</text:p>
              </table:table-cell>
              <table:table-cell office:value-type="float" office:value="8.18">
                <text:p>8.1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8">
                <text:p>35.98</text:p>
              </table:table-cell>
              <table:table-cell office:value-type="float" office:value="-10.98">
                <text:p>-10.98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9">
                <text:p>45.29</text:p>
              </table:table-cell>
              <table:table-cell office:value-type="float" office:value="24.77">
                <text:p>24.7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7">
                <text:p>55.7</text:p>
              </table:table-cell>
              <table:table-cell office:value-type="float" office:value="38.21">
                <text:p>38.21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6">
                <text:p>33.96</text:p>
              </table:table-cell>
              <table:table-cell office:value-type="float" office:value="13.3">
                <text:p>13.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86">
                <text:p>35.86</text:p>
              </table:table-cell>
              <table:table-cell office:value-type="float" office:value="9.41">
                <text:p>9.4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4">
                <text:p>57.94</text:p>
              </table:table-cell>
              <table:table-cell office:value-type="float" office:value="36.23">
                <text:p>36.23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4">
                <text:p>64.94</text:p>
              </table:table-cell>
              <table:table-cell office:value-type="float" office:value="45.66">
                <text:p>45.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8.04">
                <text:p>58.04</text:p>
              </table:table-cell>
              <table:table-cell office:value-type="float" office:value="36.77">
                <text:p>36.7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5">
                <text:p>53.45</text:p>
              </table:table-cell>
              <table:table-cell office:value-type="float" office:value="30.54">
                <text:p>30.5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13">
                <text:p>64.13</text:p>
              </table:table-cell>
              <table:table-cell office:value-type="float" office:value="48.71">
                <text:p>48.7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86">
                <text:p>35.86</text:p>
              </table:table-cell>
              <table:table-cell office:value-type="float" office:value="-9.05">
                <text:p>-9.0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63">
                <text:p>62.63</text:p>
              </table:table-cell>
              <table:table-cell office:value-type="float" office:value="44.12">
                <text:p>44.1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22">
                <text:p>49.22</text:p>
              </table:table-cell>
              <table:table-cell office:value-type="float" office:value="21.42">
                <text:p>21.42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8" style:family="chart">
      <style:graphic-properties svg:stroke-width="0cm" svg:stroke-color="#314004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7.432cm" svg:height="10.132cm" chart:class="chart:scatter" chart:style-name="ch1">
        <chart:title svg:x="5.373cm" svg:y="0.202cm" chart:style-name="ch2">
          <text:p>Perfectly matching DNA sequences</text:p>
        </chart:title>
        <chart:subtitle svg:x="6.89cm" svg:y="0.992cm" chart:style-name="ch3">
          <text:p>Self complementarity</text:p>
        </chart:subtitle>
        <chart:legend chart:legend-position="end" svg:x="13.683cm" svg:y="2.958cm" chart:style-name="ch4"/>
        <chart:plot-area chart:style-name="ch5" table:cell-range-address="Sheet1.E24:Sheet1.L60 Sheet1.F23:Sheet1.L60 Sheet1.E23:Sheet1.E23" chart:data-source-has-labels="row" svg:x="0.495cm" svg:y="1.719cm" svg:width="12.839cm" svg:height="8.007cm">
          <chart:axis chart:dimension="x" chart:name="primary-x" chart:style-name="ch6">
            <chart:title svg:x="6.028cm" svg:y="9.303cm" chart:style-name="ch7">
              <text:p>experimental Tm</text:p>
            </chart:title>
          </chart:axis>
          <chart:axis chart:dimension="y" chart:name="primary-y" chart:style-name="ch6">
            <chart:title svg:x="0.349cm" svg:y="6.385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24:Sheet1.F60" chart:label-cell-address="Sheet1.F23:Sheet1.F23" chart:class="chart:scatter">
            <chart:domain table:cell-range-address="Sheet1.E24:Sheet1.E60"/>
            <chart:data-point chart:repeated="12"/>
            <chart:data-point chart:style-name="ch11"/>
            <chart:data-point chart:repeated="24"/>
          </chart:series>
          <chart:series chart:style-name="ch12" chart:values-cell-range-address="Sheet1.G24:Sheet1.G60" chart:label-cell-address="Sheet1.G23:Sheet1.G23" chart:class="chart:scatter">
            <chart:data-point chart:repeated="37"/>
          </chart:series>
          <chart:series chart:style-name="ch13" chart:values-cell-range-address="Sheet1.H24:Sheet1.H60" chart:label-cell-address="Sheet1.H23:Sheet1.H23" chart:class="chart:scatter">
            <chart:data-point chart:repeated="37"/>
          </chart:series>
          <chart:series chart:style-name="ch14" chart:values-cell-range-address="Sheet1.I24:Sheet1.I60" chart:label-cell-address="Sheet1.I23:Sheet1.I23" chart:class="chart:scatter">
            <chart:data-point chart:repeated="37"/>
          </chart:series>
          <chart:series chart:style-name="ch15" chart:values-cell-range-address="Sheet1.J24:Sheet1.J60" chart:label-cell-address="Sheet1.J23:Sheet1.J23" chart:class="chart:scatter">
            <chart:data-point chart:repeated="37"/>
          </chart:series>
          <chart:series chart:style-name="ch16" chart:values-cell-range-address="Sheet1.K24:Sheet1.K60" chart:label-cell-address="Sheet1.K23:Sheet1.K23" chart:class="chart:scatter">
            <chart:data-point chart:repeated="37"/>
          </chart:series>
          <chart:series chart:style-name="ch17" chart:values-cell-range-address="Sheet1.L24:Sheet1.L60" chart:label-cell-address="Sheet1.L23:Sheet1.L23" chart:class="chart:scatter">
            <chart:regression-curve chart:style-name="ch18"/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04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4.26">
                <text:p>54.26</text:p>
              </table:table-cell>
              <table:table-cell office:value-type="float" office:value="50.76">
                <text:p>50.76</text:p>
              </table:table-cell>
              <table:table-cell office:value-type="float" office:value="54.07">
                <text:p>54.07</text:p>
              </table:table-cell>
              <table:table-cell office:value-type="float" office:value="56.54">
                <text:p>56.54</text:p>
              </table:table-cell>
              <table:table-cell office:value-type="float" office:value="52.83">
                <text:p>52.83</text:p>
              </table:table-cell>
              <table:table-cell office:value-type="float" office:value="57.85">
                <text:p>57.8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4.42">
                <text:p>64.42</text:p>
              </table:table-cell>
              <table:table-cell office:value-type="float" office:value="72.26">
                <text:p>72.26</text:p>
              </table:table-cell>
              <table:table-cell office:value-type="float" office:value="66.32">
                <text:p>66.32</text:p>
              </table:table-cell>
              <table:table-cell office:value-type="float" office:value="64.4">
                <text:p>64.4</text:p>
              </table:table-cell>
              <table:table-cell office:value-type="float" office:value="67.87">
                <text:p>67.87</text:p>
              </table:table-cell>
              <table:table-cell office:value-type="float" office:value="63.72">
                <text:p>63.7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22.35">
                <text:p>22.35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6.36">
                <text:p>46.36</text:p>
              </table:table-cell>
              <table:table-cell office:value-type="float" office:value="43.33">
                <text:p>43.33</text:p>
              </table:table-cell>
              <table:table-cell office:value-type="float" office:value="46.04">
                <text:p>46.04</text:p>
              </table:table-cell>
              <table:table-cell office:value-type="float" office:value="45.98">
                <text:p>45.98</text:p>
              </table:table-cell>
              <table:table-cell office:value-type="float" office:value="46.31">
                <text:p>46.31</text:p>
              </table:table-cell>
              <table:table-cell office:value-type="float" office:value="46.07">
                <text:p>46.0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3.11">
                <text:p>43.11</text:p>
              </table:table-cell>
              <table:table-cell office:value-type="float" office:value="37.04">
                <text:p>37.04</text:p>
              </table:table-cell>
              <table:table-cell office:value-type="float" office:value="42.94">
                <text:p>42.94</text:p>
              </table:table-cell>
              <table:table-cell office:value-type="float" office:value="44.04">
                <text:p>44.04</text:p>
              </table:table-cell>
              <table:table-cell office:value-type="float" office:value="43.11">
                <text:p>43.11</text:p>
              </table:table-cell>
              <table:table-cell office:value-type="float" office:value="44.55">
                <text:p>44.55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34.58">
                <text:p>34.58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1.31">
                <text:p>31.3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3.66">
                <text:p>43.66</text:p>
              </table:table-cell>
              <table:table-cell office:value-type="float" office:value="43.62">
                <text:p>43.62</text:p>
              </table:table-cell>
              <table:table-cell office:value-type="float" office:value="45.03">
                <text:p>45.03</text:p>
              </table:table-cell>
              <table:table-cell office:value-type="float" office:value="43.59">
                <text:p>43.59</text:p>
              </table:table-cell>
              <table:table-cell office:value-type="float" office:value="46.8">
                <text:p>46.8</text:p>
              </table:table-cell>
              <table:table-cell office:value-type="float" office:value="44.67">
                <text:p>44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22.35">
                <text:p>22.35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0.8">
                <text:p>20.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3.92">
                <text:p>33.92</text:p>
              </table:table-cell>
              <table:table-cell office:value-type="float" office:value="22.14">
                <text:p>22.14</text:p>
              </table:table-cell>
              <table:table-cell office:value-type="float" office:value="35.72">
                <text:p>35.72</text:p>
              </table:table-cell>
              <table:table-cell office:value-type="float" office:value="32.57">
                <text:p>32.57</text:p>
              </table:table-cell>
              <table:table-cell office:value-type="float" office:value="29.72">
                <text:p>29.72</text:p>
              </table:table-cell>
              <table:table-cell office:value-type="float" office:value="33.82">
                <text:p>33.8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38.44">
                <text:p>38.44</text:p>
              </table:table-cell>
              <table:table-cell office:value-type="float" office:value="30.73">
                <text:p>30.73</text:p>
              </table:table-cell>
              <table:table-cell office:value-type="float" office:value="38.22">
                <text:p>38.22</text:p>
              </table:table-cell>
              <table:table-cell office:value-type="float" office:value="37.95">
                <text:p>37.95</text:p>
              </table:table-cell>
              <table:table-cell office:value-type="float" office:value="32.48">
                <text:p>32.48</text:p>
              </table:table-cell>
              <table:table-cell office:value-type="float" office:value="37.08">
                <text:p>37.0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3.37">
                <text:p>63.37</text:p>
              </table:table-cell>
              <table:table-cell office:value-type="float" office:value="70.65">
                <text:p>70.65</text:p>
              </table:table-cell>
              <table:table-cell office:value-type="float" office:value="63.25">
                <text:p>63.25</text:p>
              </table:table-cell>
              <table:table-cell office:value-type="float" office:value="64.73">
                <text:p>64.73</text:p>
              </table:table-cell>
              <table:table-cell office:value-type="float" office:value="65.71">
                <text:p>65.71</text:p>
              </table:table-cell>
              <table:table-cell office:value-type="float" office:value="63.98">
                <text:p>63.9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34.58">
                <text:p>34.58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1.31">
                <text:p>31.3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7.25">
                <text:p>57.25</text:p>
              </table:table-cell>
              <table:table-cell office:value-type="float" office:value="57.01">
                <text:p>57.01</text:p>
              </table:table-cell>
              <table:table-cell office:value-type="float" office:value="57.08">
                <text:p>57.08</text:p>
              </table:table-cell>
              <table:table-cell office:value-type="float" office:value="60.13">
                <text:p>60.13</text:p>
              </table:table-cell>
              <table:table-cell office:value-type="float" office:value="59.98">
                <text:p>59.98</text:p>
              </table:table-cell>
              <table:table-cell office:value-type="float" office:value="57.51">
                <text:p>57.5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5.44">
                <text:p>35.44</text:p>
              </table:table-cell>
              <table:table-cell office:value-type="float" office:value="31.9">
                <text:p>31.9</text:p>
              </table:table-cell>
              <table:table-cell office:value-type="float" office:value="35.23">
                <text:p>35.23</text:p>
              </table:table-cell>
              <table:table-cell office:value-type="float" office:value="36.34">
                <text:p>36.34</text:p>
              </table:table-cell>
              <table:table-cell office:value-type="float" office:value="37.07">
                <text:p>37.07</text:p>
              </table:table-cell>
              <table:table-cell office:value-type="float" office:value="36.85">
                <text:p>36.8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5.43">
                <text:p>35.43</text:p>
              </table:table-cell>
              <table:table-cell office:value-type="float" office:value="25.05">
                <text:p>25.05</text:p>
              </table:table-cell>
              <table:table-cell office:value-type="float" office:value="37.13">
                <text:p>37.13</text:p>
              </table:table-cell>
              <table:table-cell office:value-type="float" office:value="36.5">
                <text:p>36.5</text:p>
              </table:table-cell>
              <table:table-cell office:value-type="float" office:value="36.85">
                <text:p>36.85</text:p>
              </table:table-cell>
              <table:table-cell office:value-type="float" office:value="35.81">
                <text:p>35.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2.99">
                <text:p>42.99</text:p>
              </table:table-cell>
              <table:table-cell office:value-type="float" office:value="25.24">
                <text:p>25.24</text:p>
              </table:table-cell>
              <table:table-cell office:value-type="float" office:value="45.93">
                <text:p>45.93</text:p>
              </table:table-cell>
              <table:table-cell office:value-type="float" office:value="43.85">
                <text:p>43.85</text:p>
              </table:table-cell>
              <table:table-cell office:value-type="float" office:value="42.33">
                <text:p>42.33</text:p>
              </table:table-cell>
              <table:table-cell office:value-type="float" office:value="42.99">
                <text:p>42.9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4.81">
                <text:p>44.81</text:p>
              </table:table-cell>
              <table:table-cell office:value-type="float" office:value="38.99">
                <text:p>38.99</text:p>
              </table:table-cell>
              <table:table-cell office:value-type="float" office:value="44.47">
                <text:p>44.47</text:p>
              </table:table-cell>
              <table:table-cell office:value-type="float" office:value="45.76">
                <text:p>45.76</text:p>
              </table:table-cell>
              <table:table-cell office:value-type="float" office:value="44.09">
                <text:p>44.09</text:p>
              </table:table-cell>
              <table:table-cell office:value-type="float" office:value="46.33">
                <text:p>46.3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5.16">
                <text:p>45.16</text:p>
              </table:table-cell>
              <table:table-cell office:value-type="float" office:value="38.95">
                <text:p>38.95</text:p>
              </table:table-cell>
              <table:table-cell office:value-type="float" office:value="44.98">
                <text:p>44.98</text:p>
              </table:table-cell>
              <table:table-cell office:value-type="float" office:value="44.71">
                <text:p>44.71</text:p>
              </table:table-cell>
              <table:table-cell office:value-type="float" office:value="42.56">
                <text:p>42.56</text:p>
              </table:table-cell>
              <table:table-cell office:value-type="float" office:value="44.66">
                <text:p>44.6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2.92">
                <text:p>22.92</text:p>
              </table:table-cell>
              <table:table-cell office:value-type="float" office:value="16.75">
                <text:p>16.75</text:p>
              </table:table-cell>
              <table:table-cell office:value-type="float" office:value="22.62">
                <text:p>22.62</text:p>
              </table:table-cell>
              <table:table-cell office:value-type="float" office:value="26.12">
                <text:p>26.12</text:p>
              </table:table-cell>
              <table:table-cell office:value-type="float" office:value="18.18">
                <text:p>18.18</text:p>
              </table:table-cell>
              <table:table-cell office:value-type="float" office:value="22.36">
                <text:p>22.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0.09">
                <text:p>30.09</text:p>
              </table:table-cell>
              <table:table-cell office:value-type="float" office:value="24.3">
                <text:p>24.3</text:p>
              </table:table-cell>
              <table:table-cell office:value-type="float" office:value="29.86">
                <text:p>29.86</text:p>
              </table:table-cell>
              <table:table-cell office:value-type="float" office:value="30.56">
                <text:p>30.56</text:p>
              </table:table-cell>
              <table:table-cell office:value-type="float" office:value="27.4">
                <text:p>27.4</text:p>
              </table:table-cell>
              <table:table-cell office:value-type="float" office:value="35.01">
                <text:p>35.0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3.49">
                <text:p>43.49</text:p>
              </table:table-cell>
              <table:table-cell office:value-type="float" office:value="45.1">
                <text:p>45.1</text:p>
              </table:table-cell>
              <table:table-cell office:value-type="float" office:value="43.14">
                <text:p>43.14</text:p>
              </table:table-cell>
              <table:table-cell office:value-type="float" office:value="45.64">
                <text:p>45.64</text:p>
              </table:table-cell>
              <table:table-cell office:value-type="float" office:value="42.21">
                <text:p>42.21</text:p>
              </table:table-cell>
              <table:table-cell office:value-type="float" office:value="47.68">
                <text:p>47.6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2.64">
                <text:p>22.64</text:p>
              </table:table-cell>
              <table:table-cell office:value-type="float" office:value="20.8">
                <text:p>20.8</text:p>
              </table:table-cell>
              <table:table-cell office:value-type="float" office:value="22.35">
                <text:p>22.35</text:p>
              </table:table-cell>
              <table:table-cell office:value-type="float" office:value="24.86">
                <text:p>24.86</text:p>
              </table:table-cell>
              <table:table-cell office:value-type="float" office:value="22.97">
                <text:p>22.97</text:p>
              </table:table-cell>
              <table:table-cell office:value-type="float" office:value="22.65">
                <text:p>22.6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0.27">
                <text:p>40.27</text:p>
              </table:table-cell>
              <table:table-cell office:value-type="float" office:value="32.46">
                <text:p>32.46</text:p>
              </table:table-cell>
              <table:table-cell office:value-type="float" office:value="43.39">
                <text:p>43.39</text:p>
              </table:table-cell>
              <table:table-cell office:value-type="float" office:value="40.16">
                <text:p>40.16</text:p>
              </table:table-cell>
              <table:table-cell office:value-type="float" office:value="38.74">
                <text:p>38.74</text:p>
              </table:table-cell>
              <table:table-cell office:value-type="float" office:value="43.17">
                <text:p>43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2.56">
                <text:p>52.56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6.75">
                <text:p>56.7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1.79">
                <text:p>51.79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5.92">
                <text:p>55.9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1.71">
                <text:p>41.71</text:p>
              </table:table-cell>
              <table:table-cell office:value-type="float" office:value="25.47">
                <text:p>25.47</text:p>
              </table:table-cell>
              <table:table-cell office:value-type="float" office:value="44.72">
                <text:p>44.72</text:p>
              </table:table-cell>
              <table:table-cell office:value-type="float" office:value="40.63">
                <text:p>40.63</text:p>
              </table:table-cell>
              <table:table-cell office:value-type="float" office:value="40.4">
                <text:p>40.4</text:p>
              </table:table-cell>
              <table:table-cell office:value-type="float" office:value="41.84">
                <text:p>41.8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48.02">
                <text:p>48.02</text:p>
              </table:table-cell>
              <table:table-cell office:value-type="float" office:value="41.08">
                <text:p>41.08</text:p>
              </table:table-cell>
              <table:table-cell office:value-type="float" office:value="47.72">
                <text:p>47.72</text:p>
              </table:table-cell>
              <table:table-cell office:value-type="float" office:value="49.19">
                <text:p>49.19</text:p>
              </table:table-cell>
              <table:table-cell office:value-type="float" office:value="45.2">
                <text:p>45.2</text:p>
              </table:table-cell>
              <table:table-cell office:value-type="float" office:value="47.33">
                <text:p>47.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5.17">
                <text:p>55.17</text:p>
              </table:table-cell>
              <table:table-cell office:value-type="float" office:value="51.38">
                <text:p>51.38</text:p>
              </table:table-cell>
              <table:table-cell office:value-type="float" office:value="54.99">
                <text:p>54.99</text:p>
              </table:table-cell>
              <table:table-cell office:value-type="float" office:value="58.94">
                <text:p>58.94</text:p>
              </table:table-cell>
              <table:table-cell office:value-type="float" office:value="53.39">
                <text:p>53.39</text:p>
              </table:table-cell>
              <table:table-cell office:value-type="float" office:value="58">
                <text:p>5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5.63">
                <text:p>55.63</text:p>
              </table:table-cell>
              <table:table-cell office:value-type="float" office:value="61.09">
                <text:p>61.09</text:p>
              </table:table-cell>
              <table:table-cell office:value-type="float" office:value="55.42">
                <text:p>55.42</text:p>
              </table:table-cell>
              <table:table-cell office:value-type="float" office:value="57.19">
                <text:p>57.19</text:p>
              </table:table-cell>
              <table:table-cell office:value-type="float" office:value="57.95">
                <text:p>57.95</text:p>
              </table:table-cell>
              <table:table-cell office:value-type="float" office:value="56.25">
                <text:p>56.2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6.42">
                <text:p>56.42</text:p>
              </table:table-cell>
              <table:table-cell office:value-type="float" office:value="58.58">
                <text:p>58.58</text:p>
              </table:table-cell>
              <table:table-cell office:value-type="float" office:value="56.2">
                <text:p>56.2</text:p>
              </table:table-cell>
              <table:table-cell office:value-type="float" office:value="57.45">
                <text:p>57.45</text:p>
              </table:table-cell>
              <table:table-cell office:value-type="float" office:value="55.3">
                <text:p>55.3</text:p>
              </table:table-cell>
              <table:table-cell office:value-type="float" office:value="57.02">
                <text:p>57.0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2.79">
                <text:p>12.79</text:p>
              </table:table-cell>
              <table:table-cell office:value-type="float" office:value="15.54">
                <text:p>15.54</text:p>
              </table:table-cell>
              <table:table-cell office:value-type="float" office:value="12.48">
                <text:p>12.48</text:p>
              </table:table-cell>
              <table:table-cell office:value-type="float" office:value="12.29">
                <text:p>12.29</text:p>
              </table:table-cell>
              <table:table-cell office:value-type="float" office:value="14.99">
                <text:p>14.99</text:p>
              </table:table-cell>
              <table:table-cell office:value-type="float" office:value="17.66">
                <text:p>17.6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4.66">
                <text:p>44.66</text:p>
              </table:table-cell>
              <table:table-cell office:value-type="float" office:value="41.72">
                <text:p>41.72</text:p>
              </table:table-cell>
              <table:table-cell office:value-type="float" office:value="44.49">
                <text:p>44.49</text:p>
              </table:table-cell>
              <table:table-cell office:value-type="float" office:value="44.25">
                <text:p>44.25</text:p>
              </table:table-cell>
              <table:table-cell office:value-type="float" office:value="45.26">
                <text:p>45.26</text:p>
              </table:table-cell>
              <table:table-cell office:value-type="float" office:value="44.31">
                <text:p>44.3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2.56">
                <text:p>52.56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6.75">
                <text:p>56.7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1.79">
                <text:p>51.79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5.92">
                <text:p>55.9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5.82">
                <text:p>55.82</text:p>
              </table:table-cell>
              <table:table-cell office:value-type="float" office:value="51.7">
                <text:p>51.7</text:p>
              </table:table-cell>
              <table:table-cell office:value-type="float" office:value="55.66">
                <text:p>55.66</text:p>
              </table:table-cell>
              <table:table-cell office:value-type="float" office:value="54.39">
                <text:p>54.39</text:p>
              </table:table-cell>
              <table:table-cell office:value-type="float" office:value="56.28">
                <text:p>56.28</text:p>
              </table:table-cell>
              <table:table-cell office:value-type="float" office:value="54.51">
                <text:p>54.5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4.48">
                <text:p>34.48</text:p>
              </table:table-cell>
              <table:table-cell office:value-type="float" office:value="13.75">
                <text:p>13.75</text:p>
              </table:table-cell>
              <table:table-cell office:value-type="float" office:value="34.26">
                <text:p>34.26</text:p>
              </table:table-cell>
              <table:table-cell office:value-type="float" office:value="36.88">
                <text:p>36.88</text:p>
              </table:table-cell>
              <table:table-cell office:value-type="float" office:value="32.51">
                <text:p>32.51</text:p>
              </table:table-cell>
              <table:table-cell office:value-type="float" office:value="35.55">
                <text:p>35.55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677cm" svg:height="7.937cm" chart:class="chart:scatter" chart:style-name="ch1">
        <chart:legend chart:legend-position="end" svg:x="8.545cm" svg:y="2.767cm" chart:style-name="ch2"/>
        <chart:plot-area chart:style-name="ch3" table:cell-range-address="Sheet4.B81:Sheet4.E117 Sheet4.C80:Sheet4.E117 Sheet4.B80:Sheet4.B80" chart:data-source-has-labels="row" svg:x="0.233cm" svg:y="0.158cm" svg:width="8.08cm" svg:height="7.46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81:Sheet4.C117" chart:label-cell-address="Sheet4.C80:Sheet4.C80" chart:class="chart:scatter">
            <chart:domain table:cell-range-address="Sheet4.B81:Sheet4.B117"/>
            <chart:data-point chart:repeated="37"/>
          </chart:series>
          <chart:series chart:style-name="ch7" chart:values-cell-range-address="Sheet4.D81:Sheet4.D117" chart:label-cell-address="Sheet4.D80:Sheet4.D80" chart:class="chart:scatter">
            <chart:data-point chart:repeated="37"/>
          </chart:series>
          <chart:series chart:style-name="ch8" chart:values-cell-range-address="Sheet4.E81:Sheet4.E117" chart:label-cell-address="Sheet4.E80:Sheet4.E80" chart:class="chart:scatter">
            <chart:regression-curve chart:style-name="ch9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Tm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5.95">
                <text:p>45.95</text:p>
              </table:table-cell>
              <table:table-cell office:value-type="float" office:value="15.77">
                <text:p>15.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7.02">
                <text:p>47.02</text:p>
              </table:table-cell>
              <table:table-cell office:value-type="float" office:value="24.81">
                <text:p>24.8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50.97">
                <text:p>50.97</text:p>
              </table:table-cell>
              <table:table-cell office:value-type="float" office:value="27.53">
                <text:p>27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4.19">
                <text:p>44.19</text:p>
              </table:table-cell>
              <table:table-cell office:value-type="float" office:value="15.39">
                <text:p>15.3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4.19">
                <text:p>44.19</text:p>
              </table:table-cell>
              <table:table-cell office:value-type="float" office:value="15.39">
                <text:p>15.3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6.23">
                <text:p>56.23</text:p>
              </table:table-cell>
              <table:table-cell office:value-type="float" office:value="22.49">
                <text:p>22.4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6.2">
                <text:p>46.2</text:p>
              </table:table-cell>
              <table:table-cell office:value-type="float" office:value="19.2">
                <text:p>19.2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4.54">
                <text:p>34.54</text:p>
              </table:table-cell>
              <table:table-cell office:value-type="float" office:value="-0.74">
                <text:p>-0.7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42.5">
                <text:p>42.5</text:p>
              </table:table-cell>
              <table:table-cell office:value-type="float" office:value="19.76">
                <text:p>19.7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5.95">
                <text:p>45.95</text:p>
              </table:table-cell>
              <table:table-cell office:value-type="float" office:value="20.7">
                <text:p>20.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6.12">
                <text:p>56.12</text:p>
              </table:table-cell>
              <table:table-cell office:value-type="float" office:value="40.99">
                <text:p>40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6.14">
                <text:p>56.14</text:p>
              </table:table-cell>
              <table:table-cell office:value-type="float" office:value="22.98">
                <text:p>22.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5.23">
                <text:p>45.23</text:p>
              </table:table-cell>
              <table:table-cell office:value-type="float" office:value="19.67">
                <text:p>19.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6.8">
                <text:p>46.8</text:p>
              </table:table-cell>
              <table:table-cell office:value-type="float" office:value="23.94">
                <text:p>23.9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5.84">
                <text:p>45.84</text:p>
              </table:table-cell>
              <table:table-cell office:value-type="float" office:value="24.68">
                <text:p>24.6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20.62">
                <text:p>20.62</text:p>
              </table:table-cell>
              <table:table-cell office:value-type="float" office:value="-13.83">
                <text:p>-13.8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5.91">
                <text:p>45.91</text:p>
              </table:table-cell>
              <table:table-cell office:value-type="float" office:value="25.55">
                <text:p>25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7.17">
                <text:p>57.17</text:p>
              </table:table-cell>
              <table:table-cell office:value-type="float" office:value="40.13">
                <text:p>40.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9">
                <text:p>69</text:p>
              </table:table-cell>
              <table:table-cell office:value-type="float" office:value="47.15">
                <text:p>47.1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3.47">
                <text:p>63.47</text:p>
              </table:table-cell>
              <table:table-cell office:value-type="float" office:value="41.65">
                <text:p>41.6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3.05">
                <text:p>43.05</text:p>
              </table:table-cell>
              <table:table-cell office:value-type="float" office:value="15.76">
                <text:p>15.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9.15">
                <text:p>39.15</text:p>
              </table:table-cell>
              <table:table-cell office:value-type="float" office:value="21.83">
                <text:p>21.8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9.36">
                <text:p>59.36</text:p>
              </table:table-cell>
              <table:table-cell office:value-type="float" office:value="27.61">
                <text:p>27.6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6.92">
                <text:p>46.92</text:p>
              </table:table-cell>
              <table:table-cell office:value-type="float" office:value="21.79">
                <text:p>21.7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5.84">
                <text:p>45.84</text:p>
              </table:table-cell>
              <table:table-cell office:value-type="float" office:value="24.68">
                <text:p>24.6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50.18">
                <text:p>50.18</text:p>
              </table:table-cell>
              <table:table-cell office:value-type="float" office:value="28.32">
                <text:p>28.3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9.8">
                <text:p>49.8</text:p>
              </table:table-cell>
              <table:table-cell office:value-type="float" office:value="28.43">
                <text:p>28.4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3.63">
                <text:p>53.63</text:p>
              </table:table-cell>
              <table:table-cell office:value-type="float" office:value="35.13">
                <text:p>35.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60.39">
                <text:p>60.39</text:p>
              </table:table-cell>
              <table:table-cell office:value-type="float" office:value="37.69">
                <text:p>37.6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6.36">
                <text:p>66.36</text:p>
              </table:table-cell>
              <table:table-cell office:value-type="float" office:value="43.46">
                <text:p>43.4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7.13">
                <text:p>27.13</text:p>
              </table:table-cell>
              <table:table-cell office:value-type="float" office:value="-6.84">
                <text:p>-6.8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2.62">
                <text:p>62.62</text:p>
              </table:table-cell>
              <table:table-cell office:value-type="float" office:value="37.33">
                <text:p>37.3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3.47">
                <text:p>63.47</text:p>
              </table:table-cell>
              <table:table-cell office:value-type="float" office:value="41.65">
                <text:p>41.6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4.19">
                <text:p>44.19</text:p>
              </table:table-cell>
              <table:table-cell office:value-type="float" office:value="15.39">
                <text:p>15.39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5.95">
                <text:p>45.95</text:p>
              </table:table-cell>
              <table:table-cell office:value-type="float" office:value="20.7">
                <text:p>20.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8">
                <text:p>38</text:p>
              </table:table-cell>
              <table:table-cell office:value-type="float" office:value="20.96">
                <text:p>20.96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191cm" svg:height="8.895cm" chart:class="chart:scatter" chart:style-name="ch1">
        <chart:legend chart:legend-position="end" svg:x="8.439cm" svg:y="3.274cm" chart:style-name="ch2"/>
        <chart:plot-area chart:style-name="ch3" table:cell-range-address="Sheet4.B120:Sheet4.D184 Sheet4.C119:Sheet4.D184 Sheet4.B119:Sheet4.B119" chart:data-source-has-labels="row" svg:x="0.222cm" svg:y="0.176cm" svg:width="7.993cm" svg:height="8.36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120:Sheet4.C184" chart:label-cell-address="Sheet4.C119:Sheet4.C119" chart:class="chart:scatter">
            <chart:domain table:cell-range-address="Sheet4.B120:Sheet4.B184"/>
            <chart:data-point chart:repeated="65"/>
          </chart:series>
          <chart:series chart:style-name="ch7" chart:values-cell-range-address="Sheet4.D120:Sheet4.D184" chart:label-cell-address="Sheet4.D119:Sheet4.D119" chart:class="chart:scatter">
            <chart:regression-curve chart:style-name="ch8"/>
            <chart:data-point chart:repeated="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9">
                <text:p>47.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6">
                <text:p>40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5">
                <text:p>34.1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42">
                <text:p>45.4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9">
                <text:p>47.3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51">
                <text:p>57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82">
                <text:p>38.8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72">
                <text:p>36.7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5">
                <text:p>27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1.04">
                <text:p>41.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9">
                <text:p>22.4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93">
                <text:p>26.9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7">
                <text:p>38.4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8">
                <text:p>23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9">
                <text:p>40.0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5">
                <text:p>35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51">
                <text:p>46.5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5">
                <text:p>34.1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8">
                <text:p>43.2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6">
                <text:p>14.3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7">
                <text:p>51.2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2.01">
                <text:p>52.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9">
                <text:p>51.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8">
                <text:p>40.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7">
                <text:p>45.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9.03">
                <text:p>39.0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1.04">
                <text:p>41.0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7">
                <text:p>47.6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9">
                <text:p>50.3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5">
                <text:p>39.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6">
                <text:p>35.9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6">
                <text:p>40.7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6">
                <text:p>50.06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2.01">
                <text:p>52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8">
                <text:p>38.2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7">
                <text:p>35.2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61">
                <text:p>27.6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7">
                <text:p>29.8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11">
                <text:p>49.1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9">
                <text:p>34.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8">
                <text:p>36.2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6">
                <text:p>40.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94">
                <text:p>48.9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5">
                <text:p>42.3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6">
                <text:p>26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4">
                <text:p>42.3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4">
                <text:p>44.7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5">
                <text:p>42.3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6">
                <text:p>50.0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5">
                <text:p>46.6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4">
                <text:p>37.7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6">
                <text:p>35.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8">
                <text:p>40.68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73">
                <text:p>38.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1.01">
                <text:p>41.0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6">
                <text:p>27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82">
                <text:p>28.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6">
                <text:p>37.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7">
                <text:p>41.3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12">
                <text:p>15.12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395cm" svg:height="8.73cm" chart:class="chart:scatter" chart:style-name="ch1">
        <chart:title svg:x="4.354cm" svg:y="0.174cm" chart:style-name="ch2">
          <text:p>Perfeclyt matching RNA sequences</text:p>
        </chart:title>
        <chart:subtitle svg:x="5.593cm" svg:y="0.936cm" chart:style-name="ch3">
          <text:p>No self complementarity</text:p>
        </chart:subtitle>
        <chart:legend chart:legend-position="end" svg:x="11.685cm" svg:y="3.161cm" chart:style-name="ch4"/>
        <chart:plot-area chart:style-name="ch5" table:cell-range-address="Sheet1.E63:Sheet1.H79 Sheet1.F62:Sheet1.H79 Sheet1.E62:Sheet1.E62" chart:data-source-has-labels="row" svg:x="0.412cm" svg:y="1.635cm" svg:width="10.966cm" svg:height="6.773cm">
          <chart:axis chart:dimension="x" chart:name="primary-x" chart:style-name="ch6">
            <chart:title svg:x="5.01cm" svg:y="7.957cm" chart:style-name="ch7">
              <text:p>experimental Tm</text:p>
            </chart:title>
          </chart:axis>
          <chart:axis chart:dimension="y" chart:name="primary-y" chart:style-name="ch6">
            <chart:title svg:x="0.308cm" svg:y="5.684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63:Sheet1.F79" chart:label-cell-address="Sheet1.F62:Sheet1.F62" chart:class="chart:scatter">
            <chart:domain table:cell-range-address="Sheet1.E63:Sheet1.E79"/>
            <chart:data-point chart:repeated="17"/>
          </chart:series>
          <chart:series chart:style-name="ch11" chart:values-cell-range-address="Sheet1.G63:Sheet1.G79" chart:label-cell-address="Sheet1.G62:Sheet1.G62" chart:class="chart:scatter">
            <chart:data-point chart:repeated="17"/>
          </chart:series>
          <chart:series chart:style-name="ch12" chart:values-cell-range-address="Sheet1.H63:Sheet1.H79" chart:label-cell-address="Sheet1.H62:Sheet1.H62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0.97">
                <text:p>40.97</text:p>
              </table:table-cell>
              <table:table-cell office:value-type="float" office:value="40.57">
                <text:p>40.5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89">
                <text:p>21.89</text:p>
              </table:table-cell>
              <table:table-cell office:value-type="float" office:value="24.32">
                <text:p>24.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1">
                <text:p>35.91</text:p>
              </table:table-cell>
              <table:table-cell office:value-type="float" office:value="36.68">
                <text:p>36.6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1">
                <text:p>35.91</text:p>
              </table:table-cell>
              <table:table-cell office:value-type="float" office:value="28.91">
                <text:p>28.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3">
                <text:p>45.23</text:p>
              </table:table-cell>
              <table:table-cell office:value-type="float" office:value="48.15">
                <text:p>48.1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65">
                <text:p>55.65</text:p>
              </table:table-cell>
              <table:table-cell office:value-type="float" office:value="58.83">
                <text:p>58.8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2">
                <text:p>33.92</text:p>
              </table:table-cell>
              <table:table-cell office:value-type="float" office:value="33.97">
                <text:p>33.9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79">
                <text:p>35.79</text:p>
              </table:table-cell>
              <table:table-cell office:value-type="float" office:value="37.29">
                <text:p>37.2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">
                <text:p>57.9</text:p>
              </table:table-cell>
              <table:table-cell office:value-type="float" office:value="58.16">
                <text:p>58.1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">
                <text:p>64.9</text:p>
              </table:table-cell>
              <table:table-cell office:value-type="float" office:value="65.86">
                <text:p>65.8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7.99">
                <text:p>57.99</text:p>
              </table:table-cell>
              <table:table-cell office:value-type="float" office:value="58.38">
                <text:p>58.3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">
                <text:p>53.4</text:p>
              </table:table-cell>
              <table:table-cell office:value-type="float" office:value="54.94">
                <text:p>54.9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08">
                <text:p>64.08</text:p>
              </table:table-cell>
              <table:table-cell office:value-type="float" office:value="66.66">
                <text:p>66.6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79">
                <text:p>35.79</text:p>
              </table:table-cell>
              <table:table-cell office:value-type="float" office:value="29.83">
                <text:p>29.8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58">
                <text:p>62.58</text:p>
              </table:table-cell>
              <table:table-cell office:value-type="float" office:value="64.73">
                <text:p>64.7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17">
                <text:p>49.17</text:p>
              </table:table-cell>
              <table:table-cell office:value-type="float" office:value="48.96">
                <text:p>48.96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66cm" svg:height="12.275cm" chart:class="chart:scatter" chart:style-name="ch1">
        <chart:title svg:x="5.69cm" svg:y="0.245cm" chart:style-name="ch2">
          <text:p>Perfectly matching RNA sequences</text:p>
        </chart:title>
        <chart:subtitle svg:x="7.207cm" svg:y="1.078cm" chart:style-name="ch3">
          <text:p>Self complementarity</text:p>
        </chart:subtitle>
        <chart:legend chart:legend-position="end" svg:x="14.302cm" svg:y="4.937cm" chart:style-name="ch4"/>
        <chart:plot-area chart:style-name="ch5" table:cell-range-address="Sheet1.E82:Sheet1.H118 Sheet1.F81:Sheet1.H118 Sheet1.E81:Sheet1.E81" chart:data-source-has-labels="row" svg:x="0.781cm" svg:y="2.652cm" svg:width="14.458cm" svg:height="9.62cm">
          <chart:axis chart:dimension="x" chart:name="primary-x" chart:style-name="ch6">
            <chart:title svg:x="7.12cm" svg:y="11.894cm" chart:style-name="ch7">
              <text:p>experimental Tm</text:p>
            </chart:title>
          </chart:axis>
          <chart:axis chart:dimension="y" chart:name="primary-y" chart:style-name="ch6">
            <chart:title svg:x="0.621cm" svg:y="8.126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82:Sheet1.F118" chart:label-cell-address="Sheet1.F81:Sheet1.F81" chart:class="chart:scatter">
            <chart:domain table:cell-range-address="Sheet1.E82:Sheet1.E118"/>
            <chart:data-point chart:repeated="37"/>
          </chart:series>
          <chart:series chart:style-name="ch11" chart:values-cell-range-address="Sheet1.G82:Sheet1.G118" chart:label-cell-address="Sheet1.G81:Sheet1.G81" chart:class="chart:scatter">
            <chart:data-point chart:repeated="31"/>
            <chart:data-point chart:style-name="ch12"/>
            <chart:data-point chart:repeated="5"/>
          </chart:series>
          <chart:series chart:style-name="ch13" chart:values-cell-range-address="Sheet1.H82:Sheet1.H118" chart:label-cell-address="Sheet1.H81:Sheet1.H81" chart:class="chart:scatter">
            <chart:regression-curve chart:style-name="ch14"/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3.54">
                <text:p>43.54</text:p>
              </table:table-cell>
              <table:table-cell office:value-type="float" office:value="39.86">
                <text:p>39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4.18">
                <text:p>44.18</text:p>
              </table:table-cell>
              <table:table-cell office:value-type="float" office:value="46.54">
                <text:p>46.5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48.27">
                <text:p>48.27</text:p>
              </table:table-cell>
              <table:table-cell office:value-type="float" office:value="48.22">
                <text:p>48.2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3.32">
                <text:p>53.32</text:p>
              </table:table-cell>
              <table:table-cell office:value-type="float" office:value="51.77">
                <text:p>51.7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3.83">
                <text:p>43.83</text:p>
              </table:table-cell>
              <table:table-cell office:value-type="float" office:value="42.91">
                <text:p>42.9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0.87">
                <text:p>30.87</text:p>
              </table:table-cell>
              <table:table-cell office:value-type="float" office:value="29.08">
                <text:p>29.0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39.65">
                <text:p>39.65</text:p>
              </table:table-cell>
              <table:table-cell office:value-type="float" office:value="42.35">
                <text:p>42.3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3.94">
                <text:p>53.94</text:p>
              </table:table-cell>
              <table:table-cell office:value-type="float" office:value="57.5">
                <text:p>57.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3.17">
                <text:p>53.17</text:p>
              </table:table-cell>
              <table:table-cell office:value-type="float" office:value="51.58">
                <text:p>5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2.73">
                <text:p>42.73</text:p>
              </table:table-cell>
              <table:table-cell office:value-type="float" office:value="44.14">
                <text:p>44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4.17">
                <text:p>44.17</text:p>
              </table:table-cell>
              <table:table-cell office:value-type="float" office:value="45.06">
                <text:p>45.0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16.6">
                <text:p>16.6</text:p>
              </table:table-cell>
              <table:table-cell office:value-type="float" office:value="18.7">
                <text:p>18.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2.89">
                <text:p>42.89</text:p>
              </table:table-cell>
              <table:table-cell office:value-type="float" office:value="48.06">
                <text:p>48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5.06">
                <text:p>55.06</text:p>
              </table:table-cell>
              <table:table-cell office:value-type="float" office:value="55.9">
                <text:p>55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6.27">
                <text:p>66.27</text:p>
              </table:table-cell>
              <table:table-cell office:value-type="float" office:value="66.56">
                <text:p>66.5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0.53">
                <text:p>40.53</text:p>
              </table:table-cell>
              <table:table-cell office:value-type="float" office:value="40.33">
                <text:p>40.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6.85">
                <text:p>36.85</text:p>
              </table:table-cell>
              <table:table-cell office:value-type="float" office:value="39.35">
                <text:p>39.3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6.45">
                <text:p>56.45</text:p>
              </table:table-cell>
              <table:table-cell office:value-type="float" office:value="55.89">
                <text:p>55.8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1.99">
                <text:p>41.99</text:p>
              </table:table-cell>
              <table:table-cell office:value-type="float" office:value="41.62">
                <text:p>41.6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47.31">
                <text:p>47.31</text:p>
              </table:table-cell>
              <table:table-cell office:value-type="float" office:value="49.72">
                <text:p>49.7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7.16">
                <text:p>47.16</text:p>
              </table:table-cell>
              <table:table-cell office:value-type="float" office:value="48.91">
                <text:p>48.9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1.41">
                <text:p>51.41</text:p>
              </table:table-cell>
              <table:table-cell office:value-type="float" office:value="52.25">
                <text:p>52.2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57.39">
                <text:p>57.39</text:p>
              </table:table-cell>
              <table:table-cell office:value-type="float" office:value="58.43">
                <text:p>58.4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3.58">
                <text:p>63.58</text:p>
              </table:table-cell>
              <table:table-cell office:value-type="float" office:value="63.06">
                <text:p>63.0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3.2">
                <text:p>23.2</text:p>
              </table:table-cell>
              <table:table-cell office:value-type="float" office:value="25.19">
                <text:p>25.1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58.65">
                <text:p>58.65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5.55">
                <text:p>35.55</text:p>
              </table:table-cell>
              <table:table-cell office:value-type="float" office:value="39.57">
                <text:p>39.5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32cm" svg:height="9.663cm" chart:class="chart:scatter" chart:style-name="ch1">
        <chart:title svg:x="4.028cm" svg:y="0.193cm" chart:style-name="ch2">
          <text:p>Perfect matching RNA/DNA duplexes</text:p>
        </chart:title>
        <chart:legend chart:legend-position="end" svg:x="11.723cm" svg:y="3.858cm" chart:style-name="ch3"/>
        <chart:plot-area chart:style-name="ch4" table:cell-range-address="Sheet1.E121:Sheet1.G185 Sheet1.F120:Sheet1.G185 Sheet1.E120:Sheet1.E120" chart:data-source-has-labels="row" svg:x="0.415cm" svg:y="0.968cm" svg:width="11cm" svg:height="8.315cm">
          <chart:axis chart:dimension="x" chart:name="primary-x" chart:style-name="ch5">
            <chart:title svg:x="5.029cm" svg:y="8.852cm" chart:style-name="ch6">
              <text:p>experimental Tm</text:p>
            </chart:title>
          </chart:axis>
          <chart:axis chart:dimension="y" chart:name="primary-y" chart:style-name="ch5">
            <chart:title svg:x="0.309cm" svg:y="5.788cm" chart:style-name="ch7">
              <text:p>computed Tm</text:p>
            </chart:title>
            <chart:grid chart:style-name="ch8" chart:class="major"/>
          </chart:axis>
          <chart:series chart:style-name="ch9" chart:values-cell-range-address="Sheet1.F121:Sheet1.F185" chart:label-cell-address="Sheet1.F120:Sheet1.F120" chart:class="chart:scatter">
            <chart:domain table:cell-range-address="Sheet1.E121:Sheet1.E185"/>
            <chart:data-point chart:repeated="65"/>
          </chart:series>
          <chart:series chart:style-name="ch10" chart:values-cell-range-address="Sheet1.G121:Sheet1.G185" chart:label-cell-address="Sheet1.G120:Sheet1.G120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sug9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86">
                <text:p>47.8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1">
                <text:p>40.7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1">
                <text:p>34.11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37">
                <text:p>45.3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5">
                <text:p>47.3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48">
                <text:p>57.4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78">
                <text:p>38.7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68">
                <text:p>36.6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">
                <text:p>27.7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0.99">
                <text:p>40.9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14">
                <text:p>34.1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4">
                <text:p>22.4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88">
                <text:p>26.8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2">
                <text:p>38.4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75">
                <text:p>23.7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5">
                <text:p>40.0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">
                <text:p>3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47">
                <text:p>48.4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47">
                <text:p>46.4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1">
                <text:p>34.1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2">
                <text:p>43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1">
                <text:p>14.3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3">
                <text:p>51.23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1.96">
                <text:p>51.9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85">
                <text:p>51.8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75">
                <text:p>40.7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2">
                <text:p>45.5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8.98">
                <text:p>38.9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0.99">
                <text:p>40.9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4">
                <text:p>47.6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5">
                <text:p>50.3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">
                <text:p>39.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">
                <text:p>35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1">
                <text:p>40.7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3">
                <text:p>50.0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1.96">
                <text:p>51.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3">
                <text:p>38.2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2">
                <text:p>35.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56">
                <text:p>27.5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2">
                <text:p>29.8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06">
                <text:p>49.06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3">
                <text:p>34.7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4">
                <text:p>36.2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2">
                <text:p>40.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88">
                <text:p>48.8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">
                <text:p>42.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">
                <text:p>26.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">
                <text:p>42.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">
                <text:p>44.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">
                <text:p>42.3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3">
                <text:p>50.0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1">
                <text:p>46.6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">
                <text:p>37.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">
                <text:p>35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3">
                <text:p>40.6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69">
                <text:p>38.6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0.97">
                <text:p>40.9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">
                <text:p>27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76">
                <text:p>28.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2">
                <text:p>37.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4">
                <text:p>41.3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">
                <text:p>27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56">
                <text:p>45.5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07">
                <text:p>15.07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598cm" svg:height="10.244cm" chart:class="chart:scatter" chart:style-name="ch1">
        <chart:title svg:x="2.93cm" svg:y="0.204cm" chart:style-name="ch2">
          <text:p>Perfect matching 2-O-methyl RNA/RNA duplexes</text:p>
        </chart:title>
        <chart:legend chart:legend-position="end" svg:x="11.886cm" svg:y="4.148cm" chart:style-name="ch3"/>
        <chart:plot-area chart:style-name="ch4" table:cell-range-address="Sheet1.E188:Sheet1.G217 Sheet1.F187:Sheet1.G217 Sheet1.E187:Sheet1.E187" chart:data-source-has-labels="row" svg:x="0.42cm" svg:y="0.991cm" svg:width="11.152cm" svg:height="8.84cm">
          <chart:axis chart:dimension="x" chart:name="primary-x" chart:style-name="ch5">
            <chart:title svg:x="5.111cm" svg:y="9.411cm" chart:style-name="ch6">
              <text:p>experimental Tm</text:p>
            </chart:title>
          </chart:axis>
          <chart:axis chart:dimension="y" chart:name="primary-y" chart:style-name="ch5">
            <chart:title svg:x="0.312cm" svg:y="6.073cm" chart:style-name="ch7">
              <text:p>computed Tm</text:p>
            </chart:title>
            <chart:grid chart:style-name="ch8" chart:class="major"/>
          </chart:axis>
          <chart:series chart:style-name="ch9" chart:values-cell-range-address="Sheet1.F188:Sheet1.F217" chart:label-cell-address="Sheet1.F187:Sheet1.F187" chart:class="chart:scatter">
            <chart:domain table:cell-range-address="Sheet1.E188:Sheet1.E217"/>
            <chart:data-point chart:repeated="30"/>
          </chart:series>
          <chart:series chart:style-name="ch10" chart:values-cell-range-address="Sheet1.G188:Sheet1.G217" chart:label-cell-address="Sheet1.G187:Sheet1.G187" chart:class="chart:scatter">
            <chart:regression-curve chart:style-name="ch1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">
                <text:p>52.4</text:p>
              </table:table-cell>
              <table:table-cell office:value-type="float" office:value="55.26">
                <text:p>55.2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55.66">
                <text:p>55.6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">
                <text:p>51.9</text:p>
              </table:table-cell>
              <table:table-cell office:value-type="float" office:value="55.49">
                <text:p>55.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7">
                <text:p>45.7</text:p>
              </table:table-cell>
              <table:table-cell office:value-type="float" office:value="48.77">
                <text:p>48.7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9">
                <text:p>34.9</text:p>
              </table:table-cell>
              <table:table-cell office:value-type="float" office:value="36.35">
                <text:p>36.3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64.73">
                <text:p>64.7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39.86">
                <text:p>39.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">
                <text:p>32.6</text:p>
              </table:table-cell>
              <table:table-cell office:value-type="float" office:value="32.61">
                <text:p>32.61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7">
                <text:p>48.7</text:p>
              </table:table-cell>
              <table:table-cell office:value-type="float" office:value="49.79">
                <text:p>49.7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29.06">
                <text:p>29.0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">
                <text:p>61.1</text:p>
              </table:table-cell>
              <table:table-cell office:value-type="float" office:value="64.73">
                <text:p>64.7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1">
                <text:p>43.1</text:p>
              </table:table-cell>
              <table:table-cell office:value-type="float" office:value="39.61">
                <text:p>39.6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7">
                <text:p>29.7</text:p>
              </table:table-cell>
              <table:table-cell office:value-type="float" office:value="29.85">
                <text:p>29.8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2">
                <text:p>50.2</text:p>
              </table:table-cell>
              <table:table-cell office:value-type="float" office:value="51.47">
                <text:p>51.4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">
                <text:p>49.5</text:p>
              </table:table-cell>
              <table:table-cell office:value-type="float" office:value="51.47">
                <text:p>51.4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">
                <text:p>47.9</text:p>
              </table:table-cell>
              <table:table-cell office:value-type="float" office:value="48.77">
                <text:p>48.7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7">
                <text:p>44.7</text:p>
              </table:table-cell>
              <table:table-cell office:value-type="float" office:value="48.25">
                <text:p>48.2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3">
                <text:p>40.3</text:p>
              </table:table-cell>
              <table:table-cell office:value-type="float" office:value="39.65">
                <text:p>39.6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64.55">
                <text:p>64.5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1">
                <text:p>40.1</text:p>
              </table:table-cell>
              <table:table-cell office:value-type="float" office:value="39.69">
                <text:p>39.6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46.02">
                <text:p>46.0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2">
                <text:p>48.2</text:p>
              </table:table-cell>
              <table:table-cell office:value-type="float" office:value="49.4">
                <text:p>49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6">
                <text:p>50.6</text:p>
              </table:table-cell>
              <table:table-cell office:value-type="float" office:value="51.73">
                <text:p>51.7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6">
                <text:p>46.6</text:p>
              </table:table-cell>
              <table:table-cell office:value-type="float" office:value="46.75">
                <text:p>46.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4">
                <text:p>44.4</text:p>
              </table:table-cell>
              <table:table-cell office:value-type="float" office:value="44.34">
                <text:p>44.3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40.07">
                <text:p>40.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5">
                <text:p>48.5</text:p>
              </table:table-cell>
              <table:table-cell office:value-type="float" office:value="48.08">
                <text:p>48.0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4">
                <text:p>51.4</text:p>
              </table:table-cell>
              <table:table-cell office:value-type="float" office:value="55.31">
                <text:p>55.3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2">
                <text:p>28.2</text:p>
              </table:table-cell>
              <table:table-cell office:value-type="float" office:value="29.52">
                <text:p>29.52</text:p>
              </table:table-cell>
              <table:table-cell office:value-type="float" office:value="28.2">
                <text:p>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329cm" svg:height="9.126cm" chart:class="chart:scatter" chart:style-name="ch1">
        <chart:title svg:x="3.148cm" svg:y="0.182cm" chart:style-name="ch2">
          <text:p>Perfectly matching DNA sequences</text:p>
        </chart:title>
        <chart:subtitle svg:x="4.603cm" svg:y="0.95cm" chart:style-name="ch3">
          <text:p>no self complementarity</text:p>
        </chart:subtitle>
        <chart:legend chart:legend-position="end" svg:x="10.164cm" svg:y="2.908cm" chart:style-name="ch4"/>
        <chart:plot-area chart:style-name="ch5" table:cell-range-address="Sheet2.B4:Sheet2.G20 Sheet2.C3:Sheet2.G20 Sheet2.B3:Sheet2.B3" chart:data-source-has-labels="row" svg:x="0.33cm" svg:y="1.659cm" svg:width="9.567cm" svg:height="7.121cm">
          <chart:axis chart:dimension="x" chart:name="primary-x" chart:style-name="ch6">
            <chart:title svg:x="4.227cm" svg:y="8.337cm" chart:style-name="ch7">
              <text:p>experimental Tm</text:p>
            </chart:title>
          </chart:axis>
          <chart:axis chart:dimension="y" chart:name="primary-y" chart:style-name="ch6">
            <chart:title svg:x="0.267cm" svg:y="5.882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4:Sheet2.C20" chart:label-cell-address="Sheet2.C3:Sheet2.C3" chart:class="chart:scatter">
            <chart:domain table:cell-range-address="Sheet2.B4:Sheet2.B20"/>
            <chart:data-point chart:repeated="17"/>
          </chart:series>
          <chart:series chart:style-name="ch11" chart:values-cell-range-address="Sheet2.D4:Sheet2.D20" chart:label-cell-address="Sheet2.D3:Sheet2.D3" chart:class="chart:scatter">
            <chart:data-point chart:repeated="17"/>
          </chart:series>
          <chart:series chart:style-name="ch12" chart:values-cell-range-address="Sheet2.E4:Sheet2.E20" chart:label-cell-address="Sheet2.E3:Sheet2.E3" chart:class="chart:scatter">
            <chart:data-point chart:repeated="17"/>
          </chart:series>
          <chart:series chart:style-name="ch13" chart:values-cell-range-address="Sheet2.F4:Sheet2.F20" chart:label-cell-address="Sheet2.F3:Sheet2.F3" chart:class="chart:scatter">
            <chart:data-point chart:repeated="17"/>
          </chart:series>
          <chart:series chart:style-name="ch14" chart:values-cell-range-address="Sheet2.G4:Sheet2.G20" chart:label-cell-address="Sheet2.G3:Sheet2.G3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21.41">
                <text:p>21.41</text:p>
              </table:table-cell>
              <table:table-cell office:value-type="float" office:value="30.2">
                <text:p>30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29.3">
                <text:p>29.3</text:p>
              </table:table-cell>
              <table:table-cell office:value-type="float" office:value="37.98">
                <text:p>37.9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52.15">
                <text:p>52.15</text:p>
              </table:table-cell>
              <table:table-cell office:value-type="float" office:value="47.77">
                <text:p>47.7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0.76">
                <text:p>60.76</text:p>
              </table:table-cell>
              <table:table-cell office:value-type="float" office:value="68.66">
                <text:p>68.6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38.92">
                <text:p>38.92</text:p>
              </table:table-cell>
              <table:table-cell office:value-type="float" office:value="47.77">
                <text:p>47.7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56.24">
                <text:p>56.24</text:p>
              </table:table-cell>
              <table:table-cell office:value-type="float" office:value="64.18">
                <text:p>64.1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35.4">
                <text:p>35.4</text:p>
              </table:table-cell>
              <table:table-cell office:value-type="float" office:value="44.03">
                <text:p>44.0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19.02">
                <text:p>19.02</text:p>
              </table:table-cell>
              <table:table-cell office:value-type="float" office:value="25.4">
                <text:p>25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47.28">
                <text:p>47.28</text:p>
              </table:table-cell>
              <table:table-cell office:value-type="float" office:value="33.6">
                <text:p>33.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0.6">
                <text:p>30.6</text:p>
              </table:table-cell>
              <table:table-cell office:value-type="float" office:value="41">
                <text:p>4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36.66">
                <text:p>36.66</text:p>
              </table:table-cell>
              <table:table-cell office:value-type="float" office:value="46.31">
                <text:p>46.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29.68">
                <text:p>29.68</text:p>
              </table:table-cell>
              <table:table-cell office:value-type="float" office:value="38.3">
                <text:p>38.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37.09">
                <text:p>37.09</text:p>
              </table:table-cell>
              <table:table-cell office:value-type="float" office:value="47.35">
                <text:p>47.3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58.34">
                <text:p>58.34</text:p>
              </table:table-cell>
              <table:table-cell office:value-type="float" office:value="65.77">
                <text:p>65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58.96">
                <text:p>58.96</text:p>
              </table:table-cell>
              <table:table-cell office:value-type="float" office:value="69.07">
                <text:p>69.0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498cm" svg:height="8.316cm" chart:class="chart:scatter" chart:style-name="ch1">
        <chart:title svg:x="3.233cm" svg:y="0.166cm" chart:style-name="ch2">
          <text:p>Perfectly matching DNA sequences</text:p>
        </chart:title>
        <chart:subtitle svg:x="4.953cm" svg:y="0.919cm" chart:style-name="ch3">
          <text:p>self complementarity</text:p>
        </chart:subtitle>
        <chart:legend chart:legend-position="end" svg:x="9.908cm" svg:y="2.502cm" chart:style-name="ch4"/>
        <chart:plot-area chart:style-name="ch5" table:cell-range-address="Sheet2.B23:Sheet2.G59 Sheet2.C22:Sheet2.G59 Sheet2.B22:Sheet2.B22" chart:data-source-has-labels="row" svg:x="0.337cm" svg:y="1.61cm" svg:width="9.302cm" svg:height="6.407cm">
          <chart:axis chart:dimension="x" chart:name="primary-x" chart:style-name="ch6">
            <chart:title svg:x="4.1cm" svg:y="7.559cm" chart:style-name="ch7">
              <text:p>experimental Tm</text:p>
            </chart:title>
          </chart:axis>
          <chart:axis chart:dimension="y" chart:name="primary-y" chart:style-name="ch6">
            <chart:title svg:x="0.27cm" svg:y="5.478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23:Sheet2.C59" chart:label-cell-address="Sheet2.C22:Sheet2.C22" chart:class="chart:scatter">
            <chart:domain table:cell-range-address="Sheet2.B23:Sheet2.B59"/>
            <chart:data-point chart:repeated="37"/>
          </chart:series>
          <chart:series chart:style-name="ch11" chart:values-cell-range-address="Sheet2.D23:Sheet2.D59" chart:label-cell-address="Sheet2.D22:Sheet2.D22" chart:class="chart:scatter">
            <chart:data-point chart:repeated="37"/>
          </chart:series>
          <chart:series chart:style-name="ch12" chart:values-cell-range-address="Sheet2.E23:Sheet2.E59" chart:label-cell-address="Sheet2.E22:Sheet2.E22" chart:class="chart:scatter">
            <chart:data-point chart:repeated="37"/>
          </chart:series>
          <chart:series chart:style-name="ch13" chart:values-cell-range-address="Sheet2.F23:Sheet2.F59" chart:label-cell-address="Sheet2.F22:Sheet2.F22" chart:class="chart:scatter">
            <chart:data-point chart:repeated="37"/>
          </chart:series>
          <chart:series chart:style-name="ch14" chart:values-cell-range-address="Sheet2.G23:Sheet2.G59" chart:label-cell-address="Sheet2.G22:Sheet2.G22" chart:class="chart:scatter">
            <chart:regression-curve chart:style-name="ch15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47.46">
                <text:p>47.46</text:p>
              </table:table-cell>
              <table:table-cell office:value-type="float" office:value="55.28">
                <text:p>55.2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58.99">
                <text:p>58.99</text:p>
              </table:table-cell>
              <table:table-cell office:value-type="float" office:value="69.54">
                <text:p>69.5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37.9">
                <text:p>37.9</text:p>
              </table:table-cell>
              <table:table-cell office:value-type="float" office:value="48.96">
                <text:p>48.9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35.91">
                <text:p>35.91</text:p>
              </table:table-cell>
              <table:table-cell office:value-type="float" office:value="45.61">
                <text:p>45.6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35.62">
                <text:p>35.62</text:p>
              </table:table-cell>
              <table:table-cell office:value-type="float" office:value="49.32">
                <text:p>49.3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22.63">
                <text:p>22.63</text:p>
              </table:table-cell>
              <table:table-cell office:value-type="float" office:value="33.02">
                <text:p>33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28.3">
                <text:p>28.3</text:p>
              </table:table-cell>
              <table:table-cell office:value-type="float" office:value="35.66">
                <text:p>35.6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58.55">
                <text:p>58.55</text:p>
              </table:table-cell>
              <table:table-cell office:value-type="float" office:value="67.69">
                <text:p>67.6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52.42">
                <text:p>52.42</text:p>
              </table:table-cell>
              <table:table-cell office:value-type="float" office:value="62.22">
                <text:p>62.2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26.49">
                <text:p>26.49</text:p>
              </table:table-cell>
              <table:table-cell office:value-type="float" office:value="40.07">
                <text:p>40.0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26.99">
                <text:p>26.99</text:p>
              </table:table-cell>
              <table:table-cell office:value-type="float" office:value="39.71">
                <text:p>39.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36.17">
                <text:p>36.17</text:p>
              </table:table-cell>
              <table:table-cell office:value-type="float" office:value="44.63">
                <text:p>44.6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37.77">
                <text:p>37.77</text:p>
              </table:table-cell>
              <table:table-cell office:value-type="float" office:value="46.65">
                <text:p>46.6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36.6">
                <text:p>36.6</text:p>
              </table:table-cell>
              <table:table-cell office:value-type="float" office:value="45.16">
                <text:p>45.1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14.21">
                <text:p>14.21</text:p>
              </table:table-cell>
              <table:table-cell office:value-type="float" office:value="21.99">
                <text:p>21.9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19.31">
                <text:p>19.31</text:p>
              </table:table-cell>
              <table:table-cell office:value-type="float" office:value="30.33">
                <text:p>30.3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37.15">
                <text:p>37.15</text:p>
              </table:table-cell>
              <table:table-cell office:value-type="float" office:value="44.58">
                <text:p>44.5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12.69">
                <text:p>12.69</text:p>
              </table:table-cell>
              <table:table-cell office:value-type="float" office:value="26.76">
                <text:p>26.7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31.57">
                <text:p>31.57</text:p>
              </table:table-cell>
              <table:table-cell office:value-type="float" office:value="41.12">
                <text:p>41.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32.55">
                <text:p>32.55</text:p>
              </table:table-cell>
              <table:table-cell office:value-type="float" office:value="42.97">
                <text:p>42.9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41.61">
                <text:p>41.61</text:p>
              </table:table-cell>
              <table:table-cell office:value-type="float" office:value="47.58">
                <text:p>47.5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50.38">
                <text:p>50.38</text:p>
              </table:table-cell>
              <table:table-cell office:value-type="float" office:value="55.6">
                <text:p>55.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48.15">
                <text:p>48.15</text:p>
              </table:table-cell>
              <table:table-cell office:value-type="float" office:value="60.78">
                <text:p>60.7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48.56">
                <text:p>48.56</text:p>
              </table:table-cell>
              <table:table-cell office:value-type="float" office:value="58.16">
                <text:p>58.1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-2.42">
                <text:p>-2.42</text:p>
              </table:table-cell>
              <table:table-cell office:value-type="float" office:value="18.62">
                <text:p>18.6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36.01">
                <text:p>36.01</text:p>
              </table:table-cell>
              <table:table-cell office:value-type="float" office:value="47.85">
                <text:p>47.8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66.65">
                <text:p>66.65</text:p>
              </table:table-cell>
              <table:table-cell office:value-type="float" office:value="58.56">
                <text:p>58.5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27.13">
                <text:p>27.13</text:p>
              </table:table-cell>
              <table:table-cell office:value-type="float" office:value="35.34">
                <text:p>35.34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164cm" svg:height="8.472cm" chart:class="chart:scatter" chart:style-name="ch1">
        <chart:title svg:x="3.066cm" svg:y="0.169cm" chart:style-name="ch2">
          <text:p>Perfectly matching RNA sequences</text:p>
        </chart:title>
        <chart:subtitle svg:x="4.478cm" svg:y="0.925cm" chart:style-name="ch3">
          <text:p>No self complementarity</text:p>
        </chart:subtitle>
        <chart:legend chart:legend-position="end" svg:x="10.003cm" svg:y="3.034cm" chart:style-name="ch4"/>
        <chart:plot-area chart:style-name="ch5" table:cell-range-address="Sheet2.B62:Sheet2.E78 Sheet2.C61:Sheet2.E78 Sheet2.B61:Sheet2.B61" chart:data-source-has-labels="row" svg:x="0.325cm" svg:y="1.617cm" svg:width="9.415cm" svg:height="6.544cm">
          <chart:axis chart:dimension="x" chart:name="primary-x" chart:style-name="ch6">
            <chart:title svg:x="4.145cm" svg:y="7.709cm" chart:style-name="ch7">
              <text:p>experimental Tm</text:p>
            </chart:title>
          </chart:axis>
          <chart:axis chart:dimension="y" chart:name="primary-y" chart:style-name="ch6">
            <chart:title svg:x="0.264cm" svg:y="5.555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62:Sheet2.C78" chart:label-cell-address="Sheet2.C61:Sheet2.C61" chart:class="chart:scatter">
            <chart:domain table:cell-range-address="Sheet2.B62:Sheet2.B78"/>
            <chart:data-point chart:repeated="17"/>
          </chart:series>
          <chart:series chart:style-name="ch11" chart:values-cell-range-address="Sheet2.D62:Sheet2.D78" chart:label-cell-address="Sheet2.D61:Sheet2.D61" chart:class="chart:scatter">
            <chart:data-point chart:repeated="17"/>
          </chart:series>
          <chart:series chart:style-name="ch12" chart:values-cell-range-address="Sheet2.E62:Sheet2.E78" chart:label-cell-address="Sheet2.E61:Sheet2.E61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61.65">
                <text:p>61.65</text:p>
              </table:table-cell>
              <table:table-cell office:value-type="float" office:value="40.62">
                <text:p>40.6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48.37">
                <text:p>48.37</text:p>
              </table:table-cell>
              <table:table-cell office:value-type="float" office:value="-6.09">
                <text:p>-6.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62.06">
                <text:p>62.06</text:p>
              </table:table-cell>
              <table:table-cell office:value-type="float" office:value="8.18">
                <text:p>8.1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62.06">
                <text:p>62.06</text:p>
              </table:table-cell>
              <table:table-cell office:value-type="float" office:value="63.22">
                <text:p>63.22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66.95">
                <text:p>66.95</text:p>
              </table:table-cell>
              <table:table-cell office:value-type="float" office:value="24.77">
                <text:p>24.7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73.19">
                <text:p>73.19</text:p>
              </table:table-cell>
              <table:table-cell office:value-type="float" office:value="58.88">
                <text:p>58.8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52.69">
                <text:p>52.69</text:p>
              </table:table-cell>
              <table:table-cell office:value-type="float" office:value="13.3">
                <text:p>13.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61.79">
                <text:p>61.79</text:p>
              </table:table-cell>
              <table:table-cell office:value-type="float" office:value="9.41">
                <text:p>9.4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76.35">
                <text:p>76.35</text:p>
              </table:table-cell>
              <table:table-cell office:value-type="float" office:value="58.4">
                <text:p>58.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79.97">
                <text:p>79.97</text:p>
              </table:table-cell>
              <table:table-cell office:value-type="float" office:value="83.53">
                <text:p>83.5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75.61">
                <text:p>75.61</text:p>
              </table:table-cell>
              <table:table-cell office:value-type="float" office:value="58.62">
                <text:p>58.6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74.04">
                <text:p>74.04</text:p>
              </table:table-cell>
              <table:table-cell office:value-type="float" office:value="55.11">
                <text:p>55.1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82.16">
                <text:p>82.16</text:p>
              </table:table-cell>
              <table:table-cell office:value-type="float" office:value="48.71">
                <text:p>48.7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61.79">
                <text:p>61.79</text:p>
              </table:table-cell>
              <table:table-cell office:value-type="float" office:value="63.25">
                <text:p>63.2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79.86">
                <text:p>79.86</text:p>
              </table:table-cell>
              <table:table-cell office:value-type="float" office:value="64.78">
                <text:p>64.7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68.23">
                <text:p>68.23</text:p>
              </table:table-cell>
              <table:table-cell office:value-type="float" office:value="72.5">
                <text:p>72.5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